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1000000DF000000DF8BA826E0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4.43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5689in" svg:height="8.1402in" svg:x="3.1953in" svg:y="1.6909in">
            <draw:object draw:notify-on-update-of-ranges="Sheet1.A1:Sheet1.A1 Sheet1.A2:Sheet1.A4000 Sheet1.B1:Sheet1.B1 Sheet1.B2:Sheet1.B4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Observation</text:p>
          </table:table-cell>
          <table:table-cell office:value-type="string">
            <text:p>Theoretical 90th percentile</text:p>
          </table:table-cell>
          <table:table-cell/>
          <table:table-cell office:value-type="string">
            <text:p>Distributions used:</text:p>
          </table:table-cell>
        </table:table-row>
        <table:table-row table:style-name="ro1">
          <table:table-cell office:value-type="float" office:value="0.834260404575616">
            <text:p>0.8342604046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rand()</text:p>
          </table:table-cell>
        </table:table-row>
        <table:table-row table:style-name="ro1">
          <table:table-cell office:value-type="float" office:value="0.740213867276907">
            <text:p>0.7402138673</text:p>
          </table:table-cell>
          <table:table-cell table:formula="of:=[.B2]" office:value-type="float" office:value="0.9">
            <text:p>0.9</text:p>
          </table:table-cell>
          <table:table-cell/>
          <table:table-cell office:value-type="string">
            <text:p>1+2*rand()</text:p>
          </table:table-cell>
        </table:table-row>
        <table:table-row table:style-name="ro1">
          <table:table-cell office:value-type="float" office:value="0.178084199782461">
            <text:p>0.1780841998</text:p>
          </table:table-cell>
          <table:table-cell table:formula="of:=[.B3]" office:value-type="float" office:value="0.9">
            <text:p>0.9</text:p>
          </table:table-cell>
          <table:table-cell/>
          <table:table-cell office:value-type="string">
            <text:p>if(rand()&lt;0.5,3,3+rand())</text:p>
          </table:table-cell>
        </table:table-row>
        <table:table-row table:style-name="ro1">
          <table:table-cell office:value-type="float" office:value="0.980042062699795">
            <text:p>0.9800420627</text:p>
          </table:table-cell>
          <table:table-cell table:formula="of:=[.B4]" office:value-type="float" office:value="0.9">
            <text:p>0.9</text:p>
          </table:table-cell>
          <table:table-cell/>
          <table:table-cell office:value-type="string">
            <text:p>rand()+rand()+rand()+rand()+rand()+rand()+rand()+rand()+rand()+rand()</text:p>
          </table:table-cell>
        </table:table-row>
        <table:table-row table:style-name="ro1">
          <table:table-cell office:value-type="float" office:value="0.322673219721764">
            <text:p>0.3226732197</text:p>
          </table:table-cell>
          <table:table-cell table:formula="of:=[.B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95619584154338">
            <text:p>0.7956195842</text:p>
          </table:table-cell>
          <table:table-cell table:formula="of:=[.B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1271137483418">
            <text:p>0.4812711375</text:p>
          </table:table-cell>
          <table:table-cell table:formula="of:=[.B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41839224845171">
            <text:p>0.6418392248</text:p>
          </table:table-cell>
          <table:table-cell table:formula="of:=[.B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9245623834431">
            <text:p>0.5092456238</text:p>
          </table:table-cell>
          <table:table-cell table:formula="of:=[.B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5497342795134">
            <text:p>0.6354973428</text:p>
          </table:table-cell>
          <table:table-cell table:formula="of:=[.B1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9381374642253">
            <text:p>0.3293813746</text:p>
          </table:table-cell>
          <table:table-cell table:formula="of:=[.B1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58833373058587">
            <text:p>0.3588333731</text:p>
          </table:table-cell>
          <table:table-cell table:formula="of:=[.B1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70334744732827">
            <text:p>0.1703347447</text:p>
          </table:table-cell>
          <table:table-cell table:formula="of:=[.B1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1693691834807">
            <text:p>0.5116936918</text:p>
          </table:table-cell>
          <table:table-cell table:formula="of:=[.B1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89509000815451">
            <text:p>0.3895090008</text:p>
          </table:table-cell>
          <table:table-cell table:formula="of:=[.B1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97111435327679">
            <text:p>0.7971114353</text:p>
          </table:table-cell>
          <table:table-cell table:formula="of:=[.B1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377508321777">
            <text:p>0.9937750832</text:p>
          </table:table-cell>
          <table:table-cell table:formula="of:=[.B1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70798186399043">
            <text:p>0.8707981864</text:p>
          </table:table-cell>
          <table:table-cell table:formula="of:=[.B1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8187031131238">
            <text:p>0.4981870311</text:p>
          </table:table-cell>
          <table:table-cell table:formula="of:=[.B1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17335882317275">
            <text:p>0.9173358823</text:p>
          </table:table-cell>
          <table:table-cell table:formula="of:=[.B2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673489160835743">
            <text:p>0.0673489161</text:p>
          </table:table-cell>
          <table:table-cell table:formula="of:=[.B2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1615836825222">
            <text:p>0.8316158368</text:p>
          </table:table-cell>
          <table:table-cell table:formula="of:=[.B2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384496267885">
            <text:p>0.4938449627</text:p>
          </table:table-cell>
          <table:table-cell table:formula="of:=[.B2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36321936827153">
            <text:p>0.2363219368</text:p>
          </table:table-cell>
          <table:table-cell table:formula="of:=[.B2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36175634432584">
            <text:p>0.2361756344</text:p>
          </table:table-cell>
          <table:table-cell table:formula="of:=[.B2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9070868510753">
            <text:p>0.4090708685</text:p>
          </table:table-cell>
          <table:table-cell table:formula="of:=[.B2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2733713388443">
            <text:p>0.4027337134</text:p>
          </table:table-cell>
          <table:table-cell table:formula="of:=[.B2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09142426494509">
            <text:p>0.7091424265</text:p>
          </table:table-cell>
          <table:table-cell table:formula="of:=[.B2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74454794637859">
            <text:p>0.5744547946</text:p>
          </table:table-cell>
          <table:table-cell table:formula="of:=[.B2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05740417912602">
            <text:p>0.8057404179</text:p>
          </table:table-cell>
          <table:table-cell table:formula="of:=[.B3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58159666415304">
            <text:p>0.8581596664</text:p>
          </table:table-cell>
          <table:table-cell table:formula="of:=[.B3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8715199213475">
            <text:p>0.4087151992</text:p>
          </table:table-cell>
          <table:table-cell table:formula="of:=[.B3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5954285189509">
            <text:p>0.5459542852</text:p>
          </table:table-cell>
          <table:table-cell table:formula="of:=[.B3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362438666634262">
            <text:p>0.0362438667</text:p>
          </table:table-cell>
          <table:table-cell table:formula="of:=[.B3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8875726191327">
            <text:p>0.3887572619</text:p>
          </table:table-cell>
          <table:table-cell table:formula="of:=[.B3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8627504911274">
            <text:p>0.8686275049</text:p>
          </table:table-cell>
          <table:table-cell table:formula="of:=[.B3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1863450817764">
            <text:p>0.8318634508</text:p>
          </table:table-cell>
          <table:table-cell table:formula="of:=[.B3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70028399862349">
            <text:p>0.8700283999</text:p>
          </table:table-cell>
          <table:table-cell table:formula="of:=[.B3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0466729756445">
            <text:p>0.5104667298</text:p>
          </table:table-cell>
          <table:table-cell table:formula="of:=[.B3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1109075117856">
            <text:p>0.3411090751</text:p>
          </table:table-cell>
          <table:table-cell table:formula="of:=[.B4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5525742657483">
            <text:p>0.5055257427</text:p>
          </table:table-cell>
          <table:table-cell table:formula="of:=[.B4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9848104398698">
            <text:p>0.8398481044</text:p>
          </table:table-cell>
          <table:table-cell table:formula="of:=[.B4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9942448176444">
            <text:p>0.6999424482</text:p>
          </table:table-cell>
          <table:table-cell table:formula="of:=[.B4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7586048739031">
            <text:p>0.6758604874</text:p>
          </table:table-cell>
          <table:table-cell table:formula="of:=[.B4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51541796699166">
            <text:p>0.3515417967</text:p>
          </table:table-cell>
          <table:table-cell table:formula="of:=[.B4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9451449457556">
            <text:p>0.0894514495</text:p>
          </table:table-cell>
          <table:table-cell table:formula="of:=[.B4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2971922717989">
            <text:p>0.4729719227</text:p>
          </table:table-cell>
          <table:table-cell table:formula="of:=[.B4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5316879916936">
            <text:p>0.3453168799</text:p>
          </table:table-cell>
          <table:table-cell table:formula="of:=[.B4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60249635856599">
            <text:p>0.9602496359</text:p>
          </table:table-cell>
          <table:table-cell table:formula="of:=[.B4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71158953849226">
            <text:p>0.9711589538</text:p>
          </table:table-cell>
          <table:table-cell table:formula="of:=[.B5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62652762234211">
            <text:p>0.2626527622</text:p>
          </table:table-cell>
          <table:table-cell table:formula="of:=[.B5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75985519401729">
            <text:p>0.0275985519</text:p>
          </table:table-cell>
          <table:table-cell table:formula="of:=[.B5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02774790674448">
            <text:p>0.8027747907</text:p>
          </table:table-cell>
          <table:table-cell table:formula="of:=[.B5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56497725378722">
            <text:p>0.7564977254</text:p>
          </table:table-cell>
          <table:table-cell table:formula="of:=[.B5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63920489232987">
            <text:p>0.2639204892</text:p>
          </table:table-cell>
          <table:table-cell table:formula="of:=[.B5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389504251070321">
            <text:p>0.0389504251</text:p>
          </table:table-cell>
          <table:table-cell table:formula="of:=[.B5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65568593889475">
            <text:p>0.1655685939</text:p>
          </table:table-cell>
          <table:table-cell table:formula="of:=[.B5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6665420262143">
            <text:p>0.6666542026</text:p>
          </table:table-cell>
          <table:table-cell table:formula="of:=[.B5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48092851601541">
            <text:p>0.7480928516</text:p>
          </table:table-cell>
          <table:table-cell table:formula="of:=[.B5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40023388527334">
            <text:p>0.7400233885</text:p>
          </table:table-cell>
          <table:table-cell table:formula="of:=[.B6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2394620534033">
            <text:p>0.4723946205</text:p>
          </table:table-cell>
          <table:table-cell table:formula="of:=[.B6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06252518482506">
            <text:p>0.6062525185</text:p>
          </table:table-cell>
          <table:table-cell table:formula="of:=[.B6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48738587740809">
            <text:p>0.1487385877</text:p>
          </table:table-cell>
          <table:table-cell table:formula="of:=[.B6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8348905723542">
            <text:p>0.0183489057</text:p>
          </table:table-cell>
          <table:table-cell table:formula="of:=[.B6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42496385145932">
            <text:p>0.6424963851</text:p>
          </table:table-cell>
          <table:table-cell table:formula="of:=[.B6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37495849654079">
            <text:p>0.5374958497</text:p>
          </table:table-cell>
          <table:table-cell table:formula="of:=[.B6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86976410634816">
            <text:p>0.8869764106</text:p>
          </table:table-cell>
          <table:table-cell table:formula="of:=[.B6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4359835963696">
            <text:p>0.474359836</text:p>
          </table:table-cell>
          <table:table-cell table:formula="of:=[.B6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7524249516428">
            <text:p>0.4075242495</text:p>
          </table:table-cell>
          <table:table-cell table:formula="of:=[.B6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9744314039126">
            <text:p>0.3974431404</text:p>
          </table:table-cell>
          <table:table-cell table:formula="of:=[.B7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15468911081553">
            <text:p>0.8154689111</text:p>
          </table:table-cell>
          <table:table-cell table:formula="of:=[.B7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1304999217391">
            <text:p>0.9130499922</text:p>
          </table:table-cell>
          <table:table-cell table:formula="of:=[.B7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37291245255619">
            <text:p>0.2372912453</text:p>
          </table:table-cell>
          <table:table-cell table:formula="of:=[.B7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5411359723657">
            <text:p>0.5154113597</text:p>
          </table:table-cell>
          <table:table-cell table:formula="of:=[.B7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8891047956422">
            <text:p>0.5889104796</text:p>
          </table:table-cell>
          <table:table-cell table:formula="of:=[.B7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88833041954786">
            <text:p>0.588833042</text:p>
          </table:table-cell>
          <table:table-cell table:formula="of:=[.B7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04862809181213">
            <text:p>0.6048628092</text:p>
          </table:table-cell>
          <table:table-cell table:formula="of:=[.B7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618824022822082">
            <text:p>0.0618824023</text:p>
          </table:table-cell>
          <table:table-cell table:formula="of:=[.B7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34149921871722">
            <text:p>0.9341499219</text:p>
          </table:table-cell>
          <table:table-cell table:formula="of:=[.B7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5112445037812">
            <text:p>0.565112445</text:p>
          </table:table-cell>
          <table:table-cell table:formula="of:=[.B8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330413561314344">
            <text:p>0.0330413561</text:p>
          </table:table-cell>
          <table:table-cell table:formula="of:=[.B8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96802684105933">
            <text:p>0.1968026841</text:p>
          </table:table-cell>
          <table:table-cell table:formula="of:=[.B8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92710996977985">
            <text:p>0.592710997</text:p>
          </table:table-cell>
          <table:table-cell table:formula="of:=[.B8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5816147271544">
            <text:p>0.8358161473</text:p>
          </table:table-cell>
          <table:table-cell table:formula="of:=[.B8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53300409484655">
            <text:p>0.9533004095</text:p>
          </table:table-cell>
          <table:table-cell table:formula="of:=[.B8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56631486210972">
            <text:p>0.8566314862</text:p>
          </table:table-cell>
          <table:table-cell table:formula="of:=[.B8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74766572378576">
            <text:p>0.8747665724</text:p>
          </table:table-cell>
          <table:table-cell table:formula="of:=[.B8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886900337413">
            <text:p>0.1188690034</text:p>
          </table:table-cell>
          <table:table-cell table:formula="of:=[.B8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3285689298064">
            <text:p>0.5232856893</text:p>
          </table:table-cell>
          <table:table-cell table:formula="of:=[.B8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2859424445778">
            <text:p>0.6228594244</text:p>
          </table:table-cell>
          <table:table-cell table:formula="of:=[.B9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58892391901463">
            <text:p>0.8588923919</text:p>
          </table:table-cell>
          <table:table-cell table:formula="of:=[.B9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5680309832096">
            <text:p>0.9956803098</text:p>
          </table:table-cell>
          <table:table-cell table:formula="of:=[.B9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29111942928284">
            <text:p>0.2291119429</text:p>
          </table:table-cell>
          <table:table-cell table:formula="of:=[.B9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07630979642272">
            <text:p>0.0076309796</text:p>
          </table:table-cell>
          <table:table-cell table:formula="of:=[.B9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40292160212994">
            <text:p>0.014029216</text:p>
          </table:table-cell>
          <table:table-cell table:formula="of:=[.B9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71608328074217">
            <text:p>0.8716083281</text:p>
          </table:table-cell>
          <table:table-cell table:formula="of:=[.B9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5126829762012">
            <text:p>0.5451268298</text:p>
          </table:table-cell>
          <table:table-cell table:formula="of:=[.B9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1005626656115">
            <text:p>0.9010056267</text:p>
          </table:table-cell>
          <table:table-cell table:formula="of:=[.B9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5968164037913">
            <text:p>0.345968164</text:p>
          </table:table-cell>
          <table:table-cell table:formula="of:=[.B9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52651079278439">
            <text:p>0.9526510793</text:p>
          </table:table-cell>
          <table:table-cell table:formula="of:=[.B10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98448767513037">
            <text:p>0.2984487675</text:p>
          </table:table-cell>
          <table:table-cell table:formula="of:=[.B10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61437075585127">
            <text:p>0.1614370756</text:p>
          </table:table-cell>
          <table:table-cell table:formula="of:=[.B10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5701071918011">
            <text:p>0.8657010719</text:p>
          </table:table-cell>
          <table:table-cell table:formula="of:=[.B10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35740012768656">
            <text:p>0.5357400128</text:p>
          </table:table-cell>
          <table:table-cell table:formula="of:=[.B10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76848435308784">
            <text:p>0.6768484353</text:p>
          </table:table-cell>
          <table:table-cell table:formula="of:=[.B10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5461155148223">
            <text:p>0.4546115515</text:p>
          </table:table-cell>
          <table:table-cell table:formula="of:=[.B10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24573054723442">
            <text:p>0.1245730547</text:p>
          </table:table-cell>
          <table:table-cell table:formula="of:=[.B10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81711244489998">
            <text:p>0.2817112445</text:p>
          </table:table-cell>
          <table:table-cell table:formula="of:=[.B10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64939542301">
            <text:p>0.5164939542</text:p>
          </table:table-cell>
          <table:table-cell table:formula="of:=[.B10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587229765951633">
            <text:p>0.0587229766</text:p>
          </table:table-cell>
          <table:table-cell table:formula="of:=[.B11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4682368952781">
            <text:p>0.8468236895</text:p>
          </table:table-cell>
          <table:table-cell table:formula="of:=[.B11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9535310361534">
            <text:p>0.5495353104</text:p>
          </table:table-cell>
          <table:table-cell table:formula="of:=[.B11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5525660701096">
            <text:p>0.2555256607</text:p>
          </table:table-cell>
          <table:table-cell table:formula="of:=[.B11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39534686505795">
            <text:p>0.4395346865</text:p>
          </table:table-cell>
          <table:table-cell table:formula="of:=[.B11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85351457633078">
            <text:p>0.3853514576</text:p>
          </table:table-cell>
          <table:table-cell table:formula="of:=[.B11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8826070651412">
            <text:p>0.2088260707</text:p>
          </table:table-cell>
          <table:table-cell table:formula="of:=[.B11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96166173182428">
            <text:p>0.2961661732</text:p>
          </table:table-cell>
          <table:table-cell table:formula="of:=[.B11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60118030477315">
            <text:p>0.2601180305</text:p>
          </table:table-cell>
          <table:table-cell table:formula="of:=[.B11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7695074025542">
            <text:p>0.327695074</text:p>
          </table:table-cell>
          <table:table-cell table:formula="of:=[.B11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19451862480491">
            <text:p>0.8194518625</text:p>
          </table:table-cell>
          <table:table-cell table:formula="of:=[.B12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82977454923093">
            <text:p>0.8829774549</text:p>
          </table:table-cell>
          <table:table-cell table:formula="of:=[.B12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6587466392666">
            <text:p>0.1865874664</text:p>
          </table:table-cell>
          <table:table-cell table:formula="of:=[.B12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15132172312588">
            <text:p>0.8151321723</text:p>
          </table:table-cell>
          <table:table-cell table:formula="of:=[.B12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2089397851378">
            <text:p>0.1120893979</text:p>
          </table:table-cell>
          <table:table-cell table:formula="of:=[.B12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94218446034938">
            <text:p>0.194218446</text:p>
          </table:table-cell>
          <table:table-cell table:formula="of:=[.B12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29161388333887">
            <text:p>0.8291613883</text:p>
          </table:table-cell>
          <table:table-cell table:formula="of:=[.B12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3697725925595">
            <text:p>0.9836977259</text:p>
          </table:table-cell>
          <table:table-cell table:formula="of:=[.B12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934527579695">
            <text:p>0.7393452758</text:p>
          </table:table-cell>
          <table:table-cell table:formula="of:=[.B12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0167015455663">
            <text:p>0.7301670155</text:p>
          </table:table-cell>
          <table:table-cell table:formula="of:=[.B12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9665889963508">
            <text:p>0.32966589</text:p>
          </table:table-cell>
          <table:table-cell table:formula="of:=[.B13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199635554105">
            <text:p>0.6919963555</text:p>
          </table:table-cell>
          <table:table-cell table:formula="of:=[.B13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86157829686999">
            <text:p>0.028615783</text:p>
          </table:table-cell>
          <table:table-cell table:formula="of:=[.B13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1102965548635">
            <text:p>0.4911029655</text:p>
          </table:table-cell>
          <table:table-cell table:formula="of:=[.B13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57697427459061">
            <text:p>0.5576974275</text:p>
          </table:table-cell>
          <table:table-cell table:formula="of:=[.B13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4355795737356">
            <text:p>0.5643557957</text:p>
          </table:table-cell>
          <table:table-cell table:formula="of:=[.B13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67951400857419">
            <text:p>0.1679514009</text:p>
          </table:table-cell>
          <table:table-cell table:formula="of:=[.B13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23089789412916">
            <text:p>0.0123089789</text:p>
          </table:table-cell>
          <table:table-cell table:formula="of:=[.B13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88928850460798">
            <text:p>0.6889288505</text:p>
          </table:table-cell>
          <table:table-cell table:formula="of:=[.B13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49662645347416">
            <text:p>0.4496626453</text:p>
          </table:table-cell>
          <table:table-cell table:formula="of:=[.B13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8802933171392">
            <text:p>0.5288029332</text:p>
          </table:table-cell>
          <table:table-cell table:formula="of:=[.B14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47651827055961">
            <text:p>0.7476518271</text:p>
          </table:table-cell>
          <table:table-cell table:formula="of:=[.B14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96486334875226">
            <text:p>0.2964863349</text:p>
          </table:table-cell>
          <table:table-cell table:formula="of:=[.B14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83382439985871">
            <text:p>0.078338244</text:p>
          </table:table-cell>
          <table:table-cell table:formula="of:=[.B14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0317748775705695">
            <text:p>0.0031774878</text:p>
          </table:table-cell>
          <table:table-cell table:formula="of:=[.B14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6021021846682">
            <text:p>0.7360210218</text:p>
          </table:table-cell>
          <table:table-cell table:formula="of:=[.B14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63689701631665">
            <text:p>0.4636897016</text:p>
          </table:table-cell>
          <table:table-cell table:formula="of:=[.B14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12003558408469">
            <text:p>0.2120035584</text:p>
          </table:table-cell>
          <table:table-cell table:formula="of:=[.B14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321871950291097">
            <text:p>0.032187195</text:p>
          </table:table-cell>
          <table:table-cell table:formula="of:=[.B14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2380773210898">
            <text:p>0.7238077321</text:p>
          </table:table-cell>
          <table:table-cell table:formula="of:=[.B14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39698632899672">
            <text:p>0.5396986329</text:p>
          </table:table-cell>
          <table:table-cell table:formula="of:=[.B15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51639057509601">
            <text:p>0.8516390575</text:p>
          </table:table-cell>
          <table:table-cell table:formula="of:=[.B15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06785187032074">
            <text:p>0.606785187</text:p>
          </table:table-cell>
          <table:table-cell table:formula="of:=[.B15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26286099292338">
            <text:p>0.7262860993</text:p>
          </table:table-cell>
          <table:table-cell table:formula="of:=[.B15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66771229822189">
            <text:p>0.6667712298</text:p>
          </table:table-cell>
          <table:table-cell table:formula="of:=[.B15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18874584883451">
            <text:p>0.7188745849</text:p>
          </table:table-cell>
          <table:table-cell table:formula="of:=[.B15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20504545327276">
            <text:p>0.9205045453</text:p>
          </table:table-cell>
          <table:table-cell table:formula="of:=[.B15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5932618621737">
            <text:p>0.4959326186</text:p>
          </table:table-cell>
          <table:table-cell table:formula="of:=[.B15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02572310809046">
            <text:p>0.7025723108</text:p>
          </table:table-cell>
          <table:table-cell table:formula="of:=[.B15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59849821589887">
            <text:p>0.6598498216</text:p>
          </table:table-cell>
          <table:table-cell table:formula="of:=[.B15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260996340774">
            <text:p>0.2260996341</text:p>
          </table:table-cell>
          <table:table-cell table:formula="of:=[.B16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32238201238215">
            <text:p>0.0322382012</text:p>
          </table:table-cell>
          <table:table-cell table:formula="of:=[.B16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51846177130938">
            <text:p>0.3518461771</text:p>
          </table:table-cell>
          <table:table-cell table:formula="of:=[.B16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47154170461">
            <text:p>0.254715417</text:p>
          </table:table-cell>
          <table:table-cell table:formula="of:=[.B16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334116678685">
            <text:p>0.5233411668</text:p>
          </table:table-cell>
          <table:table-cell table:formula="of:=[.B16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9543604589999">
            <text:p>0.9095436046</text:p>
          </table:table-cell>
          <table:table-cell table:formula="of:=[.B16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19071212783456">
            <text:p>0.8190712128</text:p>
          </table:table-cell>
          <table:table-cell table:formula="of:=[.B16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129256810993">
            <text:p>0.6912925681</text:p>
          </table:table-cell>
          <table:table-cell table:formula="of:=[.B16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2185258353129">
            <text:p>0.9218525835</text:p>
          </table:table-cell>
          <table:table-cell table:formula="of:=[.B16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8000063244253">
            <text:p>0.5080000632</text:p>
          </table:table-cell>
          <table:table-cell table:formula="of:=[.B16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40955213457346">
            <text:p>0.1409552135</text:p>
          </table:table-cell>
          <table:table-cell table:formula="of:=[.B17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50655517168343">
            <text:p>0.4506555172</text:p>
          </table:table-cell>
          <table:table-cell table:formula="of:=[.B17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5651890300214">
            <text:p>0.2556518903</text:p>
          </table:table-cell>
          <table:table-cell table:formula="of:=[.B17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37441548798233">
            <text:p>0.4374415488</text:p>
          </table:table-cell>
          <table:table-cell table:formula="of:=[.B17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899376116693">
            <text:p>0.5289937612</text:p>
          </table:table-cell>
          <table:table-cell table:formula="of:=[.B17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8829378057271">
            <text:p>0.2588293781</text:p>
          </table:table-cell>
          <table:table-cell table:formula="of:=[.B17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73462570644915">
            <text:p>0.1734625706</text:p>
          </table:table-cell>
          <table:table-cell table:formula="of:=[.B17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2683462798595">
            <text:p>0.9926834628</text:p>
          </table:table-cell>
          <table:table-cell table:formula="of:=[.B17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0832936931402">
            <text:p>0.4708329369</text:p>
          </table:table-cell>
          <table:table-cell table:formula="of:=[.B17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5649765674025">
            <text:p>0.2056497657</text:p>
          </table:table-cell>
          <table:table-cell table:formula="of:=[.B17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16491195373237">
            <text:p>0.7164911954</text:p>
          </table:table-cell>
          <table:table-cell table:formula="of:=[.B18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05315698310733">
            <text:p>0.0105315698</text:p>
          </table:table-cell>
          <table:table-cell table:formula="of:=[.B18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572888231836259">
            <text:p>0.0572888232</text:p>
          </table:table-cell>
          <table:table-cell table:formula="of:=[.B18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3276382405311">
            <text:p>0.3232763824</text:p>
          </table:table-cell>
          <table:table-cell table:formula="of:=[.B18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6817669123411">
            <text:p>0.7368176691</text:p>
          </table:table-cell>
          <table:table-cell table:formula="of:=[.B18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24060053005815">
            <text:p>0.724060053</text:p>
          </table:table-cell>
          <table:table-cell table:formula="of:=[.B18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421509677544236">
            <text:p>0.0421509678</text:p>
          </table:table-cell>
          <table:table-cell table:formula="of:=[.B18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57322214450687">
            <text:p>0.6573222145</text:p>
          </table:table-cell>
          <table:table-cell table:formula="of:=[.B18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19992671627551">
            <text:p>0.2199926716</text:p>
          </table:table-cell>
          <table:table-cell table:formula="of:=[.B18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4472327856347">
            <text:p>0.7447232786</text:p>
          </table:table-cell>
          <table:table-cell table:formula="of:=[.B18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17172036040574">
            <text:p>0.317172036</text:p>
          </table:table-cell>
          <table:table-cell table:formula="of:=[.B19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46092305704951">
            <text:p>0.4460923057</text:p>
          </table:table-cell>
          <table:table-cell table:formula="of:=[.B19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76961479801685">
            <text:p>0.7769614798</text:p>
          </table:table-cell>
          <table:table-cell table:formula="of:=[.B19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69018213171512">
            <text:p>0.6690182132</text:p>
          </table:table-cell>
          <table:table-cell table:formula="of:=[.B19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00807722751051">
            <text:p>0.7008077228</text:p>
          </table:table-cell>
          <table:table-cell table:formula="of:=[.B19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00302647054195">
            <text:p>0.3003026471</text:p>
          </table:table-cell>
          <table:table-cell table:formula="of:=[.B19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78561817761511">
            <text:p>0.5785618178</text:p>
          </table:table-cell>
          <table:table-cell table:formula="of:=[.B19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9878935534507">
            <text:p>0.5198789355</text:p>
          </table:table-cell>
          <table:table-cell table:formula="of:=[.B19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1595215164125">
            <text:p>0.9915952152</text:p>
          </table:table-cell>
          <table:table-cell table:formula="of:=[.B19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0414401758462">
            <text:p>0.5004144018</text:p>
          </table:table-cell>
          <table:table-cell table:formula="of:=[.B19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78789987787604">
            <text:p>0.0278789988</text:p>
          </table:table-cell>
          <table:table-cell table:formula="of:=[.B20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32550428621471">
            <text:p>0.1325504286</text:p>
          </table:table-cell>
          <table:table-cell table:formula="of:=[.B20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51069918926805">
            <text:p>0.9510699189</text:p>
          </table:table-cell>
          <table:table-cell table:formula="of:=[.B20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83530889078975">
            <text:p>0.2835308891</text:p>
          </table:table-cell>
          <table:table-cell table:formula="of:=[.B20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9991977419704">
            <text:p>0.5699919774</text:p>
          </table:table-cell>
          <table:table-cell table:formula="of:=[.B20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0063680093735">
            <text:p>0.4800636801</text:p>
          </table:table-cell>
          <table:table-cell table:formula="of:=[.B20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2360267601907">
            <text:p>0.5423602676</text:p>
          </table:table-cell>
          <table:table-cell table:formula="of:=[.B20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43454548064619">
            <text:p>0.7434545481</text:p>
          </table:table-cell>
          <table:table-cell table:formula="of:=[.B20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2747142892331">
            <text:p>0.4727471429</text:p>
          </table:table-cell>
          <table:table-cell table:formula="of:=[.B20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31932045333087">
            <text:p>0.0131932045</text:p>
          </table:table-cell>
          <table:table-cell table:formula="of:=[.B20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49104313738644">
            <text:p>0.9491043137</text:p>
          </table:table-cell>
          <table:table-cell table:formula="of:=[.B21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9238338265568">
            <text:p>0.1892383383</text:p>
          </table:table-cell>
          <table:table-cell table:formula="of:=[.B21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3724774364382">
            <text:p>0.0237247744</text:p>
          </table:table-cell>
          <table:table-cell table:formula="of:=[.B21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0639313692227006">
            <text:p>0.0063931369</text:p>
          </table:table-cell>
          <table:table-cell table:formula="of:=[.B21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251472113654">
            <text:p>0.5125147211</text:p>
          </table:table-cell>
          <table:table-cell table:formula="of:=[.B21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60542443487793">
            <text:p>0.7605424435</text:p>
          </table:table-cell>
          <table:table-cell table:formula="of:=[.B21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0453190393746">
            <text:p>0.7304531904</text:p>
          </table:table-cell>
          <table:table-cell table:formula="of:=[.B21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54665688890964">
            <text:p>0.5546656889</text:p>
          </table:table-cell>
          <table:table-cell table:formula="of:=[.B21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1786465793848">
            <text:p>0.4178646579</text:p>
          </table:table-cell>
          <table:table-cell table:formula="of:=[.B21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50445862021297">
            <text:p>0.950445862</text:p>
          </table:table-cell>
          <table:table-cell table:formula="of:=[.B21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99388967454433">
            <text:p>0.2993889675</text:p>
          </table:table-cell>
          <table:table-cell table:formula="of:=[.B22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5036694444716">
            <text:p>0.7350366944</text:p>
          </table:table-cell>
          <table:table-cell table:formula="of:=[.B22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9653816819191">
            <text:p>0.3965381682</text:p>
          </table:table-cell>
          <table:table-cell table:formula="of:=[.B22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63504477217793">
            <text:p>0.0763504477</text:p>
          </table:table-cell>
          <table:table-cell table:formula="of:=[.B22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4054907616228">
            <text:p>0.4040549076</text:p>
          </table:table-cell>
          <table:table-cell table:formula="of:=[.B22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97345890942961">
            <text:p>0.0973458909</text:p>
          </table:table-cell>
          <table:table-cell table:formula="of:=[.B22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76653094775975">
            <text:p>0.3766530948</text:p>
          </table:table-cell>
          <table:table-cell table:formula="of:=[.B22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26167258434">
            <text:p>0.9826167258</text:p>
          </table:table-cell>
          <table:table-cell table:formula="of:=[.B22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17224826943129">
            <text:p>0.6172248269</text:p>
          </table:table-cell>
          <table:table-cell table:formula="of:=[.B22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682483099401">
            <text:p>0.3682483099</text:p>
          </table:table-cell>
          <table:table-cell table:formula="of:=[.B22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3031127601862">
            <text:p>0.4830311276</text:p>
          </table:table-cell>
          <table:table-cell table:formula="of:=[.B23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4510382572189">
            <text:p>0.6451038257</text:p>
          </table:table-cell>
          <table:table-cell table:formula="of:=[.B23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0798738561571">
            <text:p>0.5007987386</text:p>
          </table:table-cell>
          <table:table-cell table:formula="of:=[.B23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34101046528667">
            <text:p>0.4341010465</text:p>
          </table:table-cell>
          <table:table-cell table:formula="of:=[.B23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28634715266526">
            <text:p>0.9286347153</text:p>
          </table:table-cell>
          <table:table-cell table:formula="of:=[.B23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07907164469361">
            <text:p>0.0707907164</text:p>
          </table:table-cell>
          <table:table-cell table:formula="of:=[.B23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14164726622403">
            <text:p>0.9141647266</text:p>
          </table:table-cell>
          <table:table-cell table:formula="of:=[.B23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0994982868433">
            <text:p>0.4709949829</text:p>
          </table:table-cell>
          <table:table-cell table:formula="of:=[.B23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14245264511555">
            <text:p>0.8142452645</text:p>
          </table:table-cell>
          <table:table-cell table:formula="of:=[.B23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86911869514734">
            <text:p>0.3869118695</text:p>
          </table:table-cell>
          <table:table-cell table:formula="of:=[.B23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4188187401742">
            <text:p>0.4841881874</text:p>
          </table:table-cell>
          <table:table-cell table:formula="of:=[.B24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63349578715861">
            <text:p>0.7633495787</text:p>
          </table:table-cell>
          <table:table-cell table:formula="of:=[.B24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76150208245963">
            <text:p>0.5761502082</text:p>
          </table:table-cell>
          <table:table-cell table:formula="of:=[.B24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7912961766124">
            <text:p>0.5079129618</text:p>
          </table:table-cell>
          <table:table-cell table:formula="of:=[.B24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69742715638131">
            <text:p>0.7697427156</text:p>
          </table:table-cell>
          <table:table-cell table:formula="of:=[.B24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8664929382503">
            <text:p>0.0886649294</text:p>
          </table:table-cell>
          <table:table-cell table:formula="of:=[.B24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68455405253917">
            <text:p>0.2684554053</text:p>
          </table:table-cell>
          <table:table-cell table:formula="of:=[.B24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0195906031877">
            <text:p>0.500195906</text:p>
          </table:table-cell>
          <table:table-cell table:formula="of:=[.B24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43330618273467">
            <text:p>0.6433306183</text:p>
          </table:table-cell>
          <table:table-cell table:formula="of:=[.B24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86320063192397">
            <text:p>0.6863200632</text:p>
          </table:table-cell>
          <table:table-cell table:formula="of:=[.B24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50641768518835">
            <text:p>0.4506417685</text:p>
          </table:table-cell>
          <table:table-cell table:formula="of:=[.B25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427195857279">
            <text:p>0.9427195857</text:p>
          </table:table-cell>
          <table:table-cell table:formula="of:=[.B25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21356757637113">
            <text:p>0.4213567576</text:p>
          </table:table-cell>
          <table:table-cell table:formula="of:=[.B25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47179936710745">
            <text:p>0.8471799367</text:p>
          </table:table-cell>
          <table:table-cell table:formula="of:=[.B25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90700334496796">
            <text:p>0.0190700334</text:p>
          </table:table-cell>
          <table:table-cell table:formula="of:=[.B25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25411665719003">
            <text:p>0.8254116657</text:p>
          </table:table-cell>
          <table:table-cell table:formula="of:=[.B25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44525827653706">
            <text:p>0.9445258277</text:p>
          </table:table-cell>
          <table:table-cell table:formula="of:=[.B25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95723128225654">
            <text:p>0.3957231282</text:p>
          </table:table-cell>
          <table:table-cell table:formula="of:=[.B25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08028391562402">
            <text:p>0.8080283916</text:p>
          </table:table-cell>
          <table:table-cell table:formula="of:=[.B25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1750654596835">
            <text:p>0.5617506546</text:p>
          </table:table-cell>
          <table:table-cell table:formula="of:=[.B25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63971438165754">
            <text:p>0.7639714382</text:p>
          </table:table-cell>
          <table:table-cell table:formula="of:=[.B26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91059519164264">
            <text:p>0.2910595192</text:p>
          </table:table-cell>
          <table:table-cell table:formula="of:=[.B26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6854480784386">
            <text:p>0.2068544808</text:p>
          </table:table-cell>
          <table:table-cell table:formula="of:=[.B26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64770177192986">
            <text:p>0.2647701772</text:p>
          </table:table-cell>
          <table:table-cell table:formula="of:=[.B26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25160565692931">
            <text:p>0.7251605657</text:p>
          </table:table-cell>
          <table:table-cell table:formula="of:=[.B26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35489196050912">
            <text:p>0.1354891961</text:p>
          </table:table-cell>
          <table:table-cell table:formula="of:=[.B26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35560893639922">
            <text:p>0.3355608936</text:p>
          </table:table-cell>
          <table:table-cell table:formula="of:=[.B26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9325292315334">
            <text:p>0.6393252923</text:p>
          </table:table-cell>
          <table:table-cell table:formula="of:=[.B26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06484178919345">
            <text:p>0.6064841789</text:p>
          </table:table-cell>
          <table:table-cell table:formula="of:=[.B26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49806158151478">
            <text:p>0.1498061582</text:p>
          </table:table-cell>
          <table:table-cell table:formula="of:=[.B26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62371618300676">
            <text:p>0.0262371618</text:p>
          </table:table-cell>
          <table:table-cell table:formula="of:=[.B27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906723663210869">
            <text:p>0.0906723663</text:p>
          </table:table-cell>
          <table:table-cell table:formula="of:=[.B27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13155736867338">
            <text:p>0.9131557369</text:p>
          </table:table-cell>
          <table:table-cell table:formula="of:=[.B27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02387370076031">
            <text:p>0.6023873701</text:p>
          </table:table-cell>
          <table:table-cell table:formula="of:=[.B27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98585328087211">
            <text:p>0.5985853281</text:p>
          </table:table-cell>
          <table:table-cell table:formula="of:=[.B27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82898452971131">
            <text:p>0.682898453</text:p>
          </table:table-cell>
          <table:table-cell table:formula="of:=[.B27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1052299458534">
            <text:p>0.6910522995</text:p>
          </table:table-cell>
          <table:table-cell table:formula="of:=[.B27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7040733341128">
            <text:p>0.8670407333</text:p>
          </table:table-cell>
          <table:table-cell table:formula="of:=[.B27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3094359003007">
            <text:p>0.183094359</text:p>
          </table:table-cell>
          <table:table-cell table:formula="of:=[.B27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34382917732">
            <text:p>0.3343829177</text:p>
          </table:table-cell>
          <table:table-cell table:formula="of:=[.B27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53360796533525">
            <text:p>0.5533607965</text:p>
          </table:table-cell>
          <table:table-cell table:formula="of:=[.B28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3736127521843">
            <text:p>0.6337361275</text:p>
          </table:table-cell>
          <table:table-cell table:formula="of:=[.B28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77102503925562">
            <text:p>0.2771025039</text:p>
          </table:table-cell>
          <table:table-cell table:formula="of:=[.B28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747175546363">
            <text:p>0.9747175546</text:p>
          </table:table-cell>
          <table:table-cell table:formula="of:=[.B28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0916064232588">
            <text:p>0.4809160642</text:p>
          </table:table-cell>
          <table:table-cell table:formula="of:=[.B28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96172537375242">
            <text:p>0.2961725374</text:p>
          </table:table-cell>
          <table:table-cell table:formula="of:=[.B28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00129220355302">
            <text:p>0.8001292204</text:p>
          </table:table-cell>
          <table:table-cell table:formula="of:=[.B28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25441892351955">
            <text:p>0.4254418924</text:p>
          </table:table-cell>
          <table:table-cell table:formula="of:=[.B28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1895666066557">
            <text:p>0.6918956661</text:p>
          </table:table-cell>
          <table:table-cell table:formula="of:=[.B28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08157611917704">
            <text:p>0.6081576119</text:p>
          </table:table-cell>
          <table:table-cell table:formula="of:=[.B28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7192546948791">
            <text:p>0.9871925469</text:p>
          </table:table-cell>
          <table:table-cell table:formula="of:=[.B29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55867104232311">
            <text:p>0.4558671042</text:p>
          </table:table-cell>
          <table:table-cell table:formula="of:=[.B29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9217131081969">
            <text:p>0.8992171311</text:p>
          </table:table-cell>
          <table:table-cell table:formula="of:=[.B29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94047027733177">
            <text:p>0.1940470277</text:p>
          </table:table-cell>
          <table:table-cell table:formula="of:=[.B29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20637281425297">
            <text:p>0.7206372814</text:p>
          </table:table-cell>
          <table:table-cell table:formula="of:=[.B29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43776967749">
            <text:p>0.6243776968</text:p>
          </table:table-cell>
          <table:table-cell table:formula="of:=[.B29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9536223784089">
            <text:p>0.3295362238</text:p>
          </table:table-cell>
          <table:table-cell table:formula="of:=[.B29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561981750652194">
            <text:p>0.0561981751</text:p>
          </table:table-cell>
          <table:table-cell table:formula="of:=[.B29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63702989090234">
            <text:p>0.2637029891</text:p>
          </table:table-cell>
          <table:table-cell table:formula="of:=[.B29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36020402703434">
            <text:p>0.9360204027</text:p>
          </table:table-cell>
          <table:table-cell table:formula="of:=[.B29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6004333682358">
            <text:p>0.2060043337</text:p>
          </table:table-cell>
          <table:table-cell table:formula="of:=[.B30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89940150920302">
            <text:p>0.2899401509</text:p>
          </table:table-cell>
          <table:table-cell table:formula="of:=[.B30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66927690245211">
            <text:p>0.026692769</text:p>
          </table:table-cell>
          <table:table-cell table:formula="of:=[.B30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9160070549697">
            <text:p>0.1191600705</text:p>
          </table:table-cell>
          <table:table-cell table:formula="of:=[.B30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2327521461993">
            <text:p>0.8923275215</text:p>
          </table:table-cell>
          <table:table-cell table:formula="of:=[.B30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5278097111732">
            <text:p>0.6252780971</text:p>
          </table:table-cell>
          <table:table-cell table:formula="of:=[.B30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02058523520827">
            <text:p>0.8020585235</text:p>
          </table:table-cell>
          <table:table-cell table:formula="of:=[.B30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83379820920527">
            <text:p>0.5833798209</text:p>
          </table:table-cell>
          <table:table-cell table:formula="of:=[.B30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2318830452859">
            <text:p>0.4923188305</text:p>
          </table:table-cell>
          <table:table-cell table:formula="of:=[.B30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5152882989496">
            <text:p>0.985152883</text:p>
          </table:table-cell>
          <table:table-cell table:formula="of:=[.B30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17762739118189">
            <text:p>0.9177627391</text:p>
          </table:table-cell>
          <table:table-cell table:formula="of:=[.B31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456796274520457">
            <text:p>0.0456796275</text:p>
          </table:table-cell>
          <table:table-cell table:formula="of:=[.B31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18889010511339">
            <text:p>0.6188890105</text:p>
          </table:table-cell>
          <table:table-cell table:formula="of:=[.B31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94865243043751">
            <text:p>0.194865243</text:p>
          </table:table-cell>
          <table:table-cell table:formula="of:=[.B31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03971820883453">
            <text:p>0.0203971821</text:p>
          </table:table-cell>
          <table:table-cell table:formula="of:=[.B31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998050752095878">
            <text:p>0.0998050752</text:p>
          </table:table-cell>
          <table:table-cell table:formula="of:=[.B31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1037780418992">
            <text:p>0.4910377804</text:p>
          </table:table-cell>
          <table:table-cell table:formula="of:=[.B31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20526402443647">
            <text:p>0.8205264024</text:p>
          </table:table-cell>
          <table:table-cell table:formula="of:=[.B31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5246967561543">
            <text:p>0.5252469676</text:p>
          </table:table-cell>
          <table:table-cell table:formula="of:=[.B31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2933446485549">
            <text:p>0.1829334465</text:p>
          </table:table-cell>
          <table:table-cell table:formula="of:=[.B31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28684014361352">
            <text:p>0.4286840144</text:p>
          </table:table-cell>
          <table:table-cell table:formula="of:=[.B32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2439514510334">
            <text:p>0.5124395145</text:p>
          </table:table-cell>
          <table:table-cell table:formula="of:=[.B32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8800551183522">
            <text:p>0.6388005512</text:p>
          </table:table-cell>
          <table:table-cell table:formula="of:=[.B32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790114544332">
            <text:p>0.3279011454</text:p>
          </table:table-cell>
          <table:table-cell table:formula="of:=[.B32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06486542709172">
            <text:p>0.7064865427</text:p>
          </table:table-cell>
          <table:table-cell table:formula="of:=[.B32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59437832608819">
            <text:p>0.3594378326</text:p>
          </table:table-cell>
          <table:table-cell table:formula="of:=[.B32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5227884221822">
            <text:p>0.9522788422</text:p>
          </table:table-cell>
          <table:table-cell table:formula="of:=[.B32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360227664932609">
            <text:p>0.0360227665</text:p>
          </table:table-cell>
          <table:table-cell table:formula="of:=[.B32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156360081397">
            <text:p>0.4156360081</text:p>
          </table:table-cell>
          <table:table-cell table:formula="of:=[.B32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15981831308454">
            <text:p>0.2159818313</text:p>
          </table:table-cell>
          <table:table-cell table:formula="of:=[.B32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72043169662356">
            <text:p>0.9720431697</text:p>
          </table:table-cell>
          <table:table-cell table:formula="of:=[.B33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1640341822058">
            <text:p>0.6216403418</text:p>
          </table:table-cell>
          <table:table-cell table:formula="of:=[.B33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5921982228756">
            <text:p>0.5059219822</text:p>
          </table:table-cell>
          <table:table-cell table:formula="of:=[.B33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8735938686878">
            <text:p>0.9987359387</text:p>
          </table:table-cell>
          <table:table-cell table:formula="of:=[.B33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40800412371755">
            <text:p>0.7408004124</text:p>
          </table:table-cell>
          <table:table-cell table:formula="of:=[.B33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98249503690749">
            <text:p>0.3982495037</text:p>
          </table:table-cell>
          <table:table-cell table:formula="of:=[.B33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4014036264271">
            <text:p>0.6240140363</text:p>
          </table:table-cell>
          <table:table-cell table:formula="of:=[.B33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2858936358243">
            <text:p>0.5428589364</text:p>
          </table:table-cell>
          <table:table-cell table:formula="of:=[.B33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1629325076938">
            <text:p>0.9816293251</text:p>
          </table:table-cell>
          <table:table-cell table:formula="of:=[.B33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633286671713">
            <text:p>0.1163328667</text:p>
          </table:table-cell>
          <table:table-cell table:formula="of:=[.B33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8011819347739">
            <text:p>0.5280118193</text:p>
          </table:table-cell>
          <table:table-cell table:formula="of:=[.B34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9392064195126">
            <text:p>0.8993920642</text:p>
          </table:table-cell>
          <table:table-cell table:formula="of:=[.B34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62012494169176">
            <text:p>0.1620124942</text:p>
          </table:table-cell>
          <table:table-cell table:formula="of:=[.B34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46900829859078">
            <text:p>0.1469008299</text:p>
          </table:table-cell>
          <table:table-cell table:formula="of:=[.B34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942573072388768">
            <text:p>0.0942573072</text:p>
          </table:table-cell>
          <table:table-cell table:formula="of:=[.B34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2409676257521">
            <text:p>0.1824096763</text:p>
          </table:table-cell>
          <table:table-cell table:formula="of:=[.B34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46705905068666">
            <text:p>0.2467059051</text:p>
          </table:table-cell>
          <table:table-cell table:formula="of:=[.B34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85295087657869">
            <text:p>0.5852950877</text:p>
          </table:table-cell>
          <table:table-cell table:formula="of:=[.B34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029360787011683">
            <text:p>0.0029360787</text:p>
          </table:table-cell>
          <table:table-cell table:formula="of:=[.B34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71952872630209">
            <text:p>0.7719528726</text:p>
          </table:table-cell>
          <table:table-cell table:formula="of:=[.B34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68228534609079">
            <text:p>0.7682285346</text:p>
          </table:table-cell>
          <table:table-cell table:formula="of:=[.B35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3162009306252">
            <text:p>0.4316200931</text:p>
          </table:table-cell>
          <table:table-cell table:formula="of:=[.B35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84392387606204">
            <text:p>0.2843923876</text:p>
          </table:table-cell>
          <table:table-cell table:formula="of:=[.B35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7029085792601">
            <text:p>0.4070290858</text:p>
          </table:table-cell>
          <table:table-cell table:formula="of:=[.B35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5952123850584">
            <text:p>0.7595212385</text:p>
          </table:table-cell>
          <table:table-cell table:formula="of:=[.B35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0878930315375">
            <text:p>0.9908789303</text:p>
          </table:table-cell>
          <table:table-cell table:formula="of:=[.B35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6646691840142">
            <text:p>0.7664669184</text:p>
          </table:table-cell>
          <table:table-cell table:formula="of:=[.B35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11800080724061">
            <text:p>0.7118000807</text:p>
          </table:table-cell>
          <table:table-cell table:formula="of:=[.B35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69016968086362">
            <text:p>0.0269016968</text:p>
          </table:table-cell>
          <table:table-cell table:formula="of:=[.B35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210292654112">
            <text:p>0.1821029265</text:p>
          </table:table-cell>
          <table:table-cell table:formula="of:=[.B35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27781912032515">
            <text:p>0.927781912</text:p>
          </table:table-cell>
          <table:table-cell table:formula="of:=[.B36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8944866470993">
            <text:p>0.9989448665</text:p>
          </table:table-cell>
          <table:table-cell table:formula="of:=[.B36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03743268363178">
            <text:p>0.8037432684</text:p>
          </table:table-cell>
          <table:table-cell table:formula="of:=[.B36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33703894726932">
            <text:p>0.4337038947</text:p>
          </table:table-cell>
          <table:table-cell table:formula="of:=[.B36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7680805623531">
            <text:p>0.9976808056</text:p>
          </table:table-cell>
          <table:table-cell table:formula="of:=[.B36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4543681200594">
            <text:p>0.5445436812</text:p>
          </table:table-cell>
          <table:table-cell table:formula="of:=[.B36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1953398417681">
            <text:p>0.8319533984</text:p>
          </table:table-cell>
          <table:table-cell table:formula="of:=[.B36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1694841887802">
            <text:p>0.6216948419</text:p>
          </table:table-cell>
          <table:table-cell table:formula="of:=[.B36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74026175588369">
            <text:p>0.0874026176</text:p>
          </table:table-cell>
          <table:table-cell table:formula="of:=[.B36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13582723494619">
            <text:p>0.8135827235</text:p>
          </table:table-cell>
          <table:table-cell table:formula="of:=[.B36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8027708604932">
            <text:p>0.7380277086</text:p>
          </table:table-cell>
          <table:table-cell table:formula="of:=[.B37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15414436906576">
            <text:p>0.6154144369</text:p>
          </table:table-cell>
          <table:table-cell table:formula="of:=[.B37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12974787689745">
            <text:p>0.7129747877</text:p>
          </table:table-cell>
          <table:table-cell table:formula="of:=[.B37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0040203239769">
            <text:p>0.9000402032</text:p>
          </table:table-cell>
          <table:table-cell table:formula="of:=[.B37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62315266765654">
            <text:p>0.7623152668</text:p>
          </table:table-cell>
          <table:table-cell table:formula="of:=[.B37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07232094928622">
            <text:p>0.8072320949</text:p>
          </table:table-cell>
          <table:table-cell table:formula="of:=[.B37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24498794972897">
            <text:p>0.0824498795</text:p>
          </table:table-cell>
          <table:table-cell table:formula="of:=[.B37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0902117229998112">
            <text:p>0.0090211723</text:p>
          </table:table-cell>
          <table:table-cell table:formula="of:=[.B37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92527183052152">
            <text:p>0.3925271831</text:p>
          </table:table-cell>
          <table:table-cell table:formula="of:=[.B37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53859586641192">
            <text:p>0.0853859587</text:p>
          </table:table-cell>
          <table:table-cell table:formula="of:=[.B37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8097404493019">
            <text:p>0.7809740449</text:p>
          </table:table-cell>
          <table:table-cell table:formula="of:=[.B38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60755717661232">
            <text:p>0.1607557177</text:p>
          </table:table-cell>
          <table:table-cell table:formula="of:=[.B38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7006051726639">
            <text:p>0.5170060517</text:p>
          </table:table-cell>
          <table:table-cell table:formula="of:=[.B38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653664325363934">
            <text:p>0.0653664325</text:p>
          </table:table-cell>
          <table:table-cell table:formula="of:=[.B38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7784803453833">
            <text:p>0.5677848035</text:p>
          </table:table-cell>
          <table:table-cell table:formula="of:=[.B38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76527290698141">
            <text:p>0.2765272907</text:p>
          </table:table-cell>
          <table:table-cell table:formula="of:=[.B38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562453628517687">
            <text:p>0.0562453629</text:p>
          </table:table-cell>
          <table:table-cell table:formula="of:=[.B38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34251721855253">
            <text:p>0.3342517219</text:p>
          </table:table-cell>
          <table:table-cell table:formula="of:=[.B38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8327371422201">
            <text:p>0.9883273714</text:p>
          </table:table-cell>
          <table:table-cell table:formula="of:=[.B38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31470601260662">
            <text:p>0.0831470601</text:p>
          </table:table-cell>
          <table:table-cell table:formula="of:=[.B38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6354648862034">
            <text:p>0.5163546489</text:p>
          </table:table-cell>
          <table:table-cell table:formula="of:=[.B39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16109283920378">
            <text:p>0.9161092839</text:p>
          </table:table-cell>
          <table:table-cell table:formula="of:=[.B39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20919265970588">
            <text:p>0.0820919266</text:p>
          </table:table-cell>
          <table:table-cell table:formula="of:=[.B39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0097917225212">
            <text:p>0.3200979172</text:p>
          </table:table-cell>
          <table:table-cell table:formula="of:=[.B39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981317864731">
            <text:p>0.3498131786</text:p>
          </table:table-cell>
          <table:table-cell table:formula="of:=[.B39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97727322205901">
            <text:p>0.0797727322</text:p>
          </table:table-cell>
          <table:table-cell table:formula="of:=[.B39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4641598425806">
            <text:p>0.8646415984</text:p>
          </table:table-cell>
          <table:table-cell table:formula="of:=[.B39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1766577064991">
            <text:p>0.1817665771</text:p>
          </table:table-cell>
          <table:table-cell table:formula="of:=[.B39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01467574108392">
            <text:p>0.7014675741</text:p>
          </table:table-cell>
          <table:table-cell table:formula="of:=[.B39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52044215984643">
            <text:p>0.952044216</text:p>
          </table:table-cell>
          <table:table-cell table:formula="of:=[.B39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5349301025271">
            <text:p>0.995349301</text:p>
          </table:table-cell>
          <table:table-cell table:formula="of:=[.B40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39495283178985">
            <text:p>0.4394952832</text:p>
          </table:table-cell>
          <table:table-cell table:formula="of:=[.B40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7458652891219">
            <text:p>0.5674586529</text:p>
          </table:table-cell>
          <table:table-cell table:formula="of:=[.B40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08324088715017">
            <text:p>0.7083240887</text:p>
          </table:table-cell>
          <table:table-cell table:formula="of:=[.B40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39535486418754">
            <text:p>0.3395354864</text:p>
          </table:table-cell>
          <table:table-cell table:formula="of:=[.B40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9773920122534">
            <text:p>0.3297739201</text:p>
          </table:table-cell>
          <table:table-cell table:formula="of:=[.B40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55561841093">
            <text:p>0.5155561841</text:p>
          </table:table-cell>
          <table:table-cell table:formula="of:=[.B40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21985365916044">
            <text:p>0.4219853659</text:p>
          </table:table-cell>
          <table:table-cell table:formula="of:=[.B40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38795092422515">
            <text:p>0.3387950924</text:p>
          </table:table-cell>
          <table:table-cell table:formula="of:=[.B40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8083367161453">
            <text:p>0.9080833672</text:p>
          </table:table-cell>
          <table:table-cell table:formula="of:=[.B40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7371324580163">
            <text:p>0.5073713246</text:p>
          </table:table-cell>
          <table:table-cell table:formula="of:=[.B41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9769137352705">
            <text:p>0.1197691374</text:p>
          </table:table-cell>
          <table:table-cell table:formula="of:=[.B41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688390848226845">
            <text:p>0.0688390848</text:p>
          </table:table-cell>
          <table:table-cell table:formula="of:=[.B41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43773767724633">
            <text:p>0.0243773768</text:p>
          </table:table-cell>
          <table:table-cell table:formula="of:=[.B41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513557035476">
            <text:p>0.1851355704</text:p>
          </table:table-cell>
          <table:table-cell table:formula="of:=[.B41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6623888276517">
            <text:p>0.6366238883</text:p>
          </table:table-cell>
          <table:table-cell table:formula="of:=[.B41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00904667470604">
            <text:p>0.3009046675</text:p>
          </table:table-cell>
          <table:table-cell table:formula="of:=[.B41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41380933206528">
            <text:p>0.2413809332</text:p>
          </table:table-cell>
          <table:table-cell table:formula="of:=[.B41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7087561013177">
            <text:p>0.9708756101</text:p>
          </table:table-cell>
          <table:table-cell table:formula="of:=[.B41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89232038892806">
            <text:p>0.2892320389</text:p>
          </table:table-cell>
          <table:table-cell table:formula="of:=[.B41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4527993332595">
            <text:p>0.3245279933</text:p>
          </table:table-cell>
          <table:table-cell table:formula="of:=[.B42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7230258993804">
            <text:p>0.487230259</text:p>
          </table:table-cell>
          <table:table-cell table:formula="of:=[.B42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5341322813183">
            <text:p>0.2053413228</text:p>
          </table:table-cell>
          <table:table-cell table:formula="of:=[.B42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6619920395315">
            <text:p>0.4066199204</text:p>
          </table:table-cell>
          <table:table-cell table:formula="of:=[.B42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07328176684678">
            <text:p>0.8073281767</text:p>
          </table:table-cell>
          <table:table-cell table:formula="of:=[.B42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55154501460493">
            <text:p>0.5551545015</text:p>
          </table:table-cell>
          <table:table-cell table:formula="of:=[.B42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6392652615905">
            <text:p>0.4863926526</text:p>
          </table:table-cell>
          <table:table-cell table:formula="of:=[.B42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71969775110483">
            <text:p>0.6719697751</text:p>
          </table:table-cell>
          <table:table-cell table:formula="of:=[.B42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6921078991145">
            <text:p>0.736921079</text:p>
          </table:table-cell>
          <table:table-cell table:formula="of:=[.B42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7860227189958">
            <text:p>0.1878602272</text:p>
          </table:table-cell>
          <table:table-cell table:formula="of:=[.B42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4013991560787">
            <text:p>0.6240139916</text:p>
          </table:table-cell>
          <table:table-cell table:formula="of:=[.B43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2270380016416">
            <text:p>0.73227038</text:p>
          </table:table-cell>
          <table:table-cell table:formula="of:=[.B43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7355510368943">
            <text:p>0.6273555104</text:p>
          </table:table-cell>
          <table:table-cell table:formula="of:=[.B43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91472644452006">
            <text:p>0.1914726445</text:p>
          </table:table-cell>
          <table:table-cell table:formula="of:=[.B43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40594468731433">
            <text:p>0.4405944687</text:p>
          </table:table-cell>
          <table:table-cell table:formula="of:=[.B43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66890996787697">
            <text:p>0.9668909968</text:p>
          </table:table-cell>
          <table:table-cell table:formula="of:=[.B43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124656457454">
            <text:p>0.5212465646</text:p>
          </table:table-cell>
          <table:table-cell table:formula="of:=[.B43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56150652840734">
            <text:p>0.9561506528</text:p>
          </table:table-cell>
          <table:table-cell table:formula="of:=[.B43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88876362703741">
            <text:p>0.3888763627</text:p>
          </table:table-cell>
          <table:table-cell table:formula="of:=[.B43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0041656997055">
            <text:p>0.860041657</text:p>
          </table:table-cell>
          <table:table-cell table:formula="of:=[.B43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4234020002186">
            <text:p>0.86423402</text:p>
          </table:table-cell>
          <table:table-cell table:formula="of:=[.B44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6247687749565">
            <text:p>0.8962476877</text:p>
          </table:table-cell>
          <table:table-cell table:formula="of:=[.B44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79810794815421">
            <text:p>0.9798107948</text:p>
          </table:table-cell>
          <table:table-cell table:formula="of:=[.B44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33073104824871">
            <text:p>0.9330731048</text:p>
          </table:table-cell>
          <table:table-cell table:formula="of:=[.B44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20625064522028">
            <text:p>0.9206250645</text:p>
          </table:table-cell>
          <table:table-cell table:formula="of:=[.B44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64946365170181">
            <text:p>0.1649463652</text:p>
          </table:table-cell>
          <table:table-cell table:formula="of:=[.B44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9696993101388">
            <text:p>0.5696969931</text:p>
          </table:table-cell>
          <table:table-cell table:formula="of:=[.B44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21529731992632">
            <text:p>0.221529732</text:p>
          </table:table-cell>
          <table:table-cell table:formula="of:=[.B44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6327298376709">
            <text:p>0.4063272984</text:p>
          </table:table-cell>
          <table:table-cell table:formula="of:=[.B44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057260369882">
            <text:p>0.5405726037</text:p>
          </table:table-cell>
          <table:table-cell table:formula="of:=[.B44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0761770885438">
            <text:p>0.5107617709</text:p>
          </table:table-cell>
          <table:table-cell table:formula="of:=[.B45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0855292174965">
            <text:p>0.7308552922</text:p>
          </table:table-cell>
          <table:table-cell table:formula="of:=[.B45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78028626926243">
            <text:p>0.0278028627</text:p>
          </table:table-cell>
          <table:table-cell table:formula="of:=[.B45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16103094164282">
            <text:p>0.7161030942</text:p>
          </table:table-cell>
          <table:table-cell table:formula="of:=[.B45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3747521257028">
            <text:p>0.1374752126</text:p>
          </table:table-cell>
          <table:table-cell table:formula="of:=[.B45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5131039377302">
            <text:p>0.8351310394</text:p>
          </table:table-cell>
          <table:table-cell table:formula="of:=[.B45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71257595624775">
            <text:p>0.2712575956</text:p>
          </table:table-cell>
          <table:table-cell table:formula="of:=[.B45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3867865186185">
            <text:p>0.6238678652</text:p>
          </table:table-cell>
          <table:table-cell table:formula="of:=[.B45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7100814953446">
            <text:p>0.507100815</text:p>
          </table:table-cell>
          <table:table-cell table:formula="of:=[.B45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0817867461591959">
            <text:p>0.0081786746</text:p>
          </table:table-cell>
          <table:table-cell table:formula="of:=[.B45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11728092376143">
            <text:p>0.8117280924</text:p>
          </table:table-cell>
          <table:table-cell table:formula="of:=[.B46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31114806514233">
            <text:p>0.1311148065</text:p>
          </table:table-cell>
          <table:table-cell table:formula="of:=[.B46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40449054632336">
            <text:p>0.7404490546</text:p>
          </table:table-cell>
          <table:table-cell table:formula="of:=[.B46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39083602745086">
            <text:p>0.4390836027</text:p>
          </table:table-cell>
          <table:table-cell table:formula="of:=[.B46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2587450966239">
            <text:p>0.322587451</text:p>
          </table:table-cell>
          <table:table-cell table:formula="of:=[.B46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104352382943">
            <text:p>0.1810435238</text:p>
          </table:table-cell>
          <table:table-cell table:formula="of:=[.B46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5974599532783">
            <text:p>0.4059745995</text:p>
          </table:table-cell>
          <table:table-cell table:formula="of:=[.B46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4383401600644">
            <text:p>0.843834016</text:p>
          </table:table-cell>
          <table:table-cell table:formula="of:=[.B46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37194176670164">
            <text:p>0.1371941767</text:p>
          </table:table-cell>
          <table:table-cell table:formula="of:=[.B46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94850962702185">
            <text:p>0.7948509627</text:p>
          </table:table-cell>
          <table:table-cell table:formula="of:=[.B46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03875673003495">
            <text:p>0.703875673</text:p>
          </table:table-cell>
          <table:table-cell table:formula="of:=[.B47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0142819713801146">
            <text:p>0.0014281971</text:p>
          </table:table-cell>
          <table:table-cell table:formula="of:=[.B47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109865045175">
            <text:p>0.6910986505</text:p>
          </table:table-cell>
          <table:table-cell table:formula="of:=[.B47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83686467818916">
            <text:p>0.6836864678</text:p>
          </table:table-cell>
          <table:table-cell table:formula="of:=[.B47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34501301962882">
            <text:p>0.934501302</text:p>
          </table:table-cell>
          <table:table-cell table:formula="of:=[.B47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11723714973778">
            <text:p>0.611723715</text:p>
          </table:table-cell>
          <table:table-cell table:formula="of:=[.B47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48632832989097">
            <text:p>0.848632833</text:p>
          </table:table-cell>
          <table:table-cell table:formula="of:=[.B47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4198295529932">
            <text:p>0.5041982955</text:p>
          </table:table-cell>
          <table:table-cell table:formula="of:=[.B47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325344696641">
            <text:p>0.833253447</text:p>
          </table:table-cell>
          <table:table-cell table:formula="of:=[.B47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4960131831467">
            <text:p>0.2549601318</text:p>
          </table:table-cell>
          <table:table-cell table:formula="of:=[.B47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447708992287517">
            <text:p>0.0447708992</text:p>
          </table:table-cell>
          <table:table-cell table:formula="of:=[.B48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4015217851847">
            <text:p>0.3440152179</text:p>
          </table:table-cell>
          <table:table-cell table:formula="of:=[.B48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5815424006432">
            <text:p>0.985815424</text:p>
          </table:table-cell>
          <table:table-cell table:formula="of:=[.B48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2573761921376">
            <text:p>0.0725737619</text:p>
          </table:table-cell>
          <table:table-cell table:formula="of:=[.B48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601183120161295">
            <text:p>0.060118312</text:p>
          </table:table-cell>
          <table:table-cell table:formula="of:=[.B48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23290636576712">
            <text:p>0.1232906366</text:p>
          </table:table-cell>
          <table:table-cell table:formula="of:=[.B48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7704801764339">
            <text:p>0.9077048018</text:p>
          </table:table-cell>
          <table:table-cell table:formula="of:=[.B48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31375908106565">
            <text:p>0.3313759081</text:p>
          </table:table-cell>
          <table:table-cell table:formula="of:=[.B48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47158501762897">
            <text:p>0.7471585018</text:p>
          </table:table-cell>
          <table:table-cell table:formula="of:=[.B48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14805616717786">
            <text:p>0.4148056167</text:p>
          </table:table-cell>
          <table:table-cell table:formula="of:=[.B48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39554582722485">
            <text:p>0.3395545827</text:p>
          </table:table-cell>
          <table:table-cell table:formula="of:=[.B49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58886594604701">
            <text:p>0.5588865946</text:p>
          </table:table-cell>
          <table:table-cell table:formula="of:=[.B49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5920423232019">
            <text:p>0.5459204232</text:p>
          </table:table-cell>
          <table:table-cell table:formula="of:=[.B49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00036378204823">
            <text:p>0.0800036378</text:p>
          </table:table-cell>
          <table:table-cell table:formula="of:=[.B49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7970197349787">
            <text:p>0.9979701973</text:p>
          </table:table-cell>
          <table:table-cell table:formula="of:=[.B49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8507874198258">
            <text:p>0.8685078742</text:p>
          </table:table-cell>
          <table:table-cell table:formula="of:=[.B49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61047161649913">
            <text:p>0.2610471616</text:p>
          </table:table-cell>
          <table:table-cell table:formula="of:=[.B49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3944797348231">
            <text:p>0.4039447973</text:p>
          </table:table-cell>
          <table:table-cell table:formula="of:=[.B49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12341890204698">
            <text:p>0.7123418902</text:p>
          </table:table-cell>
          <table:table-cell table:formula="of:=[.B49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98241338320076">
            <text:p>0.3982413383</text:p>
          </table:table-cell>
          <table:table-cell table:formula="of:=[.B49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98795760050416">
            <text:p>0.1987957601</text:p>
          </table:table-cell>
          <table:table-cell table:formula="of:=[.B50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16217563673854">
            <text:p>0.4162175637</text:p>
          </table:table-cell>
          <table:table-cell table:formula="of:=[.B50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99669535458088">
            <text:p>0.3996695355</text:p>
          </table:table-cell>
          <table:table-cell table:formula="of:=[.B50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89894410502166">
            <text:p>0.8898944105</text:p>
          </table:table-cell>
          <table:table-cell table:formula="of:=[.B50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999040314927697">
            <text:p>0.0999040315</text:p>
          </table:table-cell>
          <table:table-cell table:formula="of:=[.B50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34170837886631">
            <text:p>0.3341708379</text:p>
          </table:table-cell>
          <table:table-cell table:formula="of:=[.B50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1618125475943">
            <text:p>0.5016181255</text:p>
          </table:table-cell>
          <table:table-cell table:formula="of:=[.B50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48536864947528">
            <text:p>0.9485368649</text:p>
          </table:table-cell>
          <table:table-cell table:formula="of:=[.B50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8369133416563">
            <text:p>0.8383691334</text:p>
          </table:table-cell>
          <table:table-cell table:formula="of:=[.B50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34871572442353">
            <text:p>0.3348715724</text:p>
          </table:table-cell>
          <table:table-cell table:formula="of:=[.B50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3496996778995">
            <text:p>0.2034969968</text:p>
          </table:table-cell>
          <table:table-cell table:formula="of:=[.B51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83140032645315">
            <text:p>0.8831400326</text:p>
          </table:table-cell>
          <table:table-cell table:formula="of:=[.B51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788867902942">
            <text:p>0.6788867903</text:p>
          </table:table-cell>
          <table:table-cell table:formula="of:=[.B51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9312420785427">
            <text:p>0.1893124208</text:p>
          </table:table-cell>
          <table:table-cell table:formula="of:=[.B51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55713794566691">
            <text:p>0.9557137946</text:p>
          </table:table-cell>
          <table:table-cell table:formula="of:=[.B51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9005102775991">
            <text:p>0.7390051028</text:p>
          </table:table-cell>
          <table:table-cell table:formula="of:=[.B51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12603057362139">
            <text:p>0.3126030574</text:p>
          </table:table-cell>
          <table:table-cell table:formula="of:=[.B51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341859633103">
            <text:p>0.8634185963</text:p>
          </table:table-cell>
          <table:table-cell table:formula="of:=[.B51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03810108825564">
            <text:p>0.0703810109</text:p>
          </table:table-cell>
          <table:table-cell table:formula="of:=[.B51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59761559125036">
            <text:p>0.0597615591</text:p>
          </table:table-cell>
          <table:table-cell table:formula="of:=[.B51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78224213048816">
            <text:p>0.278224213</text:p>
          </table:table-cell>
          <table:table-cell table:formula="of:=[.B52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9935593605042">
            <text:p>0.4099355936</text:p>
          </table:table-cell>
          <table:table-cell table:formula="of:=[.B52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18648153729737">
            <text:p>0.6186481537</text:p>
          </table:table-cell>
          <table:table-cell table:formula="of:=[.B52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24144636280835">
            <text:p>0.8241446363</text:p>
          </table:table-cell>
          <table:table-cell table:formula="of:=[.B52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9939231425524">
            <text:p>0.4899392314</text:p>
          </table:table-cell>
          <table:table-cell table:formula="of:=[.B52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16618351545185">
            <text:p>0.6166183515</text:p>
          </table:table-cell>
          <table:table-cell table:formula="of:=[.B52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2652510944754">
            <text:p>0.6926525109</text:p>
          </table:table-cell>
          <table:table-cell table:formula="of:=[.B52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50986393075436">
            <text:p>0.7509863931</text:p>
          </table:table-cell>
          <table:table-cell table:formula="of:=[.B52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05631488934159">
            <text:p>0.0205631489</text:p>
          </table:table-cell>
          <table:table-cell table:formula="of:=[.B52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4994401149452">
            <text:p>0.4049944011</text:p>
          </table:table-cell>
          <table:table-cell table:formula="of:=[.B52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49227731861174">
            <text:p>0.1492277319</text:p>
          </table:table-cell>
          <table:table-cell table:formula="of:=[.B53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19358908943832">
            <text:p>0.2193589089</text:p>
          </table:table-cell>
          <table:table-cell table:formula="of:=[.B53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21211964823306">
            <text:p>0.8212119648</text:p>
          </table:table-cell>
          <table:table-cell table:formula="of:=[.B53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8897267319262">
            <text:p>0.5488972673</text:p>
          </table:table-cell>
          <table:table-cell table:formula="of:=[.B53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09253319445997">
            <text:p>0.1092533194</text:p>
          </table:table-cell>
          <table:table-cell table:formula="of:=[.B53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21115996781737">
            <text:p>0.9211159968</text:p>
          </table:table-cell>
          <table:table-cell table:formula="of:=[.B53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83068105205894">
            <text:p>0.8830681052</text:p>
          </table:table-cell>
          <table:table-cell table:formula="of:=[.B53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10871444921941">
            <text:p>0.6108714449</text:p>
          </table:table-cell>
          <table:table-cell table:formula="of:=[.B53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9652861729264">
            <text:p>0.8696528617</text:p>
          </table:table-cell>
          <table:table-cell table:formula="of:=[.B53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21437238622457">
            <text:p>0.7214372386</text:p>
          </table:table-cell>
          <table:table-cell table:formula="of:=[.B53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45743017364293">
            <text:p>0.9457430174</text:p>
          </table:table-cell>
          <table:table-cell table:formula="of:=[.B54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31498585082591">
            <text:p>0.0731498585</text:p>
          </table:table-cell>
          <table:table-cell table:formula="of:=[.B54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04577271267772">
            <text:p>0.6045772713</text:p>
          </table:table-cell>
          <table:table-cell table:formula="of:=[.B54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4629807658494">
            <text:p>0.6246298077</text:p>
          </table:table-cell>
          <table:table-cell table:formula="of:=[.B54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62462279293686">
            <text:p>0.2624622793</text:p>
          </table:table-cell>
          <table:table-cell table:formula="of:=[.B54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0291066300124">
            <text:p>0.5602910663</text:p>
          </table:table-cell>
          <table:table-cell table:formula="of:=[.B54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63634910434484">
            <text:p>0.3636349104</text:p>
          </table:table-cell>
          <table:table-cell table:formula="of:=[.B54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75065336655825">
            <text:p>0.5750653367</text:p>
          </table:table-cell>
          <table:table-cell table:formula="of:=[.B54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23709662631154">
            <text:p>0.4237096626</text:p>
          </table:table-cell>
          <table:table-cell table:formula="of:=[.B54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34015921317041">
            <text:p>0.4340159213</text:p>
          </table:table-cell>
          <table:table-cell table:formula="of:=[.B54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4826895780861">
            <text:p>0.6348268958</text:p>
          </table:table-cell>
          <table:table-cell table:formula="of:=[.B55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01933876145631">
            <text:p>0.7019338761</text:p>
          </table:table-cell>
          <table:table-cell table:formula="of:=[.B55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43951515387744">
            <text:p>0.8439515154</text:p>
          </table:table-cell>
          <table:table-cell table:formula="of:=[.B55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3475049976259">
            <text:p>0.25347505</text:p>
          </table:table-cell>
          <table:table-cell table:formula="of:=[.B55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6078512426466">
            <text:p>0.5260785124</text:p>
          </table:table-cell>
          <table:table-cell table:formula="of:=[.B55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33890746813267">
            <text:p>0.3338907468</text:p>
          </table:table-cell>
          <table:table-cell table:formula="of:=[.B55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70093401521444">
            <text:p>0.8700934015</text:p>
          </table:table-cell>
          <table:table-cell table:formula="of:=[.B55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1873102337122">
            <text:p>0.2187310234</text:p>
          </table:table-cell>
          <table:table-cell table:formula="of:=[.B55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48771403543651">
            <text:p>0.0848771404</text:p>
          </table:table-cell>
          <table:table-cell table:formula="of:=[.B55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065655041486">
            <text:p>0.8906565504</text:p>
          </table:table-cell>
          <table:table-cell table:formula="of:=[.B55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3725424986333">
            <text:p>0.623725425</text:p>
          </table:table-cell>
          <table:table-cell table:formula="of:=[.B56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34104872215539">
            <text:p>0.2341048722</text:p>
          </table:table-cell>
          <table:table-cell table:formula="of:=[.B56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0015459358692">
            <text:p>0.1100154594</text:p>
          </table:table-cell>
          <table:table-cell table:formula="of:=[.B56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44937389809638">
            <text:p>0.4449373898</text:p>
          </table:table-cell>
          <table:table-cell table:formula="of:=[.B56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83002139534801">
            <text:p>0.7830021395</text:p>
          </table:table-cell>
          <table:table-cell table:formula="of:=[.B56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1926877880469">
            <text:p>0.2192687788</text:p>
          </table:table-cell>
          <table:table-cell table:formula="of:=[.B56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66053386591375">
            <text:p>0.3660533866</text:p>
          </table:table-cell>
          <table:table-cell table:formula="of:=[.B56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66070245206356">
            <text:p>0.6660702452</text:p>
          </table:table-cell>
          <table:table-cell table:formula="of:=[.B56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014022372663">
            <text:p>0.8301402237</text:p>
          </table:table-cell>
          <table:table-cell table:formula="of:=[.B56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35706248320639">
            <text:p>0.2357062483</text:p>
          </table:table-cell>
          <table:table-cell table:formula="of:=[.B56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87507483828813">
            <text:p>0.3875074838</text:p>
          </table:table-cell>
          <table:table-cell table:formula="of:=[.B57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75883241090924">
            <text:p>0.7758832411</text:p>
          </table:table-cell>
          <table:table-cell table:formula="of:=[.B57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08856106828898">
            <text:p>0.3088561068</text:p>
          </table:table-cell>
          <table:table-cell table:formula="of:=[.B57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2084755562246">
            <text:p>0.9920847556</text:p>
          </table:table-cell>
          <table:table-cell table:formula="of:=[.B57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0513048749417">
            <text:p>0.4005130487</text:p>
          </table:table-cell>
          <table:table-cell table:formula="of:=[.B57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71318386122584">
            <text:p>0.5713183861</text:p>
          </table:table-cell>
          <table:table-cell table:formula="of:=[.B57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5237582186237">
            <text:p>0.5523758219</text:p>
          </table:table-cell>
          <table:table-cell table:formula="of:=[.B57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64147959649563">
            <text:p>0.7641479596</text:p>
          </table:table-cell>
          <table:table-cell table:formula="of:=[.B57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4638372277841">
            <text:p>0.1463837228</text:p>
          </table:table-cell>
          <table:table-cell table:formula="of:=[.B57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76085484493524">
            <text:p>0.9760854845</text:p>
          </table:table-cell>
          <table:table-cell table:formula="of:=[.B57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98163880966604">
            <text:p>0.198163881</text:p>
          </table:table-cell>
          <table:table-cell table:formula="of:=[.B58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81210619024932">
            <text:p>0.781210619</text:p>
          </table:table-cell>
          <table:table-cell table:formula="of:=[.B58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78019360639155">
            <text:p>0.6780193606</text:p>
          </table:table-cell>
          <table:table-cell table:formula="of:=[.B58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421153963543475">
            <text:p>0.0421153964</text:p>
          </table:table-cell>
          <table:table-cell table:formula="of:=[.B58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346856690011919">
            <text:p>0.034685669</text:p>
          </table:table-cell>
          <table:table-cell table:formula="of:=[.B58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4097873531282">
            <text:p>0.2040978735</text:p>
          </table:table-cell>
          <table:table-cell table:formula="of:=[.B58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76006143633276">
            <text:p>0.3760061436</text:p>
          </table:table-cell>
          <table:table-cell table:formula="of:=[.B58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4779070522636">
            <text:p>0.9047790705</text:p>
          </table:table-cell>
          <table:table-cell table:formula="of:=[.B58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22828896902502">
            <text:p>0.4228288969</text:p>
          </table:table-cell>
          <table:table-cell table:formula="of:=[.B58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60883283987641">
            <text:p>0.460883284</text:p>
          </table:table-cell>
          <table:table-cell table:formula="of:=[.B58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95435620937496">
            <text:p>0.7954356209</text:p>
          </table:table-cell>
          <table:table-cell table:formula="of:=[.B59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465543218888342">
            <text:p>0.0465543219</text:p>
          </table:table-cell>
          <table:table-cell table:formula="of:=[.B59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4988156203181">
            <text:p>0.6949881562</text:p>
          </table:table-cell>
          <table:table-cell table:formula="of:=[.B59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5451080296189">
            <text:p>0.9054510803</text:p>
          </table:table-cell>
          <table:table-cell table:formula="of:=[.B59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1491712164134">
            <text:p>0.4914917122</text:p>
          </table:table-cell>
          <table:table-cell table:formula="of:=[.B59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7990295737982">
            <text:p>0.4779902957</text:p>
          </table:table-cell>
          <table:table-cell table:formula="of:=[.B59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24719859100878">
            <text:p>0.1247198591</text:p>
          </table:table-cell>
          <table:table-cell table:formula="of:=[.B59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57545098755509">
            <text:p>0.8575450988</text:p>
          </table:table-cell>
          <table:table-cell table:formula="of:=[.B59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44060540944338">
            <text:p>0.1440605409</text:p>
          </table:table-cell>
          <table:table-cell table:formula="of:=[.B59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54860082827508">
            <text:p>0.9548600828</text:p>
          </table:table-cell>
          <table:table-cell table:formula="of:=[.B59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932513475418091">
            <text:p>0.0932513475</text:p>
          </table:table-cell>
          <table:table-cell table:formula="of:=[.B60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31568025238812">
            <text:p>0.5315680252</text:p>
          </table:table-cell>
          <table:table-cell table:formula="of:=[.B60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0743323918432">
            <text:p>0.7307433239</text:p>
          </table:table-cell>
          <table:table-cell table:formula="of:=[.B60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2107454370707">
            <text:p>0.4021074544</text:p>
          </table:table-cell>
          <table:table-cell table:formula="of:=[.B60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3652780801058">
            <text:p>0.5236527808</text:p>
          </table:table-cell>
          <table:table-cell table:formula="of:=[.B60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31256372667849">
            <text:p>0.1312563727</text:p>
          </table:table-cell>
          <table:table-cell table:formula="of:=[.B60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73425840958953">
            <text:p>0.973425841</text:p>
          </table:table-cell>
          <table:table-cell table:formula="of:=[.B60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60286026634276">
            <text:p>0.0760286027</text:p>
          </table:table-cell>
          <table:table-cell table:formula="of:=[.B60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5404332317412">
            <text:p>0.8954043323</text:p>
          </table:table-cell>
          <table:table-cell table:formula="of:=[.B60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9809563737363">
            <text:p>0.1198095637</text:p>
          </table:table-cell>
          <table:table-cell table:formula="of:=[.B60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521140871569514">
            <text:p>0.0521140872</text:p>
          </table:table-cell>
          <table:table-cell table:formula="of:=[.B61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935682137496769">
            <text:p>0.0935682137</text:p>
          </table:table-cell>
          <table:table-cell table:formula="of:=[.B61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1020182762295">
            <text:p>0.9010201828</text:p>
          </table:table-cell>
          <table:table-cell table:formula="of:=[.B61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0133448261768">
            <text:p>0.7301334483</text:p>
          </table:table-cell>
          <table:table-cell table:formula="of:=[.B61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35683610104024">
            <text:p>0.1356836101</text:p>
          </table:table-cell>
          <table:table-cell table:formula="of:=[.B61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35705851763487">
            <text:p>0.9357058518</text:p>
          </table:table-cell>
          <table:table-cell table:formula="of:=[.B61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3423132179305">
            <text:p>0.9342313218</text:p>
          </table:table-cell>
          <table:table-cell table:formula="of:=[.B61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1689753737301">
            <text:p>0.5116897537</text:p>
          </table:table-cell>
          <table:table-cell table:formula="of:=[.B61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40484922286123">
            <text:p>0.8404849223</text:p>
          </table:table-cell>
          <table:table-cell table:formula="of:=[.B61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57060218695551">
            <text:p>0.3570602187</text:p>
          </table:table-cell>
          <table:table-cell table:formula="of:=[.B61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72573037724942">
            <text:p>0.9725730377</text:p>
          </table:table-cell>
          <table:table-cell table:formula="of:=[.B62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5920543223619">
            <text:p>0.6359205432</text:p>
          </table:table-cell>
          <table:table-cell table:formula="of:=[.B62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3614541050047">
            <text:p>0.4036145411</text:p>
          </table:table-cell>
          <table:table-cell table:formula="of:=[.B62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67561193928123">
            <text:p>0.6675611939</text:p>
          </table:table-cell>
          <table:table-cell table:formula="of:=[.B62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1371623519808">
            <text:p>0.5413716235</text:p>
          </table:table-cell>
          <table:table-cell table:formula="of:=[.B62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5106253214181">
            <text:p>0.8951062532</text:p>
          </table:table-cell>
          <table:table-cell table:formula="of:=[.B62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45551490131766">
            <text:p>0.1455514901</text:p>
          </table:table-cell>
          <table:table-cell table:formula="of:=[.B62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66091482620686">
            <text:p>0.6660914826</text:p>
          </table:table-cell>
          <table:table-cell table:formula="of:=[.B62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52651351969689">
            <text:p>0.752651352</text:p>
          </table:table-cell>
          <table:table-cell table:formula="of:=[.B62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89612031076103">
            <text:p>0.2896120311</text:p>
          </table:table-cell>
          <table:table-cell table:formula="of:=[.B62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0951565448195">
            <text:p>0.6209515654</text:p>
          </table:table-cell>
          <table:table-cell table:formula="of:=[.B63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45902699511498">
            <text:p>0.8459026995</text:p>
          </table:table-cell>
          <table:table-cell table:formula="of:=[.B63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21180056314915">
            <text:p>0.8211800563</text:p>
          </table:table-cell>
          <table:table-cell table:formula="of:=[.B63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51694889366627">
            <text:p>0.3516948894</text:p>
          </table:table-cell>
          <table:table-cell table:formula="of:=[.B63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48010154347867">
            <text:p>0.2480101543</text:p>
          </table:table-cell>
          <table:table-cell table:formula="of:=[.B63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4832837115973">
            <text:p>0.3448328371</text:p>
          </table:table-cell>
          <table:table-cell table:formula="of:=[.B63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2951262500137">
            <text:p>0.4829512625</text:p>
          </table:table-cell>
          <table:table-cell table:formula="of:=[.B63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2143599530682">
            <text:p>0.2214359953</text:p>
          </table:table-cell>
          <table:table-cell table:formula="of:=[.B63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20861439779401">
            <text:p>0.4208614398</text:p>
          </table:table-cell>
          <table:table-cell table:formula="of:=[.B63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78355594817549">
            <text:p>0.3783555948</text:p>
          </table:table-cell>
          <table:table-cell table:formula="of:=[.B63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1245559044182">
            <text:p>0.341245559</text:p>
          </table:table-cell>
          <table:table-cell table:formula="of:=[.B64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2975527402014">
            <text:p>0.4729755274</text:p>
          </table:table-cell>
          <table:table-cell table:formula="of:=[.B64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1923808567226">
            <text:p>0.4719238086</text:p>
          </table:table-cell>
          <table:table-cell table:formula="of:=[.B64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42265742272139">
            <text:p>0.2422657423</text:p>
          </table:table-cell>
          <table:table-cell table:formula="of:=[.B64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3108975663781">
            <text:p>0.2031089757</text:p>
          </table:table-cell>
          <table:table-cell table:formula="of:=[.B64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07607419136912">
            <text:p>0.6076074191</text:p>
          </table:table-cell>
          <table:table-cell table:formula="of:=[.B64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77971594035625">
            <text:p>0.177971594</text:p>
          </table:table-cell>
          <table:table-cell table:formula="of:=[.B64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37340297456831">
            <text:p>0.1373402975</text:p>
          </table:table-cell>
          <table:table-cell table:formula="of:=[.B64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9297172874212">
            <text:p>0.1192971729</text:p>
          </table:table-cell>
          <table:table-cell table:formula="of:=[.B64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84565167874098">
            <text:p>0.0184565168</text:p>
          </table:table-cell>
          <table:table-cell table:formula="of:=[.B64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4400516152382">
            <text:p>0.4944005162</text:p>
          </table:table-cell>
          <table:table-cell table:formula="of:=[.B65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918702110648155">
            <text:p>0.0918702111</text:p>
          </table:table-cell>
          <table:table-cell table:formula="of:=[.B65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54377060011029">
            <text:p>0.65437706</text:p>
          </table:table-cell>
          <table:table-cell table:formula="of:=[.B65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8015057202429">
            <text:p>0.8980150572</text:p>
          </table:table-cell>
          <table:table-cell table:formula="of:=[.B65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59431404992938">
            <text:p>0.759431405</text:p>
          </table:table-cell>
          <table:table-cell table:formula="of:=[.B65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95748683996499">
            <text:p>0.195748684</text:p>
          </table:table-cell>
          <table:table-cell table:formula="of:=[.B65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93121310416609">
            <text:p>0.7931213104</text:p>
          </table:table-cell>
          <table:table-cell table:formula="of:=[.B65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4982895124704">
            <text:p>0.9049828951</text:p>
          </table:table-cell>
          <table:table-cell table:formula="of:=[.B65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1840166617185">
            <text:p>0.8618401666</text:p>
          </table:table-cell>
          <table:table-cell table:formula="of:=[.B65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5772662851959">
            <text:p>0.5457726629</text:p>
          </table:table-cell>
          <table:table-cell table:formula="of:=[.B65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94594926666468">
            <text:p>0.1945949267</text:p>
          </table:table-cell>
          <table:table-cell table:formula="of:=[.B66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2791732531041">
            <text:p>0.4827917325</text:p>
          </table:table-cell>
          <table:table-cell table:formula="of:=[.B66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91675362363458">
            <text:p>0.3916753624</text:p>
          </table:table-cell>
          <table:table-cell table:formula="of:=[.B66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57749829813838">
            <text:p>0.015774983</text:p>
          </table:table-cell>
          <table:table-cell table:formula="of:=[.B66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4486621897668">
            <text:p>0.8344866219</text:p>
          </table:table-cell>
          <table:table-cell table:formula="of:=[.B66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9685516711324">
            <text:p>0.6396855167</text:p>
          </table:table-cell>
          <table:table-cell table:formula="of:=[.B66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60607820563018">
            <text:p>0.3606078206</text:p>
          </table:table-cell>
          <table:table-cell table:formula="of:=[.B66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17437884397805">
            <text:p>0.3174378844</text:p>
          </table:table-cell>
          <table:table-cell table:formula="of:=[.B66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1121512018144">
            <text:p>0.861121512</text:p>
          </table:table-cell>
          <table:table-cell table:formula="of:=[.B66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81469260342419">
            <text:p>0.7814692603</text:p>
          </table:table-cell>
          <table:table-cell table:formula="of:=[.B66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5793479681015">
            <text:p>0.6957934797</text:p>
          </table:table-cell>
          <table:table-cell table:formula="of:=[.B67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2367071527988">
            <text:p>0.2023670715</text:p>
          </table:table-cell>
          <table:table-cell table:formula="of:=[.B67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4444787744433">
            <text:p>0.2544447877</text:p>
          </table:table-cell>
          <table:table-cell table:formula="of:=[.B67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67717288248241">
            <text:p>0.1677172882</text:p>
          </table:table-cell>
          <table:table-cell table:formula="of:=[.B67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44632813800126">
            <text:p>0.4446328138</text:p>
          </table:table-cell>
          <table:table-cell table:formula="of:=[.B67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57553763408214">
            <text:p>0.4575537634</text:p>
          </table:table-cell>
          <table:table-cell table:formula="of:=[.B67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75324707385153">
            <text:p>0.7753247074</text:p>
          </table:table-cell>
          <table:table-cell table:formula="of:=[.B67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2604407835752">
            <text:p>0.6226044078</text:p>
          </table:table-cell>
          <table:table-cell table:formula="of:=[.B67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94894060865045">
            <text:p>0.5948940609</text:p>
          </table:table-cell>
          <table:table-cell table:formula="of:=[.B67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4621880725026">
            <text:p>0.8946218807</text:p>
          </table:table-cell>
          <table:table-cell table:formula="of:=[.B67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41060924623162">
            <text:p>0.6410609246</text:p>
          </table:table-cell>
          <table:table-cell table:formula="of:=[.B68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92945774830878">
            <text:p>0.0892945775</text:p>
          </table:table-cell>
          <table:table-cell table:formula="of:=[.B68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6492091789842">
            <text:p>0.9864920918</text:p>
          </table:table-cell>
          <table:table-cell table:formula="of:=[.B68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95437985099852">
            <text:p>0.2954379851</text:p>
          </table:table-cell>
          <table:table-cell table:formula="of:=[.B68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7309634685516">
            <text:p>0.9873096347</text:p>
          </table:table-cell>
          <table:table-cell table:formula="of:=[.B68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4592349678278">
            <text:p>0.7459234968</text:p>
          </table:table-cell>
          <table:table-cell table:formula="of:=[.B68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1186669096351">
            <text:p>0.4911866691</text:p>
          </table:table-cell>
          <table:table-cell table:formula="of:=[.B68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80430945567787">
            <text:p>0.7804309456</text:p>
          </table:table-cell>
          <table:table-cell table:formula="of:=[.B68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50906392373145">
            <text:p>0.6509063924</text:p>
          </table:table-cell>
          <table:table-cell table:formula="of:=[.B68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53026835713536">
            <text:p>0.3530268357</text:p>
          </table:table-cell>
          <table:table-cell table:formula="of:=[.B68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6203608419746">
            <text:p>0.3262036084</text:p>
          </table:table-cell>
          <table:table-cell table:formula="of:=[.B69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45501319039613">
            <text:p>0.845501319</text:p>
          </table:table-cell>
          <table:table-cell table:formula="of:=[.B69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5818568244576">
            <text:p>0.8358185682</text:p>
          </table:table-cell>
          <table:table-cell table:formula="of:=[.B69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17878970783204">
            <text:p>0.7178789708</text:p>
          </table:table-cell>
          <table:table-cell table:formula="of:=[.B69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1276302020997">
            <text:p>0.861276302</text:p>
          </table:table-cell>
          <table:table-cell table:formula="of:=[.B69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70305190607905">
            <text:p>0.6703051906</text:p>
          </table:table-cell>
          <table:table-cell table:formula="of:=[.B69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5756448796019">
            <text:p>0.357564488</text:p>
          </table:table-cell>
          <table:table-cell table:formula="of:=[.B69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21884122584015">
            <text:p>0.2218841226</text:p>
          </table:table-cell>
          <table:table-cell table:formula="of:=[.B69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774307500571">
            <text:p>0.987743075</text:p>
          </table:table-cell>
          <table:table-cell table:formula="of:=[.B69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18685999978334">
            <text:p>0.218686</text:p>
          </table:table-cell>
          <table:table-cell table:formula="of:=[.B69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0335338339209557">
            <text:p>0.0033533834</text:p>
          </table:table-cell>
          <table:table-cell table:formula="of:=[.B70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83536554686725">
            <text:p>0.6835365547</text:p>
          </table:table-cell>
          <table:table-cell table:formula="of:=[.B70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21053071506321">
            <text:p>0.4210530715</text:p>
          </table:table-cell>
          <table:table-cell table:formula="of:=[.B70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7798171136528">
            <text:p>0.2577981711</text:p>
          </table:table-cell>
          <table:table-cell table:formula="of:=[.B70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51253843400627">
            <text:p>0.8512538434</text:p>
          </table:table-cell>
          <table:table-cell table:formula="of:=[.B70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5685885306448">
            <text:p>0.8656858853</text:p>
          </table:table-cell>
          <table:table-cell table:formula="of:=[.B70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15351935010403">
            <text:p>0.715351935</text:p>
          </table:table-cell>
          <table:table-cell table:formula="of:=[.B70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657855078578">
            <text:p>0.6265785508</text:p>
          </table:table-cell>
          <table:table-cell table:formula="of:=[.B70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8290293607861">
            <text:p>0.4882902936</text:p>
          </table:table-cell>
          <table:table-cell table:formula="of:=[.B70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10245995875448">
            <text:p>0.3102459959</text:p>
          </table:table-cell>
          <table:table-cell table:formula="of:=[.B70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1200431510806">
            <text:p>0.5212004315</text:p>
          </table:table-cell>
          <table:table-cell table:formula="of:=[.B71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29351218231022">
            <text:p>0.1293512182</text:p>
          </table:table-cell>
          <table:table-cell table:formula="of:=[.B71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99540573358536">
            <text:p>0.3995405734</text:p>
          </table:table-cell>
          <table:table-cell table:formula="of:=[.B71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7692523300648">
            <text:p>0.5076925233</text:p>
          </table:table-cell>
          <table:table-cell table:formula="of:=[.B71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24789203330874">
            <text:p>0.4247892033</text:p>
          </table:table-cell>
          <table:table-cell table:formula="of:=[.B71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86850208509713">
            <text:p>0.3868502085</text:p>
          </table:table-cell>
          <table:table-cell table:formula="of:=[.B71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3616020549089">
            <text:p>0.2536160205</text:p>
          </table:table-cell>
          <table:table-cell table:formula="of:=[.B71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15975872427225">
            <text:p>0.9159758724</text:p>
          </table:table-cell>
          <table:table-cell table:formula="of:=[.B71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672811540775">
            <text:p>0.1672811541</text:p>
          </table:table-cell>
          <table:table-cell table:formula="of:=[.B71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4522412922233">
            <text:p>0.9045224129</text:p>
          </table:table-cell>
          <table:table-cell table:formula="of:=[.B71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69002708606422">
            <text:p>0.2690027086</text:p>
          </table:table-cell>
          <table:table-cell table:formula="of:=[.B72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3484762497246">
            <text:p>0.4934847625</text:p>
          </table:table-cell>
          <table:table-cell table:formula="of:=[.B72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50023731961846">
            <text:p>0.750023732</text:p>
          </table:table-cell>
          <table:table-cell table:formula="of:=[.B72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04821276850998">
            <text:p>0.1048212769</text:p>
          </table:table-cell>
          <table:table-cell table:formula="of:=[.B72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1136373328045">
            <text:p>0.2113637333</text:p>
          </table:table-cell>
          <table:table-cell table:formula="of:=[.B72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11300033982843">
            <text:p>0.611300034</text:p>
          </table:table-cell>
          <table:table-cell table:formula="of:=[.B72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75126467458904">
            <text:p>0.7751264675</text:p>
          </table:table-cell>
          <table:table-cell table:formula="of:=[.B72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892822124064">
            <text:p>0.5689282212</text:p>
          </table:table-cell>
          <table:table-cell table:formula="of:=[.B72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318415703252">
            <text:p>0.833184157</text:p>
          </table:table-cell>
          <table:table-cell table:formula="of:=[.B72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62869542930275">
            <text:p>0.7628695429</text:p>
          </table:table-cell>
          <table:table-cell table:formula="of:=[.B72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87614221684635">
            <text:p>0.7876142217</text:p>
          </table:table-cell>
          <table:table-cell table:formula="of:=[.B73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6537540424615">
            <text:p>0.8365375404</text:p>
          </table:table-cell>
          <table:table-cell table:formula="of:=[.B73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46406097617">
            <text:p>0.4464060976</text:p>
          </table:table-cell>
          <table:table-cell table:formula="of:=[.B73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8667293190956">
            <text:p>0.2086672932</text:p>
          </table:table-cell>
          <table:table-cell table:formula="of:=[.B73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943357115611434">
            <text:p>0.0943357116</text:p>
          </table:table-cell>
          <table:table-cell table:formula="of:=[.B73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97659941017628">
            <text:p>0.297659941</text:p>
          </table:table-cell>
          <table:table-cell table:formula="of:=[.B73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43531789630652">
            <text:p>0.074353179</text:p>
          </table:table-cell>
          <table:table-cell table:formula="of:=[.B73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09687646571547">
            <text:p>0.8096876466</text:p>
          </table:table-cell>
          <table:table-cell table:formula="of:=[.B73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24238492269069">
            <text:p>0.9242384923</text:p>
          </table:table-cell>
          <table:table-cell table:formula="of:=[.B73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2643472570926">
            <text:p>0.5626434726</text:p>
          </table:table-cell>
          <table:table-cell table:formula="of:=[.B73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9933642912656">
            <text:p>0.1199336429</text:p>
          </table:table-cell>
          <table:table-cell table:formula="of:=[.B74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45438923779875">
            <text:p>0.4454389238</text:p>
          </table:table-cell>
          <table:table-cell table:formula="of:=[.B74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1994690801948">
            <text:p>0.6919946908</text:p>
          </table:table-cell>
          <table:table-cell table:formula="of:=[.B74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9474216271192">
            <text:p>0.5194742163</text:p>
          </table:table-cell>
          <table:table-cell table:formula="of:=[.B74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53131447546184">
            <text:p>0.9531314475</text:p>
          </table:table-cell>
          <table:table-cell table:formula="of:=[.B74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6783894598484">
            <text:p>0.1167838946</text:p>
          </table:table-cell>
          <table:table-cell table:formula="of:=[.B74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6324424780905">
            <text:p>0.9063244248</text:p>
          </table:table-cell>
          <table:table-cell table:formula="of:=[.B74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6747468095273">
            <text:p>0.2067474681</text:p>
          </table:table-cell>
          <table:table-cell table:formula="of:=[.B74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327597670257092">
            <text:p>0.032759767</text:p>
          </table:table-cell>
          <table:table-cell table:formula="of:=[.B74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36055788584054">
            <text:p>0.0736055789</text:p>
          </table:table-cell>
          <table:table-cell table:formula="of:=[.B74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1269881017506">
            <text:p>0.111269881</text:p>
          </table:table-cell>
          <table:table-cell table:formula="of:=[.B75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01762475632131">
            <text:p>0.3017624756</text:p>
          </table:table-cell>
          <table:table-cell table:formula="of:=[.B75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7090341355652">
            <text:p>0.5670903414</text:p>
          </table:table-cell>
          <table:table-cell table:formula="of:=[.B75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61293612979353">
            <text:p>0.861293613</text:p>
          </table:table-cell>
          <table:table-cell table:formula="of:=[.B75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6583752948791">
            <text:p>0.4065837529</text:p>
          </table:table-cell>
          <table:table-cell table:formula="of:=[.B75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78454075101763">
            <text:p>0.7784540751</text:p>
          </table:table-cell>
          <table:table-cell table:formula="of:=[.B75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2593646962196">
            <text:p>0.472593647</text:p>
          </table:table-cell>
          <table:table-cell table:formula="of:=[.B75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1710220407695">
            <text:p>0.1817102204</text:p>
          </table:table-cell>
          <table:table-cell table:formula="of:=[.B75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7382296342403">
            <text:p>0.3473822963</text:p>
          </table:table-cell>
          <table:table-cell table:formula="of:=[.B75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05777803994715">
            <text:p>0.305777804</text:p>
          </table:table-cell>
          <table:table-cell table:formula="of:=[.B75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4457976333797">
            <text:p>0.9445797633</text:p>
          </table:table-cell>
          <table:table-cell table:formula="of:=[.B76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34996518027037">
            <text:p>0.134996518</text:p>
          </table:table-cell>
          <table:table-cell table:formula="of:=[.B76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4231534441933">
            <text:p>0.1423153444</text:p>
          </table:table-cell>
          <table:table-cell table:formula="of:=[.B76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90985861420631">
            <text:p>0.3909858614</text:p>
          </table:table-cell>
          <table:table-cell table:formula="of:=[.B76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3663811683655">
            <text:p>0.3436638117</text:p>
          </table:table-cell>
          <table:table-cell table:formula="of:=[.B76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36651056446135">
            <text:p>0.2366510564</text:p>
          </table:table-cell>
          <table:table-cell table:formula="of:=[.B76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88645802438259">
            <text:p>0.6886458024</text:p>
          </table:table-cell>
          <table:table-cell table:formula="of:=[.B76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1801699064672">
            <text:p>0.4180169906</text:p>
          </table:table-cell>
          <table:table-cell table:formula="of:=[.B76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463387030176818">
            <text:p>0.046338703</text:p>
          </table:table-cell>
          <table:table-cell table:formula="of:=[.B76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12884294707328">
            <text:p>0.6128842947</text:p>
          </table:table-cell>
          <table:table-cell table:formula="of:=[.B76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0660463217646">
            <text:p>0.9806604632</text:p>
          </table:table-cell>
          <table:table-cell table:formula="of:=[.B77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66272345930338">
            <text:p>0.1662723459</text:p>
          </table:table-cell>
          <table:table-cell table:formula="of:=[.B77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583232189528644">
            <text:p>0.058323219</text:p>
          </table:table-cell>
          <table:table-cell table:formula="of:=[.B77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72655154019594">
            <text:p>0.672655154</text:p>
          </table:table-cell>
          <table:table-cell table:formula="of:=[.B77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85746562667191">
            <text:p>0.6857465627</text:p>
          </table:table-cell>
          <table:table-cell table:formula="of:=[.B77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14546664990485">
            <text:p>0.0114546665</text:p>
          </table:table-cell>
          <table:table-cell table:formula="of:=[.B77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89439048618078">
            <text:p>0.7894390486</text:p>
          </table:table-cell>
          <table:table-cell table:formula="of:=[.B77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92070987448096">
            <text:p>0.5920709874</text:p>
          </table:table-cell>
          <table:table-cell table:formula="of:=[.B77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18202134594321">
            <text:p>0.2182021346</text:p>
          </table:table-cell>
          <table:table-cell table:formula="of:=[.B77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22198816109449">
            <text:p>0.8221988161</text:p>
          </table:table-cell>
          <table:table-cell table:formula="of:=[.B77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65676566772163">
            <text:p>0.6656765668</text:p>
          </table:table-cell>
          <table:table-cell table:formula="of:=[.B78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9472015611827">
            <text:p>0.3294720156</text:p>
          </table:table-cell>
          <table:table-cell table:formula="of:=[.B78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2396129174158">
            <text:p>0.1239612917</text:p>
          </table:table-cell>
          <table:table-cell table:formula="of:=[.B78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32766908127815">
            <text:p>0.2327669081</text:p>
          </table:table-cell>
          <table:table-cell table:formula="of:=[.B78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9076562859118">
            <text:p>0.1907656286</text:p>
          </table:table-cell>
          <table:table-cell table:formula="of:=[.B78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30545044690371">
            <text:p>0.5305450447</text:p>
          </table:table-cell>
          <table:table-cell table:formula="of:=[.B78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12209832295775">
            <text:p>0.0112209832</text:p>
          </table:table-cell>
          <table:table-cell table:formula="of:=[.B78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63359275553376">
            <text:p>0.6633592756</text:p>
          </table:table-cell>
          <table:table-cell table:formula="of:=[.B78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12255265563726">
            <text:p>0.7122552656</text:p>
          </table:table-cell>
          <table:table-cell table:formula="of:=[.B78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58603280037642">
            <text:p>0.35860328</text:p>
          </table:table-cell>
          <table:table-cell table:formula="of:=[.B78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69137080013752">
            <text:p>0.96913708</text:p>
          </table:table-cell>
          <table:table-cell table:formula="of:=[.B79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56835028901696">
            <text:p>0.6568350289</text:p>
          </table:table-cell>
          <table:table-cell table:formula="of:=[.B79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3599798064679">
            <text:p>0.4935997981</text:p>
          </table:table-cell>
          <table:table-cell table:formula="of:=[.B79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1452424433082">
            <text:p>0.1114524244</text:p>
          </table:table-cell>
          <table:table-cell table:formula="of:=[.B79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478208903223276">
            <text:p>0.0478208903</text:p>
          </table:table-cell>
          <table:table-cell table:formula="of:=[.B79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7263609748334">
            <text:p>0.8372636097</text:p>
          </table:table-cell>
          <table:table-cell table:formula="of:=[.B79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8103480879217">
            <text:p>0.3481034809</text:p>
          </table:table-cell>
          <table:table-cell table:formula="of:=[.B79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6466693226248">
            <text:p>0.7364666932</text:p>
          </table:table-cell>
          <table:table-cell table:formula="of:=[.B79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5280600395054">
            <text:p>0.2552806004</text:p>
          </table:table-cell>
          <table:table-cell table:formula="of:=[.B79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94442184362561">
            <text:p>0.3944421844</text:p>
          </table:table-cell>
          <table:table-cell table:formula="of:=[.B79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9350987933576">
            <text:p>0.3493509879</text:p>
          </table:table-cell>
          <table:table-cell table:formula="of:=[.B80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35941063612699">
            <text:p>0.2359410636</text:p>
          </table:table-cell>
          <table:table-cell table:formula="of:=[.B80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60714530292898">
            <text:p>0.5607145303</text:p>
          </table:table-cell>
          <table:table-cell table:formula="of:=[.B80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07674206886441">
            <text:p>0.4076742069</text:p>
          </table:table-cell>
          <table:table-cell table:formula="of:=[.B80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8596218097955">
            <text:p>0.9085962181</text:p>
          </table:table-cell>
          <table:table-cell table:formula="of:=[.B80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46461092960089">
            <text:p>0.246461093</text:p>
          </table:table-cell>
          <table:table-cell table:formula="of:=[.B80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19128873385489">
            <text:p>0.4191288734</text:p>
          </table:table-cell>
          <table:table-cell table:formula="of:=[.B80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8035266716033">
            <text:p>0.6980352667</text:p>
          </table:table-cell>
          <table:table-cell table:formula="of:=[.B80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8532080873847">
            <text:p>0.8385320809</text:p>
          </table:table-cell>
          <table:table-cell table:formula="of:=[.B80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733100797981">
            <text:p>0.637331008</text:p>
          </table:table-cell>
          <table:table-cell table:formula="of:=[.B80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0234082825482">
            <text:p>0.5202340828</text:p>
          </table:table-cell>
          <table:table-cell table:formula="of:=[.B81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420864764601">
            <text:p>0.5042086476</text:p>
          </table:table-cell>
          <table:table-cell table:formula="of:=[.B81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66803023591638">
            <text:p>0.9668030236</text:p>
          </table:table-cell>
          <table:table-cell table:formula="of:=[.B81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44195375032723">
            <text:p>0.644195375</text:p>
          </table:table-cell>
          <table:table-cell table:formula="of:=[.B81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36975555773824">
            <text:p>0.7369755558</text:p>
          </table:table-cell>
          <table:table-cell table:formula="of:=[.B81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57568652182817">
            <text:p>0.1575686522</text:p>
          </table:table-cell>
          <table:table-cell table:formula="of:=[.B81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74740419723094">
            <text:p>0.1747404197</text:p>
          </table:table-cell>
          <table:table-cell table:formula="of:=[.B81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48196539469063">
            <text:p>0.7481965395</text:p>
          </table:table-cell>
          <table:table-cell table:formula="of:=[.B81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20927928201854">
            <text:p>0.8209279282</text:p>
          </table:table-cell>
          <table:table-cell table:formula="of:=[.B81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8699568528682">
            <text:p>0.8869956853</text:p>
          </table:table-cell>
          <table:table-cell table:formula="of:=[.B81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06799819506705">
            <text:p>0.1067998195</text:p>
          </table:table-cell>
          <table:table-cell table:formula="of:=[.B82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90065008215606">
            <text:p>0.7900650082</text:p>
          </table:table-cell>
          <table:table-cell table:formula="of:=[.B82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3830714654177">
            <text:p>0.5438307147</text:p>
          </table:table-cell>
          <table:table-cell table:formula="of:=[.B82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00399617571384">
            <text:p>0.6003996176</text:p>
          </table:table-cell>
          <table:table-cell table:formula="of:=[.B82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1517432648689">
            <text:p>0.9015174326</text:p>
          </table:table-cell>
          <table:table-cell table:formula="of:=[.B82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91651604976505">
            <text:p>0.591651605</text:p>
          </table:table-cell>
          <table:table-cell table:formula="of:=[.B82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37663227785379">
            <text:p>0.4376632278</text:p>
          </table:table-cell>
          <table:table-cell table:formula="of:=[.B82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49620913993567">
            <text:p>0.249620914</text:p>
          </table:table-cell>
          <table:table-cell table:formula="of:=[.B82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8118298202753">
            <text:p>0.3281182982</text:p>
          </table:table-cell>
          <table:table-cell table:formula="of:=[.B82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2943828180432">
            <text:p>0.6929438282</text:p>
          </table:table-cell>
          <table:table-cell table:formula="of:=[.B82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44063098356128">
            <text:p>0.6440630984</text:p>
          </table:table-cell>
          <table:table-cell table:formula="of:=[.B83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7746928660199">
            <text:p>0.6774692866</text:p>
          </table:table-cell>
          <table:table-cell table:formula="of:=[.B83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28884892258793">
            <text:p>0.9288848923</text:p>
          </table:table-cell>
          <table:table-cell table:formula="of:=[.B83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4777628649026">
            <text:p>0.2047776286</text:p>
          </table:table-cell>
          <table:table-cell table:formula="of:=[.B83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5143493488431">
            <text:p>0.0851434935</text:p>
          </table:table-cell>
          <table:table-cell table:formula="of:=[.B83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37481110356748">
            <text:p>0.8374811104</text:p>
          </table:table-cell>
          <table:table-cell table:formula="of:=[.B83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51238722074777">
            <text:p>0.4512387221</text:p>
          </table:table-cell>
          <table:table-cell table:formula="of:=[.B83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4272367339581">
            <text:p>0.5042723673</text:p>
          </table:table-cell>
          <table:table-cell table:formula="of:=[.B83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35516377072781">
            <text:p>0.5355163771</text:p>
          </table:table-cell>
          <table:table-cell table:formula="of:=[.B83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89770802948624">
            <text:p>0.2897708029</text:p>
          </table:table-cell>
          <table:table-cell table:formula="of:=[.B83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41603375319392">
            <text:p>0.1416033753</text:p>
          </table:table-cell>
          <table:table-cell table:formula="of:=[.B84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557504603639245">
            <text:p>0.0557504604</text:p>
          </table:table-cell>
          <table:table-cell table:formula="of:=[.B84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93979450594634">
            <text:p>0.7939794506</text:p>
          </table:table-cell>
          <table:table-cell table:formula="of:=[.B84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0840639937669">
            <text:p>0.1084063994</text:p>
          </table:table-cell>
          <table:table-cell table:formula="of:=[.B84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9945835396647">
            <text:p>0.6999458354</text:p>
          </table:table-cell>
          <table:table-cell table:formula="of:=[.B84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30955006368458">
            <text:p>0.5309550064</text:p>
          </table:table-cell>
          <table:table-cell table:formula="of:=[.B84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65975051559508">
            <text:p>0.2659750516</text:p>
          </table:table-cell>
          <table:table-cell table:formula="of:=[.B84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74686255119741">
            <text:p>0.8746862551</text:p>
          </table:table-cell>
          <table:table-cell table:formula="of:=[.B84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79151545837522">
            <text:p>0.2791515458</text:p>
          </table:table-cell>
          <table:table-cell table:formula="of:=[.B84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869029797613621">
            <text:p>0.0869029798</text:p>
          </table:table-cell>
          <table:table-cell table:formula="of:=[.B84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61681940872222">
            <text:p>0.7616819409</text:p>
          </table:table-cell>
          <table:table-cell table:formula="of:=[.B85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85951365344226">
            <text:p>0.3859513653</text:p>
          </table:table-cell>
          <table:table-cell table:formula="of:=[.B85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76967987976968">
            <text:p>0.876967988</text:p>
          </table:table-cell>
          <table:table-cell table:formula="of:=[.B85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055126555264">
            <text:p>0.3055126555</text:p>
          </table:table-cell>
          <table:table-cell table:formula="of:=[.B85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6350983381271">
            <text:p>0.9863509834</text:p>
          </table:table-cell>
          <table:table-cell table:formula="of:=[.B85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78485421091318">
            <text:p>0.7784854211</text:p>
          </table:table-cell>
          <table:table-cell table:formula="of:=[.B85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7164260502905">
            <text:p>0.8971642605</text:p>
          </table:table-cell>
          <table:table-cell table:formula="of:=[.B85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2401421116665">
            <text:p>0.4240142112</text:p>
          </table:table-cell>
          <table:table-cell table:formula="of:=[.B85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81063350848854">
            <text:p>0.0281063351</text:p>
          </table:table-cell>
          <table:table-cell table:formula="of:=[.B85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25282559171319">
            <text:p>0.2252825592</text:p>
          </table:table-cell>
          <table:table-cell table:formula="of:=[.B85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6958039347082">
            <text:p>0.1169580393</text:p>
          </table:table-cell>
          <table:table-cell table:formula="of:=[.B86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72169433441013">
            <text:p>0.6721694334</text:p>
          </table:table-cell>
          <table:table-cell table:formula="of:=[.B86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275184577331">
            <text:p>0.9027518458</text:p>
          </table:table-cell>
          <table:table-cell table:formula="of:=[.B86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458429316058755">
            <text:p>0.0458429316</text:p>
          </table:table-cell>
          <table:table-cell table:formula="of:=[.B86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76947062090039">
            <text:p>0.8769470621</text:p>
          </table:table-cell>
          <table:table-cell table:formula="of:=[.B86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789533926174">
            <text:p>0.9878953393</text:p>
          </table:table-cell>
          <table:table-cell table:formula="of:=[.B86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83324041962624">
            <text:p>0.883324042</text:p>
          </table:table-cell>
          <table:table-cell table:formula="of:=[.B86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8185784164816">
            <text:p>0.3281857842</text:p>
          </table:table-cell>
          <table:table-cell table:formula="of:=[.B86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92167706601322">
            <text:p>0.4921677066</text:p>
          </table:table-cell>
          <table:table-cell table:formula="of:=[.B86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18840419501066">
            <text:p>0.4188404195</text:p>
          </table:table-cell>
          <table:table-cell table:formula="of:=[.B86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1795658711344">
            <text:p>0.6179565871</text:p>
          </table:table-cell>
          <table:table-cell table:formula="of:=[.B87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3771082386375">
            <text:p>0.6337710824</text:p>
          </table:table-cell>
          <table:table-cell table:formula="of:=[.B87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4590879864991">
            <text:p>0.4745908799</text:p>
          </table:table-cell>
          <table:table-cell table:formula="of:=[.B87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11936037708074">
            <text:p>0.4119360377</text:p>
          </table:table-cell>
          <table:table-cell table:formula="of:=[.B87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42177481763065">
            <text:p>0.7421774818</text:p>
          </table:table-cell>
          <table:table-cell table:formula="of:=[.B87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74536715261638">
            <text:p>0.1745367153</text:p>
          </table:table-cell>
          <table:table-cell table:formula="of:=[.B87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42891044542193">
            <text:p>0.9428910445</text:p>
          </table:table-cell>
          <table:table-cell table:formula="of:=[.B87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0815253332257271">
            <text:p>0.0081525333</text:p>
          </table:table-cell>
          <table:table-cell table:formula="of:=[.B87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492229703813791">
            <text:p>0.0492229704</text:p>
          </table:table-cell>
          <table:table-cell table:formula="of:=[.B87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22042590379715">
            <text:p>0.2220425904</text:p>
          </table:table-cell>
          <table:table-cell table:formula="of:=[.B87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950555135495961">
            <text:p>0.0950555135</text:p>
          </table:table-cell>
          <table:table-cell table:formula="of:=[.B88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10904911253601">
            <text:p>0.8109049113</text:p>
          </table:table-cell>
          <table:table-cell table:formula="of:=[.B88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07993956189603">
            <text:p>0.6079939562</text:p>
          </table:table-cell>
          <table:table-cell table:formula="of:=[.B88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72023501526564">
            <text:p>0.9720235015</text:p>
          </table:table-cell>
          <table:table-cell table:formula="of:=[.B88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6417566780001">
            <text:p>0.1164175668</text:p>
          </table:table-cell>
          <table:table-cell table:formula="of:=[.B88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94344939570874">
            <text:p>0.5943449396</text:p>
          </table:table-cell>
          <table:table-cell table:formula="of:=[.B88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50508922617883">
            <text:p>0.7505089226</text:p>
          </table:table-cell>
          <table:table-cell table:formula="of:=[.B88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35818277485669">
            <text:p>0.0135818277</text:p>
          </table:table-cell>
          <table:table-cell table:formula="of:=[.B88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8359150737524">
            <text:p>0.0183591507</text:p>
          </table:table-cell>
          <table:table-cell table:formula="of:=[.B88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78615257702768">
            <text:p>0.7786152577</text:p>
          </table:table-cell>
          <table:table-cell table:formula="of:=[.B88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38864386919886">
            <text:p>0.2388643869</text:p>
          </table:table-cell>
          <table:table-cell table:formula="of:=[.B89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35317190084606">
            <text:p>0.1353171901</text:p>
          </table:table-cell>
          <table:table-cell table:formula="of:=[.B89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50784691143781">
            <text:p>0.4507846911</text:p>
          </table:table-cell>
          <table:table-cell table:formula="of:=[.B89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41616232693195">
            <text:p>0.1416162327</text:p>
          </table:table-cell>
          <table:table-cell table:formula="of:=[.B89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1160122156143">
            <text:p>0.1811601222</text:p>
          </table:table-cell>
          <table:table-cell table:formula="of:=[.B89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7731753699481">
            <text:p>0.3277317537</text:p>
          </table:table-cell>
          <table:table-cell table:formula="of:=[.B89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29511571954936">
            <text:p>0.129511572</text:p>
          </table:table-cell>
          <table:table-cell table:formula="of:=[.B89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644841641187668">
            <text:p>0.0644841641</text:p>
          </table:table-cell>
          <table:table-cell table:formula="of:=[.B89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55917537864298">
            <text:p>0.6559175379</text:p>
          </table:table-cell>
          <table:table-cell table:formula="of:=[.B89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1679279021919">
            <text:p>0.621679279</text:p>
          </table:table-cell>
          <table:table-cell table:formula="of:=[.B89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83324583619833">
            <text:p>0.4833245836</text:p>
          </table:table-cell>
          <table:table-cell table:formula="of:=[.B90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73874125443399">
            <text:p>0.2738741254</text:p>
          </table:table-cell>
          <table:table-cell table:formula="of:=[.B90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5450361408293">
            <text:p>0.2554503614</text:p>
          </table:table-cell>
          <table:table-cell table:formula="of:=[.B90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57915463484824">
            <text:p>0.9579154635</text:p>
          </table:table-cell>
          <table:table-cell table:formula="of:=[.B90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85810163151473">
            <text:p>0.6858101632</text:p>
          </table:table-cell>
          <table:table-cell table:formula="of:=[.B90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7627843171358">
            <text:p>0.9976278432</text:p>
          </table:table-cell>
          <table:table-cell table:formula="of:=[.B90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32452178746462">
            <text:p>0.1324521787</text:p>
          </table:table-cell>
          <table:table-cell table:formula="of:=[.B90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8701207693666">
            <text:p>0.6287012077</text:p>
          </table:table-cell>
          <table:table-cell table:formula="of:=[.B90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0578037649393082">
            <text:p>0.0057803765</text:p>
          </table:table-cell>
          <table:table-cell table:formula="of:=[.B90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1675149593502">
            <text:p>0.1816751496</text:p>
          </table:table-cell>
          <table:table-cell table:formula="of:=[.B90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50743798539043">
            <text:p>0.8507437985</text:p>
          </table:table-cell>
          <table:table-cell table:formula="of:=[.B91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00835890043527">
            <text:p>0.10083589</text:p>
          </table:table-cell>
          <table:table-cell table:formula="of:=[.B91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2580060847104">
            <text:p>0.9925800608</text:p>
          </table:table-cell>
          <table:table-cell table:formula="of:=[.B91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58737754728645">
            <text:p>0.4587377547</text:p>
          </table:table-cell>
          <table:table-cell table:formula="of:=[.B91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28593920357525">
            <text:p>0.072859392</text:p>
          </table:table-cell>
          <table:table-cell table:formula="of:=[.B91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08997628092766">
            <text:p>0.1089976281</text:p>
          </table:table-cell>
          <table:table-cell table:formula="of:=[.B91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530826942995191">
            <text:p>0.0530826943</text:p>
          </table:table-cell>
          <table:table-cell table:formula="of:=[.B91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23368314653635">
            <text:p>0.8233683147</text:p>
          </table:table-cell>
          <table:table-cell table:formula="of:=[.B91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22579455841333">
            <text:p>0.1225794558</text:p>
          </table:table-cell>
          <table:table-cell table:formula="of:=[.B91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714418450370431">
            <text:p>0.071441845</text:p>
          </table:table-cell>
          <table:table-cell table:formula="of:=[.B91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01983572822064">
            <text:p>0.6019835728</text:p>
          </table:table-cell>
          <table:table-cell table:formula="of:=[.B92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61443842761219">
            <text:p>0.3614438428</text:p>
          </table:table-cell>
          <table:table-cell table:formula="of:=[.B92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6759035121649">
            <text:p>0.2067590351</text:p>
          </table:table-cell>
          <table:table-cell table:formula="of:=[.B92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527682639658451">
            <text:p>0.052768264</text:p>
          </table:table-cell>
          <table:table-cell table:formula="of:=[.B92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3060075454414">
            <text:p>0.5030600755</text:p>
          </table:table-cell>
          <table:table-cell table:formula="of:=[.B92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87919157277793">
            <text:p>0.3879191573</text:p>
          </table:table-cell>
          <table:table-cell table:formula="of:=[.B92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80500017665327">
            <text:p>0.3805000177</text:p>
          </table:table-cell>
          <table:table-cell table:formula="of:=[.B92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257164740935">
            <text:p>0.6325716474</text:p>
          </table:table-cell>
          <table:table-cell table:formula="of:=[.B92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52403321862221">
            <text:p>0.4524033219</text:p>
          </table:table-cell>
          <table:table-cell table:formula="of:=[.B92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364175559952855">
            <text:p>0.036417556</text:p>
          </table:table-cell>
          <table:table-cell table:formula="of:=[.B92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54250926431268">
            <text:p>0.2542509264</text:p>
          </table:table-cell>
          <table:table-cell table:formula="of:=[.B93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35727905482054">
            <text:p>0.9357279055</text:p>
          </table:table-cell>
          <table:table-cell table:formula="of:=[.B93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10291681438684">
            <text:p>0.3102916814</text:p>
          </table:table-cell>
          <table:table-cell table:formula="of:=[.B93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9701287839562">
            <text:p>0.5097012878</text:p>
          </table:table-cell>
          <table:table-cell table:formula="of:=[.B93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3643369432539">
            <text:p>0.8936433694</text:p>
          </table:table-cell>
          <table:table-cell table:formula="of:=[.B93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6101844590157">
            <text:p>0.9961018446</text:p>
          </table:table-cell>
          <table:table-cell table:formula="of:=[.B93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0732913101092">
            <text:p>0.507329131</text:p>
          </table:table-cell>
          <table:table-cell table:formula="of:=[.B93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260955481790006">
            <text:p>0.0260955482</text:p>
          </table:table-cell>
          <table:table-cell table:formula="of:=[.B93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24803052749485">
            <text:p>0.6248030527</text:p>
          </table:table-cell>
          <table:table-cell table:formula="of:=[.B93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3109507970512">
            <text:p>0.513109508</text:p>
          </table:table-cell>
          <table:table-cell table:formula="of:=[.B93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7770697772503">
            <text:p>0.2077706978</text:p>
          </table:table-cell>
          <table:table-cell table:formula="of:=[.B94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75546851288527">
            <text:p>0.4755468513</text:p>
          </table:table-cell>
          <table:table-cell table:formula="of:=[.B94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13945398014039">
            <text:p>0.613945398</text:p>
          </table:table-cell>
          <table:table-cell table:formula="of:=[.B94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0350759085268">
            <text:p>0.2003507591</text:p>
          </table:table-cell>
          <table:table-cell table:formula="of:=[.B94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34284606017172">
            <text:p>0.934284606</text:p>
          </table:table-cell>
          <table:table-cell table:formula="of:=[.B94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86804790049791">
            <text:p>0.68680479</text:p>
          </table:table-cell>
          <table:table-cell table:formula="of:=[.B94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09348387178034">
            <text:p>0.3093483872</text:p>
          </table:table-cell>
          <table:table-cell table:formula="of:=[.B94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7367300316691">
            <text:p>0.9873673003</text:p>
          </table:table-cell>
          <table:table-cell table:formula="of:=[.B94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0173105169088">
            <text:p>0.5101731052</text:p>
          </table:table-cell>
          <table:table-cell table:formula="of:=[.B94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431927843019366">
            <text:p>0.431927843</text:p>
          </table:table-cell>
          <table:table-cell table:formula="of:=[.B94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588091453537345">
            <text:p>0.0588091454</text:p>
          </table:table-cell>
          <table:table-cell table:formula="of:=[.B95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2156677991152">
            <text:p>0.112156678</text:p>
          </table:table-cell>
          <table:table-cell table:formula="of:=[.B95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93371685780585">
            <text:p>0.7933716858</text:p>
          </table:table-cell>
          <table:table-cell table:formula="of:=[.B95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65568180475384">
            <text:p>0.2655681805</text:p>
          </table:table-cell>
          <table:table-cell table:formula="of:=[.B95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64924941956997">
            <text:p>0.164924942</text:p>
          </table:table-cell>
          <table:table-cell table:formula="of:=[.B95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96431761234999">
            <text:p>0.2964317612</text:p>
          </table:table-cell>
          <table:table-cell table:formula="of:=[.B95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53487338218838">
            <text:p>0.6534873382</text:p>
          </table:table-cell>
          <table:table-cell table:formula="of:=[.B95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45424960087985">
            <text:p>0.5454249601</text:p>
          </table:table-cell>
          <table:table-cell table:formula="of:=[.B95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29003408644348">
            <text:p>0.9290034086</text:p>
          </table:table-cell>
          <table:table-cell table:formula="of:=[.B95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05890660081059">
            <text:p>0.1058906601</text:p>
          </table:table-cell>
          <table:table-cell table:formula="of:=[.B95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8184251608327">
            <text:p>0.5818425161</text:p>
          </table:table-cell>
          <table:table-cell table:formula="of:=[.B96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83254335541278">
            <text:p>0.1832543355</text:p>
          </table:table-cell>
          <table:table-cell table:formula="of:=[.B96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416185655631125">
            <text:p>0.0416185656</text:p>
          </table:table-cell>
          <table:table-cell table:formula="of:=[.B96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92134197521955">
            <text:p>0.8921341975</text:p>
          </table:table-cell>
          <table:table-cell table:formula="of:=[.B96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9295562338084">
            <text:p>0.6929556234</text:p>
          </table:table-cell>
          <table:table-cell table:formula="of:=[.B96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35261934995651">
            <text:p>0.935261935</text:p>
          </table:table-cell>
          <table:table-cell table:formula="of:=[.B96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88236042112112">
            <text:p>0.8882360421</text:p>
          </table:table-cell>
          <table:table-cell table:formula="of:=[.B96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0284754857421">
            <text:p>0.2002847549</text:p>
          </table:table-cell>
          <table:table-cell table:formula="of:=[.B96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61357483640313">
            <text:p>0.9613574836</text:p>
          </table:table-cell>
          <table:table-cell table:formula="of:=[.B96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13039094861597">
            <text:p>0.5130390949</text:p>
          </table:table-cell>
          <table:table-cell table:formula="of:=[.B96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13394262827933">
            <text:p>0.7133942628</text:p>
          </table:table-cell>
          <table:table-cell table:formula="of:=[.B97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69128181412816">
            <text:p>0.1691281814</text:p>
          </table:table-cell>
          <table:table-cell table:formula="of:=[.B97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88585946150124">
            <text:p>0.9885859462</text:p>
          </table:table-cell>
          <table:table-cell table:formula="of:=[.B97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27339660841972">
            <text:p>0.3273396608</text:p>
          </table:table-cell>
          <table:table-cell table:formula="of:=[.B97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69478940498084">
            <text:p>0.3694789405</text:p>
          </table:table-cell>
          <table:table-cell table:formula="of:=[.B97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22870552167296">
            <text:p>0.9228705522</text:p>
          </table:table-cell>
          <table:table-cell table:formula="of:=[.B97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141444513574243">
            <text:p>0.0141444514</text:p>
          </table:table-cell>
          <table:table-cell table:formula="of:=[.B97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78827327676117">
            <text:p>0.6788273277</text:p>
          </table:table-cell>
          <table:table-cell table:formula="of:=[.B97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10237852483988">
            <text:p>0.9102378525</text:p>
          </table:table-cell>
          <table:table-cell table:formula="of:=[.B97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524317556526512">
            <text:p>0.5243175565</text:p>
          </table:table-cell>
          <table:table-cell table:formula="of:=[.B97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10755170695484">
            <text:p>0.1107551707</text:p>
          </table:table-cell>
          <table:table-cell table:formula="of:=[.B98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69046997837722">
            <text:p>0.9690469978</text:p>
          </table:table-cell>
          <table:table-cell table:formula="of:=[.B98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636474234517664">
            <text:p>0.6364742345</text:p>
          </table:table-cell>
          <table:table-cell table:formula="of:=[.B98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04126856476069">
            <text:p>0.9041268565</text:p>
          </table:table-cell>
          <table:table-cell table:formula="of:=[.B98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34615178778768">
            <text:p>0.2346151788</text:p>
          </table:table-cell>
          <table:table-cell table:formula="of:=[.B98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01399176474661">
            <text:p>0.8013991765</text:p>
          </table:table-cell>
          <table:table-cell table:formula="of:=[.B98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0558617711067">
            <text:p>0.2005586177</text:p>
          </table:table-cell>
          <table:table-cell table:formula="of:=[.B98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88102516997606">
            <text:p>0.888102517</text:p>
          </table:table-cell>
          <table:table-cell table:formula="of:=[.B98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46824136562645">
            <text:p>0.3468241366</text:p>
          </table:table-cell>
          <table:table-cell table:formula="of:=[.B98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129562026821077">
            <text:p>0.1295620268</text:p>
          </table:table-cell>
          <table:table-cell table:formula="of:=[.B98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93993177078664">
            <text:p>0.9939931771</text:p>
          </table:table-cell>
          <table:table-cell table:formula="of:=[.B99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28666652645916">
            <text:p>0.9286666526</text:p>
          </table:table-cell>
          <table:table-cell table:formula="of:=[.B991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312816362362355">
            <text:p>0.3128163624</text:p>
          </table:table-cell>
          <table:table-cell table:formula="of:=[.B992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356117426417768">
            <text:p>0.0356117426</text:p>
          </table:table-cell>
          <table:table-cell table:formula="of:=[.B993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820800850167871">
            <text:p>0.8208008502</text:p>
          </table:table-cell>
          <table:table-cell table:formula="of:=[.B994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00577198574319482">
            <text:p>0.0057719857</text:p>
          </table:table-cell>
          <table:table-cell table:formula="of:=[.B995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70873678103089">
            <text:p>0.9708736781</text:p>
          </table:table-cell>
          <table:table-cell table:formula="of:=[.B996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709036892745644">
            <text:p>0.7090368927</text:p>
          </table:table-cell>
          <table:table-cell table:formula="of:=[.B997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06056740600616">
            <text:p>0.2060567406</text:p>
          </table:table-cell>
          <table:table-cell table:formula="of:=[.B998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932231161743403">
            <text:p>0.9322311617</text:p>
          </table:table-cell>
          <table:table-cell table:formula="of:=[.B999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0.222075987607241">
            <text:p>0.2220759876</text:p>
          </table:table-cell>
          <table:table-cell table:formula="of:=[.B1000]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2.8389020068571">
            <text:p>2.8389020069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0271868631244">
            <text:p>1.2027186863</text:p>
          </table:table-cell>
          <table:table-cell table:formula="of:=[.B100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2132386844605">
            <text:p>1.4213238684</text:p>
          </table:table-cell>
          <table:table-cell table:formula="of:=[.B100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9358132947236">
            <text:p>1.4935813295</text:p>
          </table:table-cell>
          <table:table-cell table:formula="of:=[.B100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4167656823993">
            <text:p>1.9416765682</text:p>
          </table:table-cell>
          <table:table-cell table:formula="of:=[.B100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6706497278065">
            <text:p>1.2670649728</text:p>
          </table:table-cell>
          <table:table-cell table:formula="of:=[.B100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2187023218721">
            <text:p>1.5218702322</text:p>
          </table:table-cell>
          <table:table-cell table:formula="of:=[.B100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9933122359216">
            <text:p>1.2993312236</text:p>
          </table:table-cell>
          <table:table-cell table:formula="of:=[.B100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8754067867994">
            <text:p>1.0875406787</text:p>
          </table:table-cell>
          <table:table-cell table:formula="of:=[.B100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7050534524024">
            <text:p>2.5705053452</text:p>
          </table:table-cell>
          <table:table-cell table:formula="of:=[.B101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2084156591445">
            <text:p>1.5208415659</text:p>
          </table:table-cell>
          <table:table-cell table:formula="of:=[.B101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2563467435539">
            <text:p>1.0256346744</text:p>
          </table:table-cell>
          <table:table-cell table:formula="of:=[.B101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4345381427556">
            <text:p>1.8434538143</text:p>
          </table:table-cell>
          <table:table-cell table:formula="of:=[.B101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2909527886659">
            <text:p>1.3290952789</text:p>
          </table:table-cell>
          <table:table-cell table:formula="of:=[.B101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9486503191292">
            <text:p>1.4948650319</text:p>
          </table:table-cell>
          <table:table-cell table:formula="of:=[.B101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4625216722488">
            <text:p>1.4462521672</text:p>
          </table:table-cell>
          <table:table-cell table:formula="of:=[.B101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3021251522005">
            <text:p>1.7302125152</text:p>
          </table:table-cell>
          <table:table-cell table:formula="of:=[.B101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7107006590813">
            <text:p>1.2710700659</text:p>
          </table:table-cell>
          <table:table-cell table:formula="of:=[.B101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399004412815">
            <text:p>2.1399004413</text:p>
          </table:table-cell>
          <table:table-cell table:formula="of:=[.B101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893365688622">
            <text:p>1.9893365689</text:p>
          </table:table-cell>
          <table:table-cell table:formula="of:=[.B102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5905642006546">
            <text:p>1.2590564201</text:p>
          </table:table-cell>
          <table:table-cell table:formula="of:=[.B102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9723374657333">
            <text:p>1.9972337466</text:p>
          </table:table-cell>
          <table:table-cell table:formula="of:=[.B102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1496929358691">
            <text:p>2.6149692936</text:p>
          </table:table-cell>
          <table:table-cell table:formula="of:=[.B102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3027990628034">
            <text:p>1.3302799063</text:p>
          </table:table-cell>
          <table:table-cell table:formula="of:=[.B102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3883544784039">
            <text:p>1.6388354478</text:p>
          </table:table-cell>
          <table:table-cell table:formula="of:=[.B102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265132650733">
            <text:p>2.6265132651</text:p>
          </table:table-cell>
          <table:table-cell table:formula="of:=[.B102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7202726248652">
            <text:p>1.2720272625</text:p>
          </table:table-cell>
          <table:table-cell table:formula="of:=[.B102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5690923333168">
            <text:p>1.0569092333</text:p>
          </table:table-cell>
          <table:table-cell table:formula="of:=[.B102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3862674720585">
            <text:p>1.0386267472</text:p>
          </table:table-cell>
          <table:table-cell table:formula="of:=[.B102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3648958597332">
            <text:p>1.136489586</text:p>
          </table:table-cell>
          <table:table-cell table:formula="of:=[.B103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0106120854616">
            <text:p>1.5010612085</text:p>
          </table:table-cell>
          <table:table-cell table:formula="of:=[.B103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7752875406295">
            <text:p>2.8775287541</text:p>
          </table:table-cell>
          <table:table-cell table:formula="of:=[.B103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3920827228576">
            <text:p>1.3392082723</text:p>
          </table:table-cell>
          <table:table-cell table:formula="of:=[.B103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2238507699221">
            <text:p>1.922385077</text:p>
          </table:table-cell>
          <table:table-cell table:formula="of:=[.B103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7111008353531">
            <text:p>1.3711100835</text:p>
          </table:table-cell>
          <table:table-cell table:formula="of:=[.B103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8088484052569">
            <text:p>2.2808848405</text:p>
          </table:table-cell>
          <table:table-cell table:formula="of:=[.B103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8945005070418">
            <text:p>2.1894500507</text:p>
          </table:table-cell>
          <table:table-cell table:formula="of:=[.B103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9298031572253">
            <text:p>1.8929803157</text:p>
          </table:table-cell>
          <table:table-cell table:formula="of:=[.B103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8021606504917">
            <text:p>2.580216065</text:p>
          </table:table-cell>
          <table:table-cell table:formula="of:=[.B103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7699072938412">
            <text:p>2.2769907294</text:p>
          </table:table-cell>
          <table:table-cell table:formula="of:=[.B104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6348566096276">
            <text:p>1.463485661</text:p>
          </table:table-cell>
          <table:table-cell table:formula="of:=[.B104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0105763096362">
            <text:p>1.101057631</text:p>
          </table:table-cell>
          <table:table-cell table:formula="of:=[.B104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0262540373951">
            <text:p>2.3026254037</text:p>
          </table:table-cell>
          <table:table-cell table:formula="of:=[.B104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0693947523832">
            <text:p>2.3069394752</text:p>
          </table:table-cell>
          <table:table-cell table:formula="of:=[.B104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3015290983021">
            <text:p>1.4301529098</text:p>
          </table:table-cell>
          <table:table-cell table:formula="of:=[.B104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9749043658376">
            <text:p>2.7974904366</text:p>
          </table:table-cell>
          <table:table-cell table:formula="of:=[.B104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5319164339453">
            <text:p>2.7531916434</text:p>
          </table:table-cell>
          <table:table-cell table:formula="of:=[.B104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6036542505026">
            <text:p>2.1603654251</text:p>
          </table:table-cell>
          <table:table-cell table:formula="of:=[.B104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6856050249189">
            <text:p>1.0685605025</text:p>
          </table:table-cell>
          <table:table-cell table:formula="of:=[.B104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9309208467603">
            <text:p>1.8930920847</text:p>
          </table:table-cell>
          <table:table-cell table:formula="of:=[.B105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4970199391246">
            <text:p>1.1497019939</text:p>
          </table:table-cell>
          <table:table-cell table:formula="of:=[.B105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2761692348868">
            <text:p>1.3276169235</text:p>
          </table:table-cell>
          <table:table-cell table:formula="of:=[.B105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9032583124936">
            <text:p>2.8903258312</text:p>
          </table:table-cell>
          <table:table-cell table:formula="of:=[.B105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6467128749937">
            <text:p>2.7646712875</text:p>
          </table:table-cell>
          <table:table-cell table:formula="of:=[.B105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5789682976902">
            <text:p>1.6578968298</text:p>
          </table:table-cell>
          <table:table-cell table:formula="of:=[.B105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2916127908975">
            <text:p>1.5291612791</text:p>
          </table:table-cell>
          <table:table-cell table:formula="of:=[.B105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9118455350399">
            <text:p>2.3911845535</text:p>
          </table:table-cell>
          <table:table-cell table:formula="of:=[.B105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2992409225553">
            <text:p>1.9299240923</text:p>
          </table:table-cell>
          <table:table-cell table:formula="of:=[.B105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8607051242143">
            <text:p>1.5860705124</text:p>
          </table:table-cell>
          <table:table-cell table:formula="of:=[.B105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2981130070984">
            <text:p>2.4298113007</text:p>
          </table:table-cell>
          <table:table-cell table:formula="of:=[.B106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6641367822886">
            <text:p>2.0664136782</text:p>
          </table:table-cell>
          <table:table-cell table:formula="of:=[.B106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8713172189891">
            <text:p>2.0871317219</text:p>
          </table:table-cell>
          <table:table-cell table:formula="of:=[.B106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0734005477279">
            <text:p>2.3073400548</text:p>
          </table:table-cell>
          <table:table-cell table:formula="of:=[.B106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0562195051461">
            <text:p>2.4056219505</text:p>
          </table:table-cell>
          <table:table-cell table:formula="of:=[.B106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0951679889113">
            <text:p>1.0095167989</text:p>
          </table:table-cell>
          <table:table-cell table:formula="of:=[.B106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7845013923943">
            <text:p>2.6784501392</text:p>
          </table:table-cell>
          <table:table-cell table:formula="of:=[.B106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8650679197162">
            <text:p>1.686506792</text:p>
          </table:table-cell>
          <table:table-cell table:formula="of:=[.B106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9896684959531">
            <text:p>2.1989668496</text:p>
          </table:table-cell>
          <table:table-cell table:formula="of:=[.B106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7143045496196">
            <text:p>1.571430455</text:p>
          </table:table-cell>
          <table:table-cell table:formula="of:=[.B106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667228570208">
            <text:p>1.266722857</text:p>
          </table:table-cell>
          <table:table-cell table:formula="of:=[.B107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7595757897943">
            <text:p>1.475957579</text:p>
          </table:table-cell>
          <table:table-cell table:formula="of:=[.B107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3491611685604">
            <text:p>2.0349161169</text:p>
          </table:table-cell>
          <table:table-cell table:formula="of:=[.B107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6778048798442">
            <text:p>1.367780488</text:p>
          </table:table-cell>
          <table:table-cell table:formula="of:=[.B107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7858298365027">
            <text:p>2.7785829837</text:p>
          </table:table-cell>
          <table:table-cell table:formula="of:=[.B107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4185559209436">
            <text:p>1.3418555921</text:p>
          </table:table-cell>
          <table:table-cell table:formula="of:=[.B107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9793339781463">
            <text:p>1.7979333978</text:p>
          </table:table-cell>
          <table:table-cell table:formula="of:=[.B107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7607342023402">
            <text:p>2.5760734202</text:p>
          </table:table-cell>
          <table:table-cell table:formula="of:=[.B107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9504723548889">
            <text:p>1.0950472355</text:p>
          </table:table-cell>
          <table:table-cell table:formula="of:=[.B107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5829882379621">
            <text:p>2.9582988238</text:p>
          </table:table-cell>
          <table:table-cell table:formula="of:=[.B107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4463392272592">
            <text:p>2.6446339227</text:p>
          </table:table-cell>
          <table:table-cell table:formula="of:=[.B108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8813932016492">
            <text:p>1.9881393202</text:p>
          </table:table-cell>
          <table:table-cell table:formula="of:=[.B108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0800081770867">
            <text:p>1.1080008177</text:p>
          </table:table-cell>
          <table:table-cell table:formula="of:=[.B108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7225084621459">
            <text:p>2.9722508462</text:p>
          </table:table-cell>
          <table:table-cell table:formula="of:=[.B108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784651523456">
            <text:p>1.8784651523</text:p>
          </table:table-cell>
          <table:table-cell table:formula="of:=[.B108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7267210613936">
            <text:p>2.8726721061</text:p>
          </table:table-cell>
          <table:table-cell table:formula="of:=[.B108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3014767598361">
            <text:p>1.630147676</text:p>
          </table:table-cell>
          <table:table-cell table:formula="of:=[.B108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0762643143535">
            <text:p>2.4076264314</text:p>
          </table:table-cell>
          <table:table-cell table:formula="of:=[.B108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6385665964335">
            <text:p>2.2638566596</text:p>
          </table:table-cell>
          <table:table-cell table:formula="of:=[.B108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6007176823914">
            <text:p>2.5600717682</text:p>
          </table:table-cell>
          <table:table-cell table:formula="of:=[.B108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936969447881">
            <text:p>2.9936969448</text:p>
          </table:table-cell>
          <table:table-cell table:formula="of:=[.B109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936679603532">
            <text:p>1.6936679604</text:p>
          </table:table-cell>
          <table:table-cell table:formula="of:=[.B109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26485446468">
            <text:p>1.6264854465</text:p>
          </table:table-cell>
          <table:table-cell table:formula="of:=[.B109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8082866668701">
            <text:p>2.0808286667</text:p>
          </table:table-cell>
          <table:table-cell table:formula="of:=[.B109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0100801512599">
            <text:p>1.0010080151</text:p>
          </table:table-cell>
          <table:table-cell table:formula="of:=[.B109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3210739791393">
            <text:p>1.0321073979</text:p>
          </table:table-cell>
          <table:table-cell table:formula="of:=[.B109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9034546557814">
            <text:p>2.0903454656</text:p>
          </table:table-cell>
          <table:table-cell table:formula="of:=[.B109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7945815436542">
            <text:p>2.6794581544</text:p>
          </table:table-cell>
          <table:table-cell table:formula="of:=[.B109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1861418988556">
            <text:p>1.7186141899</text:p>
          </table:table-cell>
          <table:table-cell table:formula="of:=[.B109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8931231610477">
            <text:p>1.2893123161</text:p>
          </table:table-cell>
          <table:table-cell table:formula="of:=[.B109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508886102587">
            <text:p>1.2508886103</text:p>
          </table:table-cell>
          <table:table-cell table:formula="of:=[.B110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8533704690635">
            <text:p>1.9853370469</text:p>
          </table:table-cell>
          <table:table-cell table:formula="of:=[.B110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652698950842">
            <text:p>1.7652698951</text:p>
          </table:table-cell>
          <table:table-cell table:formula="of:=[.B110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8580472711474">
            <text:p>2.2858047271</text:p>
          </table:table-cell>
          <table:table-cell table:formula="of:=[.B110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5311753489077">
            <text:p>2.3531175349</text:p>
          </table:table-cell>
          <table:table-cell table:formula="of:=[.B110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4385287873447">
            <text:p>1.5438528787</text:p>
          </table:table-cell>
          <table:table-cell table:formula="of:=[.B110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276603192091">
            <text:p>2.6276603192</text:p>
          </table:table-cell>
          <table:table-cell table:formula="of:=[.B110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510509327054">
            <text:p>1.1510509327</text:p>
          </table:table-cell>
          <table:table-cell table:formula="of:=[.B110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1992629896849">
            <text:p>1.119926299</text:p>
          </table:table-cell>
          <table:table-cell table:formula="of:=[.B110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2270755562931">
            <text:p>2.7227075556</text:p>
          </table:table-cell>
          <table:table-cell table:formula="of:=[.B110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0934975650162">
            <text:p>1.1093497565</text:p>
          </table:table-cell>
          <table:table-cell table:formula="of:=[.B111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6456022262573">
            <text:p>2.7645602226</text:p>
          </table:table-cell>
          <table:table-cell table:formula="of:=[.B111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1084687579423">
            <text:p>1.7108468758</text:p>
          </table:table-cell>
          <table:table-cell table:formula="of:=[.B111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1735057514161">
            <text:p>1.2173505751</text:p>
          </table:table-cell>
          <table:table-cell table:formula="of:=[.B111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3681106884032">
            <text:p>2.7368110688</text:p>
          </table:table-cell>
          <table:table-cell table:formula="of:=[.B111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8931202813983">
            <text:p>2.5893120281</text:p>
          </table:table-cell>
          <table:table-cell table:formula="of:=[.B111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9002268128097">
            <text:p>1.0900226813</text:p>
          </table:table-cell>
          <table:table-cell table:formula="of:=[.B111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6695874575526">
            <text:p>1.3669587458</text:p>
          </table:table-cell>
          <table:table-cell table:formula="of:=[.B111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969384605065">
            <text:p>1.9969384605</text:p>
          </table:table-cell>
          <table:table-cell table:formula="of:=[.B111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5387934092432">
            <text:p>2.3538793409</text:p>
          </table:table-cell>
          <table:table-cell table:formula="of:=[.B111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270305139944">
            <text:p>2.927030514</text:p>
          </table:table-cell>
          <table:table-cell table:formula="of:=[.B112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906354052946">
            <text:p>1.9906354053</text:p>
          </table:table-cell>
          <table:table-cell table:formula="of:=[.B112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4754730127752">
            <text:p>1.0475473013</text:p>
          </table:table-cell>
          <table:table-cell table:formula="of:=[.B112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5351596139371">
            <text:p>1.5535159614</text:p>
          </table:table-cell>
          <table:table-cell table:formula="of:=[.B112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7146407198161">
            <text:p>1.071464072</text:p>
          </table:table-cell>
          <table:table-cell table:formula="of:=[.B112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4855531640351">
            <text:p>1.0485553164</text:p>
          </table:table-cell>
          <table:table-cell table:formula="of:=[.B112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8562335930765">
            <text:p>1.5856233593</text:p>
          </table:table-cell>
          <table:table-cell table:formula="of:=[.B112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6180953755975">
            <text:p>2.1618095376</text:p>
          </table:table-cell>
          <table:table-cell table:formula="of:=[.B112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2801347170025">
            <text:p>2.7280134717</text:p>
          </table:table-cell>
          <table:table-cell table:formula="of:=[.B112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042375491932">
            <text:p>2.3042375492</text:p>
          </table:table-cell>
          <table:table-cell table:formula="of:=[.B112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5112185366452">
            <text:p>2.4511218537</text:p>
          </table:table-cell>
          <table:table-cell table:formula="of:=[.B113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7890208195895">
            <text:p>2.978902082</text:p>
          </table:table-cell>
          <table:table-cell table:formula="of:=[.B113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8957459609956">
            <text:p>1.2895745961</text:p>
          </table:table-cell>
          <table:table-cell table:formula="of:=[.B113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1639174968004">
            <text:p>1.2163917497</text:p>
          </table:table-cell>
          <table:table-cell table:formula="of:=[.B113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6470680907369">
            <text:p>2.2647068091</text:p>
          </table:table-cell>
          <table:table-cell table:formula="of:=[.B113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4269213099033">
            <text:p>2.642692131</text:p>
          </table:table-cell>
          <table:table-cell table:formula="of:=[.B113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6024462841451">
            <text:p>1.7602446284</text:p>
          </table:table-cell>
          <table:table-cell table:formula="of:=[.B113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9236712828279">
            <text:p>1.8923671283</text:p>
          </table:table-cell>
          <table:table-cell table:formula="of:=[.B113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9374306369573">
            <text:p>2.7937430637</text:p>
          </table:table-cell>
          <table:table-cell table:formula="of:=[.B113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8017092831433">
            <text:p>1.8801709283</text:p>
          </table:table-cell>
          <table:table-cell table:formula="of:=[.B113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150746839121">
            <text:p>1.6150746839</text:p>
          </table:table-cell>
          <table:table-cell table:formula="of:=[.B114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0309282112867">
            <text:p>2.9030928211</text:p>
          </table:table-cell>
          <table:table-cell table:formula="of:=[.B114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4473115094006">
            <text:p>1.6447311509</text:p>
          </table:table-cell>
          <table:table-cell table:formula="of:=[.B114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2592156063765">
            <text:p>2.3259215606</text:p>
          </table:table-cell>
          <table:table-cell table:formula="of:=[.B114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2044339627028">
            <text:p>1.1204433963</text:p>
          </table:table-cell>
          <table:table-cell table:formula="of:=[.B114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8154221978039">
            <text:p>1.3815422198</text:p>
          </table:table-cell>
          <table:table-cell table:formula="of:=[.B114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1523358877748">
            <text:p>1.9152335888</text:p>
          </table:table-cell>
          <table:table-cell table:formula="of:=[.B114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1046607755125">
            <text:p>1.2104660776</text:p>
          </table:table-cell>
          <table:table-cell table:formula="of:=[.B114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4850096553564">
            <text:p>1.7485009655</text:p>
          </table:table-cell>
          <table:table-cell table:formula="of:=[.B114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1217204928398">
            <text:p>2.9121720493</text:p>
          </table:table-cell>
          <table:table-cell table:formula="of:=[.B114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6434541847557">
            <text:p>2.5643454185</text:p>
          </table:table-cell>
          <table:table-cell table:formula="of:=[.B115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7553148046136">
            <text:p>1.6755314805</text:p>
          </table:table-cell>
          <table:table-cell table:formula="of:=[.B115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0280745457858">
            <text:p>1.9028074546</text:p>
          </table:table-cell>
          <table:table-cell table:formula="of:=[.B115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1189271975309">
            <text:p>2.6118927198</text:p>
          </table:table-cell>
          <table:table-cell table:formula="of:=[.B115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2904744185507">
            <text:p>2.2290474419</text:p>
          </table:table-cell>
          <table:table-cell table:formula="of:=[.B115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7427152656019">
            <text:p>1.9742715266</text:p>
          </table:table-cell>
          <table:table-cell table:formula="of:=[.B115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6044803615659">
            <text:p>2.6604480362</text:p>
          </table:table-cell>
          <table:table-cell table:formula="of:=[.B115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1467080116272">
            <text:p>2.8146708012</text:p>
          </table:table-cell>
          <table:table-cell table:formula="of:=[.B115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3608106505126">
            <text:p>1.1360810651</text:p>
          </table:table-cell>
          <table:table-cell table:formula="of:=[.B115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8846150785685">
            <text:p>2.3884615079</text:p>
          </table:table-cell>
          <table:table-cell table:formula="of:=[.B115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1890835035592">
            <text:p>2.1189083504</text:p>
          </table:table-cell>
          <table:table-cell table:formula="of:=[.B116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8720291871577">
            <text:p>2.5872029187</text:p>
          </table:table-cell>
          <table:table-cell table:formula="of:=[.B116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673635898158">
            <text:p>2.3673635898</text:p>
          </table:table-cell>
          <table:table-cell table:formula="of:=[.B116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0848294645548">
            <text:p>2.4084829465</text:p>
          </table:table-cell>
          <table:table-cell table:formula="of:=[.B116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0359466839582">
            <text:p>2.8035946684</text:p>
          </table:table-cell>
          <table:table-cell table:formula="of:=[.B116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3207039888948">
            <text:p>1.6320703989</text:p>
          </table:table-cell>
          <table:table-cell table:formula="of:=[.B116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511750774458">
            <text:p>2.0511750774</text:p>
          </table:table-cell>
          <table:table-cell table:formula="of:=[.B116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6383929774165">
            <text:p>1.5638392977</text:p>
          </table:table-cell>
          <table:table-cell table:formula="of:=[.B116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2443752810359">
            <text:p>2.5244375281</text:p>
          </table:table-cell>
          <table:table-cell table:formula="of:=[.B116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4491814114153">
            <text:p>1.8449181411</text:p>
          </table:table-cell>
          <table:table-cell table:formula="of:=[.B116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4401022605598">
            <text:p>2.4440102261</text:p>
          </table:table-cell>
          <table:table-cell table:formula="of:=[.B117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3951221201569">
            <text:p>1.139512212</text:p>
          </table:table-cell>
          <table:table-cell table:formula="of:=[.B117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480109622702">
            <text:p>1.7480109623</text:p>
          </table:table-cell>
          <table:table-cell table:formula="of:=[.B117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8874137699604">
            <text:p>1.088741377</text:p>
          </table:table-cell>
          <table:table-cell table:formula="of:=[.B117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6543377265334">
            <text:p>2.4654337727</text:p>
          </table:table-cell>
          <table:table-cell table:formula="of:=[.B117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6845435854048">
            <text:p>1.8684543585</text:p>
          </table:table-cell>
          <table:table-cell table:formula="of:=[.B117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7028359677643">
            <text:p>1.4702835968</text:p>
          </table:table-cell>
          <table:table-cell table:formula="of:=[.B117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8066736236215">
            <text:p>1.3806673624</text:p>
          </table:table-cell>
          <table:table-cell table:formula="of:=[.B117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7892043609172">
            <text:p>2.0789204361</text:p>
          </table:table-cell>
          <table:table-cell table:formula="of:=[.B117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1878456324339">
            <text:p>2.2187845632</text:p>
          </table:table-cell>
          <table:table-cell table:formula="of:=[.B117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9283941164613">
            <text:p>1.2928394116</text:p>
          </table:table-cell>
          <table:table-cell table:formula="of:=[.B118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4326585456729">
            <text:p>1.6432658546</text:p>
          </table:table-cell>
          <table:table-cell table:formula="of:=[.B118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9431604370475">
            <text:p>2.8943160437</text:p>
          </table:table-cell>
          <table:table-cell table:formula="of:=[.B118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9564686715603">
            <text:p>2.1956468672</text:p>
          </table:table-cell>
          <table:table-cell table:formula="of:=[.B118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5515857432038">
            <text:p>1.2551585743</text:p>
          </table:table-cell>
          <table:table-cell table:formula="of:=[.B118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2336348555982">
            <text:p>2.1233634856</text:p>
          </table:table-cell>
          <table:table-cell table:formula="of:=[.B118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6991839371622">
            <text:p>1.1699183937</text:p>
          </table:table-cell>
          <table:table-cell table:formula="of:=[.B118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1560661140829">
            <text:p>2.9156066114</text:p>
          </table:table-cell>
          <table:table-cell table:formula="of:=[.B118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3803428672254">
            <text:p>1.9380342867</text:p>
          </table:table-cell>
          <table:table-cell table:formula="of:=[.B118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0599945876747">
            <text:p>1.3059994588</text:p>
          </table:table-cell>
          <table:table-cell table:formula="of:=[.B118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0406811926514">
            <text:p>2.3040681193</text:p>
          </table:table-cell>
          <table:table-cell table:formula="of:=[.B119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5694263707846">
            <text:p>1.0569426371</text:p>
          </table:table-cell>
          <table:table-cell table:formula="of:=[.B119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9320237841457">
            <text:p>2.8932023784</text:p>
          </table:table-cell>
          <table:table-cell table:formula="of:=[.B119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7143171001226">
            <text:p>1.67143171</text:p>
          </table:table-cell>
          <table:table-cell table:formula="of:=[.B119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6542558353394">
            <text:p>2.4654255835</text:p>
          </table:table-cell>
          <table:table-cell table:formula="of:=[.B119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9679704681039">
            <text:p>2.6967970468</text:p>
          </table:table-cell>
          <table:table-cell table:formula="of:=[.B119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0350210890174">
            <text:p>2.3035021089</text:p>
          </table:table-cell>
          <table:table-cell table:formula="of:=[.B119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1660066097975">
            <text:p>1.516600661</text:p>
          </table:table-cell>
          <table:table-cell table:formula="of:=[.B119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6063634455204">
            <text:p>1.2606363446</text:p>
          </table:table-cell>
          <table:table-cell table:formula="of:=[.B119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2793963700533">
            <text:p>1.827939637</text:p>
          </table:table-cell>
          <table:table-cell table:formula="of:=[.B119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6151880212128">
            <text:p>2.3615188021</text:p>
          </table:table-cell>
          <table:table-cell table:formula="of:=[.B120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0464657060802">
            <text:p>2.7046465706</text:p>
          </table:table-cell>
          <table:table-cell table:formula="of:=[.B120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6745184995234">
            <text:p>1.96745185</text:p>
          </table:table-cell>
          <table:table-cell table:formula="of:=[.B120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095297653228">
            <text:p>1.1095297653</text:p>
          </table:table-cell>
          <table:table-cell table:formula="of:=[.B120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9338794760406">
            <text:p>2.7933879476</text:p>
          </table:table-cell>
          <table:table-cell table:formula="of:=[.B120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3288562260568">
            <text:p>1.4328856226</text:p>
          </table:table-cell>
          <table:table-cell table:formula="of:=[.B120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7798412386328">
            <text:p>1.9779841239</text:p>
          </table:table-cell>
          <table:table-cell table:formula="of:=[.B120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6367154531181">
            <text:p>1.2636715453</text:p>
          </table:table-cell>
          <table:table-cell table:formula="of:=[.B120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1355298496783">
            <text:p>1.813552985</text:p>
          </table:table-cell>
          <table:table-cell table:formula="of:=[.B120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5690456088632">
            <text:p>1.0569045609</text:p>
          </table:table-cell>
          <table:table-cell table:formula="of:=[.B120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824561085552">
            <text:p>2.4824561086</text:p>
          </table:table-cell>
          <table:table-cell table:formula="of:=[.B121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0639239754528">
            <text:p>2.1063923975</text:p>
          </table:table-cell>
          <table:table-cell table:formula="of:=[.B121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0017041545361">
            <text:p>1.7001704155</text:p>
          </table:table-cell>
          <table:table-cell table:formula="of:=[.B121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7677215225995">
            <text:p>2.3767721523</text:p>
          </table:table-cell>
          <table:table-cell table:formula="of:=[.B121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0203926470131">
            <text:p>1.3020392647</text:p>
          </table:table-cell>
          <table:table-cell table:formula="of:=[.B121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5532899070531">
            <text:p>1.9553289907</text:p>
          </table:table-cell>
          <table:table-cell table:formula="of:=[.B121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0013563781977">
            <text:p>1.5001356378</text:p>
          </table:table-cell>
          <table:table-cell table:formula="of:=[.B121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7195765841752">
            <text:p>1.4719576584</text:p>
          </table:table-cell>
          <table:table-cell table:formula="of:=[.B121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709356021136">
            <text:p>1.8709356021</text:p>
          </table:table-cell>
          <table:table-cell table:formula="of:=[.B121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3816992454231">
            <text:p>2.4381699245</text:p>
          </table:table-cell>
          <table:table-cell table:formula="of:=[.B121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7795711811632">
            <text:p>1.7779571181</text:p>
          </table:table-cell>
          <table:table-cell table:formula="of:=[.B122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7500372137874">
            <text:p>1.1750037214</text:p>
          </table:table-cell>
          <table:table-cell table:formula="of:=[.B122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9511256162077">
            <text:p>2.4951125616</text:p>
          </table:table-cell>
          <table:table-cell table:formula="of:=[.B122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7115949653089">
            <text:p>1.6711594965</text:p>
          </table:table-cell>
          <table:table-cell table:formula="of:=[.B122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46435431391">
            <text:p>1.8464354314</text:p>
          </table:table-cell>
          <table:table-cell table:formula="of:=[.B122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6053814515471">
            <text:p>1.9605381452</text:p>
          </table:table-cell>
          <table:table-cell table:formula="of:=[.B122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6795654334128">
            <text:p>1.3679565433</text:p>
          </table:table-cell>
          <table:table-cell table:formula="of:=[.B122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4993754122406">
            <text:p>1.1499375412</text:p>
          </table:table-cell>
          <table:table-cell table:formula="of:=[.B122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7713880613446">
            <text:p>2.4771388061</text:p>
          </table:table-cell>
          <table:table-cell table:formula="of:=[.B122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2859288882464">
            <text:p>1.6285928888</text:p>
          </table:table-cell>
          <table:table-cell table:formula="of:=[.B122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7787717822939">
            <text:p>1.9778771782</text:p>
          </table:table-cell>
          <table:table-cell table:formula="of:=[.B123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3865760825574">
            <text:p>1.8386576083</text:p>
          </table:table-cell>
          <table:table-cell table:formula="of:=[.B123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3323945943266">
            <text:p>1.3332394594</text:p>
          </table:table-cell>
          <table:table-cell table:formula="of:=[.B123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4532902818173">
            <text:p>2.9453290282</text:p>
          </table:table-cell>
          <table:table-cell table:formula="of:=[.B123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4818737357855">
            <text:p>1.9481873736</text:p>
          </table:table-cell>
          <table:table-cell table:formula="of:=[.B123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2662740796804">
            <text:p>1.126627408</text:p>
          </table:table-cell>
          <table:table-cell table:formula="of:=[.B123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7821465171874">
            <text:p>1.3782146517</text:p>
          </table:table-cell>
          <table:table-cell table:formula="of:=[.B123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2617149837315">
            <text:p>2.9261714984</text:p>
          </table:table-cell>
          <table:table-cell table:formula="of:=[.B123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9029895327985">
            <text:p>1.3902989533</text:p>
          </table:table-cell>
          <table:table-cell table:formula="of:=[.B123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9176763668656">
            <text:p>2.1917676367</text:p>
          </table:table-cell>
          <table:table-cell table:formula="of:=[.B123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8307605925947">
            <text:p>2.9830760593</text:p>
          </table:table-cell>
          <table:table-cell table:formula="of:=[.B124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7275506183505">
            <text:p>2.8727550618</text:p>
          </table:table-cell>
          <table:table-cell table:formula="of:=[.B124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9816003423184">
            <text:p>1.2981600342</text:p>
          </table:table-cell>
          <table:table-cell table:formula="of:=[.B124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8324647471309">
            <text:p>1.6832464747</text:p>
          </table:table-cell>
          <table:table-cell table:formula="of:=[.B124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49527214095">
            <text:p>2.2495272141</text:p>
          </table:table-cell>
          <table:table-cell table:formula="of:=[.B124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0019929893315">
            <text:p>1.6001992989</text:p>
          </table:table-cell>
          <table:table-cell table:formula="of:=[.B124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385754654184">
            <text:p>2.6385754654</text:p>
          </table:table-cell>
          <table:table-cell table:formula="of:=[.B124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4966285191476">
            <text:p>2.7496628519</text:p>
          </table:table-cell>
          <table:table-cell table:formula="of:=[.B124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7215695828199">
            <text:p>2.0721569583</text:p>
          </table:table-cell>
          <table:table-cell table:formula="of:=[.B124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09511067532">
            <text:p>1.5095110675</text:p>
          </table:table-cell>
          <table:table-cell table:formula="of:=[.B124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8783277645707">
            <text:p>2.1878327765</text:p>
          </table:table-cell>
          <table:table-cell table:formula="of:=[.B125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5011407639831">
            <text:p>2.8501140764</text:p>
          </table:table-cell>
          <table:table-cell table:formula="of:=[.B125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8451478984207">
            <text:p>1.6845147898</text:p>
          </table:table-cell>
          <table:table-cell table:formula="of:=[.B125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8294533807784">
            <text:p>1.6829453381</text:p>
          </table:table-cell>
          <table:table-cell table:formula="of:=[.B125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212735729292">
            <text:p>1.5212735729</text:p>
          </table:table-cell>
          <table:table-cell table:formula="of:=[.B125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3095022123307">
            <text:p>2.5309502212</text:p>
          </table:table-cell>
          <table:table-cell table:formula="of:=[.B125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4348348323256">
            <text:p>2.6434834832</text:p>
          </table:table-cell>
          <table:table-cell table:formula="of:=[.B125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8923011627048">
            <text:p>1.8892301163</text:p>
          </table:table-cell>
          <table:table-cell table:formula="of:=[.B125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8088776245713">
            <text:p>2.6808877625</text:p>
          </table:table-cell>
          <table:table-cell table:formula="of:=[.B125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2062228936702">
            <text:p>2.1206222894</text:p>
          </table:table-cell>
          <table:table-cell table:formula="of:=[.B125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1782300509512">
            <text:p>2.5178230051</text:p>
          </table:table-cell>
          <table:table-cell table:formula="of:=[.B126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5876494161785">
            <text:p>1.6587649416</text:p>
          </table:table-cell>
          <table:table-cell table:formula="of:=[.B126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5927989762276">
            <text:p>2.9592798976</text:p>
          </table:table-cell>
          <table:table-cell table:formula="of:=[.B126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5106246545911">
            <text:p>2.8510624655</text:p>
          </table:table-cell>
          <table:table-cell table:formula="of:=[.B126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0409396979958">
            <text:p>1.6040939698</text:p>
          </table:table-cell>
          <table:table-cell table:formula="of:=[.B126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0746727213264">
            <text:p>1.9074672721</text:p>
          </table:table-cell>
          <table:table-cell table:formula="of:=[.B126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7768987342715">
            <text:p>2.9776898734</text:p>
          </table:table-cell>
          <table:table-cell table:formula="of:=[.B126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8230862151831">
            <text:p>1.9823086215</text:p>
          </table:table-cell>
          <table:table-cell table:formula="of:=[.B126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3363877050579">
            <text:p>1.8336387705</text:p>
          </table:table-cell>
          <table:table-cell table:formula="of:=[.B126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6798882670701">
            <text:p>1.3679888267</text:p>
          </table:table-cell>
          <table:table-cell table:formula="of:=[.B126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740762591362">
            <text:p>1.1740762591</text:p>
          </table:table-cell>
          <table:table-cell table:formula="of:=[.B127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1671482976526">
            <text:p>1.8167148298</text:p>
          </table:table-cell>
          <table:table-cell table:formula="of:=[.B127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4074388854206">
            <text:p>1.2407438885</text:p>
          </table:table-cell>
          <table:table-cell table:formula="of:=[.B127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7223629336804">
            <text:p>1.4722362934</text:p>
          </table:table-cell>
          <table:table-cell table:formula="of:=[.B127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9996130447835">
            <text:p>2.4999613045</text:p>
          </table:table-cell>
          <table:table-cell table:formula="of:=[.B127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9027110263705">
            <text:p>2.4902711026</text:p>
          </table:table-cell>
          <table:table-cell table:formula="of:=[.B127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7243559323251">
            <text:p>2.0724355932</text:p>
          </table:table-cell>
          <table:table-cell table:formula="of:=[.B127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3853677082807">
            <text:p>2.1385367708</text:p>
          </table:table-cell>
          <table:table-cell table:formula="of:=[.B127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3993395455182">
            <text:p>2.2399339546</text:p>
          </table:table-cell>
          <table:table-cell table:formula="of:=[.B127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4459255151451">
            <text:p>1.1445925515</text:p>
          </table:table-cell>
          <table:table-cell table:formula="of:=[.B127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4804783836007">
            <text:p>2.6480478384</text:p>
          </table:table-cell>
          <table:table-cell table:formula="of:=[.B128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2776673100889">
            <text:p>1.427766731</text:p>
          </table:table-cell>
          <table:table-cell table:formula="of:=[.B128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9470662791282">
            <text:p>2.9947066279</text:p>
          </table:table-cell>
          <table:table-cell table:formula="of:=[.B128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3256262820214">
            <text:p>1.3325626282</text:p>
          </table:table-cell>
          <table:table-cell table:formula="of:=[.B128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1071206908673">
            <text:p>2.1107120691</text:p>
          </table:table-cell>
          <table:table-cell table:formula="of:=[.B128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1598020084202">
            <text:p>1.5159802008</text:p>
          </table:table-cell>
          <table:table-cell table:formula="of:=[.B128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6351285036653">
            <text:p>2.8635128504</text:p>
          </table:table-cell>
          <table:table-cell table:formula="of:=[.B128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5419555231929">
            <text:p>1.7541955523</text:p>
          </table:table-cell>
          <table:table-cell table:formula="of:=[.B128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0521031711251">
            <text:p>2.4052103171</text:p>
          </table:table-cell>
          <table:table-cell table:formula="of:=[.B128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4440061282367">
            <text:p>2.5444006128</text:p>
          </table:table-cell>
          <table:table-cell table:formula="of:=[.B128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7481784168631">
            <text:p>2.8748178417</text:p>
          </table:table-cell>
          <table:table-cell table:formula="of:=[.B129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2303332313895">
            <text:p>1.9230333231</text:p>
          </table:table-cell>
          <table:table-cell table:formula="of:=[.B129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0316555444151">
            <text:p>1.2031655544</text:p>
          </table:table-cell>
          <table:table-cell table:formula="of:=[.B129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3409773930907">
            <text:p>2.8340977393</text:p>
          </table:table-cell>
          <table:table-cell table:formula="of:=[.B129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7409578859806">
            <text:p>1.7740957886</text:p>
          </table:table-cell>
          <table:table-cell table:formula="of:=[.B129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0725952517241">
            <text:p>1.8072595252</text:p>
          </table:table-cell>
          <table:table-cell table:formula="of:=[.B129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4156501144171">
            <text:p>1.7415650114</text:p>
          </table:table-cell>
          <table:table-cell table:formula="of:=[.B129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5178566202521">
            <text:p>1.751785662</text:p>
          </table:table-cell>
          <table:table-cell table:formula="of:=[.B129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8956814669073">
            <text:p>2.7895681467</text:p>
          </table:table-cell>
          <table:table-cell table:formula="of:=[.B129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7520378194749">
            <text:p>2.5752037819</text:p>
          </table:table-cell>
          <table:table-cell table:formula="of:=[.B129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1977448873222">
            <text:p>2.1197744887</text:p>
          </table:table-cell>
          <table:table-cell table:formula="of:=[.B130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6364440582693">
            <text:p>2.9636444058</text:p>
          </table:table-cell>
          <table:table-cell table:formula="of:=[.B130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9191861171275">
            <text:p>1.3919186117</text:p>
          </table:table-cell>
          <table:table-cell table:formula="of:=[.B130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6051837727427">
            <text:p>2.3605183773</text:p>
          </table:table-cell>
          <table:table-cell table:formula="of:=[.B130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3588070012629">
            <text:p>1.4358807001</text:p>
          </table:table-cell>
          <table:table-cell table:formula="of:=[.B130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9187991712242">
            <text:p>2.8918799171</text:p>
          </table:table-cell>
          <table:table-cell table:formula="of:=[.B130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5078947991133">
            <text:p>1.8507894799</text:p>
          </table:table-cell>
          <table:table-cell table:formula="of:=[.B130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083162933588">
            <text:p>2.5083162934</text:p>
          </table:table-cell>
          <table:table-cell table:formula="of:=[.B130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3041668795049">
            <text:p>2.030416688</text:p>
          </table:table-cell>
          <table:table-cell table:formula="of:=[.B130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9072343446314">
            <text:p>1.0907234345</text:p>
          </table:table-cell>
          <table:table-cell table:formula="of:=[.B130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5290884487331">
            <text:p>2.6529088449</text:p>
          </table:table-cell>
          <table:table-cell table:formula="of:=[.B131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7846452631056">
            <text:p>1.6784645263</text:p>
          </table:table-cell>
          <table:table-cell table:formula="of:=[.B131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1849016547203">
            <text:p>1.5184901655</text:p>
          </table:table-cell>
          <table:table-cell table:formula="of:=[.B131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4761547278613">
            <text:p>2.6476154728</text:p>
          </table:table-cell>
          <table:table-cell table:formula="of:=[.B131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1102715544403">
            <text:p>2.0110271554</text:p>
          </table:table-cell>
          <table:table-cell table:formula="of:=[.B131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2920223455876">
            <text:p>2.6292022346</text:p>
          </table:table-cell>
          <table:table-cell table:formula="of:=[.B131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6359567362815">
            <text:p>1.1635956736</text:p>
          </table:table-cell>
          <table:table-cell table:formula="of:=[.B131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7454000581056">
            <text:p>1.8745400058</text:p>
          </table:table-cell>
          <table:table-cell table:formula="of:=[.B131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8339778687805">
            <text:p>1.3833977869</text:p>
          </table:table-cell>
          <table:table-cell table:formula="of:=[.B131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6880599074066">
            <text:p>2.5688059907</text:p>
          </table:table-cell>
          <table:table-cell table:formula="of:=[.B131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1894061863422">
            <text:p>1.4189406186</text:p>
          </table:table-cell>
          <table:table-cell table:formula="of:=[.B132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5821562856436">
            <text:p>1.2582156286</text:p>
          </table:table-cell>
          <table:table-cell table:formula="of:=[.B132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9183931387961">
            <text:p>1.4918393139</text:p>
          </table:table-cell>
          <table:table-cell table:formula="of:=[.B132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2210617400706">
            <text:p>1.622106174</text:p>
          </table:table-cell>
          <table:table-cell table:formula="of:=[.B132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9231336787343">
            <text:p>1.0923133679</text:p>
          </table:table-cell>
          <table:table-cell table:formula="of:=[.B132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6593510247767">
            <text:p>2.2659351025</text:p>
          </table:table-cell>
          <table:table-cell table:formula="of:=[.B132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2936569917947">
            <text:p>2.4293656992</text:p>
          </table:table-cell>
          <table:table-cell table:formula="of:=[.B132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3387838024646">
            <text:p>1.8338783802</text:p>
          </table:table-cell>
          <table:table-cell table:formula="of:=[.B132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1772076450288">
            <text:p>1.0177207645</text:p>
          </table:table-cell>
          <table:table-cell table:formula="of:=[.B132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189338458702">
            <text:p>2.2189338459</text:p>
          </table:table-cell>
          <table:table-cell table:formula="of:=[.B132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0908216219395">
            <text:p>1.4090821622</text:p>
          </table:table-cell>
          <table:table-cell table:formula="of:=[.B133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374952532351">
            <text:p>2.1374952532</text:p>
          </table:table-cell>
          <table:table-cell table:formula="of:=[.B133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8257825262845">
            <text:p>2.1825782526</text:p>
          </table:table-cell>
          <table:table-cell table:formula="of:=[.B133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0100077483803">
            <text:p>1.8010007748</text:p>
          </table:table-cell>
          <table:table-cell table:formula="of:=[.B133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9801363050938">
            <text:p>1.4980136305</text:p>
          </table:table-cell>
          <table:table-cell table:formula="of:=[.B133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1845895275474">
            <text:p>2.6184589528</text:p>
          </table:table-cell>
          <table:table-cell table:formula="of:=[.B133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9288069196045">
            <text:p>1.692880692</text:p>
          </table:table-cell>
          <table:table-cell table:formula="of:=[.B133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488031104207">
            <text:p>2.3488031104</text:p>
          </table:table-cell>
          <table:table-cell table:formula="of:=[.B133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2677524611354">
            <text:p>2.1267752461</text:p>
          </table:table-cell>
          <table:table-cell table:formula="of:=[.B133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2329737991095">
            <text:p>2.7232973799</text:p>
          </table:table-cell>
          <table:table-cell table:formula="of:=[.B133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3952654488385">
            <text:p>2.4395265449</text:p>
          </table:table-cell>
          <table:table-cell table:formula="of:=[.B134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7968409098685">
            <text:p>1.779684091</text:p>
          </table:table-cell>
          <table:table-cell table:formula="of:=[.B134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0176190622151">
            <text:p>1.4017619062</text:p>
          </table:table-cell>
          <table:table-cell table:formula="of:=[.B134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5801671035588">
            <text:p>2.9580167104</text:p>
          </table:table-cell>
          <table:table-cell table:formula="of:=[.B134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2729956377298">
            <text:p>1.4272995638</text:p>
          </table:table-cell>
          <table:table-cell table:formula="of:=[.B134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1278906166553">
            <text:p>2.4127890617</text:p>
          </table:table-cell>
          <table:table-cell table:formula="of:=[.B134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8721894491464">
            <text:p>2.5872189449</text:p>
          </table:table-cell>
          <table:table-cell table:formula="of:=[.B134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9089523740113">
            <text:p>1.5908952374</text:p>
          </table:table-cell>
          <table:table-cell table:formula="of:=[.B134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8732906747609">
            <text:p>1.2873290675</text:p>
          </table:table-cell>
          <table:table-cell table:formula="of:=[.B134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7061673179269">
            <text:p>2.9706167318</text:p>
          </table:table-cell>
          <table:table-cell table:formula="of:=[.B134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5970122814178">
            <text:p>1.1597012281</text:p>
          </table:table-cell>
          <table:table-cell table:formula="of:=[.B135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0626968704164">
            <text:p>1.706269687</text:p>
          </table:table-cell>
          <table:table-cell table:formula="of:=[.B135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2883236035705">
            <text:p>1.2288323604</text:p>
          </table:table-cell>
          <table:table-cell table:formula="of:=[.B135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5154054295272">
            <text:p>1.651540543</text:p>
          </table:table-cell>
          <table:table-cell table:formula="of:=[.B135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283758610487">
            <text:p>2.328375861</text:p>
          </table:table-cell>
          <table:table-cell table:formula="of:=[.B135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211457291618">
            <text:p>1.3211457292</text:p>
          </table:table-cell>
          <table:table-cell table:formula="of:=[.B135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1747564543039">
            <text:p>2.9174756454</text:p>
          </table:table-cell>
          <table:table-cell table:formula="of:=[.B135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5774156022817">
            <text:p>1.7577415602</text:p>
          </table:table-cell>
          <table:table-cell table:formula="of:=[.B135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5502410940826">
            <text:p>2.1550241094</text:p>
          </table:table-cell>
          <table:table-cell table:formula="of:=[.B135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3519641086459">
            <text:p>2.9351964109</text:p>
          </table:table-cell>
          <table:table-cell table:formula="of:=[.B135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7667540609837">
            <text:p>2.9766754061</text:p>
          </table:table-cell>
          <table:table-cell table:formula="of:=[.B136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6410627160221">
            <text:p>2.5641062716</text:p>
          </table:table-cell>
          <table:table-cell table:formula="of:=[.B136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7269166409969">
            <text:p>2.0726916641</text:p>
          </table:table-cell>
          <table:table-cell table:formula="of:=[.B136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5925365872681">
            <text:p>2.1592536587</text:p>
          </table:table-cell>
          <table:table-cell table:formula="of:=[.B136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6510704644024">
            <text:p>1.3651070464</text:p>
          </table:table-cell>
          <table:table-cell table:formula="of:=[.B136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7070529554039">
            <text:p>2.5707052955</text:p>
          </table:table-cell>
          <table:table-cell table:formula="of:=[.B136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7771261148155">
            <text:p>1.7777126115</text:p>
          </table:table-cell>
          <table:table-cell table:formula="of:=[.B136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579877384007">
            <text:p>2.0579877384</text:p>
          </table:table-cell>
          <table:table-cell table:formula="of:=[.B136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195084059611">
            <text:p>1.919508406</text:p>
          </table:table-cell>
          <table:table-cell table:formula="of:=[.B136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0448785759509">
            <text:p>2.9044878576</text:p>
          </table:table-cell>
          <table:table-cell table:formula="of:=[.B136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8128511831164">
            <text:p>1.7812851183</text:p>
          </table:table-cell>
          <table:table-cell table:formula="of:=[.B137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5903495177627">
            <text:p>1.3590349518</text:p>
          </table:table-cell>
          <table:table-cell table:formula="of:=[.B137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8417194858193">
            <text:p>1.6841719486</text:p>
          </table:table-cell>
          <table:table-cell table:formula="of:=[.B137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8304702546448">
            <text:p>2.1830470255</text:p>
          </table:table-cell>
          <table:table-cell table:formula="of:=[.B137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1705166213214">
            <text:p>1.3170516621</text:p>
          </table:table-cell>
          <table:table-cell table:formula="of:=[.B137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1147151235491">
            <text:p>2.1114715124</text:p>
          </table:table-cell>
          <table:table-cell table:formula="of:=[.B137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9583608713001">
            <text:p>1.5958360871</text:p>
          </table:table-cell>
          <table:table-cell table:formula="of:=[.B137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0427060797811">
            <text:p>2.904270608</text:p>
          </table:table-cell>
          <table:table-cell table:formula="of:=[.B137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0236674975604">
            <text:p>2.7023667498</text:p>
          </table:table-cell>
          <table:table-cell table:formula="of:=[.B137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8316515553743">
            <text:p>1.8831651555</text:p>
          </table:table-cell>
          <table:table-cell table:formula="of:=[.B137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7488733977079">
            <text:p>2.8748873398</text:p>
          </table:table-cell>
          <table:table-cell table:formula="of:=[.B138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6206797882915">
            <text:p>2.8620679788</text:p>
          </table:table-cell>
          <table:table-cell table:formula="of:=[.B138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8943484257907">
            <text:p>2.5894348426</text:p>
          </table:table-cell>
          <table:table-cell table:formula="of:=[.B138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0371970105916">
            <text:p>1.1037197011</text:p>
          </table:table-cell>
          <table:table-cell table:formula="of:=[.B138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1360852178186">
            <text:p>1.5136085218</text:p>
          </table:table-cell>
          <table:table-cell table:formula="of:=[.B138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1781070362777">
            <text:p>1.9178107036</text:p>
          </table:table-cell>
          <table:table-cell table:formula="of:=[.B138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2486543022096">
            <text:p>1.4248654302</text:p>
          </table:table-cell>
          <table:table-cell table:formula="of:=[.B138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3108416721225">
            <text:p>1.4310841672</text:p>
          </table:table-cell>
          <table:table-cell table:formula="of:=[.B138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7555226385593">
            <text:p>2.6755522639</text:p>
          </table:table-cell>
          <table:table-cell table:formula="of:=[.B138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7988953962922">
            <text:p>2.5798895396</text:p>
          </table:table-cell>
          <table:table-cell table:formula="of:=[.B138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6628057807684">
            <text:p>1.3662805781</text:p>
          </table:table-cell>
          <table:table-cell table:formula="of:=[.B139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522276699543">
            <text:p>2.65222767</text:p>
          </table:table-cell>
          <table:table-cell table:formula="of:=[.B139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4399581123143">
            <text:p>2.1439958112</text:p>
          </table:table-cell>
          <table:table-cell table:formula="of:=[.B139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3897224310786">
            <text:p>2.4389722431</text:p>
          </table:table-cell>
          <table:table-cell table:formula="of:=[.B139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1148132961243">
            <text:p>1.8114813296</text:p>
          </table:table-cell>
          <table:table-cell table:formula="of:=[.B139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09102858603">
            <text:p>2.5091028586</text:p>
          </table:table-cell>
          <table:table-cell table:formula="of:=[.B139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0967753864825">
            <text:p>2.0096775386</text:p>
          </table:table-cell>
          <table:table-cell table:formula="of:=[.B139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8919394109398">
            <text:p>2.5891939411</text:p>
          </table:table-cell>
          <table:table-cell table:formula="of:=[.B139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670905970037">
            <text:p>1.567090597</text:p>
          </table:table-cell>
          <table:table-cell table:formula="of:=[.B139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2918594460934">
            <text:p>2.9291859446</text:p>
          </table:table-cell>
          <table:table-cell table:formula="of:=[.B139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9368179962039">
            <text:p>2.4936817996</text:p>
          </table:table-cell>
          <table:table-cell table:formula="of:=[.B140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4837571624666">
            <text:p>2.3483757162</text:p>
          </table:table-cell>
          <table:table-cell table:formula="of:=[.B140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8822089638561">
            <text:p>1.2882208964</text:p>
          </table:table-cell>
          <table:table-cell table:formula="of:=[.B140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7785374820232">
            <text:p>1.1778537482</text:p>
          </table:table-cell>
          <table:table-cell table:formula="of:=[.B140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3142274171114">
            <text:p>1.5314227417</text:p>
          </table:table-cell>
          <table:table-cell table:formula="of:=[.B140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0527255944908">
            <text:p>1.6052725594</text:p>
          </table:table-cell>
          <table:table-cell table:formula="of:=[.B140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8932526148856">
            <text:p>2.2893252615</text:p>
          </table:table-cell>
          <table:table-cell table:formula="of:=[.B140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2725882884115">
            <text:p>2.1272588288</text:p>
          </table:table-cell>
          <table:table-cell table:formula="of:=[.B140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0954316742718">
            <text:p>1.5095431674</text:p>
          </table:table-cell>
          <table:table-cell table:formula="of:=[.B140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916920112446">
            <text:p>1.9916920112</text:p>
          </table:table-cell>
          <table:table-cell table:formula="of:=[.B140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1042398437858">
            <text:p>1.0104239844</text:p>
          </table:table-cell>
          <table:table-cell table:formula="of:=[.B141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8443050719798">
            <text:p>1.3844305072</text:p>
          </table:table-cell>
          <table:table-cell table:formula="of:=[.B141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5375999007374">
            <text:p>1.8537599901</text:p>
          </table:table-cell>
          <table:table-cell table:formula="of:=[.B141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9985882695764">
            <text:p>2.599858827</text:p>
          </table:table-cell>
          <table:table-cell table:formula="of:=[.B141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8815020825714">
            <text:p>1.4881502083</text:p>
          </table:table-cell>
          <table:table-cell table:formula="of:=[.B141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673685118556">
            <text:p>2.3673685119</text:p>
          </table:table-cell>
          <table:table-cell table:formula="of:=[.B141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1766953058541">
            <text:p>1.5176695306</text:p>
          </table:table-cell>
          <table:table-cell table:formula="of:=[.B141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130156384781">
            <text:p>1.9130156385</text:p>
          </table:table-cell>
          <table:table-cell table:formula="of:=[.B141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9845267999917">
            <text:p>2.79845268</text:p>
          </table:table-cell>
          <table:table-cell table:formula="of:=[.B141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9322179444134">
            <text:p>1.1932217944</text:p>
          </table:table-cell>
          <table:table-cell table:formula="of:=[.B141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9290517810732">
            <text:p>1.4929051781</text:p>
          </table:table-cell>
          <table:table-cell table:formula="of:=[.B142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6473325807601">
            <text:p>1.1647332581</text:p>
          </table:table-cell>
          <table:table-cell table:formula="of:=[.B142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4544946532696">
            <text:p>2.8454494653</text:p>
          </table:table-cell>
          <table:table-cell table:formula="of:=[.B142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3690099027008">
            <text:p>2.6369009903</text:p>
          </table:table-cell>
          <table:table-cell table:formula="of:=[.B142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0370550118387">
            <text:p>2.6037055012</text:p>
          </table:table-cell>
          <table:table-cell table:formula="of:=[.B142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569307949394">
            <text:p>1.6569307949</text:p>
          </table:table-cell>
          <table:table-cell table:formula="of:=[.B142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4600384887308">
            <text:p>2.1460038489</text:p>
          </table:table-cell>
          <table:table-cell table:formula="of:=[.B142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1338303983212">
            <text:p>1.6133830398</text:p>
          </table:table-cell>
          <table:table-cell table:formula="of:=[.B142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4612473603338">
            <text:p>1.246124736</text:p>
          </table:table-cell>
          <table:table-cell table:formula="of:=[.B142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1309444587678">
            <text:p>2.7130944459</text:p>
          </table:table-cell>
          <table:table-cell table:formula="of:=[.B142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4256898537278">
            <text:p>1.5425689854</text:p>
          </table:table-cell>
          <table:table-cell table:formula="of:=[.B143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3980653565377">
            <text:p>2.7398065357</text:p>
          </table:table-cell>
          <table:table-cell table:formula="of:=[.B143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6147016212344">
            <text:p>2.0614701621</text:p>
          </table:table-cell>
          <table:table-cell table:formula="of:=[.B143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3078988175839">
            <text:p>1.8307898818</text:p>
          </table:table-cell>
          <table:table-cell table:formula="of:=[.B143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1766028478742">
            <text:p>2.9176602848</text:p>
          </table:table-cell>
          <table:table-cell table:formula="of:=[.B143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9289290383458">
            <text:p>2.5928929038</text:p>
          </table:table-cell>
          <table:table-cell table:formula="of:=[.B143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3606244120747">
            <text:p>2.4360624412</text:p>
          </table:table-cell>
          <table:table-cell table:formula="of:=[.B143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0698554627597">
            <text:p>2.2069855463</text:p>
          </table:table-cell>
          <table:table-cell table:formula="of:=[.B143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2015173360705">
            <text:p>1.7201517336</text:p>
          </table:table-cell>
          <table:table-cell table:formula="of:=[.B143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4560560863465">
            <text:p>2.9456056086</text:p>
          </table:table-cell>
          <table:table-cell table:formula="of:=[.B143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9867755752057">
            <text:p>1.1986775575</text:p>
          </table:table-cell>
          <table:table-cell table:formula="of:=[.B144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3057571798563">
            <text:p>1.730575718</text:p>
          </table:table-cell>
          <table:table-cell table:formula="of:=[.B144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3003611676395">
            <text:p>1.3300361168</text:p>
          </table:table-cell>
          <table:table-cell table:formula="of:=[.B144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5243754852563">
            <text:p>2.0524375485</text:p>
          </table:table-cell>
          <table:table-cell table:formula="of:=[.B144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304345458746">
            <text:p>1.3304345459</text:p>
          </table:table-cell>
          <table:table-cell table:formula="of:=[.B144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1818632502109">
            <text:p>1.818186325</text:p>
          </table:table-cell>
          <table:table-cell table:formula="of:=[.B144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1980606038123">
            <text:p>1.4198060604</text:p>
          </table:table-cell>
          <table:table-cell table:formula="of:=[.B144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4810407646">
            <text:p>1.8481040765</text:p>
          </table:table-cell>
          <table:table-cell table:formula="of:=[.B144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3120196443051">
            <text:p>2.7312019644</text:p>
          </table:table-cell>
          <table:table-cell table:formula="of:=[.B144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1825874038041">
            <text:p>1.2182587404</text:p>
          </table:table-cell>
          <table:table-cell table:formula="of:=[.B144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4132587183267">
            <text:p>2.0413258718</text:p>
          </table:table-cell>
          <table:table-cell table:formula="of:=[.B145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2410714253783">
            <text:p>1.2241071425</text:p>
          </table:table-cell>
          <table:table-cell table:formula="of:=[.B145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8299199938774">
            <text:p>1.3829919994</text:p>
          </table:table-cell>
          <table:table-cell table:formula="of:=[.B145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8677533715963">
            <text:p>1.8867753372</text:p>
          </table:table-cell>
          <table:table-cell table:formula="of:=[.B145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6100813280791">
            <text:p>2.8610081328</text:p>
          </table:table-cell>
          <table:table-cell table:formula="of:=[.B145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8669750057161">
            <text:p>2.9866975006</text:p>
          </table:table-cell>
          <table:table-cell table:formula="of:=[.B145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4370613209903">
            <text:p>2.5437061321</text:p>
          </table:table-cell>
          <table:table-cell table:formula="of:=[.B145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0701198168099">
            <text:p>2.0070119817</text:p>
          </table:table-cell>
          <table:table-cell table:formula="of:=[.B145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0008054133505">
            <text:p>1.6000805413</text:p>
          </table:table-cell>
          <table:table-cell table:formula="of:=[.B145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8983086813241">
            <text:p>2.7898308681</text:p>
          </table:table-cell>
          <table:table-cell table:formula="of:=[.B145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2010642848909">
            <text:p>1.7201064285</text:p>
          </table:table-cell>
          <table:table-cell table:formula="of:=[.B146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4264952670783">
            <text:p>2.1426495267</text:p>
          </table:table-cell>
          <table:table-cell table:formula="of:=[.B146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296374047175">
            <text:p>2.5296374047</text:p>
          </table:table-cell>
          <table:table-cell table:formula="of:=[.B146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8157659061253">
            <text:p>2.7815765906</text:p>
          </table:table-cell>
          <table:table-cell table:formula="of:=[.B146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7343940846622">
            <text:p>2.9734394085</text:p>
          </table:table-cell>
          <table:table-cell table:formula="of:=[.B146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4729768950492">
            <text:p>2.4472976895</text:p>
          </table:table-cell>
          <table:table-cell table:formula="of:=[.B146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7446949537843">
            <text:p>2.3744694954</text:p>
          </table:table-cell>
          <table:table-cell table:formula="of:=[.B146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0950185060501">
            <text:p>2.4095018506</text:p>
          </table:table-cell>
          <table:table-cell table:formula="of:=[.B146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5428323578089">
            <text:p>1.6542832358</text:p>
          </table:table-cell>
          <table:table-cell table:formula="of:=[.B146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9462122898549">
            <text:p>1.094621229</text:p>
          </table:table-cell>
          <table:table-cell table:formula="of:=[.B146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5510745923966">
            <text:p>2.3551074592</text:p>
          </table:table-cell>
          <table:table-cell table:formula="of:=[.B147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5296079330146">
            <text:p>1.8529607933</text:p>
          </table:table-cell>
          <table:table-cell table:formula="of:=[.B147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2519694697112">
            <text:p>1.825196947</text:p>
          </table:table-cell>
          <table:table-cell table:formula="of:=[.B147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8514357600361">
            <text:p>2.685143576</text:p>
          </table:table-cell>
          <table:table-cell table:formula="of:=[.B147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0539834182709">
            <text:p>2.9053983418</text:p>
          </table:table-cell>
          <table:table-cell table:formula="of:=[.B147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5563149284571">
            <text:p>2.1556314928</text:p>
          </table:table-cell>
          <table:table-cell table:formula="of:=[.B147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0332990195602">
            <text:p>1.503329902</text:p>
          </table:table-cell>
          <table:table-cell table:formula="of:=[.B147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2520440313965">
            <text:p>1.3252044031</text:p>
          </table:table-cell>
          <table:table-cell table:formula="of:=[.B147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0373557023704">
            <text:p>1.0037355702</text:p>
          </table:table-cell>
          <table:table-cell table:formula="of:=[.B147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3453186638653">
            <text:p>1.2345318664</text:p>
          </table:table-cell>
          <table:table-cell table:formula="of:=[.B147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4346314352006">
            <text:p>1.5434631435</text:p>
          </table:table-cell>
          <table:table-cell table:formula="of:=[.B148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4506144206971">
            <text:p>2.0450614421</text:p>
          </table:table-cell>
          <table:table-cell table:formula="of:=[.B148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5863900892437">
            <text:p>1.4586390089</text:p>
          </table:table-cell>
          <table:table-cell table:formula="of:=[.B148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264551429078">
            <text:p>1.9264551429</text:p>
          </table:table-cell>
          <table:table-cell table:formula="of:=[.B148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3183677922934">
            <text:p>2.9318367792</text:p>
          </table:table-cell>
          <table:table-cell table:formula="of:=[.B148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196471426636">
            <text:p>1.3196471427</text:p>
          </table:table-cell>
          <table:table-cell table:formula="of:=[.B148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1315264441073">
            <text:p>1.9131526444</text:p>
          </table:table-cell>
          <table:table-cell table:formula="of:=[.B148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7554291132838">
            <text:p>2.4755429113</text:p>
          </table:table-cell>
          <table:table-cell table:formula="of:=[.B148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2665912434459">
            <text:p>2.3266591243</text:p>
          </table:table-cell>
          <table:table-cell table:formula="of:=[.B148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1323318574578">
            <text:p>2.5132331857</text:p>
          </table:table-cell>
          <table:table-cell table:formula="of:=[.B148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6537377946079">
            <text:p>2.2653737795</text:p>
          </table:table-cell>
          <table:table-cell table:formula="of:=[.B149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4676555283368">
            <text:p>1.0467655528</text:p>
          </table:table-cell>
          <table:table-cell table:formula="of:=[.B149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558827124536">
            <text:p>1.6558827125</text:p>
          </table:table-cell>
          <table:table-cell table:formula="of:=[.B149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9501118417829">
            <text:p>1.7950111842</text:p>
          </table:table-cell>
          <table:table-cell table:formula="of:=[.B149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2834214437753">
            <text:p>2.8283421444</text:p>
          </table:table-cell>
          <table:table-cell table:formula="of:=[.B149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2932212091982">
            <text:p>1.6293221209</text:p>
          </table:table-cell>
          <table:table-cell table:formula="of:=[.B149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4230887368321">
            <text:p>1.2423088737</text:p>
          </table:table-cell>
          <table:table-cell table:formula="of:=[.B149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0281163975596">
            <text:p>2.2028116398</text:p>
          </table:table-cell>
          <table:table-cell table:formula="of:=[.B149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3882397152483">
            <text:p>1.0388239715</text:p>
          </table:table-cell>
          <table:table-cell table:formula="of:=[.B149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9659210946411">
            <text:p>1.8965921095</text:p>
          </table:table-cell>
          <table:table-cell table:formula="of:=[.B149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9743286874145">
            <text:p>2.2974328687</text:p>
          </table:table-cell>
          <table:table-cell table:formula="of:=[.B150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9393143169582">
            <text:p>2.3939314317</text:p>
          </table:table-cell>
          <table:table-cell table:formula="of:=[.B150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4955290369689">
            <text:p>2.7495529037</text:p>
          </table:table-cell>
          <table:table-cell table:formula="of:=[.B150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2262981571257">
            <text:p>1.1226298157</text:p>
          </table:table-cell>
          <table:table-cell table:formula="of:=[.B150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7907500769943">
            <text:p>2.0790750077</text:p>
          </table:table-cell>
          <table:table-cell table:formula="of:=[.B150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5495124552399">
            <text:p>2.6549512455</text:p>
          </table:table-cell>
          <table:table-cell table:formula="of:=[.B150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7826130948961">
            <text:p>2.2782613095</text:p>
          </table:table-cell>
          <table:table-cell table:formula="of:=[.B150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8240490965545">
            <text:p>2.5824049097</text:p>
          </table:table-cell>
          <table:table-cell table:formula="of:=[.B150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8015564866364">
            <text:p>2.9801556487</text:p>
          </table:table-cell>
          <table:table-cell table:formula="of:=[.B150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8199687972665">
            <text:p>2.2819968797</text:p>
          </table:table-cell>
          <table:table-cell table:formula="of:=[.B150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1693677604198">
            <text:p>2.816936776</text:p>
          </table:table-cell>
          <table:table-cell table:formula="of:=[.B151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2361879311502">
            <text:p>1.5236187931</text:p>
          </table:table-cell>
          <table:table-cell table:formula="of:=[.B151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2705832179636">
            <text:p>1.3270583218</text:p>
          </table:table-cell>
          <table:table-cell table:formula="of:=[.B151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7557578589767">
            <text:p>1.2755757859</text:p>
          </table:table-cell>
          <table:table-cell table:formula="of:=[.B151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5007393602282">
            <text:p>2.450073936</text:p>
          </table:table-cell>
          <table:table-cell table:formula="of:=[.B151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588951010257">
            <text:p>1.258895101</text:p>
          </table:table-cell>
          <table:table-cell table:formula="of:=[.B151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9522292856127">
            <text:p>1.5952229286</text:p>
          </table:table-cell>
          <table:table-cell table:formula="of:=[.B151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6322658043355">
            <text:p>1.3632265804</text:p>
          </table:table-cell>
          <table:table-cell table:formula="of:=[.B151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3443801235408">
            <text:p>2.7344380124</text:p>
          </table:table-cell>
          <table:table-cell table:formula="of:=[.B151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2188205290586">
            <text:p>2.9218820529</text:p>
          </table:table-cell>
          <table:table-cell table:formula="of:=[.B151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7645976617932">
            <text:p>2.8764597662</text:p>
          </table:table-cell>
          <table:table-cell table:formula="of:=[.B152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9981179181486">
            <text:p>1.9998117918</text:p>
          </table:table-cell>
          <table:table-cell table:formula="of:=[.B152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6864760667086">
            <text:p>2.9686476067</text:p>
          </table:table-cell>
          <table:table-cell table:formula="of:=[.B152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3234247863293">
            <text:p>1.5323424786</text:p>
          </table:table-cell>
          <table:table-cell table:formula="of:=[.B152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9482297692448">
            <text:p>2.7948229769</text:p>
          </table:table-cell>
          <table:table-cell table:formula="of:=[.B152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9698975104839">
            <text:p>2.796989751</text:p>
          </table:table-cell>
          <table:table-cell table:formula="of:=[.B152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6166460048407">
            <text:p>2.1616646005</text:p>
          </table:table-cell>
          <table:table-cell table:formula="of:=[.B152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3713185060769">
            <text:p>1.0371318506</text:p>
          </table:table-cell>
          <table:table-cell table:formula="of:=[.B152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9980139080435">
            <text:p>1.9998013908</text:p>
          </table:table-cell>
          <table:table-cell table:formula="of:=[.B152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0048857200891">
            <text:p>2.200488572</text:p>
          </table:table-cell>
          <table:table-cell table:formula="of:=[.B152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3372396100312">
            <text:p>1.933723961</text:p>
          </table:table-cell>
          <table:table-cell table:formula="of:=[.B153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972342595458">
            <text:p>1.2972342595</text:p>
          </table:table-cell>
          <table:table-cell table:formula="of:=[.B153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9442000370473">
            <text:p>1.5944200037</text:p>
          </table:table-cell>
          <table:table-cell table:formula="of:=[.B153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8327686470002">
            <text:p>1.6832768647</text:p>
          </table:table-cell>
          <table:table-cell table:formula="of:=[.B153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1986407525837">
            <text:p>1.4198640753</text:p>
          </table:table-cell>
          <table:table-cell table:formula="of:=[.B153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7349501233548">
            <text:p>2.6734950123</text:p>
          </table:table-cell>
          <table:table-cell table:formula="of:=[.B153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3822811022401">
            <text:p>1.3382281102</text:p>
          </table:table-cell>
          <table:table-cell table:formula="of:=[.B153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9812538474798">
            <text:p>2.6981253847</text:p>
          </table:table-cell>
          <table:table-cell table:formula="of:=[.B153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5589992199093">
            <text:p>2.255899922</text:p>
          </table:table-cell>
          <table:table-cell table:formula="of:=[.B153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1838375981897">
            <text:p>1.3183837598</text:p>
          </table:table-cell>
          <table:table-cell table:formula="of:=[.B153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8012226447463">
            <text:p>1.9801222645</text:p>
          </table:table-cell>
          <table:table-cell table:formula="of:=[.B154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7283669896424">
            <text:p>2.072836699</text:p>
          </table:table-cell>
          <table:table-cell table:formula="of:=[.B154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4200255293399">
            <text:p>1.8420025529</text:p>
          </table:table-cell>
          <table:table-cell table:formula="of:=[.B154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0718058627099">
            <text:p>2.3071805863</text:p>
          </table:table-cell>
          <table:table-cell table:formula="of:=[.B154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4841248486191">
            <text:p>2.3484124849</text:p>
          </table:table-cell>
          <table:table-cell table:formula="of:=[.B154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9207648895681">
            <text:p>1.292076489</text:p>
          </table:table-cell>
          <table:table-cell table:formula="of:=[.B154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6607568729669">
            <text:p>2.5660756873</text:p>
          </table:table-cell>
          <table:table-cell table:formula="of:=[.B154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4363541342318">
            <text:p>2.9436354134</text:p>
          </table:table-cell>
          <table:table-cell table:formula="of:=[.B154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5530307032168">
            <text:p>1.6553030703</text:p>
          </table:table-cell>
          <table:table-cell table:formula="of:=[.B154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0051369965076">
            <text:p>2.3005136997</text:p>
          </table:table-cell>
          <table:table-cell table:formula="of:=[.B154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6551746632904">
            <text:p>2.8655174663</text:p>
          </table:table-cell>
          <table:table-cell table:formula="of:=[.B155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31762836501">
            <text:p>1.5317628365</text:p>
          </table:table-cell>
          <table:table-cell table:formula="of:=[.B155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0032549239695">
            <text:p>1.3003254924</text:p>
          </table:table-cell>
          <table:table-cell table:formula="of:=[.B155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3416507299989">
            <text:p>2.834165073</text:p>
          </table:table-cell>
          <table:table-cell table:formula="of:=[.B155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6410531606525">
            <text:p>2.0641053161</text:p>
          </table:table-cell>
          <table:table-cell table:formula="of:=[.B155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9514846932143">
            <text:p>1.0951484693</text:p>
          </table:table-cell>
          <table:table-cell table:formula="of:=[.B155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3115482404828">
            <text:p>2.631154824</text:p>
          </table:table-cell>
          <table:table-cell table:formula="of:=[.B155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2576991654933">
            <text:p>1.2257699165</text:p>
          </table:table-cell>
          <table:table-cell table:formula="of:=[.B155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3228031992912">
            <text:p>1.1322803199</text:p>
          </table:table-cell>
          <table:table-cell table:formula="of:=[.B155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3095621485263">
            <text:p>1.6309562149</text:p>
          </table:table-cell>
          <table:table-cell table:formula="of:=[.B155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2625848855823">
            <text:p>2.4262584886</text:p>
          </table:table-cell>
          <table:table-cell table:formula="of:=[.B156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6600428093225">
            <text:p>2.0660042809</text:p>
          </table:table-cell>
          <table:table-cell table:formula="of:=[.B156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2819047439843">
            <text:p>1.9281904744</text:p>
          </table:table-cell>
          <table:table-cell table:formula="of:=[.B156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2067849319428">
            <text:p>1.0206784932</text:p>
          </table:table-cell>
          <table:table-cell table:formula="of:=[.B156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4928114563227">
            <text:p>2.7492811456</text:p>
          </table:table-cell>
          <table:table-cell table:formula="of:=[.B156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4805455058813">
            <text:p>2.3480545506</text:p>
          </table:table-cell>
          <table:table-cell table:formula="of:=[.B156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9417350552976">
            <text:p>2.6941735055</text:p>
          </table:table-cell>
          <table:table-cell table:formula="of:=[.B156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875092567876">
            <text:p>1.0875092568</text:p>
          </table:table-cell>
          <table:table-cell table:formula="of:=[.B156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4617993533611">
            <text:p>2.0461799353</text:p>
          </table:table-cell>
          <table:table-cell table:formula="of:=[.B156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5007342752069">
            <text:p>1.9500734275</text:p>
          </table:table-cell>
          <table:table-cell table:formula="of:=[.B156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0589301660657">
            <text:p>1.4058930166</text:p>
          </table:table-cell>
          <table:table-cell table:formula="of:=[.B157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2630220074207">
            <text:p>1.0263022007</text:p>
          </table:table-cell>
          <table:table-cell table:formula="of:=[.B157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2291012648493">
            <text:p>1.0229101265</text:p>
          </table:table-cell>
          <table:table-cell table:formula="of:=[.B157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4789556954056">
            <text:p>2.2478955695</text:p>
          </table:table-cell>
          <table:table-cell table:formula="of:=[.B157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3348278701305">
            <text:p>2.333482787</text:p>
          </table:table-cell>
          <table:table-cell table:formula="of:=[.B157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7132261134684">
            <text:p>2.3713226113</text:p>
          </table:table-cell>
          <table:table-cell table:formula="of:=[.B157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3997205849737">
            <text:p>2.5399720585</text:p>
          </table:table-cell>
          <table:table-cell table:formula="of:=[.B157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9955847524107">
            <text:p>1.8995584752</text:p>
          </table:table-cell>
          <table:table-cell table:formula="of:=[.B157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1495802477002">
            <text:p>2.3149580248</text:p>
          </table:table-cell>
          <table:table-cell table:formula="of:=[.B157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9527512881905">
            <text:p>1.1952751288</text:p>
          </table:table-cell>
          <table:table-cell table:formula="of:=[.B157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0007217489183">
            <text:p>1.2000721749</text:p>
          </table:table-cell>
          <table:table-cell table:formula="of:=[.B158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8047549203038">
            <text:p>2.180475492</text:p>
          </table:table-cell>
          <table:table-cell table:formula="of:=[.B158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2703796625137">
            <text:p>1.7270379663</text:p>
          </table:table-cell>
          <table:table-cell table:formula="of:=[.B158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0039766728878">
            <text:p>1.5003976673</text:p>
          </table:table-cell>
          <table:table-cell table:formula="of:=[.B158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1464056503028">
            <text:p>2.014640565</text:p>
          </table:table-cell>
          <table:table-cell table:formula="of:=[.B158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9114328231663">
            <text:p>2.7911432823</text:p>
          </table:table-cell>
          <table:table-cell table:formula="of:=[.B158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9554613661021">
            <text:p>1.5955461366</text:p>
          </table:table-cell>
          <table:table-cell table:formula="of:=[.B158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4579539000988">
            <text:p>1.64579539</text:p>
          </table:table-cell>
          <table:table-cell table:formula="of:=[.B158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1691319886595">
            <text:p>1.0169131989</text:p>
          </table:table-cell>
          <table:table-cell table:formula="of:=[.B158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2782645747066">
            <text:p>1.7278264575</text:p>
          </table:table-cell>
          <table:table-cell table:formula="of:=[.B158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7675160486251">
            <text:p>2.2767516049</text:p>
          </table:table-cell>
          <table:table-cell table:formula="of:=[.B159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4317168742418">
            <text:p>2.4431716874</text:p>
          </table:table-cell>
          <table:table-cell table:formula="of:=[.B159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938307384029">
            <text:p>2.7938307384</text:p>
          </table:table-cell>
          <table:table-cell table:formula="of:=[.B159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0494208019227">
            <text:p>1.2049420802</text:p>
          </table:table-cell>
          <table:table-cell table:formula="of:=[.B159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6385018061846">
            <text:p>2.4638501806</text:p>
          </table:table-cell>
          <table:table-cell table:formula="of:=[.B159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4311188496649">
            <text:p>2.543111885</text:p>
          </table:table-cell>
          <table:table-cell table:formula="of:=[.B159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529966307804">
            <text:p>2.5529966308</text:p>
          </table:table-cell>
          <table:table-cell table:formula="of:=[.B159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5802368614823">
            <text:p>2.1580236861</text:p>
          </table:table-cell>
          <table:table-cell table:formula="of:=[.B159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3062114175409">
            <text:p>2.6306211418</text:p>
          </table:table-cell>
          <table:table-cell table:formula="of:=[.B159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9917656611651">
            <text:p>1.5991765661</text:p>
          </table:table-cell>
          <table:table-cell table:formula="of:=[.B159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0809711460024">
            <text:p>1.1080971146</text:p>
          </table:table-cell>
          <table:table-cell table:formula="of:=[.B160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3651415836066">
            <text:p>1.0365141584</text:p>
          </table:table-cell>
          <table:table-cell table:formula="of:=[.B160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2547876685858">
            <text:p>1.6254787669</text:p>
          </table:table-cell>
          <table:table-cell table:formula="of:=[.B160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3100724108517">
            <text:p>1.1310072411</text:p>
          </table:table-cell>
          <table:table-cell table:formula="of:=[.B160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8440972790122">
            <text:p>2.2844097279</text:p>
          </table:table-cell>
          <table:table-cell table:formula="of:=[.B160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5896155480295">
            <text:p>2.9589615548</text:p>
          </table:table-cell>
          <table:table-cell table:formula="of:=[.B160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0232985336334">
            <text:p>2.5023298534</text:p>
          </table:table-cell>
          <table:table-cell table:formula="of:=[.B160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2438178639859">
            <text:p>1.8243817864</text:p>
          </table:table-cell>
          <table:table-cell table:formula="of:=[.B160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5852003004402">
            <text:p>1.85852003</text:p>
          </table:table-cell>
          <table:table-cell table:formula="of:=[.B160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1728787813336">
            <text:p>1.8172878781</text:p>
          </table:table-cell>
          <table:table-cell table:formula="of:=[.B160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1965691614896">
            <text:p>2.0196569161</text:p>
          </table:table-cell>
          <table:table-cell table:formula="of:=[.B161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5859220493585">
            <text:p>2.0585922049</text:p>
          </table:table-cell>
          <table:table-cell table:formula="of:=[.B161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9776337016374">
            <text:p>2.9977633702</text:p>
          </table:table-cell>
          <table:table-cell table:formula="of:=[.B161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4669488240033">
            <text:p>2.7466948824</text:p>
          </table:table-cell>
          <table:table-cell table:formula="of:=[.B161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5898987315595">
            <text:p>2.5589898732</text:p>
          </table:table-cell>
          <table:table-cell table:formula="of:=[.B161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1240393612534">
            <text:p>2.0124039361</text:p>
          </table:table-cell>
          <table:table-cell table:formula="of:=[.B161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3783816471696">
            <text:p>2.5378381647</text:p>
          </table:table-cell>
          <table:table-cell table:formula="of:=[.B161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5453600976616">
            <text:p>1.1545360098</text:p>
          </table:table-cell>
          <table:table-cell table:formula="of:=[.B161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5819932613522">
            <text:p>2.6581993261</text:p>
          </table:table-cell>
          <table:table-cell table:formula="of:=[.B161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5475136358291">
            <text:p>2.5547513636</text:p>
          </table:table-cell>
          <table:table-cell table:formula="of:=[.B161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8236246723682">
            <text:p>1.8823624672</text:p>
          </table:table-cell>
          <table:table-cell table:formula="of:=[.B162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3495093099773">
            <text:p>1.934950931</text:p>
          </table:table-cell>
          <table:table-cell table:formula="of:=[.B162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9792305100709">
            <text:p>1.997923051</text:p>
          </table:table-cell>
          <table:table-cell table:formula="of:=[.B162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7619320657104">
            <text:p>1.6761932066</text:p>
          </table:table-cell>
          <table:table-cell table:formula="of:=[.B162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3989301119">
            <text:p>2.1398930112</text:p>
          </table:table-cell>
          <table:table-cell table:formula="of:=[.B162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6177323255688">
            <text:p>1.4617732326</text:p>
          </table:table-cell>
          <table:table-cell table:formula="of:=[.B162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1930509153754">
            <text:p>1.2193050915</text:p>
          </table:table-cell>
          <table:table-cell table:formula="of:=[.B162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928896419704">
            <text:p>1.692889642</text:p>
          </table:table-cell>
          <table:table-cell table:formula="of:=[.B162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1979691870511">
            <text:p>2.6197969187</text:p>
          </table:table-cell>
          <table:table-cell table:formula="of:=[.B162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4992623329163">
            <text:p>2.8499262333</text:p>
          </table:table-cell>
          <table:table-cell table:formula="of:=[.B162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9206620901823">
            <text:p>2.292066209</text:p>
          </table:table-cell>
          <table:table-cell table:formula="of:=[.B163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2789403330535">
            <text:p>2.7278940333</text:p>
          </table:table-cell>
          <table:table-cell table:formula="of:=[.B163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8644039165229">
            <text:p>2.8864403917</text:p>
          </table:table-cell>
          <table:table-cell table:formula="of:=[.B163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1754497587681">
            <text:p>2.9175449759</text:p>
          </table:table-cell>
          <table:table-cell table:formula="of:=[.B163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5890127532184">
            <text:p>2.8589012753</text:p>
          </table:table-cell>
          <table:table-cell table:formula="of:=[.B163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7085011955351">
            <text:p>2.1708501196</text:p>
          </table:table-cell>
          <table:table-cell table:formula="of:=[.B163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7650653067976">
            <text:p>2.8765065307</text:p>
          </table:table-cell>
          <table:table-cell table:formula="of:=[.B163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6123112868518">
            <text:p>2.3612311287</text:p>
          </table:table-cell>
          <table:table-cell table:formula="of:=[.B163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952319059521">
            <text:p>2.995231906</text:p>
          </table:table-cell>
          <table:table-cell table:formula="of:=[.B163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3502656072378">
            <text:p>1.7350265607</text:p>
          </table:table-cell>
          <table:table-cell table:formula="of:=[.B163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7851900681853">
            <text:p>1.1785190068</text:p>
          </table:table-cell>
          <table:table-cell table:formula="of:=[.B164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1488882210106">
            <text:p>2.0148888221</text:p>
          </table:table-cell>
          <table:table-cell table:formula="of:=[.B164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9361876659095">
            <text:p>2.7936187666</text:p>
          </table:table-cell>
          <table:table-cell table:formula="of:=[.B164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7628237791359">
            <text:p>1.1762823779</text:p>
          </table:table-cell>
          <table:table-cell table:formula="of:=[.B164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6158370450139">
            <text:p>1.7615837045</text:p>
          </table:table-cell>
          <table:table-cell table:formula="of:=[.B164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526086397469">
            <text:p>2.3526086397</text:p>
          </table:table-cell>
          <table:table-cell table:formula="of:=[.B164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8868631403893">
            <text:p>2.188686314</text:p>
          </table:table-cell>
          <table:table-cell table:formula="of:=[.B164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9942186921835">
            <text:p>1.2994218692</text:p>
          </table:table-cell>
          <table:table-cell table:formula="of:=[.B164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0714464951307">
            <text:p>2.5071446495</text:p>
          </table:table-cell>
          <table:table-cell table:formula="of:=[.B164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4688564017415">
            <text:p>1.8468856402</text:p>
          </table:table-cell>
          <table:table-cell table:formula="of:=[.B164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5417323280126">
            <text:p>2.8541732328</text:p>
          </table:table-cell>
          <table:table-cell table:formula="of:=[.B165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8950711768121">
            <text:p>1.3895071177</text:p>
          </table:table-cell>
          <table:table-cell table:formula="of:=[.B165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8183657117188">
            <text:p>2.7818365712</text:p>
          </table:table-cell>
          <table:table-cell table:formula="of:=[.B165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5209628473967">
            <text:p>1.8520962847</text:p>
          </table:table-cell>
          <table:table-cell table:formula="of:=[.B165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6570032425225">
            <text:p>2.0657003243</text:p>
          </table:table-cell>
          <table:table-cell table:formula="of:=[.B165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217295832932">
            <text:p>1.9217295833</text:p>
          </table:table-cell>
          <table:table-cell table:formula="of:=[.B165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1386951729655">
            <text:p>2.3138695173</text:p>
          </table:table-cell>
          <table:table-cell table:formula="of:=[.B165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8500541578978">
            <text:p>2.2850054158</text:p>
          </table:table-cell>
          <table:table-cell table:formula="of:=[.B165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146192252636">
            <text:p>2.6146192253</text:p>
          </table:table-cell>
          <table:table-cell table:formula="of:=[.B165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3366643600166">
            <text:p>1.933666436</text:p>
          </table:table-cell>
          <table:table-cell table:formula="of:=[.B165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3493164908141">
            <text:p>2.1349316491</text:p>
          </table:table-cell>
          <table:table-cell table:formula="of:=[.B166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0668543428183">
            <text:p>1.9066854343</text:p>
          </table:table-cell>
          <table:table-cell table:formula="of:=[.B166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6156047023833">
            <text:p>1.6615604702</text:p>
          </table:table-cell>
          <table:table-cell table:formula="of:=[.B166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2137204073369">
            <text:p>2.0213720407</text:p>
          </table:table-cell>
          <table:table-cell table:formula="of:=[.B166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2423041108996">
            <text:p>1.8242304111</text:p>
          </table:table-cell>
          <table:table-cell table:formula="of:=[.B166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2046174556017">
            <text:p>1.5204617456</text:p>
          </table:table-cell>
          <table:table-cell table:formula="of:=[.B166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922221602872">
            <text:p>1.1922221603</text:p>
          </table:table-cell>
          <table:table-cell table:formula="of:=[.B166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0073694176972">
            <text:p>1.7007369418</text:p>
          </table:table-cell>
          <table:table-cell table:formula="of:=[.B166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8169287424535">
            <text:p>2.8816928742</text:p>
          </table:table-cell>
          <table:table-cell table:formula="of:=[.B166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874540662393">
            <text:p>1.1874540662</text:p>
          </table:table-cell>
          <table:table-cell table:formula="of:=[.B166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3576350342482">
            <text:p>2.4357635034</text:p>
          </table:table-cell>
          <table:table-cell table:formula="of:=[.B167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6021188106388">
            <text:p>1.0602118811</text:p>
          </table:table-cell>
          <table:table-cell table:formula="of:=[.B167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0234288927168">
            <text:p>2.2023428893</text:p>
          </table:table-cell>
          <table:table-cell table:formula="of:=[.B167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2938227001578">
            <text:p>2.22938227</text:p>
          </table:table-cell>
          <table:table-cell table:formula="of:=[.B167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3649425897747">
            <text:p>1.236494259</text:p>
          </table:table-cell>
          <table:table-cell table:formula="of:=[.B167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6392659377307">
            <text:p>2.9639265938</text:p>
          </table:table-cell>
          <table:table-cell table:formula="of:=[.B167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8199090976268">
            <text:p>1.5819909098</text:p>
          </table:table-cell>
          <table:table-cell table:formula="of:=[.B167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251805730164">
            <text:p>2.425180573</text:p>
          </table:table-cell>
          <table:table-cell table:formula="of:=[.B167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6334846392274">
            <text:p>1.2633484639</text:p>
          </table:table-cell>
          <table:table-cell table:formula="of:=[.B167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8913555927575">
            <text:p>1.0891355593</text:p>
          </table:table-cell>
          <table:table-cell table:formula="of:=[.B167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7206621319056">
            <text:p>1.2720662132</text:p>
          </table:table-cell>
          <table:table-cell table:formula="of:=[.B168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17521696724">
            <text:p>1.1175216967</text:p>
          </table:table-cell>
          <table:table-cell table:formula="of:=[.B168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7864267695695">
            <text:p>1.478642677</text:p>
          </table:table-cell>
          <table:table-cell table:formula="of:=[.B168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5390278529376">
            <text:p>1.0539027853</text:p>
          </table:table-cell>
          <table:table-cell table:formula="of:=[.B168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6961798146367">
            <text:p>1.9696179815</text:p>
          </table:table-cell>
          <table:table-cell table:formula="of:=[.B168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443430012092">
            <text:p>2.5443430012</text:p>
          </table:table-cell>
          <table:table-cell table:formula="of:=[.B168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7563236858696">
            <text:p>1.9756323686</text:p>
          </table:table-cell>
          <table:table-cell table:formula="of:=[.B168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8348749876022">
            <text:p>1.2834874988</text:p>
          </table:table-cell>
          <table:table-cell table:formula="of:=[.B168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2934841699898">
            <text:p>1.829348417</text:p>
          </table:table-cell>
          <table:table-cell table:formula="of:=[.B168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9025159385055">
            <text:p>1.5902515939</text:p>
          </table:table-cell>
          <table:table-cell table:formula="of:=[.B168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171539356932">
            <text:p>2.2171539357</text:p>
          </table:table-cell>
          <table:table-cell table:formula="of:=[.B169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6428006608039">
            <text:p>2.9642800661</text:p>
          </table:table-cell>
          <table:table-cell table:formula="of:=[.B169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969370290637">
            <text:p>2.4969370291</text:p>
          </table:table-cell>
          <table:table-cell table:formula="of:=[.B169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7871440593153">
            <text:p>2.8787144059</text:p>
          </table:table-cell>
          <table:table-cell table:formula="of:=[.B169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8565210681409">
            <text:p>1.9856521068</text:p>
          </table:table-cell>
          <table:table-cell table:formula="of:=[.B169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2116744015366">
            <text:p>1.3211674402</text:p>
          </table:table-cell>
          <table:table-cell table:formula="of:=[.B169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991761514917">
            <text:p>1.3991761515</text:p>
          </table:table-cell>
          <table:table-cell table:formula="of:=[.B169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7787426710129">
            <text:p>2.1778742671</text:p>
          </table:table-cell>
          <table:table-cell table:formula="of:=[.B169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2190438192338">
            <text:p>2.0219043819</text:p>
          </table:table-cell>
          <table:table-cell table:formula="of:=[.B169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8086902573705">
            <text:p>1.2808690257</text:p>
          </table:table-cell>
          <table:table-cell table:formula="of:=[.B169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6532833427191">
            <text:p>2.3653283343</text:p>
          </table:table-cell>
          <table:table-cell table:formula="of:=[.B170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576678853482">
            <text:p>1.4576678853</text:p>
          </table:table-cell>
          <table:table-cell table:formula="of:=[.B170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4108090680093">
            <text:p>1.3410809068</text:p>
          </table:table-cell>
          <table:table-cell table:formula="of:=[.B170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6767122354358">
            <text:p>1.5676712235</text:p>
          </table:table-cell>
          <table:table-cell table:formula="of:=[.B170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8705015536398">
            <text:p>2.6870501554</text:p>
          </table:table-cell>
          <table:table-cell table:formula="of:=[.B170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7757516670972">
            <text:p>1.5775751667</text:p>
          </table:table-cell>
          <table:table-cell table:formula="of:=[.B170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3159781731665">
            <text:p>1.5315978173</text:p>
          </table:table-cell>
          <table:table-cell table:formula="of:=[.B170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6904106512666">
            <text:p>1.2690410651</text:p>
          </table:table-cell>
          <table:table-cell table:formula="of:=[.B170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0275573972613">
            <text:p>1.0027557397</text:p>
          </table:table-cell>
          <table:table-cell table:formula="of:=[.B170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9494628123939">
            <text:p>1.7949462812</text:p>
          </table:table-cell>
          <table:table-cell table:formula="of:=[.B170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5817662533373">
            <text:p>1.3581766253</text:p>
          </table:table-cell>
          <table:table-cell table:formula="of:=[.B171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74821953848">
            <text:p>1.2748219538</text:p>
          </table:table-cell>
          <table:table-cell table:formula="of:=[.B171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1246797889471">
            <text:p>1.9124679789</text:p>
          </table:table-cell>
          <table:table-cell table:formula="of:=[.B171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3681930229068">
            <text:p>1.8368193023</text:p>
          </table:table-cell>
          <table:table-cell table:formula="of:=[.B171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2872473914176">
            <text:p>1.3287247391</text:p>
          </table:table-cell>
          <table:table-cell table:formula="of:=[.B171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8208596035838">
            <text:p>2.8820859604</text:p>
          </table:table-cell>
          <table:table-cell table:formula="of:=[.B171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811623044312">
            <text:p>1.3811623044</text:p>
          </table:table-cell>
          <table:table-cell table:formula="of:=[.B171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0435710772872">
            <text:p>2.3043571077</text:p>
          </table:table-cell>
          <table:table-cell table:formula="of:=[.B171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6557346004993">
            <text:p>1.16557346</text:p>
          </table:table-cell>
          <table:table-cell table:formula="of:=[.B171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1051072143018">
            <text:p>2.2105107214</text:p>
          </table:table-cell>
          <table:table-cell table:formula="of:=[.B171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9460870157927">
            <text:p>2.8946087016</text:p>
          </table:table-cell>
          <table:table-cell table:formula="of:=[.B172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8272739574313">
            <text:p>2.3827273957</text:p>
          </table:table-cell>
          <table:table-cell table:formula="of:=[.B172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747907884419">
            <text:p>2.1747907884</text:p>
          </table:table-cell>
          <table:table-cell table:formula="of:=[.B172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9154573064297">
            <text:p>2.3915457306</text:p>
          </table:table-cell>
          <table:table-cell table:formula="of:=[.B172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6144180167466">
            <text:p>2.2614418017</text:p>
          </table:table-cell>
          <table:table-cell table:formula="of:=[.B172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6044289525598">
            <text:p>1.1604428953</text:p>
          </table:table-cell>
          <table:table-cell table:formula="of:=[.B172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1271317079663">
            <text:p>2.7127131708</text:p>
          </table:table-cell>
          <table:table-cell table:formula="of:=[.B172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6061795316637">
            <text:p>2.6606179532</text:p>
          </table:table-cell>
          <table:table-cell table:formula="of:=[.B172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3831716328859">
            <text:p>2.3383171633</text:p>
          </table:table-cell>
          <table:table-cell table:formula="of:=[.B172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3461755365133">
            <text:p>1.7346175537</text:p>
          </table:table-cell>
          <table:table-cell table:formula="of:=[.B172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4148697890341">
            <text:p>2.9414869789</text:p>
          </table:table-cell>
          <table:table-cell table:formula="of:=[.B173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036454975605">
            <text:p>1.7036454976</text:p>
          </table:table-cell>
          <table:table-cell table:formula="of:=[.B173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9228543899953">
            <text:p>2.192285439</text:p>
          </table:table-cell>
          <table:table-cell table:formula="of:=[.B173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8256788570434">
            <text:p>1.2825678857</text:p>
          </table:table-cell>
          <table:table-cell table:formula="of:=[.B173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7131672110409">
            <text:p>2.2713167211</text:p>
          </table:table-cell>
          <table:table-cell table:formula="of:=[.B173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7933559529483">
            <text:p>1.8793355953</text:p>
          </table:table-cell>
          <table:table-cell table:formula="of:=[.B173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6014305241406">
            <text:p>1.8601430524</text:p>
          </table:table-cell>
          <table:table-cell table:formula="of:=[.B173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0291453842074">
            <text:p>2.8029145384</text:p>
          </table:table-cell>
          <table:table-cell table:formula="of:=[.B173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4837666042149">
            <text:p>2.1483766604</text:p>
          </table:table-cell>
          <table:table-cell table:formula="of:=[.B173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6289879307151">
            <text:p>1.8628987931</text:p>
          </table:table-cell>
          <table:table-cell table:formula="of:=[.B173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9786082059145">
            <text:p>1.5978608206</text:p>
          </table:table-cell>
          <table:table-cell table:formula="of:=[.B174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0655328575522">
            <text:p>2.5065532858</text:p>
          </table:table-cell>
          <table:table-cell table:formula="of:=[.B174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3772074691951">
            <text:p>2.1377207469</text:p>
          </table:table-cell>
          <table:table-cell table:formula="of:=[.B174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1032879948616">
            <text:p>2.5103287995</text:p>
          </table:table-cell>
          <table:table-cell table:formula="of:=[.B174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4337258897722">
            <text:p>1.343372589</text:p>
          </table:table-cell>
          <table:table-cell table:formula="of:=[.B174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6644548606127">
            <text:p>2.4664454861</text:p>
          </table:table-cell>
          <table:table-cell table:formula="of:=[.B174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9241475984454">
            <text:p>2.3924147598</text:p>
          </table:table-cell>
          <table:table-cell table:formula="of:=[.B174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2453489340842">
            <text:p>1.7245348934</text:p>
          </table:table-cell>
          <table:table-cell table:formula="of:=[.B174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7080259378999">
            <text:p>1.7708025938</text:p>
          </table:table-cell>
          <table:table-cell table:formula="of:=[.B174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5798821989447">
            <text:p>2.5579882199</text:p>
          </table:table-cell>
          <table:table-cell table:formula="of:=[.B174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350456148386">
            <text:p>2.9350456148</text:p>
          </table:table-cell>
          <table:table-cell table:formula="of:=[.B175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6541129536927">
            <text:p>1.6654112954</text:p>
          </table:table-cell>
          <table:table-cell table:formula="of:=[.B175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407156156376">
            <text:p>1.9407156156</text:p>
          </table:table-cell>
          <table:table-cell table:formula="of:=[.B175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098364032805">
            <text:p>2.1098364033</text:p>
          </table:table-cell>
          <table:table-cell table:formula="of:=[.B175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5695702694356">
            <text:p>1.0569570269</text:p>
          </table:table-cell>
          <table:table-cell table:formula="of:=[.B175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0215741731226">
            <text:p>1.2021574173</text:p>
          </table:table-cell>
          <table:table-cell table:formula="of:=[.B175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702792994678">
            <text:p>2.2702792995</text:p>
          </table:table-cell>
          <table:table-cell table:formula="of:=[.B175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696701977402">
            <text:p>2.7696701977</text:p>
          </table:table-cell>
          <table:table-cell table:formula="of:=[.B175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6277537047863">
            <text:p>2.8627753705</text:p>
          </table:table-cell>
          <table:table-cell table:formula="of:=[.B175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085964627564">
            <text:p>1.6085964628</text:p>
          </table:table-cell>
          <table:table-cell table:formula="of:=[.B175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0428775139153">
            <text:p>1.5042877514</text:p>
          </table:table-cell>
          <table:table-cell table:formula="of:=[.B176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0426234938204">
            <text:p>2.8042623494</text:p>
          </table:table-cell>
          <table:table-cell table:formula="of:=[.B176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122419603169">
            <text:p>2.3122419603</text:p>
          </table:table-cell>
          <table:table-cell table:formula="of:=[.B176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9657319132239">
            <text:p>2.6965731913</text:p>
          </table:table-cell>
          <table:table-cell table:formula="of:=[.B176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868302360177">
            <text:p>1.086830236</text:p>
          </table:table-cell>
          <table:table-cell table:formula="of:=[.B176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8355868142098">
            <text:p>1.5835586814</text:p>
          </table:table-cell>
          <table:table-cell table:formula="of:=[.B176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7590878661722">
            <text:p>1.5759087866</text:p>
          </table:table-cell>
          <table:table-cell table:formula="of:=[.B176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4697328843176">
            <text:p>1.9469732884</text:p>
          </table:table-cell>
          <table:table-cell table:formula="of:=[.B176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8647321984172">
            <text:p>1.3864732198</text:p>
          </table:table-cell>
          <table:table-cell table:formula="of:=[.B176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2428544703871">
            <text:p>2.724285447</text:p>
          </table:table-cell>
          <table:table-cell table:formula="of:=[.B176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0987208150327">
            <text:p>2.8098720815</text:p>
          </table:table-cell>
          <table:table-cell table:formula="of:=[.B177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8433404043317">
            <text:p>1.9843340404</text:p>
          </table:table-cell>
          <table:table-cell table:formula="of:=[.B177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3083873372525">
            <text:p>2.2308387337</text:p>
          </table:table-cell>
          <table:table-cell table:formula="of:=[.B177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4759282842278">
            <text:p>1.9475928284</text:p>
          </table:table-cell>
          <table:table-cell table:formula="of:=[.B177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9466283991933">
            <text:p>1.4946628399</text:p>
          </table:table-cell>
          <table:table-cell table:formula="of:=[.B177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7421132270247">
            <text:p>2.5742113227</text:p>
          </table:table-cell>
          <table:table-cell table:formula="of:=[.B177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1403831448406">
            <text:p>1.4140383145</text:p>
          </table:table-cell>
          <table:table-cell table:formula="of:=[.B177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8707760069519">
            <text:p>2.8870776007</text:p>
          </table:table-cell>
          <table:table-cell table:formula="of:=[.B177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9874621611089">
            <text:p>1.2987462161</text:p>
          </table:table-cell>
          <table:table-cell table:formula="of:=[.B177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8484090827405">
            <text:p>2.1848409083</text:p>
          </table:table-cell>
          <table:table-cell table:formula="of:=[.B177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4506582058966">
            <text:p>2.4450658206</text:p>
          </table:table-cell>
          <table:table-cell table:formula="of:=[.B178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3379183094949">
            <text:p>1.2337918309</text:p>
          </table:table-cell>
          <table:table-cell table:formula="of:=[.B178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5025220457464">
            <text:p>2.8502522046</text:p>
          </table:table-cell>
          <table:table-cell table:formula="of:=[.B178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8578143715858">
            <text:p>1.3857814372</text:p>
          </table:table-cell>
          <table:table-cell table:formula="of:=[.B178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436282351613">
            <text:p>2.3436282352</text:p>
          </table:table-cell>
          <table:table-cell table:formula="of:=[.B178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0720923151821">
            <text:p>2.9072092315</text:p>
          </table:table-cell>
          <table:table-cell table:formula="of:=[.B178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8793885447085">
            <text:p>1.5879388545</text:p>
          </table:table-cell>
          <table:table-cell table:formula="of:=[.B178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1390753462911">
            <text:p>1.6139075346</text:p>
          </table:table-cell>
          <table:table-cell table:formula="of:=[.B178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7687942925841">
            <text:p>2.6768794293</text:p>
          </table:table-cell>
          <table:table-cell table:formula="of:=[.B178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507142258808">
            <text:p>1.4507142259</text:p>
          </table:table-cell>
          <table:table-cell table:formula="of:=[.B178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225039973855">
            <text:p>2.2225039974</text:p>
          </table:table-cell>
          <table:table-cell table:formula="of:=[.B179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8116718158126">
            <text:p>1.1811671816</text:p>
          </table:table-cell>
          <table:table-cell table:formula="of:=[.B179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5497657526284">
            <text:p>1.2549765753</text:p>
          </table:table-cell>
          <table:table-cell table:formula="of:=[.B179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347459577024">
            <text:p>1.5347459577</text:p>
          </table:table-cell>
          <table:table-cell table:formula="of:=[.B179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7774037290365">
            <text:p>2.8777403729</text:p>
          </table:table-cell>
          <table:table-cell table:formula="of:=[.B179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4180681128055">
            <text:p>1.3418068113</text:p>
          </table:table-cell>
          <table:table-cell table:formula="of:=[.B179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1830463912338">
            <text:p>2.1183046391</text:p>
          </table:table-cell>
          <table:table-cell table:formula="of:=[.B179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5364915952086">
            <text:p>1.4536491595</text:p>
          </table:table-cell>
          <table:table-cell table:formula="of:=[.B179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8878010064363">
            <text:p>2.2887801006</text:p>
          </table:table-cell>
          <table:table-cell table:formula="of:=[.B179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047778589651">
            <text:p>2.504777859</text:p>
          </table:table-cell>
          <table:table-cell table:formula="of:=[.B179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7793460655957">
            <text:p>1.1779346066</text:p>
          </table:table-cell>
          <table:table-cell table:formula="of:=[.B180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9865218214691">
            <text:p>2.0986521821</text:p>
          </table:table-cell>
          <table:table-cell table:formula="of:=[.B180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8911190032959">
            <text:p>1.4891119003</text:p>
          </table:table-cell>
          <table:table-cell table:formula="of:=[.B180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0877334028482">
            <text:p>2.4087733403</text:p>
          </table:table-cell>
          <table:table-cell table:formula="of:=[.B180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4624501150101">
            <text:p>1.0462450115</text:p>
          </table:table-cell>
          <table:table-cell table:formula="of:=[.B180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8377474024892">
            <text:p>1.9837747402</text:p>
          </table:table-cell>
          <table:table-cell table:formula="of:=[.B180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8298466298729">
            <text:p>1.982984663</text:p>
          </table:table-cell>
          <table:table-cell table:formula="of:=[.B180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6028332598507">
            <text:p>1.460283326</text:p>
          </table:table-cell>
          <table:table-cell table:formula="of:=[.B180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7085234094411">
            <text:p>1.8708523409</text:p>
          </table:table-cell>
          <table:table-cell table:formula="of:=[.B180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8173087909818">
            <text:p>2.2817308791</text:p>
          </table:table-cell>
          <table:table-cell table:formula="of:=[.B180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4512423519045">
            <text:p>2.6451242352</text:p>
          </table:table-cell>
          <table:table-cell table:formula="of:=[.B181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159181624651">
            <text:p>1.3159181625</text:p>
          </table:table-cell>
          <table:table-cell table:formula="of:=[.B181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1552271097898">
            <text:p>2.515522711</text:p>
          </table:table-cell>
          <table:table-cell table:formula="of:=[.B181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953764397651">
            <text:p>2.4953764398</text:p>
          </table:table-cell>
          <table:table-cell table:formula="of:=[.B181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0169959962368">
            <text:p>1.7016995996</text:p>
          </table:table-cell>
          <table:table-cell table:formula="of:=[.B181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5915094614029">
            <text:p>1.8591509461</text:p>
          </table:table-cell>
          <table:table-cell table:formula="of:=[.B181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025856712833">
            <text:p>2.4025856713</text:p>
          </table:table-cell>
          <table:table-cell table:formula="of:=[.B181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8963845409453">
            <text:p>2.2896384541</text:p>
          </table:table-cell>
          <table:table-cell table:formula="of:=[.B181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730584807694">
            <text:p>2.4730584808</text:p>
          </table:table-cell>
          <table:table-cell table:formula="of:=[.B181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7946510054171">
            <text:p>2.0794651005</text:p>
          </table:table-cell>
          <table:table-cell table:formula="of:=[.B181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4035267997533">
            <text:p>2.74035268</text:p>
          </table:table-cell>
          <table:table-cell table:formula="of:=[.B182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955624781549">
            <text:p>1.6955624782</text:p>
          </table:table-cell>
          <table:table-cell table:formula="of:=[.B182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6063228212297">
            <text:p>2.2606322821</text:p>
          </table:table-cell>
          <table:table-cell table:formula="of:=[.B182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953292561695">
            <text:p>2.9953292562</text:p>
          </table:table-cell>
          <table:table-cell table:formula="of:=[.B182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303084358573">
            <text:p>2.2303084359</text:p>
          </table:table-cell>
          <table:table-cell table:formula="of:=[.B182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3837265502661">
            <text:p>2.138372655</text:p>
          </table:table-cell>
          <table:table-cell table:formula="of:=[.B182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3713606745005">
            <text:p>1.3371360675</text:p>
          </table:table-cell>
          <table:table-cell table:formula="of:=[.B182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4861307498068">
            <text:p>1.348613075</text:p>
          </table:table-cell>
          <table:table-cell table:formula="of:=[.B182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9202181454748">
            <text:p>2.5920218145</text:p>
          </table:table-cell>
          <table:table-cell table:formula="of:=[.B182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2591616809368">
            <text:p>2.6259161681</text:p>
          </table:table-cell>
          <table:table-cell table:formula="of:=[.B182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5339093394578">
            <text:p>2.8533909339</text:p>
          </table:table-cell>
          <table:table-cell table:formula="of:=[.B183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6995642203838">
            <text:p>2.769956422</text:p>
          </table:table-cell>
          <table:table-cell table:formula="of:=[.B183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2456835117191">
            <text:p>1.7245683512</text:p>
          </table:table-cell>
          <table:table-cell table:formula="of:=[.B183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4250283427536">
            <text:p>1.3425028343</text:p>
          </table:table-cell>
          <table:table-cell table:formula="of:=[.B183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787297623232">
            <text:p>2.1787297623</text:p>
          </table:table-cell>
          <table:table-cell table:formula="of:=[.B183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7081336267293">
            <text:p>1.7708133627</text:p>
          </table:table-cell>
          <table:table-cell table:formula="of:=[.B183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2627757545561">
            <text:p>2.3262775755</text:p>
          </table:table-cell>
          <table:table-cell table:formula="of:=[.B183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6171442624182">
            <text:p>1.1617144262</text:p>
          </table:table-cell>
          <table:table-cell table:formula="of:=[.B183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31096688658">
            <text:p>2.2310966887</text:p>
          </table:table-cell>
          <table:table-cell table:formula="of:=[.B183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9712991639972">
            <text:p>1.1971299164</text:p>
          </table:table-cell>
          <table:table-cell table:formula="of:=[.B183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4344530533999">
            <text:p>2.4434453053</text:p>
          </table:table-cell>
          <table:table-cell table:formula="of:=[.B184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7622092384845">
            <text:p>1.8762209238</text:p>
          </table:table-cell>
          <table:table-cell table:formula="of:=[.B184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1304807886481">
            <text:p>1.5130480789</text:p>
          </table:table-cell>
          <table:table-cell table:formula="of:=[.B184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5896801631898">
            <text:p>1.9589680163</text:p>
          </table:table-cell>
          <table:table-cell table:formula="of:=[.B184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7159736361355">
            <text:p>1.3715973636</text:p>
          </table:table-cell>
          <table:table-cell table:formula="of:=[.B184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1474767848849">
            <text:p>2.2147476785</text:p>
          </table:table-cell>
          <table:table-cell table:formula="of:=[.B184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1811896245927">
            <text:p>2.8181189625</text:p>
          </table:table-cell>
          <table:table-cell table:formula="of:=[.B184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7418303489685">
            <text:p>2.7741830349</text:p>
          </table:table-cell>
          <table:table-cell table:formula="of:=[.B184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0438613351434">
            <text:p>1.5043861335</text:p>
          </table:table-cell>
          <table:table-cell table:formula="of:=[.B184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9117744322866">
            <text:p>2.2911774432</text:p>
          </table:table-cell>
          <table:table-cell table:formula="of:=[.B184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5364813636988">
            <text:p>1.8536481364</text:p>
          </table:table-cell>
          <table:table-cell table:formula="of:=[.B185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4473881348968">
            <text:p>1.2447388135</text:p>
          </table:table-cell>
          <table:table-cell table:formula="of:=[.B185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8673992138356">
            <text:p>2.9867399214</text:p>
          </table:table-cell>
          <table:table-cell table:formula="of:=[.B185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1428041849285">
            <text:p>1.1142804185</text:p>
          </table:table-cell>
          <table:table-cell table:formula="of:=[.B185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4006806965917">
            <text:p>1.2400680697</text:p>
          </table:table-cell>
          <table:table-cell table:formula="of:=[.B185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1704835724086">
            <text:p>2.2170483572</text:p>
          </table:table-cell>
          <table:table-cell table:formula="of:=[.B185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5265307445079">
            <text:p>2.2526530745</text:p>
          </table:table-cell>
          <table:table-cell table:formula="of:=[.B185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7720413804054">
            <text:p>1.577204138</text:p>
          </table:table-cell>
          <table:table-cell table:formula="of:=[.B185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6566143222153">
            <text:p>2.5656614322</text:p>
          </table:table-cell>
          <table:table-cell table:formula="of:=[.B185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4467488899827">
            <text:p>1.844674889</text:p>
          </table:table-cell>
          <table:table-cell table:formula="of:=[.B185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0312030613422">
            <text:p>1.2031203061</text:p>
          </table:table-cell>
          <table:table-cell table:formula="of:=[.B186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1905236709863">
            <text:p>2.4190523671</text:p>
          </table:table-cell>
          <table:table-cell table:formula="of:=[.B186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1463131103665">
            <text:p>1.614631311</text:p>
          </table:table-cell>
          <table:table-cell table:formula="of:=[.B186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2768865730613">
            <text:p>1.9276886573</text:p>
          </table:table-cell>
          <table:table-cell table:formula="of:=[.B186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6155520137399">
            <text:p>2.7615552014</text:p>
          </table:table-cell>
          <table:table-cell table:formula="of:=[.B186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9336107429117">
            <text:p>2.7933610743</text:p>
          </table:table-cell>
          <table:table-cell table:formula="of:=[.B186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9850201997906">
            <text:p>2.69850202</text:p>
          </table:table-cell>
          <table:table-cell table:formula="of:=[.B186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878327768296">
            <text:p>2.0878327768</text:p>
          </table:table-cell>
          <table:table-cell table:formula="of:=[.B186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5507550053298">
            <text:p>2.9550755005</text:p>
          </table:table-cell>
          <table:table-cell table:formula="of:=[.B186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2959870956838">
            <text:p>1.9295987096</text:p>
          </table:table-cell>
          <table:table-cell table:formula="of:=[.B186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8496269416064">
            <text:p>2.2849626942</text:p>
          </table:table-cell>
          <table:table-cell table:formula="of:=[.B187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9852080587298">
            <text:p>2.3985208059</text:p>
          </table:table-cell>
          <table:table-cell table:formula="of:=[.B187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0581963341683">
            <text:p>2.8058196334</text:p>
          </table:table-cell>
          <table:table-cell table:formula="of:=[.B187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9801077302545">
            <text:p>2.798010773</text:p>
          </table:table-cell>
          <table:table-cell table:formula="of:=[.B187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5748882312328">
            <text:p>1.3574888231</text:p>
          </table:table-cell>
          <table:table-cell table:formula="of:=[.B187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774169979617">
            <text:p>1.177416998</text:p>
          </table:table-cell>
          <table:table-cell table:formula="of:=[.B187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1275845244527">
            <text:p>2.0127584524</text:p>
          </table:table-cell>
          <table:table-cell table:formula="of:=[.B187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7560778558254">
            <text:p>1.1756077856</text:p>
          </table:table-cell>
          <table:table-cell table:formula="of:=[.B187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5160003285855">
            <text:p>2.9516000329</text:p>
          </table:table-cell>
          <table:table-cell table:formula="of:=[.B187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1714458595961">
            <text:p>2.517144586</text:p>
          </table:table-cell>
          <table:table-cell table:formula="of:=[.B187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6678522974253">
            <text:p>2.4667852297</text:p>
          </table:table-cell>
          <table:table-cell table:formula="of:=[.B188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0524816922843">
            <text:p>1.8052481692</text:p>
          </table:table-cell>
          <table:table-cell table:formula="of:=[.B188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6188339944929">
            <text:p>2.7618833994</text:p>
          </table:table-cell>
          <table:table-cell table:formula="of:=[.B188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5352515112609">
            <text:p>2.4535251511</text:p>
          </table:table-cell>
          <table:table-cell table:formula="of:=[.B188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1952858865261">
            <text:p>1.9195285887</text:p>
          </table:table-cell>
          <table:table-cell table:formula="of:=[.B188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0195147003979">
            <text:p>1.00195147</text:p>
          </table:table-cell>
          <table:table-cell table:formula="of:=[.B188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7057350929827">
            <text:p>1.6705735093</text:p>
          </table:table-cell>
          <table:table-cell table:formula="of:=[.B188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721816631034">
            <text:p>1.1721816631</text:p>
          </table:table-cell>
          <table:table-cell table:formula="of:=[.B188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7915560808033">
            <text:p>1.5791556081</text:p>
          </table:table-cell>
          <table:table-cell table:formula="of:=[.B188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362349415198">
            <text:p>1.2362349415</text:p>
          </table:table-cell>
          <table:table-cell table:formula="of:=[.B188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1685655210167">
            <text:p>2.0168565521</text:p>
          </table:table-cell>
          <table:table-cell table:formula="of:=[.B189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8227591421455">
            <text:p>1.7822759142</text:p>
          </table:table-cell>
          <table:table-cell table:formula="of:=[.B189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5528730861843">
            <text:p>2.6552873086</text:p>
          </table:table-cell>
          <table:table-cell table:formula="of:=[.B189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3148786406964">
            <text:p>2.6314878641</text:p>
          </table:table-cell>
          <table:table-cell table:formula="of:=[.B189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0996457245201">
            <text:p>2.7099645725</text:p>
          </table:table-cell>
          <table:table-cell table:formula="of:=[.B189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1684251092374">
            <text:p>2.4168425109</text:p>
          </table:table-cell>
          <table:table-cell table:formula="of:=[.B189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2484893836081">
            <text:p>2.4248489384</text:p>
          </table:table-cell>
          <table:table-cell table:formula="of:=[.B189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0846659243107">
            <text:p>2.4084665924</text:p>
          </table:table-cell>
          <table:table-cell table:formula="of:=[.B189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0467528775334">
            <text:p>1.5046752878</text:p>
          </table:table-cell>
          <table:table-cell table:formula="of:=[.B189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7992443889379">
            <text:p>2.3799244389</text:p>
          </table:table-cell>
          <table:table-cell table:formula="of:=[.B189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3806530199945">
            <text:p>1.338065302</text:p>
          </table:table-cell>
          <table:table-cell table:formula="of:=[.B190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8963798191398">
            <text:p>2.7896379819</text:p>
          </table:table-cell>
          <table:table-cell table:formula="of:=[.B190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7844524476677">
            <text:p>1.7784452448</text:p>
          </table:table-cell>
          <table:table-cell table:formula="of:=[.B190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438849363476">
            <text:p>1.1438849363</text:p>
          </table:table-cell>
          <table:table-cell table:formula="of:=[.B190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8764875587076">
            <text:p>2.5876487559</text:p>
          </table:table-cell>
          <table:table-cell table:formula="of:=[.B190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3593406789005">
            <text:p>2.1359340679</text:p>
          </table:table-cell>
          <table:table-cell table:formula="of:=[.B190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213019343093">
            <text:p>1.3213019343</text:p>
          </table:table-cell>
          <table:table-cell table:formula="of:=[.B190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0040720831603">
            <text:p>1.6004072083</text:p>
          </table:table-cell>
          <table:table-cell table:formula="of:=[.B190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1154185440391">
            <text:p>2.3115418544</text:p>
          </table:table-cell>
          <table:table-cell table:formula="of:=[.B190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7290196716785">
            <text:p>1.2729019672</text:p>
          </table:table-cell>
          <table:table-cell table:formula="of:=[.B190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1755179427564">
            <text:p>1.1175517943</text:p>
          </table:table-cell>
          <table:table-cell table:formula="of:=[.B191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7832708414644">
            <text:p>1.7783270841</text:p>
          </table:table-cell>
          <table:table-cell table:formula="of:=[.B191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7815013732761">
            <text:p>2.0781501373</text:p>
          </table:table-cell>
          <table:table-cell table:formula="of:=[.B191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7943519372493">
            <text:p>2.8794351937</text:p>
          </table:table-cell>
          <table:table-cell table:formula="of:=[.B191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3185223527253">
            <text:p>1.2318522353</text:p>
          </table:table-cell>
          <table:table-cell table:formula="of:=[.B191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9767872598022">
            <text:p>2.997678726</text:p>
          </table:table-cell>
          <table:table-cell table:formula="of:=[.B191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8138666376472">
            <text:p>2.8813866638</text:p>
          </table:table-cell>
          <table:table-cell table:formula="of:=[.B191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0242574457079">
            <text:p>1.9024257446</text:p>
          </table:table-cell>
          <table:table-cell table:formula="of:=[.B191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6986038908362">
            <text:p>1.1698603891</text:p>
          </table:table-cell>
          <table:table-cell table:formula="of:=[.B191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6054227184504">
            <text:p>1.4605422718</text:p>
          </table:table-cell>
          <table:table-cell table:formula="of:=[.B191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3866068702191">
            <text:p>2.138660687</text:p>
          </table:table-cell>
          <table:table-cell table:formula="of:=[.B192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867169411853">
            <text:p>2.1867169412</text:p>
          </table:table-cell>
          <table:table-cell table:formula="of:=[.B192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4281818699092">
            <text:p>2.242818187</text:p>
          </table:table-cell>
          <table:table-cell table:formula="of:=[.B192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9394799564034">
            <text:p>1.7939479956</text:p>
          </table:table-cell>
          <table:table-cell table:formula="of:=[.B192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1820480525494">
            <text:p>1.8182048053</text:p>
          </table:table-cell>
          <table:table-cell table:formula="of:=[.B192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5278275944293">
            <text:p>1.9527827594</text:p>
          </table:table-cell>
          <table:table-cell table:formula="of:=[.B192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1079050656408">
            <text:p>1.2107905066</text:p>
          </table:table-cell>
          <table:table-cell table:formula="of:=[.B192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4305374361575">
            <text:p>1.2430537436</text:p>
          </table:table-cell>
          <table:table-cell table:formula="of:=[.B192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36124935187399">
            <text:p>1.3612493519</text:p>
          </table:table-cell>
          <table:table-cell table:formula="of:=[.B192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1546579524875">
            <text:p>1.7154657952</text:p>
          </table:table-cell>
          <table:table-cell table:formula="of:=[.B192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2297818250954">
            <text:p>2.6229781825</text:p>
          </table:table-cell>
          <table:table-cell table:formula="of:=[.B193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9931465480477">
            <text:p>1.6993146548</text:p>
          </table:table-cell>
          <table:table-cell table:formula="of:=[.B193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0510377716273">
            <text:p>1.5051037772</text:p>
          </table:table-cell>
          <table:table-cell table:formula="of:=[.B193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0142342820764">
            <text:p>1.4014234282</text:p>
          </table:table-cell>
          <table:table-cell table:formula="of:=[.B193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4319959115237">
            <text:p>1.8431995912</text:p>
          </table:table-cell>
          <table:table-cell table:formula="of:=[.B193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9275253303349">
            <text:p>1.092752533</text:p>
          </table:table-cell>
          <table:table-cell table:formula="of:=[.B193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3735749609768">
            <text:p>2.5373574961</text:p>
          </table:table-cell>
          <table:table-cell table:formula="of:=[.B193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6450152546167">
            <text:p>2.1645015255</text:p>
          </table:table-cell>
          <table:table-cell table:formula="of:=[.B193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9315974134952">
            <text:p>1.6931597413</text:p>
          </table:table-cell>
          <table:table-cell table:formula="of:=[.B193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488993505016">
            <text:p>1.8488993505</text:p>
          </table:table-cell>
          <table:table-cell table:formula="of:=[.B193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3740349262953">
            <text:p>2.4374034926</text:p>
          </table:table-cell>
          <table:table-cell table:formula="of:=[.B194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1071153562516">
            <text:p>1.8107115356</text:p>
          </table:table-cell>
          <table:table-cell table:formula="of:=[.B194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2722643464804">
            <text:p>2.6272264346</text:p>
          </table:table-cell>
          <table:table-cell table:formula="of:=[.B194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1555362995714">
            <text:p>1.51555363</text:p>
          </table:table-cell>
          <table:table-cell table:formula="of:=[.B194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9014673028141">
            <text:p>1.6901467303</text:p>
          </table:table-cell>
          <table:table-cell table:formula="of:=[.B194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5907867085189">
            <text:p>2.8590786709</text:p>
          </table:table-cell>
          <table:table-cell table:formula="of:=[.B194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1323235593736">
            <text:p>1.5132323559</text:p>
          </table:table-cell>
          <table:table-cell table:formula="of:=[.B194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7153339404613">
            <text:p>1.571533394</text:p>
          </table:table-cell>
          <table:table-cell table:formula="of:=[.B194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6150441542268">
            <text:p>1.7615044154</text:p>
          </table:table-cell>
          <table:table-cell table:formula="of:=[.B194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8309274502099">
            <text:p>1.683092745</text:p>
          </table:table-cell>
          <table:table-cell table:formula="of:=[.B194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3207566682249">
            <text:p>2.0320756668</text:p>
          </table:table-cell>
          <table:table-cell table:formula="of:=[.B195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0016510244459">
            <text:p>2.9001651024</text:p>
          </table:table-cell>
          <table:table-cell table:formula="of:=[.B195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8698096871376">
            <text:p>2.8698096871</text:p>
          </table:table-cell>
          <table:table-cell table:formula="of:=[.B195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7489385381341">
            <text:p>1.2748938538</text:p>
          </table:table-cell>
          <table:table-cell table:formula="of:=[.B195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9411309901625">
            <text:p>1.694113099</text:p>
          </table:table-cell>
          <table:table-cell table:formula="of:=[.B195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68801449239254">
            <text:p>1.6880144924</text:p>
          </table:table-cell>
          <table:table-cell table:formula="of:=[.B195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22767661325634">
            <text:p>2.2276766133</text:p>
          </table:table-cell>
          <table:table-cell table:formula="of:=[.B195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0490360558033">
            <text:p>1.9049036056</text:p>
          </table:table-cell>
          <table:table-cell table:formula="of:=[.B195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3106823693961">
            <text:p>1.9310682369</text:p>
          </table:table-cell>
          <table:table-cell table:formula="of:=[.B195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8892596513033">
            <text:p>2.5889259651</text:p>
          </table:table-cell>
          <table:table-cell table:formula="of:=[.B195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62036940082908">
            <text:p>2.6203694008</text:p>
          </table:table-cell>
          <table:table-cell table:formula="of:=[.B196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5404641944915">
            <text:p>1.5540464194</text:p>
          </table:table-cell>
          <table:table-cell table:formula="of:=[.B196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882406199351">
            <text:p>1.2882406199</text:p>
          </table:table-cell>
          <table:table-cell table:formula="of:=[.B196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2547317892313">
            <text:p>1.1254731789</text:p>
          </table:table-cell>
          <table:table-cell table:formula="of:=[.B196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5546984765679">
            <text:p>1.9554698477</text:p>
          </table:table-cell>
          <table:table-cell table:formula="of:=[.B196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3144021108747">
            <text:p>2.1314402111</text:p>
          </table:table-cell>
          <table:table-cell table:formula="of:=[.B196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1822571195662">
            <text:p>1.218225712</text:p>
          </table:table-cell>
          <table:table-cell table:formula="of:=[.B196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9282734468579">
            <text:p>1.4928273447</text:p>
          </table:table-cell>
          <table:table-cell table:formula="of:=[.B196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9594173654914">
            <text:p>1.2959417365</text:p>
          </table:table-cell>
          <table:table-cell table:formula="of:=[.B196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1138545423746">
            <text:p>1.9113854542</text:p>
          </table:table-cell>
          <table:table-cell table:formula="of:=[.B196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4172669518739">
            <text:p>2.3417266952</text:p>
          </table:table-cell>
          <table:table-cell table:formula="of:=[.B197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3334523010999">
            <text:p>2.7333452301</text:p>
          </table:table-cell>
          <table:table-cell table:formula="of:=[.B197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72209698986262">
            <text:p>2.7220969899</text:p>
          </table:table-cell>
          <table:table-cell table:formula="of:=[.B197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6895313076675">
            <text:p>1.9689531308</text:p>
          </table:table-cell>
          <table:table-cell table:formula="of:=[.B197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4889886006713">
            <text:p>1.2488988601</text:p>
          </table:table-cell>
          <table:table-cell table:formula="of:=[.B197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1224372014403">
            <text:p>1.4122437201</text:p>
          </table:table-cell>
          <table:table-cell table:formula="of:=[.B197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2803180161864">
            <text:p>1.8280318016</text:p>
          </table:table-cell>
          <table:table-cell table:formula="of:=[.B197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6213121693581">
            <text:p>1.7621312169</text:p>
          </table:table-cell>
          <table:table-cell table:formula="of:=[.B197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8377711512148">
            <text:p>1.9837771151</text:p>
          </table:table-cell>
          <table:table-cell table:formula="of:=[.B197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8953621704131">
            <text:p>2.589536217</text:p>
          </table:table-cell>
          <table:table-cell table:formula="of:=[.B197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452239619568">
            <text:p>2.445223962</text:p>
          </table:table-cell>
          <table:table-cell table:formula="of:=[.B198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1585278194398">
            <text:p>1.0158527819</text:p>
          </table:table-cell>
          <table:table-cell table:formula="of:=[.B198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8970132041723">
            <text:p>2.4897013204</text:p>
          </table:table-cell>
          <table:table-cell table:formula="of:=[.B198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150336490944">
            <text:p>2.3150336491</text:p>
          </table:table-cell>
          <table:table-cell table:formula="of:=[.B198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29074663575739">
            <text:p>1.2907466358</text:p>
          </table:table-cell>
          <table:table-cell table:formula="of:=[.B198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18381441943347">
            <text:p>1.1838144194</text:p>
          </table:table-cell>
          <table:table-cell table:formula="of:=[.B198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00304814241827">
            <text:p>1.0030481424</text:p>
          </table:table-cell>
          <table:table-cell table:formula="of:=[.B198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51842324901372">
            <text:p>2.518423249</text:p>
          </table:table-cell>
          <table:table-cell table:formula="of:=[.B198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887180250138">
            <text:p>2.088718025</text:p>
          </table:table-cell>
          <table:table-cell table:formula="of:=[.B198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3411637935787">
            <text:p>1.9341163794</text:p>
          </table:table-cell>
          <table:table-cell table:formula="of:=[.B198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10734921414405">
            <text:p>2.1073492141</text:p>
          </table:table-cell>
          <table:table-cell table:formula="of:=[.B199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7090874267742">
            <text:p>1.7090874268</text:p>
          </table:table-cell>
          <table:table-cell table:formula="of:=[.B1991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48816279880702">
            <text:p>2.4881627988</text:p>
          </table:table-cell>
          <table:table-cell table:formula="of:=[.B1992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39558983501047">
            <text:p>2.395589835</text:p>
          </table:table-cell>
          <table:table-cell table:formula="of:=[.B1993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3456060569733">
            <text:p>1.8345606057</text:p>
          </table:table-cell>
          <table:table-cell table:formula="of:=[.B1994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44363264739513">
            <text:p>1.4436326474</text:p>
          </table:table-cell>
          <table:table-cell table:formula="of:=[.B1995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52703004609793">
            <text:p>1.5270300461</text:p>
          </table:table-cell>
          <table:table-cell table:formula="of:=[.B1996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05278631765395">
            <text:p>2.0527863177</text:p>
          </table:table-cell>
          <table:table-cell table:formula="of:=[.B1997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93645999208093">
            <text:p>1.9364599921</text:p>
          </table:table-cell>
          <table:table-cell table:formula="of:=[.B1998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1.8229717835784">
            <text:p>1.8229717836</text:p>
          </table:table-cell>
          <table:table-cell table:formula="of:=[.B1999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2.96417177189142">
            <text:p>2.9641717719</text:p>
          </table:table-cell>
          <table:table-cell table:formula="of:=[.B2000]" office:value-type="float" office:value="2.8">
            <text:p>2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0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2356990901753">
            <text:p>3.623569909</text:p>
          </table:table-cell>
          <table:table-cell table:formula="of:=[.B200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0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0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0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4114479897544">
            <text:p>3.541144799</text:p>
          </table:table-cell>
          <table:table-cell table:formula="of:=[.B200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0628552678972">
            <text:p>3.5062855268</text:p>
          </table:table-cell>
          <table:table-cell table:formula="of:=[.B200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7720457902178">
            <text:p>3.577204579</text:p>
          </table:table-cell>
          <table:table-cell table:formula="of:=[.B200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1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6911178873852">
            <text:p>3.6691117887</text:p>
          </table:table-cell>
          <table:table-cell table:formula="of:=[.B201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1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1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1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0733073987067">
            <text:p>3.0073307399</text:p>
          </table:table-cell>
          <table:table-cell table:formula="of:=[.B201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7646601209417">
            <text:p>3.3764660121</text:p>
          </table:table-cell>
          <table:table-cell table:formula="of:=[.B201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8529481748119">
            <text:p>3.9852948175</text:p>
          </table:table-cell>
          <table:table-cell table:formula="of:=[.B201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6864068042487">
            <text:p>3.9686406804</text:p>
          </table:table-cell>
          <table:table-cell table:formula="of:=[.B201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665123318322">
            <text:p>3.0665123318</text:p>
          </table:table-cell>
          <table:table-cell table:formula="of:=[.B201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2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2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2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3690824406221">
            <text:p>3.3369082441</text:p>
          </table:table-cell>
          <table:table-cell table:formula="of:=[.B202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6089301640168">
            <text:p>3.0608930164</text:p>
          </table:table-cell>
          <table:table-cell table:formula="of:=[.B202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2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4456656174734">
            <text:p>3.8445665617</text:p>
          </table:table-cell>
          <table:table-cell table:formula="of:=[.B202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9911531358957">
            <text:p>3.6991153136</text:p>
          </table:table-cell>
          <table:table-cell table:formula="of:=[.B202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2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2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3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7082498315722">
            <text:p>3.1708249832</text:p>
          </table:table-cell>
          <table:table-cell table:formula="of:=[.B203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7998086288571">
            <text:p>3.6799808629</text:p>
          </table:table-cell>
          <table:table-cell table:formula="of:=[.B203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5890248306096">
            <text:p>3.1589024831</text:p>
          </table:table-cell>
          <table:table-cell table:formula="of:=[.B203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3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2691699769348">
            <text:p>3.7269169977</text:p>
          </table:table-cell>
          <table:table-cell table:formula="of:=[.B203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3693751320243">
            <text:p>3.3369375132</text:p>
          </table:table-cell>
          <table:table-cell table:formula="of:=[.B203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8711382346228">
            <text:p>3.2871138235</text:p>
          </table:table-cell>
          <table:table-cell table:formula="of:=[.B203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3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3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4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1767365513369">
            <text:p>3.7176736551</text:p>
          </table:table-cell>
          <table:table-cell table:formula="of:=[.B204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4398984536529">
            <text:p>3.3439898454</text:p>
          </table:table-cell>
          <table:table-cell table:formula="of:=[.B204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4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4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4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4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4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4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4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0030151251703">
            <text:p>3.6003015125</text:p>
          </table:table-cell>
          <table:table-cell table:formula="of:=[.B205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3060401761904">
            <text:p>3.2306040176</text:p>
          </table:table-cell>
          <table:table-cell table:formula="of:=[.B205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5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5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5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3974224543199">
            <text:p>3.6397422454</text:p>
          </table:table-cell>
          <table:table-cell table:formula="of:=[.B205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5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5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5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5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0849161446095">
            <text:p>3.6084916145</text:p>
          </table:table-cell>
          <table:table-cell table:formula="of:=[.B206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8324760291725">
            <text:p>3.0832476029</text:p>
          </table:table-cell>
          <table:table-cell table:formula="of:=[.B206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979667882435">
            <text:p>3.9979667882</text:p>
          </table:table-cell>
          <table:table-cell table:formula="of:=[.B206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6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156404433772">
            <text:p>3.7156404434</text:p>
          </table:table-cell>
          <table:table-cell table:formula="of:=[.B206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4376442022622">
            <text:p>3.9437644202</text:p>
          </table:table-cell>
          <table:table-cell table:formula="of:=[.B206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8451300514862">
            <text:p>3.3845130051</text:p>
          </table:table-cell>
          <table:table-cell table:formula="of:=[.B206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6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6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9809670597315">
            <text:p>3.598096706</text:p>
          </table:table-cell>
          <table:table-cell table:formula="of:=[.B206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939659406431">
            <text:p>3.5939659406</text:p>
          </table:table-cell>
          <table:table-cell table:formula="of:=[.B207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7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7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1335417181253">
            <text:p>3.3133541718</text:p>
          </table:table-cell>
          <table:table-cell table:formula="of:=[.B207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7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7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7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7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7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7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8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8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8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7146601574495">
            <text:p>3.1714660157</text:p>
          </table:table-cell>
          <table:table-cell table:formula="of:=[.B208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8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6943280398846">
            <text:p>3.169432804</text:p>
          </table:table-cell>
          <table:table-cell table:formula="of:=[.B208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7235401906073">
            <text:p>3.4723540191</text:p>
          </table:table-cell>
          <table:table-cell table:formula="of:=[.B208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2795400982723">
            <text:p>3.5279540098</text:p>
          </table:table-cell>
          <table:table-cell table:formula="of:=[.B208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8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1246701497585">
            <text:p>3.912467015</text:p>
          </table:table-cell>
          <table:table-cell table:formula="of:=[.B208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6626431997865">
            <text:p>3.86626432</text:p>
          </table:table-cell>
          <table:table-cell table:formula="of:=[.B209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6286242771894">
            <text:p>3.3628624277</text:p>
          </table:table-cell>
          <table:table-cell table:formula="of:=[.B209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9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9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6874926509336">
            <text:p>3.8687492651</text:p>
          </table:table-cell>
          <table:table-cell table:formula="of:=[.B209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7461481895298">
            <text:p>3.874614819</text:p>
          </table:table-cell>
          <table:table-cell table:formula="of:=[.B209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9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8290580697358">
            <text:p>3.982905807</text:p>
          </table:table-cell>
          <table:table-cell table:formula="of:=[.B209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9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09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0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0423324825242">
            <text:p>3.7042332483</text:p>
          </table:table-cell>
          <table:table-cell table:formula="of:=[.B210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0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7569926399738">
            <text:p>3.875699264</text:p>
          </table:table-cell>
          <table:table-cell table:formula="of:=[.B210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0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4513206845149">
            <text:p>3.0451320685</text:p>
          </table:table-cell>
          <table:table-cell table:formula="of:=[.B210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3939598333091">
            <text:p>3.0393959833</text:p>
          </table:table-cell>
          <table:table-cell table:formula="of:=[.B210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6500323936343">
            <text:p>3.3650032394</text:p>
          </table:table-cell>
          <table:table-cell table:formula="of:=[.B210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0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7747025433928">
            <text:p>3.2774702543</text:p>
          </table:table-cell>
          <table:table-cell table:formula="of:=[.B210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1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1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8314257254824">
            <text:p>3.5831425725</text:p>
          </table:table-cell>
          <table:table-cell table:formula="of:=[.B211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7573385760188">
            <text:p>3.9757338576</text:p>
          </table:table-cell>
          <table:table-cell table:formula="of:=[.B211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1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4641858804971">
            <text:p>3.946418588</text:p>
          </table:table-cell>
          <table:table-cell table:formula="of:=[.B211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1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1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0192384561524">
            <text:p>3.0019238456</text:p>
          </table:table-cell>
          <table:table-cell table:formula="of:=[.B211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1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2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2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2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1064907936379">
            <text:p>3.4106490794</text:p>
          </table:table-cell>
          <table:table-cell table:formula="of:=[.B212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0447571678087">
            <text:p>3.8044757168</text:p>
          </table:table-cell>
          <table:table-cell table:formula="of:=[.B212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5666638016701">
            <text:p>3.4566663802</text:p>
          </table:table-cell>
          <table:table-cell table:formula="of:=[.B212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5289911851287">
            <text:p>3.5528991185</text:p>
          </table:table-cell>
          <table:table-cell table:formula="of:=[.B212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2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179023578763">
            <text:p>3.9179023579</text:p>
          </table:table-cell>
          <table:table-cell table:formula="of:=[.B212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6531400866806">
            <text:p>3.3653140087</text:p>
          </table:table-cell>
          <table:table-cell table:formula="of:=[.B212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3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3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2499169809744">
            <text:p>3.0249916981</text:p>
          </table:table-cell>
          <table:table-cell table:formula="of:=[.B213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141331830062">
            <text:p>3.714133183</text:p>
          </table:table-cell>
          <table:table-cell table:formula="of:=[.B213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3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7993639530614">
            <text:p>3.4799363953</text:p>
          </table:table-cell>
          <table:table-cell table:formula="of:=[.B213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1842076135799">
            <text:p>3.9184207614</text:p>
          </table:table-cell>
          <table:table-cell table:formula="of:=[.B213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6485311994329">
            <text:p>3.8648531199</text:p>
          </table:table-cell>
          <table:table-cell table:formula="of:=[.B213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1241956232116">
            <text:p>3.0124195623</text:p>
          </table:table-cell>
          <table:table-cell table:formula="of:=[.B213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3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4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4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4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9720587544143">
            <text:p>3.0972058754</text:p>
          </table:table-cell>
          <table:table-cell table:formula="of:=[.B214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472665081732">
            <text:p>3.2472665082</text:p>
          </table:table-cell>
          <table:table-cell table:formula="of:=[.B214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7225627880543">
            <text:p>3.6722562788</text:p>
          </table:table-cell>
          <table:table-cell table:formula="of:=[.B214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4993461957201">
            <text:p>3.0499346196</text:p>
          </table:table-cell>
          <table:table-cell table:formula="of:=[.B214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4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0151140615344">
            <text:p>3.0015114062</text:p>
          </table:table-cell>
          <table:table-cell table:formula="of:=[.B214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1344059770927">
            <text:p>3.9134405977</text:p>
          </table:table-cell>
          <table:table-cell table:formula="of:=[.B214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5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3843229580671">
            <text:p>3.9384322958</text:p>
          </table:table-cell>
          <table:table-cell table:formula="of:=[.B215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485958087258">
            <text:p>3.3485958087</text:p>
          </table:table-cell>
          <table:table-cell table:formula="of:=[.B215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2777056423947">
            <text:p>3.8277705642</text:p>
          </table:table-cell>
          <table:table-cell table:formula="of:=[.B215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8630199572071">
            <text:p>3.8863019957</text:p>
          </table:table-cell>
          <table:table-cell table:formula="of:=[.B215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8174275262281">
            <text:p>3.3817427526</text:p>
          </table:table-cell>
          <table:table-cell table:formula="of:=[.B215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6653593303636">
            <text:p>3.666535933</text:p>
          </table:table-cell>
          <table:table-cell table:formula="of:=[.B215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5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8730347333476">
            <text:p>3.7873034733</text:p>
          </table:table-cell>
          <table:table-cell table:formula="of:=[.B215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5872421739623">
            <text:p>3.8587242174</text:p>
          </table:table-cell>
          <table:table-cell table:formula="of:=[.B215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6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8137271143496">
            <text:p>3.6813727114</text:p>
          </table:table-cell>
          <table:table-cell table:formula="of:=[.B216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528219060041">
            <text:p>3.252821906</text:p>
          </table:table-cell>
          <table:table-cell table:formula="of:=[.B216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6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6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6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8422021334991">
            <text:p>3.0842202133</text:p>
          </table:table-cell>
          <table:table-cell table:formula="of:=[.B216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6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9766081105918">
            <text:p>3.9976608111</text:p>
          </table:table-cell>
          <table:table-cell table:formula="of:=[.B216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6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7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0600411128253">
            <text:p>3.4060041113</text:p>
          </table:table-cell>
          <table:table-cell table:formula="of:=[.B217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7525095883757">
            <text:p>3.8752509588</text:p>
          </table:table-cell>
          <table:table-cell table:formula="of:=[.B217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7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7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7996600158513">
            <text:p>3.9799660016</text:p>
          </table:table-cell>
          <table:table-cell table:formula="of:=[.B217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1270807115361">
            <text:p>3.5127080712</text:p>
          </table:table-cell>
          <table:table-cell table:formula="of:=[.B217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1057746745646">
            <text:p>3.2105774675</text:p>
          </table:table-cell>
          <table:table-cell table:formula="of:=[.B217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7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7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1198372915387">
            <text:p>3.2119837292</text:p>
          </table:table-cell>
          <table:table-cell table:formula="of:=[.B218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1127089234069">
            <text:p>3.5112708923</text:p>
          </table:table-cell>
          <table:table-cell table:formula="of:=[.B218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1851210258901">
            <text:p>3.3185121026</text:p>
          </table:table-cell>
          <table:table-cell table:formula="of:=[.B218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4698543129489">
            <text:p>3.2469854313</text:p>
          </table:table-cell>
          <table:table-cell table:formula="of:=[.B218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6684932438657">
            <text:p>3.0668493244</text:p>
          </table:table-cell>
          <table:table-cell table:formula="of:=[.B218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8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7111725704744">
            <text:p>3.371117257</text:p>
          </table:table-cell>
          <table:table-cell table:formula="of:=[.B218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6654535531998">
            <text:p>3.7665453553</text:p>
          </table:table-cell>
          <table:table-cell table:formula="of:=[.B218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3330994900316">
            <text:p>3.933309949</text:p>
          </table:table-cell>
          <table:table-cell table:formula="of:=[.B218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5475763808936">
            <text:p>3.2547576381</text:p>
          </table:table-cell>
          <table:table-cell table:formula="of:=[.B218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7788942148909">
            <text:p>3.5778894215</text:p>
          </table:table-cell>
          <table:table-cell table:formula="of:=[.B219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9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3944237651303">
            <text:p>3.3394423765</text:p>
          </table:table-cell>
          <table:table-cell table:formula="of:=[.B219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9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5215044766665">
            <text:p>3.8521504477</text:p>
          </table:table-cell>
          <table:table-cell table:formula="of:=[.B219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9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9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9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1343640619889">
            <text:p>3.8134364062</text:p>
          </table:table-cell>
          <table:table-cell table:formula="of:=[.B219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19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0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0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0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8880009688437">
            <text:p>3.0888000969</text:p>
          </table:table-cell>
          <table:table-cell table:formula="of:=[.B220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0450759455562">
            <text:p>3.3045075946</text:p>
          </table:table-cell>
          <table:table-cell table:formula="of:=[.B220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0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7339213928208">
            <text:p>3.0733921393</text:p>
          </table:table-cell>
          <table:table-cell table:formula="of:=[.B220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8618492605165">
            <text:p>3.2861849261</text:p>
          </table:table-cell>
          <table:table-cell table:formula="of:=[.B220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7552020559087">
            <text:p>3.3755202056</text:p>
          </table:table-cell>
          <table:table-cell table:formula="of:=[.B220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0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3027784414589">
            <text:p>3.6302778441</text:p>
          </table:table-cell>
          <table:table-cell table:formula="of:=[.B221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2046537920833">
            <text:p>3.1204653792</text:p>
          </table:table-cell>
          <table:table-cell table:formula="of:=[.B221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1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5990775572136">
            <text:p>3.4599077557</text:p>
          </table:table-cell>
          <table:table-cell table:formula="of:=[.B221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2360525960103">
            <text:p>3.5236052596</text:p>
          </table:table-cell>
          <table:table-cell table:formula="of:=[.B221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1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2472042338923">
            <text:p>3.5247204234</text:p>
          </table:table-cell>
          <table:table-cell table:formula="of:=[.B221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511143842712">
            <text:p>3.2511143843</text:p>
          </table:table-cell>
          <table:table-cell table:formula="of:=[.B221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1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5244554532692">
            <text:p>3.5524455453</text:p>
          </table:table-cell>
          <table:table-cell table:formula="of:=[.B221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4561198242009">
            <text:p>3.2456119824</text:p>
          </table:table-cell>
          <table:table-cell table:formula="of:=[.B222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2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0334754334763">
            <text:p>3.8033475433</text:p>
          </table:table-cell>
          <table:table-cell table:formula="of:=[.B222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2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1376690706238">
            <text:p>3.4137669071</text:p>
          </table:table-cell>
          <table:table-cell table:formula="of:=[.B222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3408032599837">
            <text:p>3.434080326</text:p>
          </table:table-cell>
          <table:table-cell table:formula="of:=[.B222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9012603787705">
            <text:p>3.3901260379</text:p>
          </table:table-cell>
          <table:table-cell table:formula="of:=[.B222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194467086345">
            <text:p>3.9194467086</text:p>
          </table:table-cell>
          <table:table-cell table:formula="of:=[.B222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3987837573513">
            <text:p>3.4398783757</text:p>
          </table:table-cell>
          <table:table-cell table:formula="of:=[.B222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5316737433895">
            <text:p>3.0531673743</text:p>
          </table:table-cell>
          <table:table-cell table:formula="of:=[.B222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1145929135382">
            <text:p>3.4114592914</text:p>
          </table:table-cell>
          <table:table-cell table:formula="of:=[.B223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4599700830877">
            <text:p>3.1459970083</text:p>
          </table:table-cell>
          <table:table-cell table:formula="of:=[.B223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2513333437964">
            <text:p>3.8251333344</text:p>
          </table:table-cell>
          <table:table-cell table:formula="of:=[.B223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5978497434407">
            <text:p>3.4597849743</text:p>
          </table:table-cell>
          <table:table-cell table:formula="of:=[.B223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3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3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7746335044503">
            <text:p>3.2774633504</text:p>
          </table:table-cell>
          <table:table-cell table:formula="of:=[.B223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6080593252555">
            <text:p>3.4608059325</text:p>
          </table:table-cell>
          <table:table-cell table:formula="of:=[.B223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2415447197855">
            <text:p>3.824154472</text:p>
          </table:table-cell>
          <table:table-cell table:formula="of:=[.B223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3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4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4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4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511394187808">
            <text:p>3.8511394188</text:p>
          </table:table-cell>
          <table:table-cell table:formula="of:=[.B224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4014161685482">
            <text:p>3.4401416169</text:p>
          </table:table-cell>
          <table:table-cell table:formula="of:=[.B224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4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4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4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4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3798005357385">
            <text:p>3.0379800536</text:p>
          </table:table-cell>
          <table:table-cell table:formula="of:=[.B224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5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5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5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0802858173847">
            <text:p>3.5080285817</text:p>
          </table:table-cell>
          <table:table-cell table:formula="of:=[.B225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5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5633431514725">
            <text:p>3.3563343151</text:p>
          </table:table-cell>
          <table:table-cell table:formula="of:=[.B225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0794478962198">
            <text:p>3.9079447896</text:p>
          </table:table-cell>
          <table:table-cell table:formula="of:=[.B225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5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8540814006701">
            <text:p>3.1854081401</text:p>
          </table:table-cell>
          <table:table-cell table:formula="of:=[.B225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5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6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3177456827834">
            <text:p>3.9317745683</text:p>
          </table:table-cell>
          <table:table-cell table:formula="of:=[.B226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6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6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6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6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8386486349627">
            <text:p>3.0838648635</text:p>
          </table:table-cell>
          <table:table-cell table:formula="of:=[.B226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1523774974048">
            <text:p>3.2152377497</text:p>
          </table:table-cell>
          <table:table-cell table:formula="of:=[.B226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6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6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9909777240828">
            <text:p>3.4990977724</text:p>
          </table:table-cell>
          <table:table-cell table:formula="of:=[.B227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7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2623259946704">
            <text:p>3.7262325995</text:p>
          </table:table-cell>
          <table:table-cell table:formula="of:=[.B227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6224547373131">
            <text:p>3.0622454737</text:p>
          </table:table-cell>
          <table:table-cell table:formula="of:=[.B227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7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7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7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7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7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7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3811130840331">
            <text:p>3.8381113084</text:p>
          </table:table-cell>
          <table:table-cell table:formula="of:=[.B228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2513877823949">
            <text:p>3.1251387782</text:p>
          </table:table-cell>
          <table:table-cell table:formula="of:=[.B228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3630552254617">
            <text:p>3.0363055225</text:p>
          </table:table-cell>
          <table:table-cell table:formula="of:=[.B228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7750597344711">
            <text:p>3.8775059734</text:p>
          </table:table-cell>
          <table:table-cell table:formula="of:=[.B228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8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023141769692">
            <text:p>3.1102314177</text:p>
          </table:table-cell>
          <table:table-cell table:formula="of:=[.B228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4362473320216">
            <text:p>3.6436247332</text:p>
          </table:table-cell>
          <table:table-cell table:formula="of:=[.B228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8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5886248294264">
            <text:p>3.8588624829</text:p>
          </table:table-cell>
          <table:table-cell table:formula="of:=[.B228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2887692824006">
            <text:p>3.1288769282</text:p>
          </table:table-cell>
          <table:table-cell table:formula="of:=[.B228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9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9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9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9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0283331219107">
            <text:p>3.8028333122</text:p>
          </table:table-cell>
          <table:table-cell table:formula="of:=[.B229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9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9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5548953032121">
            <text:p>3.5554895303</text:p>
          </table:table-cell>
          <table:table-cell table:formula="of:=[.B229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9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29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8251601746306">
            <text:p>3.1825160175</text:p>
          </table:table-cell>
          <table:table-cell table:formula="of:=[.B230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0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0765479570255">
            <text:p>3.3076547957</text:p>
          </table:table-cell>
          <table:table-cell table:formula="of:=[.B230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1610220810398">
            <text:p>3.8161022081</text:p>
          </table:table-cell>
          <table:table-cell table:formula="of:=[.B230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0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6791449626908">
            <text:p>3.1679144963</text:p>
          </table:table-cell>
          <table:table-cell table:formula="of:=[.B230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0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5501735620201">
            <text:p>3.9550173562</text:p>
          </table:table-cell>
          <table:table-cell table:formula="of:=[.B230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7688913457096">
            <text:p>3.1768891346</text:p>
          </table:table-cell>
          <table:table-cell table:formula="of:=[.B230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1229286380112">
            <text:p>3.5122928638</text:p>
          </table:table-cell>
          <table:table-cell table:formula="of:=[.B230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6015184689313">
            <text:p>3.8601518469</text:p>
          </table:table-cell>
          <table:table-cell table:formula="of:=[.B231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1444011107087">
            <text:p>3.7144401111</text:p>
          </table:table-cell>
          <table:table-cell table:formula="of:=[.B231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1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5899708475918">
            <text:p>3.4589970848</text:p>
          </table:table-cell>
          <table:table-cell table:formula="of:=[.B231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0121627058834">
            <text:p>3.1012162706</text:p>
          </table:table-cell>
          <table:table-cell table:formula="of:=[.B231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7668036613613">
            <text:p>3.7766803661</text:p>
          </table:table-cell>
          <table:table-cell table:formula="of:=[.B231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1278199478984">
            <text:p>3.9127819948</text:p>
          </table:table-cell>
          <table:table-cell table:formula="of:=[.B231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0323357153684">
            <text:p>3.5032335715</text:p>
          </table:table-cell>
          <table:table-cell table:formula="of:=[.B231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1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1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2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2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2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2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0483406884596">
            <text:p>3.9048340688</text:p>
          </table:table-cell>
          <table:table-cell table:formula="of:=[.B232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2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8762692222372">
            <text:p>3.8876269222</text:p>
          </table:table-cell>
          <table:table-cell table:formula="of:=[.B232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2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2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2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1975874714553">
            <text:p>3.7197587471</text:p>
          </table:table-cell>
          <table:table-cell table:formula="of:=[.B233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1349108368158">
            <text:p>3.8134910837</text:p>
          </table:table-cell>
          <table:table-cell table:formula="of:=[.B233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7507190471515">
            <text:p>3.4750719047</text:p>
          </table:table-cell>
          <table:table-cell table:formula="of:=[.B233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5821627946571">
            <text:p>3.6582162795</text:p>
          </table:table-cell>
          <table:table-cell table:formula="of:=[.B233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0630675805733">
            <text:p>3.9063067581</text:p>
          </table:table-cell>
          <table:table-cell table:formula="of:=[.B233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0406560543925">
            <text:p>3.6040656054</text:p>
          </table:table-cell>
          <table:table-cell table:formula="of:=[.B233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1613835096359">
            <text:p>3.416138351</text:p>
          </table:table-cell>
          <table:table-cell table:formula="of:=[.B233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7088023852557">
            <text:p>3.6708802385</text:p>
          </table:table-cell>
          <table:table-cell table:formula="of:=[.B233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1214561294764">
            <text:p>3.6121456129</text:p>
          </table:table-cell>
          <table:table-cell table:formula="of:=[.B233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0240218006074">
            <text:p>3.2024021801</text:p>
          </table:table-cell>
          <table:table-cell table:formula="of:=[.B233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4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0153464572504">
            <text:p>3.3015346457</text:p>
          </table:table-cell>
          <table:table-cell table:formula="of:=[.B234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4520411286503">
            <text:p>3.6452041129</text:p>
          </table:table-cell>
          <table:table-cell table:formula="of:=[.B234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336377868429">
            <text:p>3.1133637787</text:p>
          </table:table-cell>
          <table:table-cell table:formula="of:=[.B234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906459257938">
            <text:p>3.7906459258</text:p>
          </table:table-cell>
          <table:table-cell table:formula="of:=[.B234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4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4398516258225">
            <text:p>3.7439851626</text:p>
          </table:table-cell>
          <table:table-cell table:formula="of:=[.B234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4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4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0632857922465">
            <text:p>3.7063285792</text:p>
          </table:table-cell>
          <table:table-cell table:formula="of:=[.B234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1595851127058">
            <text:p>3.5159585113</text:p>
          </table:table-cell>
          <table:table-cell table:formula="of:=[.B235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5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2226526932791">
            <text:p>3.4222652693</text:p>
          </table:table-cell>
          <table:table-cell table:formula="of:=[.B235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5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5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5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8803298771381">
            <text:p>3.8880329877</text:p>
          </table:table-cell>
          <table:table-cell table:formula="of:=[.B235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5948768313974">
            <text:p>3.4594876831</text:p>
          </table:table-cell>
          <table:table-cell table:formula="of:=[.B235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8423004243523">
            <text:p>3.4842300424</text:p>
          </table:table-cell>
          <table:table-cell table:formula="of:=[.B235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1527702249587">
            <text:p>3.5152770225</text:p>
          </table:table-cell>
          <table:table-cell table:formula="of:=[.B235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6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7460529869422">
            <text:p>3.0746052987</text:p>
          </table:table-cell>
          <table:table-cell table:formula="of:=[.B236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3200611658394">
            <text:p>3.5320061166</text:p>
          </table:table-cell>
          <table:table-cell table:formula="of:=[.B236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6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6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6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9998232815415">
            <text:p>3.9999823282</text:p>
          </table:table-cell>
          <table:table-cell table:formula="of:=[.B236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6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5796121461317">
            <text:p>3.3579612146</text:p>
          </table:table-cell>
          <table:table-cell table:formula="of:=[.B236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5571572920308">
            <text:p>3.2557157292</text:p>
          </table:table-cell>
          <table:table-cell table:formula="of:=[.B236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7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7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5813178783283">
            <text:p>3.9581317878</text:p>
          </table:table-cell>
          <table:table-cell table:formula="of:=[.B237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4423799710348">
            <text:p>3.7442379971</text:p>
          </table:table-cell>
          <table:table-cell table:formula="of:=[.B237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7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8435375727713">
            <text:p>3.2843537573</text:p>
          </table:table-cell>
          <table:table-cell table:formula="of:=[.B237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7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7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1752876415849">
            <text:p>3.7175287642</text:p>
          </table:table-cell>
          <table:table-cell table:formula="of:=[.B237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0573130361736">
            <text:p>3.4057313036</text:p>
          </table:table-cell>
          <table:table-cell table:formula="of:=[.B237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8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8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8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8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8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9538016365841">
            <text:p>3.4953801637</text:p>
          </table:table-cell>
          <table:table-cell table:formula="of:=[.B238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8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8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8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8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9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8293536556885">
            <text:p>3.7829353656</text:p>
          </table:table-cell>
          <table:table-cell table:formula="of:=[.B239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0928178271279">
            <text:p>3.8092817827</text:p>
          </table:table-cell>
          <table:table-cell table:formula="of:=[.B239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5463659204543">
            <text:p>3.054636592</text:p>
          </table:table-cell>
          <table:table-cell table:formula="of:=[.B239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9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169738243334">
            <text:p>3.6169738243</text:p>
          </table:table-cell>
          <table:table-cell table:formula="of:=[.B239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9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9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9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39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0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019755654037">
            <text:p>3.2019755654</text:p>
          </table:table-cell>
          <table:table-cell table:formula="of:=[.B240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0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0770686948672">
            <text:p>3.6077068695</text:p>
          </table:table-cell>
          <table:table-cell table:formula="of:=[.B240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0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7686268249527">
            <text:p>3.9768626825</text:p>
          </table:table-cell>
          <table:table-cell table:formula="of:=[.B240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3114698389545">
            <text:p>3.8311469839</text:p>
          </table:table-cell>
          <table:table-cell table:formula="of:=[.B240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3187229922041">
            <text:p>3.2318722992</text:p>
          </table:table-cell>
          <table:table-cell table:formula="of:=[.B240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0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0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1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9228976238519">
            <text:p>3.3922897624</text:p>
          </table:table-cell>
          <table:table-cell table:formula="of:=[.B241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6404832275584">
            <text:p>3.4640483228</text:p>
          </table:table-cell>
          <table:table-cell table:formula="of:=[.B241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1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3799569457769">
            <text:p>3.4379956946</text:p>
          </table:table-cell>
          <table:table-cell table:formula="of:=[.B241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1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1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1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0222177822143">
            <text:p>3.2022217782</text:p>
          </table:table-cell>
          <table:table-cell table:formula="of:=[.B241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6302825892344">
            <text:p>3.2630282589</text:p>
          </table:table-cell>
          <table:table-cell table:formula="of:=[.B241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021768907085">
            <text:p>3.1102176891</text:p>
          </table:table-cell>
          <table:table-cell table:formula="of:=[.B242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6233146907762">
            <text:p>3.8623314691</text:p>
          </table:table-cell>
          <table:table-cell table:formula="of:=[.B242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2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7003833856434">
            <text:p>3.4700383386</text:p>
          </table:table-cell>
          <table:table-cell table:formula="of:=[.B242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563423730433">
            <text:p>3.456342373</text:p>
          </table:table-cell>
          <table:table-cell table:formula="of:=[.B242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2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2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2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2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4362816363573">
            <text:p>3.5436281636</text:p>
          </table:table-cell>
          <table:table-cell table:formula="of:=[.B242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3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2474112082273">
            <text:p>3.2247411208</text:p>
          </table:table-cell>
          <table:table-cell table:formula="of:=[.B243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2960689710453">
            <text:p>3.7296068971</text:p>
          </table:table-cell>
          <table:table-cell table:formula="of:=[.B243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2590837199241">
            <text:p>3.125908372</text:p>
          </table:table-cell>
          <table:table-cell table:formula="of:=[.B243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3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3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3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3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3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3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2833118345588">
            <text:p>3.1283311835</text:p>
          </table:table-cell>
          <table:table-cell table:formula="of:=[.B244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195250284858">
            <text:p>3.2195250285</text:p>
          </table:table-cell>
          <table:table-cell table:formula="of:=[.B244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4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8185649756342">
            <text:p>3.0818564976</text:p>
          </table:table-cell>
          <table:table-cell table:formula="of:=[.B244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6775836767629">
            <text:p>3.3677583677</text:p>
          </table:table-cell>
          <table:table-cell table:formula="of:=[.B244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8061582706869">
            <text:p>3.2806158271</text:p>
          </table:table-cell>
          <table:table-cell table:formula="of:=[.B244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9879585718736">
            <text:p>3.9987958572</text:p>
          </table:table-cell>
          <table:table-cell table:formula="of:=[.B244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1590098124">
            <text:p>3.1115900981</text:p>
          </table:table-cell>
          <table:table-cell table:formula="of:=[.B244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4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4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5048570893705">
            <text:p>3.7504857089</text:p>
          </table:table-cell>
          <table:table-cell table:formula="of:=[.B245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5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6953968945891">
            <text:p>3.5695396895</text:p>
          </table:table-cell>
          <table:table-cell table:formula="of:=[.B245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5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9544806145132">
            <text:p>3.6954480615</text:p>
          </table:table-cell>
          <table:table-cell table:formula="of:=[.B245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5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8284741789103">
            <text:p>3.1828474179</text:p>
          </table:table-cell>
          <table:table-cell table:formula="of:=[.B245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9239395763725">
            <text:p>3.1923939576</text:p>
          </table:table-cell>
          <table:table-cell table:formula="of:=[.B245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7083934945986">
            <text:p>3.3708393495</text:p>
          </table:table-cell>
          <table:table-cell table:formula="of:=[.B245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5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6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5927401408553">
            <text:p>3.5592740141</text:p>
          </table:table-cell>
          <table:table-cell table:formula="of:=[.B246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6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0431583924219">
            <text:p>3.1043158392</text:p>
          </table:table-cell>
          <table:table-cell table:formula="of:=[.B246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6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6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6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6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6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6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7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9423403348774">
            <text:p>3.5942340335</text:p>
          </table:table-cell>
          <table:table-cell table:formula="of:=[.B247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7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7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3643724825233">
            <text:p>3.9364372483</text:p>
          </table:table-cell>
          <table:table-cell table:formula="of:=[.B247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706101708114">
            <text:p>3.1170610171</text:p>
          </table:table-cell>
          <table:table-cell table:formula="of:=[.B247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6210652040318">
            <text:p>3.5621065204</text:p>
          </table:table-cell>
          <table:table-cell table:formula="of:=[.B247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0072003919631">
            <text:p>3.2007200392</text:p>
          </table:table-cell>
          <table:table-cell table:formula="of:=[.B247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8345411838964">
            <text:p>3.3834541184</text:p>
          </table:table-cell>
          <table:table-cell table:formula="of:=[.B247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7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8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1383913839236">
            <text:p>3.7138391384</text:p>
          </table:table-cell>
          <table:table-cell table:formula="of:=[.B248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4465784579515">
            <text:p>3.3446578458</text:p>
          </table:table-cell>
          <table:table-cell table:formula="of:=[.B248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8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168787217699">
            <text:p>3.0168787218</text:p>
          </table:table-cell>
          <table:table-cell table:formula="of:=[.B248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8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8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8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2431819597259">
            <text:p>3.624318196</text:p>
          </table:table-cell>
          <table:table-cell table:formula="of:=[.B248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8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2557779988274">
            <text:p>3.0255777999</text:p>
          </table:table-cell>
          <table:table-cell table:formula="of:=[.B249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9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9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9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9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9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9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49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2367898914963">
            <text:p>3.5236789891</text:p>
          </table:table-cell>
          <table:table-cell table:formula="of:=[.B249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7389731155708">
            <text:p>3.1738973116</text:p>
          </table:table-cell>
          <table:table-cell table:formula="of:=[.B249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8137675225735">
            <text:p>3.4813767523</text:p>
          </table:table-cell>
          <table:table-cell table:formula="of:=[.B250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751302517951">
            <text:p>3.1175130252</text:p>
          </table:table-cell>
          <table:table-cell table:formula="of:=[.B250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1164489779621">
            <text:p>3.3116448978</text:p>
          </table:table-cell>
          <table:table-cell table:formula="of:=[.B250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4631180092692">
            <text:p>3.6463118009</text:p>
          </table:table-cell>
          <table:table-cell table:formula="of:=[.B250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0446531698108">
            <text:p>3.104465317</text:p>
          </table:table-cell>
          <table:table-cell table:formula="of:=[.B250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7318146582693">
            <text:p>3.6731814658</text:p>
          </table:table-cell>
          <table:table-cell table:formula="of:=[.B250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0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1417590016499">
            <text:p>3.9141759002</text:p>
          </table:table-cell>
          <table:table-cell table:formula="of:=[.B250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0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0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1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1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1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1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8199207764119">
            <text:p>3.5819920776</text:p>
          </table:table-cell>
          <table:table-cell table:formula="of:=[.B251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2348998105153">
            <text:p>3.1234899811</text:p>
          </table:table-cell>
          <table:table-cell table:formula="of:=[.B251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7059509614483">
            <text:p>3.8705950961</text:p>
          </table:table-cell>
          <table:table-cell table:formula="of:=[.B251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2416398152709">
            <text:p>3.1241639815</text:p>
          </table:table-cell>
          <table:table-cell table:formula="of:=[.B251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9950070995837">
            <text:p>3.89950071</text:p>
          </table:table-cell>
          <table:table-cell table:formula="of:=[.B251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8839466189966">
            <text:p>3.0883946619</text:p>
          </table:table-cell>
          <table:table-cell table:formula="of:=[.B251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2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6343693556264">
            <text:p>3.9634369356</text:p>
          </table:table-cell>
          <table:table-cell table:formula="of:=[.B252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9742819909006">
            <text:p>3.7974281991</text:p>
          </table:table-cell>
          <table:table-cell table:formula="of:=[.B252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2479978175834">
            <text:p>3.4247997818</text:p>
          </table:table-cell>
          <table:table-cell table:formula="of:=[.B252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251404620707">
            <text:p>3.1251404621</text:p>
          </table:table-cell>
          <table:table-cell table:formula="of:=[.B252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2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2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1215714775026">
            <text:p>3.0121571478</text:p>
          </table:table-cell>
          <table:table-cell table:formula="of:=[.B252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4953948957846">
            <text:p>3.4495394896</text:p>
          </table:table-cell>
          <table:table-cell table:formula="of:=[.B252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2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4947590166703">
            <text:p>3.9494759017</text:p>
          </table:table-cell>
          <table:table-cell table:formula="of:=[.B253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1070963162929">
            <text:p>3.4107096316</text:p>
          </table:table-cell>
          <table:table-cell table:formula="of:=[.B253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7513882396743">
            <text:p>3.475138824</text:p>
          </table:table-cell>
          <table:table-cell table:formula="of:=[.B253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3195297168568">
            <text:p>3.1319529717</text:p>
          </table:table-cell>
          <table:table-cell table:formula="of:=[.B253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3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3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3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5930372150615">
            <text:p>3.1593037215</text:p>
          </table:table-cell>
          <table:table-cell table:formula="of:=[.B253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3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3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70755998604">
            <text:p>3.0707559986</text:p>
          </table:table-cell>
          <table:table-cell table:formula="of:=[.B254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4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4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1433216417208">
            <text:p>3.6143321642</text:p>
          </table:table-cell>
          <table:table-cell table:formula="of:=[.B254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7007771423087">
            <text:p>3.7700777142</text:p>
          </table:table-cell>
          <table:table-cell table:formula="of:=[.B254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0743392892182">
            <text:p>3.9074339289</text:p>
          </table:table-cell>
          <table:table-cell table:formula="of:=[.B254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4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1959107667208">
            <text:p>3.9195910767</text:p>
          </table:table-cell>
          <table:table-cell table:formula="of:=[.B254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6419299412519">
            <text:p>3.1641929941</text:p>
          </table:table-cell>
          <table:table-cell table:formula="of:=[.B254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4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366889579222">
            <text:p>3.1136688958</text:p>
          </table:table-cell>
          <table:table-cell table:formula="of:=[.B255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5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4513687556609">
            <text:p>3.6451368756</text:p>
          </table:table-cell>
          <table:table-cell table:formula="of:=[.B255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9908962799236">
            <text:p>3.499089628</text:p>
          </table:table-cell>
          <table:table-cell table:formula="of:=[.B255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095628936775">
            <text:p>3.9095628937</text:p>
          </table:table-cell>
          <table:table-cell table:formula="of:=[.B255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332068009302">
            <text:p>3.0332068009</text:p>
          </table:table-cell>
          <table:table-cell table:formula="of:=[.B255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1819636104628">
            <text:p>3.918196361</text:p>
          </table:table-cell>
          <table:table-cell table:formula="of:=[.B255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5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3435222292319">
            <text:p>3.5343522229</text:p>
          </table:table-cell>
          <table:table-cell table:formula="of:=[.B255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5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1900512296706">
            <text:p>3.919005123</text:p>
          </table:table-cell>
          <table:table-cell table:formula="of:=[.B256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6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2845780430362">
            <text:p>3.7284578043</text:p>
          </table:table-cell>
          <table:table-cell table:formula="of:=[.B256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6184943411499">
            <text:p>3.2618494341</text:p>
          </table:table-cell>
          <table:table-cell table:formula="of:=[.B256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0077021447942">
            <text:p>3.0007702145</text:p>
          </table:table-cell>
          <table:table-cell table:formula="of:=[.B256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5548281036317">
            <text:p>3.5554828104</text:p>
          </table:table-cell>
          <table:table-cell table:formula="of:=[.B256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4069593325257">
            <text:p>3.1406959333</text:p>
          </table:table-cell>
          <table:table-cell table:formula="of:=[.B256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3685893099755">
            <text:p>3.336858931</text:p>
          </table:table-cell>
          <table:table-cell table:formula="of:=[.B256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6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0174894584343">
            <text:p>3.3017489458</text:p>
          </table:table-cell>
          <table:table-cell table:formula="of:=[.B256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1783206313848">
            <text:p>3.5178320631</text:p>
          </table:table-cell>
          <table:table-cell table:formula="of:=[.B257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7659155232832">
            <text:p>3.6765915523</text:p>
          </table:table-cell>
          <table:table-cell table:formula="of:=[.B257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7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0979835325852">
            <text:p>3.7097983533</text:p>
          </table:table-cell>
          <table:table-cell table:formula="of:=[.B257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7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7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9317089673132">
            <text:p>3.1931708967</text:p>
          </table:table-cell>
          <table:table-cell table:formula="of:=[.B257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7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7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7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3315484113991">
            <text:p>3.1331548411</text:p>
          </table:table-cell>
          <table:table-cell table:formula="of:=[.B258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597427255474">
            <text:p>3.6597427255</text:p>
          </table:table-cell>
          <table:table-cell table:formula="of:=[.B258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854417828843">
            <text:p>3.8854417829</text:p>
          </table:table-cell>
          <table:table-cell table:formula="of:=[.B258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8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6194472154602">
            <text:p>3.8619447215</text:p>
          </table:table-cell>
          <table:table-cell table:formula="of:=[.B258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6350827841088">
            <text:p>3.7635082784</text:p>
          </table:table-cell>
          <table:table-cell table:formula="of:=[.B258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8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0036720940843">
            <text:p>3.1003672094</text:p>
          </table:table-cell>
          <table:table-cell table:formula="of:=[.B258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8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0211615525186">
            <text:p>3.4021161553</text:p>
          </table:table-cell>
          <table:table-cell table:formula="of:=[.B258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9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9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9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1566031863913">
            <text:p>3.6156603186</text:p>
          </table:table-cell>
          <table:table-cell table:formula="of:=[.B259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4289709450677">
            <text:p>3.5428970945</text:p>
          </table:table-cell>
          <table:table-cell table:formula="of:=[.B259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4061351781711">
            <text:p>3.2406135178</text:p>
          </table:table-cell>
          <table:table-cell table:formula="of:=[.B259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9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9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9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59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0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0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2334878575057">
            <text:p>3.8233487858</text:p>
          </table:table-cell>
          <table:table-cell table:formula="of:=[.B260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6012444989756">
            <text:p>3.5601244499</text:p>
          </table:table-cell>
          <table:table-cell table:formula="of:=[.B260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3955542165786">
            <text:p>3.1395554217</text:p>
          </table:table-cell>
          <table:table-cell table:formula="of:=[.B260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7073529064655">
            <text:p>3.5707352906</text:p>
          </table:table-cell>
          <table:table-cell table:formula="of:=[.B260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0446245893836">
            <text:p>3.3044624589</text:p>
          </table:table-cell>
          <table:table-cell table:formula="of:=[.B260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0710290083662">
            <text:p>3.7071029008</text:p>
          </table:table-cell>
          <table:table-cell table:formula="of:=[.B260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0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7753619952127">
            <text:p>3.3775361995</text:p>
          </table:table-cell>
          <table:table-cell table:formula="of:=[.B260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8688861913979">
            <text:p>3.9868886191</text:p>
          </table:table-cell>
          <table:table-cell table:formula="of:=[.B261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0990055361763">
            <text:p>3.0099005536</text:p>
          </table:table-cell>
          <table:table-cell table:formula="of:=[.B261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8146188044921">
            <text:p>3.1814618804</text:p>
          </table:table-cell>
          <table:table-cell table:formula="of:=[.B261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6288445536047">
            <text:p>3.3628844554</text:p>
          </table:table-cell>
          <table:table-cell table:formula="of:=[.B261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1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1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8537277681753">
            <text:p>3.1853727768</text:p>
          </table:table-cell>
          <table:table-cell table:formula="of:=[.B261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1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1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1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2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0847800048068">
            <text:p>3.2084780005</text:p>
          </table:table-cell>
          <table:table-cell table:formula="of:=[.B262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2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2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3374795233831">
            <text:p>3.4337479523</text:p>
          </table:table-cell>
          <table:table-cell table:formula="of:=[.B262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880038597621">
            <text:p>3.4880038598</text:p>
          </table:table-cell>
          <table:table-cell table:formula="of:=[.B262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2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2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2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2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9176123542711">
            <text:p>3.8917612354</text:p>
          </table:table-cell>
          <table:table-cell table:formula="of:=[.B263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9775827620178">
            <text:p>3.3977582762</text:p>
          </table:table-cell>
          <table:table-cell table:formula="of:=[.B263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7486130669713">
            <text:p>3.0748613067</text:p>
          </table:table-cell>
          <table:table-cell table:formula="of:=[.B263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3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5632318714634">
            <text:p>3.2563231871</text:p>
          </table:table-cell>
          <table:table-cell table:formula="of:=[.B263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3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3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3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3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2852784423158">
            <text:p>3.5285278442</text:p>
          </table:table-cell>
          <table:table-cell table:formula="of:=[.B263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4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4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0981024038047">
            <text:p>3.9098102404</text:p>
          </table:table-cell>
          <table:table-cell table:formula="of:=[.B264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2213505944237">
            <text:p>3.1221350594</text:p>
          </table:table-cell>
          <table:table-cell table:formula="of:=[.B264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4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4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4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1789326081052">
            <text:p>3.0178932608</text:p>
          </table:table-cell>
          <table:table-cell table:formula="of:=[.B264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6217136792839">
            <text:p>3.0621713679</text:p>
          </table:table-cell>
          <table:table-cell table:formula="of:=[.B264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4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9369491329417">
            <text:p>3.1936949133</text:p>
          </table:table-cell>
          <table:table-cell table:formula="of:=[.B265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8054852988571">
            <text:p>3.4805485299</text:p>
          </table:table-cell>
          <table:table-cell table:formula="of:=[.B265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9244677340612">
            <text:p>3.1924467734</text:p>
          </table:table-cell>
          <table:table-cell table:formula="of:=[.B265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5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0010560369119">
            <text:p>3.6001056037</text:p>
          </table:table-cell>
          <table:table-cell table:formula="of:=[.B265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5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5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935727111995">
            <text:p>3.1193572711</text:p>
          </table:table-cell>
          <table:table-cell table:formula="of:=[.B265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5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3434560950845">
            <text:p>3.9343456095</text:p>
          </table:table-cell>
          <table:table-cell table:formula="of:=[.B265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3333494476974">
            <text:p>3.4333349448</text:p>
          </table:table-cell>
          <table:table-cell table:formula="of:=[.B266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1927912309766">
            <text:p>3.8192791231</text:p>
          </table:table-cell>
          <table:table-cell table:formula="of:=[.B266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6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4141418254003">
            <text:p>3.9414141825</text:p>
          </table:table-cell>
          <table:table-cell table:formula="of:=[.B266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8189043710008">
            <text:p>3.8818904371</text:p>
          </table:table-cell>
          <table:table-cell table:formula="of:=[.B266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8489868054166">
            <text:p>3.1848986805</text:p>
          </table:table-cell>
          <table:table-cell table:formula="of:=[.B266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082253003493">
            <text:p>3.5082253003</text:p>
          </table:table-cell>
          <table:table-cell table:formula="of:=[.B266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6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6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6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7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775611246936">
            <text:p>3.5775611247</text:p>
          </table:table-cell>
          <table:table-cell table:formula="of:=[.B267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7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7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2113558622077">
            <text:p>3.9211355862</text:p>
          </table:table-cell>
          <table:table-cell table:formula="of:=[.B267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9459510995075">
            <text:p>3.99459511</text:p>
          </table:table-cell>
          <table:table-cell table:formula="of:=[.B267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7125154780224">
            <text:p>3.4712515478</text:p>
          </table:table-cell>
          <table:table-cell table:formula="of:=[.B267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7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7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7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8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8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9800869869068">
            <text:p>3.9980086987</text:p>
          </table:table-cell>
          <table:table-cell table:formula="of:=[.B268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8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8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9848432885483">
            <text:p>3.9984843289</text:p>
          </table:table-cell>
          <table:table-cell table:formula="of:=[.B268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2541663646698">
            <text:p>3.6254166365</text:p>
          </table:table-cell>
          <table:table-cell table:formula="of:=[.B268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5357458759099">
            <text:p>3.9535745876</text:p>
          </table:table-cell>
          <table:table-cell table:formula="of:=[.B268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8752744076774">
            <text:p>3.4875274408</text:p>
          </table:table-cell>
          <table:table-cell table:formula="of:=[.B268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8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8454003557563">
            <text:p>3.5845400356</text:p>
          </table:table-cell>
          <table:table-cell table:formula="of:=[.B269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2720831800252">
            <text:p>3.527208318</text:p>
          </table:table-cell>
          <table:table-cell table:formula="of:=[.B269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9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1800333159044">
            <text:p>3.6180033316</text:p>
          </table:table-cell>
          <table:table-cell table:formula="of:=[.B269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9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0890394933522">
            <text:p>3.3089039493</text:p>
          </table:table-cell>
          <table:table-cell table:formula="of:=[.B269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9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8015549713746">
            <text:p>3.7801554971</text:p>
          </table:table-cell>
          <table:table-cell table:formula="of:=[.B269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69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2520331759006">
            <text:p>3.2252033176</text:p>
          </table:table-cell>
          <table:table-cell table:formula="of:=[.B269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0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0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0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0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0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0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8665400110185">
            <text:p>3.2866540011</text:p>
          </table:table-cell>
          <table:table-cell table:formula="of:=[.B270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0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6595614198595">
            <text:p>3.265956142</text:p>
          </table:table-cell>
          <table:table-cell table:formula="of:=[.B270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0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1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4800916388631">
            <text:p>3.2480091639</text:p>
          </table:table-cell>
          <table:table-cell table:formula="of:=[.B271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3802361879498">
            <text:p>3.3380236188</text:p>
          </table:table-cell>
          <table:table-cell table:formula="of:=[.B271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0392641853541">
            <text:p>3.3039264185</text:p>
          </table:table-cell>
          <table:table-cell table:formula="of:=[.B271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7434798181057">
            <text:p>3.6743479818</text:p>
          </table:table-cell>
          <table:table-cell table:formula="of:=[.B271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9898544987664">
            <text:p>3.5989854499</text:p>
          </table:table-cell>
          <table:table-cell table:formula="of:=[.B271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1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1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4155233176425">
            <text:p>3.0415523318</text:p>
          </table:table-cell>
          <table:table-cell table:formula="of:=[.B271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1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3486083447933">
            <text:p>3.0348608345</text:p>
          </table:table-cell>
          <table:table-cell table:formula="of:=[.B272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2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2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2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2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2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6489263018593">
            <text:p>3.6648926302</text:p>
          </table:table-cell>
          <table:table-cell table:formula="of:=[.B272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2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5868257042021">
            <text:p>3.7586825704</text:p>
          </table:table-cell>
          <table:table-cell table:formula="of:=[.B272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2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3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7702715983614">
            <text:p>3.1770271598</text:p>
          </table:table-cell>
          <table:table-cell table:formula="of:=[.B273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5405626166612">
            <text:p>3.0540562617</text:p>
          </table:table-cell>
          <table:table-cell table:formula="of:=[.B273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9824737776071">
            <text:p>3.1982473778</text:p>
          </table:table-cell>
          <table:table-cell table:formula="of:=[.B273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5767167937011">
            <text:p>3.2576716794</text:p>
          </table:table-cell>
          <table:table-cell table:formula="of:=[.B273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1782300611958">
            <text:p>3.6178230061</text:p>
          </table:table-cell>
          <table:table-cell table:formula="of:=[.B273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3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3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1043512988836">
            <text:p>3.4104351299</text:p>
          </table:table-cell>
          <table:table-cell table:formula="of:=[.B273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3978812508285">
            <text:p>3.0397881251</text:p>
          </table:table-cell>
          <table:table-cell table:formula="of:=[.B273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4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7464896002784">
            <text:p>3.07464896</text:p>
          </table:table-cell>
          <table:table-cell table:formula="of:=[.B274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4520377703011">
            <text:p>3.045203777</text:p>
          </table:table-cell>
          <table:table-cell table:formula="of:=[.B274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4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5447417488322">
            <text:p>3.4544741749</text:p>
          </table:table-cell>
          <table:table-cell table:formula="of:=[.B274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622880701907">
            <text:p>3.6622880702</text:p>
          </table:table-cell>
          <table:table-cell table:formula="of:=[.B274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3552338778973">
            <text:p>3.7355233878</text:p>
          </table:table-cell>
          <table:table-cell table:formula="of:=[.B274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4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4226356400177">
            <text:p>3.842263564</text:p>
          </table:table-cell>
          <table:table-cell table:formula="of:=[.B274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4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5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8107400052249">
            <text:p>3.2810740005</text:p>
          </table:table-cell>
          <table:table-cell table:formula="of:=[.B275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5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245490248315">
            <text:p>3.2245490248</text:p>
          </table:table-cell>
          <table:table-cell table:formula="of:=[.B275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5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4237203095108">
            <text:p>3.842372031</text:p>
          </table:table-cell>
          <table:table-cell table:formula="of:=[.B275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5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4060782426968">
            <text:p>3.8406078243</text:p>
          </table:table-cell>
          <table:table-cell table:formula="of:=[.B275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8626330485567">
            <text:p>3.8862633049</text:p>
          </table:table-cell>
          <table:table-cell table:formula="of:=[.B275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9005974903703">
            <text:p>3.290059749</text:p>
          </table:table-cell>
          <table:table-cell table:formula="of:=[.B275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5504490984604">
            <text:p>3.9550449098</text:p>
          </table:table-cell>
          <table:table-cell table:formula="of:=[.B276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211153135635">
            <text:p>3.8211153136</text:p>
          </table:table-cell>
          <table:table-cell table:formula="of:=[.B276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6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7558948844671">
            <text:p>3.2755894884</text:p>
          </table:table-cell>
          <table:table-cell table:formula="of:=[.B276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6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3657511211932">
            <text:p>3.1365751121</text:p>
          </table:table-cell>
          <table:table-cell table:formula="of:=[.B276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2833074191585">
            <text:p>3.0283307419</text:p>
          </table:table-cell>
          <table:table-cell table:formula="of:=[.B276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6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5534848077223">
            <text:p>3.2553484808</text:p>
          </table:table-cell>
          <table:table-cell table:formula="of:=[.B276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6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7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483897641301">
            <text:p>3.1148389764</text:p>
          </table:table-cell>
          <table:table-cell table:formula="of:=[.B277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7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9343783771619">
            <text:p>3.3934378377</text:p>
          </table:table-cell>
          <table:table-cell table:formula="of:=[.B277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0334353707731">
            <text:p>3.6033435371</text:p>
          </table:table-cell>
          <table:table-cell table:formula="of:=[.B277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6697388533503">
            <text:p>3.8669738853</text:p>
          </table:table-cell>
          <table:table-cell table:formula="of:=[.B277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7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532371901907">
            <text:p>3.7532371902</text:p>
          </table:table-cell>
          <table:table-cell table:formula="of:=[.B277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7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7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7939222101122">
            <text:p>3.279392221</text:p>
          </table:table-cell>
          <table:table-cell table:formula="of:=[.B278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5026403982192">
            <text:p>3.3502640398</text:p>
          </table:table-cell>
          <table:table-cell table:formula="of:=[.B278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0308192372322">
            <text:p>3.9030819237</text:p>
          </table:table-cell>
          <table:table-cell table:formula="of:=[.B278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6544003561139">
            <text:p>3.7654400356</text:p>
          </table:table-cell>
          <table:table-cell table:formula="of:=[.B278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6242864085361">
            <text:p>3.7624286409</text:p>
          </table:table-cell>
          <table:table-cell table:formula="of:=[.B278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3877276740968">
            <text:p>3.5387727674</text:p>
          </table:table-cell>
          <table:table-cell table:formula="of:=[.B278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5953754335642">
            <text:p>3.4595375434</text:p>
          </table:table-cell>
          <table:table-cell table:formula="of:=[.B278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8307030871511">
            <text:p>3.8830703087</text:p>
          </table:table-cell>
          <table:table-cell table:formula="of:=[.B278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3054372947663">
            <text:p>3.3305437295</text:p>
          </table:table-cell>
          <table:table-cell table:formula="of:=[.B278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0160796269774">
            <text:p>3.3016079627</text:p>
          </table:table-cell>
          <table:table-cell table:formula="of:=[.B278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9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9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9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4298525275663">
            <text:p>3.2429852528</text:p>
          </table:table-cell>
          <table:table-cell table:formula="of:=[.B279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9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9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9232845744118">
            <text:p>3.8923284574</text:p>
          </table:table-cell>
          <table:table-cell table:formula="of:=[.B279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79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2147718369961">
            <text:p>3.4214771837</text:p>
          </table:table-cell>
          <table:table-cell table:formula="of:=[.B279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316019974649">
            <text:p>3.9316019975</text:p>
          </table:table-cell>
          <table:table-cell table:formula="of:=[.B279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1759611843154">
            <text:p>3.3175961184</text:p>
          </table:table-cell>
          <table:table-cell table:formula="of:=[.B280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9759475225583">
            <text:p>3.3975947523</text:p>
          </table:table-cell>
          <table:table-cell table:formula="of:=[.B280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0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0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0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8389871362597">
            <text:p>3.8838987136</text:p>
          </table:table-cell>
          <table:table-cell table:formula="of:=[.B280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3393070558086">
            <text:p>3.2339307056</text:p>
          </table:table-cell>
          <table:table-cell table:formula="of:=[.B280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3225221605971">
            <text:p>3.8322522161</text:p>
          </table:table-cell>
          <table:table-cell table:formula="of:=[.B280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0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0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6574407117441">
            <text:p>3.4657440712</text:p>
          </table:table-cell>
          <table:table-cell table:formula="of:=[.B281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1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1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9493769956753">
            <text:p>3.7949376996</text:p>
          </table:table-cell>
          <table:table-cell table:formula="of:=[.B281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1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3374783406034">
            <text:p>3.9337478341</text:p>
          </table:table-cell>
          <table:table-cell table:formula="of:=[.B281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1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9690527971834">
            <text:p>3.3969052797</text:p>
          </table:table-cell>
          <table:table-cell table:formula="of:=[.B281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1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1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2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2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5705106528476">
            <text:p>3.4570510653</text:p>
          </table:table-cell>
          <table:table-cell table:formula="of:=[.B282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2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2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1275665173307">
            <text:p>3.5127566517</text:p>
          </table:table-cell>
          <table:table-cell table:formula="of:=[.B282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1448038201779">
            <text:p>3.314480382</text:p>
          </table:table-cell>
          <table:table-cell table:formula="of:=[.B282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2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2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7467532763258">
            <text:p>3.0746753276</text:p>
          </table:table-cell>
          <table:table-cell table:formula="of:=[.B282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3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8323901891708">
            <text:p>3.0832390189</text:p>
          </table:table-cell>
          <table:table-cell table:formula="of:=[.B283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3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3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3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3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7825564583763">
            <text:p>3.9782556458</text:p>
          </table:table-cell>
          <table:table-cell table:formula="of:=[.B283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9310544161126">
            <text:p>3.7931054416</text:p>
          </table:table-cell>
          <table:table-cell table:formula="of:=[.B283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4546854011714">
            <text:p>3.2454685401</text:p>
          </table:table-cell>
          <table:table-cell table:formula="of:=[.B283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0890875961632">
            <text:p>3.3089087596</text:p>
          </table:table-cell>
          <table:table-cell table:formula="of:=[.B283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5314498133957">
            <text:p>3.7531449813</text:p>
          </table:table-cell>
          <table:table-cell table:formula="of:=[.B284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4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1564456727356">
            <text:p>3.7156445673</text:p>
          </table:table-cell>
          <table:table-cell table:formula="of:=[.B284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4739081636071">
            <text:p>3.1473908164</text:p>
          </table:table-cell>
          <table:table-cell table:formula="of:=[.B284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4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4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9585663769394">
            <text:p>3.5958566377</text:p>
          </table:table-cell>
          <table:table-cell table:formula="of:=[.B284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5680283345282">
            <text:p>3.0568028335</text:p>
          </table:table-cell>
          <table:table-cell table:formula="of:=[.B284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4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4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5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5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5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5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5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5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5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538464622572">
            <text:p>3.1153846462</text:p>
          </table:table-cell>
          <table:table-cell table:formula="of:=[.B285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5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0849008783698">
            <text:p>3.9084900878</text:p>
          </table:table-cell>
          <table:table-cell table:formula="of:=[.B285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6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7087670769542">
            <text:p>3.4708767077</text:p>
          </table:table-cell>
          <table:table-cell table:formula="of:=[.B286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6164119718596">
            <text:p>3.5616411972</text:p>
          </table:table-cell>
          <table:table-cell table:formula="of:=[.B286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6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6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3966625677422">
            <text:p>3.9396662568</text:p>
          </table:table-cell>
          <table:table-cell table:formula="of:=[.B286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8879212485626">
            <text:p>3.6887921249</text:p>
          </table:table-cell>
          <table:table-cell table:formula="of:=[.B286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6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6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6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5646585589275">
            <text:p>3.1564658559</text:p>
          </table:table-cell>
          <table:table-cell table:formula="of:=[.B287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7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648593175225">
            <text:p>3.4648593175</text:p>
          </table:table-cell>
          <table:table-cell table:formula="of:=[.B287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4312621010467">
            <text:p>3.0431262101</text:p>
          </table:table-cell>
          <table:table-cell table:formula="of:=[.B287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7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4154769983143">
            <text:p>3.5415476998</text:p>
          </table:table-cell>
          <table:table-cell table:formula="of:=[.B287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4997289516032">
            <text:p>3.1499728952</text:p>
          </table:table-cell>
          <table:table-cell table:formula="of:=[.B287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7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262636677362">
            <text:p>3.5262636677</text:p>
          </table:table-cell>
          <table:table-cell table:formula="of:=[.B287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7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1455792067572">
            <text:p>3.8145579207</text:p>
          </table:table-cell>
          <table:table-cell table:formula="of:=[.B288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7978334287181">
            <text:p>3.1797833429</text:p>
          </table:table-cell>
          <table:table-cell table:formula="of:=[.B288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8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0380503190681">
            <text:p>3.4038050319</text:p>
          </table:table-cell>
          <table:table-cell table:formula="of:=[.B288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8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8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8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8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5887645138428">
            <text:p>3.3588764514</text:p>
          </table:table-cell>
          <table:table-cell table:formula="of:=[.B288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815259512514">
            <text:p>3.1181525951</text:p>
          </table:table-cell>
          <table:table-cell table:formula="of:=[.B288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6125848265365">
            <text:p>3.9612584827</text:p>
          </table:table-cell>
          <table:table-cell table:formula="of:=[.B289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4655632944778">
            <text:p>3.6465563294</text:p>
          </table:table-cell>
          <table:table-cell table:formula="of:=[.B289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9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9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1191777540371">
            <text:p>3.9119177754</text:p>
          </table:table-cell>
          <table:table-cell table:formula="of:=[.B289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3123023938388">
            <text:p>3.2312302394</text:p>
          </table:table-cell>
          <table:table-cell table:formula="of:=[.B289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6302627352998">
            <text:p>3.9630262735</text:p>
          </table:table-cell>
          <table:table-cell table:formula="of:=[.B289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9736622292548">
            <text:p>3.3973662229</text:p>
          </table:table-cell>
          <table:table-cell table:formula="of:=[.B289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89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0627285810187">
            <text:p>3.1062728581</text:p>
          </table:table-cell>
          <table:table-cell table:formula="of:=[.B289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0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8605620097369">
            <text:p>3.286056201</text:p>
          </table:table-cell>
          <table:table-cell table:formula="of:=[.B290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0336985215545">
            <text:p>3.2033698522</text:p>
          </table:table-cell>
          <table:table-cell table:formula="of:=[.B290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7293644882739">
            <text:p>3.1729364488</text:p>
          </table:table-cell>
          <table:table-cell table:formula="of:=[.B290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0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0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5300373211503">
            <text:p>3.0530037321</text:p>
          </table:table-cell>
          <table:table-cell table:formula="of:=[.B290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0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0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0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1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1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0890355510637">
            <text:p>3.0089035551</text:p>
          </table:table-cell>
          <table:table-cell table:formula="of:=[.B291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5616695964709">
            <text:p>3.7561669596</text:p>
          </table:table-cell>
          <table:table-cell table:formula="of:=[.B291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8533227778971">
            <text:p>3.6853322778</text:p>
          </table:table-cell>
          <table:table-cell table:formula="of:=[.B291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298163340427">
            <text:p>3.929816334</text:p>
          </table:table-cell>
          <table:table-cell table:formula="of:=[.B291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1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5423774477094">
            <text:p>3.5542377448</text:p>
          </table:table-cell>
          <table:table-cell table:formula="of:=[.B291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215365528129">
            <text:p>3.0215365528</text:p>
          </table:table-cell>
          <table:table-cell table:formula="of:=[.B291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1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2538441522047">
            <text:p>3.3253844152</text:p>
          </table:table-cell>
          <table:table-cell table:formula="of:=[.B292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07197723630816">
            <text:p>3.0719772363</text:p>
          </table:table-cell>
          <table:table-cell table:formula="of:=[.B292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2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2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1392966061831">
            <text:p>3.2139296606</text:p>
          </table:table-cell>
          <table:table-cell table:formula="of:=[.B292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2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9517525341362">
            <text:p>3.7951752534</text:p>
          </table:table-cell>
          <table:table-cell table:formula="of:=[.B292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2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2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2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497271916829">
            <text:p>3.5497271917</text:p>
          </table:table-cell>
          <table:table-cell table:formula="of:=[.B293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1193193187937">
            <text:p>3.3119319319</text:p>
          </table:table-cell>
          <table:table-cell table:formula="of:=[.B293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0192467756569">
            <text:p>3.3019246776</text:p>
          </table:table-cell>
          <table:table-cell table:formula="of:=[.B293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3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3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3731922954321">
            <text:p>3.6373192295</text:p>
          </table:table-cell>
          <table:table-cell table:formula="of:=[.B293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3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3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3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94918708642945">
            <text:p>3.9491870864</text:p>
          </table:table-cell>
          <table:table-cell table:formula="of:=[.B293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4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3510812176391">
            <text:p>3.7351081218</text:p>
          </table:table-cell>
          <table:table-cell table:formula="of:=[.B294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8804051745683">
            <text:p>3.8880405175</text:p>
          </table:table-cell>
          <table:table-cell table:formula="of:=[.B294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5748002091423">
            <text:p>3.5574800209</text:p>
          </table:table-cell>
          <table:table-cell table:formula="of:=[.B294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6892382819206">
            <text:p>3.5689238282</text:p>
          </table:table-cell>
          <table:table-cell table:formula="of:=[.B294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8969083176926">
            <text:p>3.3896908318</text:p>
          </table:table-cell>
          <table:table-cell table:formula="of:=[.B294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4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354150862433">
            <text:p>3.8354150862</text:p>
          </table:table-cell>
          <table:table-cell table:formula="of:=[.B294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4779840838164">
            <text:p>3.7477984084</text:p>
          </table:table-cell>
          <table:table-cell table:formula="of:=[.B294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4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5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5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5983272530138">
            <text:p>3.6598327253</text:p>
          </table:table-cell>
          <table:table-cell table:formula="of:=[.B295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3232649182901">
            <text:p>3.8323264918</text:p>
          </table:table-cell>
          <table:table-cell table:formula="of:=[.B295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56549021741375">
            <text:p>3.5654902174</text:p>
          </table:table-cell>
          <table:table-cell table:formula="of:=[.B295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5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5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3921156246215">
            <text:p>3.6392115625</text:p>
          </table:table-cell>
          <table:table-cell table:formula="of:=[.B295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8421621304005">
            <text:p>3.784216213</text:p>
          </table:table-cell>
          <table:table-cell table:formula="of:=[.B295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2783424295485">
            <text:p>3.827834243</text:p>
          </table:table-cell>
          <table:table-cell table:formula="of:=[.B295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4680076595396">
            <text:p>3.346800766</text:p>
          </table:table-cell>
          <table:table-cell table:formula="of:=[.B296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264096933417">
            <text:p>3.3264096933</text:p>
          </table:table-cell>
          <table:table-cell table:formula="of:=[.B296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1284506982192">
            <text:p>3.7128450698</text:p>
          </table:table-cell>
          <table:table-cell table:formula="of:=[.B296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7569046886638">
            <text:p>3.6756904689</text:p>
          </table:table-cell>
          <table:table-cell table:formula="of:=[.B296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6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6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6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1090312823653">
            <text:p>3.8109031282</text:p>
          </table:table-cell>
          <table:table-cell table:formula="of:=[.B296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9024665625766">
            <text:p>3.3902466563</text:p>
          </table:table-cell>
          <table:table-cell table:formula="of:=[.B296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6638239715248">
            <text:p>3.2663823972</text:p>
          </table:table-cell>
          <table:table-cell table:formula="of:=[.B296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7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4461565874517">
            <text:p>3.8446156587</text:p>
          </table:table-cell>
          <table:table-cell table:formula="of:=[.B297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8898739973083">
            <text:p>3.4889873997</text:p>
          </table:table-cell>
          <table:table-cell table:formula="of:=[.B297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7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7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4513500323519">
            <text:p>3.2451350032</text:p>
          </table:table-cell>
          <table:table-cell table:formula="of:=[.B297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7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7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7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6625805208459">
            <text:p>3.2662580521</text:p>
          </table:table-cell>
          <table:table-cell table:formula="of:=[.B297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27277275500819">
            <text:p>3.272772755</text:p>
          </table:table-cell>
          <table:table-cell table:formula="of:=[.B298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7508524488658">
            <text:p>3.8750852449</text:p>
          </table:table-cell>
          <table:table-cell table:formula="of:=[.B298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8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7041876642033">
            <text:p>3.7704187664</text:p>
          </table:table-cell>
          <table:table-cell table:formula="of:=[.B298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79751378437504">
            <text:p>3.7975137844</text:p>
          </table:table-cell>
          <table:table-cell table:formula="of:=[.B298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8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8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4075023652986">
            <text:p>3.8407502365</text:p>
          </table:table-cell>
          <table:table-cell table:formula="of:=[.B298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8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8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35147562623024">
            <text:p>3.3514756262</text:p>
          </table:table-cell>
          <table:table-cell table:formula="of:=[.B299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91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92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93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2994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60619716159999">
            <text:p>3.6061971616</text:p>
          </table:table-cell>
          <table:table-cell table:formula="of:=[.B2995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40685071842745">
            <text:p>3.4068507184</text:p>
          </table:table-cell>
          <table:table-cell table:formula="of:=[.B2996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190909367986">
            <text:p>3.8190909368</text:p>
          </table:table-cell>
          <table:table-cell table:formula="of:=[.B2997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88068338157609">
            <text:p>3.8806833816</text:p>
          </table:table-cell>
          <table:table-cell table:formula="of:=[.B2998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.11153257964179">
            <text:p>3.1115325796</text:p>
          </table:table-cell>
          <table:table-cell table:formula="of:=[.B2999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3000]" office:value-type="float" office:value="3.8">
            <text:p>3.8</text:p>
          </table:table-cell>
          <table:table-cell table:number-columns-repeated="2"/>
        </table:table-row>
        <table:table-row table:style-name="ro1">
          <table:table-cell office:value-type="float" office:value="2.35549369268119">
            <text:p>2.3554936927</text:p>
          </table:table-cell>
          <table:table-cell table:number-columns-repeated="3"/>
        </table:table-row>
        <table:table-row table:style-name="ro1">
          <table:table-cell office:value-type="float" office:value="5.74014432821423">
            <text:p>5.7401443282</text:p>
          </table:table-cell>
          <table:table-cell table:number-columns-repeated="3"/>
        </table:table-row>
        <table:table-row table:style-name="ro1">
          <table:table-cell office:value-type="float" office:value="3.63512854883447">
            <text:p>3.6351285488</text:p>
          </table:table-cell>
          <table:table-cell table:number-columns-repeated="3"/>
        </table:table-row>
        <table:table-row table:style-name="ro1">
          <table:table-cell office:value-type="float" office:value="4.72258279239759">
            <text:p>4.7225827924</text:p>
          </table:table-cell>
          <table:table-cell table:number-columns-repeated="3"/>
        </table:table-row>
        <table:table-row table:style-name="ro1">
          <table:table-cell office:value-type="float" office:value="6.28832074254751">
            <text:p>6.2883207425</text:p>
          </table:table-cell>
          <table:table-cell table:number-columns-repeated="3"/>
        </table:table-row>
        <table:table-row table:style-name="ro1">
          <table:table-cell office:value-type="float" office:value="6.84434582153335">
            <text:p>6.8443458215</text:p>
          </table:table-cell>
          <table:table-cell table:number-columns-repeated="3"/>
        </table:table-row>
        <table:table-row table:style-name="ro1">
          <table:table-cell office:value-type="float" office:value="3.72758120298386">
            <text:p>3.727581203</text:p>
          </table:table-cell>
          <table:table-cell table:number-columns-repeated="3"/>
        </table:table-row>
        <table:table-row table:style-name="ro1">
          <table:table-cell office:value-type="float" office:value="5.10981759382412">
            <text:p>5.1098175938</text:p>
          </table:table-cell>
          <table:table-cell table:number-columns-repeated="3"/>
        </table:table-row>
        <table:table-row table:style-name="ro1">
          <table:table-cell office:value-type="float" office:value="6.0537318601273">
            <text:p>6.0537318601</text:p>
          </table:table-cell>
          <table:table-cell table:number-columns-repeated="3"/>
        </table:table-row>
        <table:table-row table:style-name="ro1">
          <table:table-cell office:value-type="float" office:value="5.73989115701988">
            <text:p>5.739891157</text:p>
          </table:table-cell>
          <table:table-cell table:number-columns-repeated="3"/>
        </table:table-row>
        <table:table-row table:style-name="ro1">
          <table:table-cell office:value-type="float" office:value="6.05598683468998">
            <text:p>6.0559868347</text:p>
          </table:table-cell>
          <table:table-cell table:number-columns-repeated="3"/>
        </table:table-row>
        <table:table-row table:style-name="ro1">
          <table:table-cell office:value-type="float" office:value="4.59715180005878">
            <text:p>4.5971518001</text:p>
          </table:table-cell>
          <table:table-cell table:number-columns-repeated="3"/>
        </table:table-row>
        <table:table-row table:style-name="ro1">
          <table:table-cell office:value-type="float" office:value="5.37737186579034">
            <text:p>5.3773718658</text:p>
          </table:table-cell>
          <table:table-cell table:number-columns-repeated="3"/>
        </table:table-row>
        <table:table-row table:style-name="ro1">
          <table:table-cell office:value-type="float" office:value="3.1909669265151">
            <text:p>3.1909669265</text:p>
          </table:table-cell>
          <table:table-cell table:number-columns-repeated="3"/>
        </table:table-row>
        <table:table-row table:style-name="ro1">
          <table:table-cell office:value-type="float" office:value="4.79708783235401">
            <text:p>4.7970878324</text:p>
          </table:table-cell>
          <table:table-cell table:number-columns-repeated="3"/>
        </table:table-row>
        <table:table-row table:style-name="ro1">
          <table:table-cell office:value-type="float" office:value="5.6132548302412">
            <text:p>5.6132548302</text:p>
          </table:table-cell>
          <table:table-cell table:number-columns-repeated="3"/>
        </table:table-row>
        <table:table-row table:style-name="ro1">
          <table:table-cell office:value-type="float" office:value="4.86336406646296">
            <text:p>4.8633640665</text:p>
          </table:table-cell>
          <table:table-cell table:number-columns-repeated="3"/>
        </table:table-row>
        <table:table-row table:style-name="ro1">
          <table:table-cell office:value-type="float" office:value="4.43076324323192">
            <text:p>4.4307632432</text:p>
          </table:table-cell>
          <table:table-cell table:number-columns-repeated="3"/>
        </table:table-row>
        <table:table-row table:style-name="ro1">
          <table:table-cell office:value-type="float" office:value="6.20960967149586">
            <text:p>6.2096096715</text:p>
          </table:table-cell>
          <table:table-cell table:number-columns-repeated="3"/>
        </table:table-row>
        <table:table-row table:style-name="ro1">
          <table:table-cell office:value-type="float" office:value="6.09995893854648">
            <text:p>6.0999589385</text:p>
          </table:table-cell>
          <table:table-cell table:number-columns-repeated="3"/>
        </table:table-row>
        <table:table-row table:style-name="ro1">
          <table:table-cell office:value-type="float" office:value="5.35931139159948">
            <text:p>5.3593113916</text:p>
          </table:table-cell>
          <table:table-cell table:number-columns-repeated="3"/>
        </table:table-row>
        <table:table-row table:style-name="ro1">
          <table:table-cell office:value-type="float" office:value="4.01070510270074">
            <text:p>4.0107051027</text:p>
          </table:table-cell>
          <table:table-cell table:number-columns-repeated="3"/>
        </table:table-row>
        <table:table-row table:style-name="ro1">
          <table:table-cell office:value-type="float" office:value="5.33048841962591">
            <text:p>5.3304884196</text:p>
          </table:table-cell>
          <table:table-cell table:number-columns-repeated="3"/>
        </table:table-row>
        <table:table-row table:style-name="ro1">
          <table:table-cell office:value-type="float" office:value="5.03296673530713">
            <text:p>5.0329667353</text:p>
          </table:table-cell>
          <table:table-cell table:number-columns-repeated="3"/>
        </table:table-row>
        <table:table-row table:style-name="ro1">
          <table:table-cell office:value-type="float" office:value="5.60111510939896">
            <text:p>5.6011151094</text:p>
          </table:table-cell>
          <table:table-cell table:number-columns-repeated="3"/>
        </table:table-row>
        <table:table-row table:style-name="ro1">
          <table:table-cell office:value-type="float" office:value="3.61133242305368">
            <text:p>3.6113324231</text:p>
          </table:table-cell>
          <table:table-cell table:number-columns-repeated="3"/>
        </table:table-row>
        <table:table-row table:style-name="ro1">
          <table:table-cell office:value-type="float" office:value="5.34659855440259">
            <text:p>5.3465985544</text:p>
          </table:table-cell>
          <table:table-cell table:number-columns-repeated="3"/>
        </table:table-row>
        <table:table-row table:style-name="ro1">
          <table:table-cell office:value-type="float" office:value="5.78578914096579">
            <text:p>5.785789141</text:p>
          </table:table-cell>
          <table:table-cell table:number-columns-repeated="3"/>
        </table:table-row>
        <table:table-row table:style-name="ro1">
          <table:table-cell office:value-type="float" office:value="6.0445564026013">
            <text:p>6.0445564026</text:p>
          </table:table-cell>
          <table:table-cell table:number-columns-repeated="3"/>
        </table:table-row>
        <table:table-row table:style-name="ro1">
          <table:table-cell office:value-type="float" office:value="4.77409064630047">
            <text:p>4.7740906463</text:p>
          </table:table-cell>
          <table:table-cell table:number-columns-repeated="3"/>
        </table:table-row>
        <table:table-row table:style-name="ro1">
          <table:table-cell office:value-type="float" office:value="6.4015982048586">
            <text:p>6.4015982049</text:p>
          </table:table-cell>
          <table:table-cell table:number-columns-repeated="3"/>
        </table:table-row>
        <table:table-row table:style-name="ro1">
          <table:table-cell office:value-type="float" office:value="5.99676954606548">
            <text:p>5.9967695461</text:p>
          </table:table-cell>
          <table:table-cell table:number-columns-repeated="3"/>
        </table:table-row>
        <table:table-row table:style-name="ro1">
          <table:table-cell office:value-type="float" office:value="6.22842386132106">
            <text:p>6.2284238613</text:p>
          </table:table-cell>
          <table:table-cell table:number-columns-repeated="3"/>
        </table:table-row>
        <table:table-row table:style-name="ro1">
          <table:table-cell office:value-type="float" office:value="5.28867782838643">
            <text:p>5.2886778284</text:p>
          </table:table-cell>
          <table:table-cell table:number-columns-repeated="3"/>
        </table:table-row>
        <table:table-row table:style-name="ro1">
          <table:table-cell office:value-type="float" office:value="5.43922880804166">
            <text:p>5.439228808</text:p>
          </table:table-cell>
          <table:table-cell table:number-columns-repeated="3"/>
        </table:table-row>
        <table:table-row table:style-name="ro1">
          <table:table-cell office:value-type="float" office:value="3.28870210191235">
            <text:p>3.2887021019</text:p>
          </table:table-cell>
          <table:table-cell table:number-columns-repeated="3"/>
        </table:table-row>
        <table:table-row table:style-name="ro1">
          <table:table-cell office:value-type="float" office:value="4.74388084653765">
            <text:p>4.7438808465</text:p>
          </table:table-cell>
          <table:table-cell table:number-columns-repeated="3"/>
        </table:table-row>
        <table:table-row table:style-name="ro1">
          <table:table-cell office:value-type="float" office:value="6.32127747265622">
            <text:p>6.3212774727</text:p>
          </table:table-cell>
          <table:table-cell table:number-columns-repeated="3"/>
        </table:table-row>
        <table:table-row table:style-name="ro1">
          <table:table-cell office:value-type="float" office:value="2.70519619528204">
            <text:p>2.7051961953</text:p>
          </table:table-cell>
          <table:table-cell table:number-columns-repeated="3"/>
        </table:table-row>
        <table:table-row table:style-name="ro1">
          <table:table-cell office:value-type="float" office:value="5.36666372139007">
            <text:p>5.3666637214</text:p>
          </table:table-cell>
          <table:table-cell table:number-columns-repeated="3"/>
        </table:table-row>
        <table:table-row table:style-name="ro1">
          <table:table-cell office:value-type="float" office:value="5.88037792127579">
            <text:p>5.8803779213</text:p>
          </table:table-cell>
          <table:table-cell table:number-columns-repeated="3"/>
        </table:table-row>
        <table:table-row table:style-name="ro1">
          <table:table-cell office:value-type="float" office:value="4.95952003775165">
            <text:p>4.9595200378</text:p>
          </table:table-cell>
          <table:table-cell table:number-columns-repeated="3"/>
        </table:table-row>
        <table:table-row table:style-name="ro1">
          <table:table-cell office:value-type="float" office:value="6.59539029281586">
            <text:p>6.5953902928</text:p>
          </table:table-cell>
          <table:table-cell table:number-columns-repeated="3"/>
        </table:table-row>
        <table:table-row table:style-name="ro1">
          <table:table-cell office:value-type="float" office:value="5.43405877519399">
            <text:p>5.4340587752</text:p>
          </table:table-cell>
          <table:table-cell table:number-columns-repeated="3"/>
        </table:table-row>
        <table:table-row table:style-name="ro1">
          <table:table-cell office:value-type="float" office:value="4.59175465768203">
            <text:p>4.5917546577</text:p>
          </table:table-cell>
          <table:table-cell table:number-columns-repeated="3"/>
        </table:table-row>
        <table:table-row table:style-name="ro1">
          <table:table-cell office:value-type="float" office:value="6.29789313767105">
            <text:p>6.2978931377</text:p>
          </table:table-cell>
          <table:table-cell table:number-columns-repeated="3"/>
        </table:table-row>
        <table:table-row table:style-name="ro1">
          <table:table-cell office:value-type="float" office:value="5.1995517546311">
            <text:p>5.1995517546</text:p>
          </table:table-cell>
          <table:table-cell table:number-columns-repeated="3"/>
        </table:table-row>
        <table:table-row table:style-name="ro1">
          <table:table-cell office:value-type="float" office:value="5.19299156358466">
            <text:p>5.1929915636</text:p>
          </table:table-cell>
          <table:table-cell table:number-columns-repeated="3"/>
        </table:table-row>
        <table:table-row table:style-name="ro1">
          <table:table-cell office:value-type="float" office:value="6.11761137098074">
            <text:p>6.117611371</text:p>
          </table:table-cell>
          <table:table-cell table:number-columns-repeated="3"/>
        </table:table-row>
        <table:table-row table:style-name="ro1">
          <table:table-cell office:value-type="float" office:value="6.90705257002264">
            <text:p>6.90705257</text:p>
          </table:table-cell>
          <table:table-cell table:number-columns-repeated="3"/>
        </table:table-row>
        <table:table-row table:style-name="ro1">
          <table:table-cell office:value-type="float" office:value="5.4124701730907">
            <text:p>5.4124701731</text:p>
          </table:table-cell>
          <table:table-cell table:number-columns-repeated="3"/>
        </table:table-row>
        <table:table-row table:style-name="ro1">
          <table:table-cell office:value-type="float" office:value="5.14522575028241">
            <text:p>5.1452257503</text:p>
          </table:table-cell>
          <table:table-cell table:number-columns-repeated="3"/>
        </table:table-row>
        <table:table-row table:style-name="ro1">
          <table:table-cell office:value-type="float" office:value="4.9775308361277">
            <text:p>4.9775308361</text:p>
          </table:table-cell>
          <table:table-cell table:number-columns-repeated="3"/>
        </table:table-row>
        <table:table-row table:style-name="ro1">
          <table:table-cell office:value-type="float" office:value="5.80999245960265">
            <text:p>5.8099924596</text:p>
          </table:table-cell>
          <table:table-cell table:number-columns-repeated="3"/>
        </table:table-row>
        <table:table-row table:style-name="ro1">
          <table:table-cell office:value-type="float" office:value="4.22441241610795">
            <text:p>4.2244124161</text:p>
          </table:table-cell>
          <table:table-cell table:number-columns-repeated="3"/>
        </table:table-row>
        <table:table-row table:style-name="ro1">
          <table:table-cell office:value-type="float" office:value="3.31795804621652">
            <text:p>3.3179580462</text:p>
          </table:table-cell>
          <table:table-cell table:number-columns-repeated="3"/>
        </table:table-row>
        <table:table-row table:style-name="ro1">
          <table:table-cell office:value-type="float" office:value="5.40954764885828">
            <text:p>5.4095476489</text:p>
          </table:table-cell>
          <table:table-cell table:number-columns-repeated="3"/>
        </table:table-row>
        <table:table-row table:style-name="ro1">
          <table:table-cell office:value-type="float" office:value="6.5067903585732">
            <text:p>6.5067903586</text:p>
          </table:table-cell>
          <table:table-cell table:number-columns-repeated="3"/>
        </table:table-row>
        <table:table-row table:style-name="ro1">
          <table:table-cell office:value-type="float" office:value="4.96599576761946">
            <text:p>4.9659957676</text:p>
          </table:table-cell>
          <table:table-cell table:number-columns-repeated="3"/>
        </table:table-row>
        <table:table-row table:style-name="ro1">
          <table:table-cell office:value-type="float" office:value="4.84764746762812">
            <text:p>4.8476474676</text:p>
          </table:table-cell>
          <table:table-cell table:number-columns-repeated="3"/>
        </table:table-row>
        <table:table-row table:style-name="ro1">
          <table:table-cell office:value-type="float" office:value="5.45826358674094">
            <text:p>5.4582635867</text:p>
          </table:table-cell>
          <table:table-cell table:number-columns-repeated="3"/>
        </table:table-row>
        <table:table-row table:style-name="ro1">
          <table:table-cell office:value-type="float" office:value="5.07604150520638">
            <text:p>5.0760415052</text:p>
          </table:table-cell>
          <table:table-cell table:number-columns-repeated="3"/>
        </table:table-row>
        <table:table-row table:style-name="ro1">
          <table:table-cell office:value-type="float" office:value="5.21406823629513">
            <text:p>5.2140682363</text:p>
          </table:table-cell>
          <table:table-cell table:number-columns-repeated="3"/>
        </table:table-row>
        <table:table-row table:style-name="ro1">
          <table:table-cell office:value-type="float" office:value="5.69984965864569">
            <text:p>5.6998496586</text:p>
          </table:table-cell>
          <table:table-cell table:number-columns-repeated="3"/>
        </table:table-row>
        <table:table-row table:style-name="ro1">
          <table:table-cell office:value-type="float" office:value="5.77467030705884">
            <text:p>5.7746703071</text:p>
          </table:table-cell>
          <table:table-cell table:number-columns-repeated="3"/>
        </table:table-row>
        <table:table-row table:style-name="ro1">
          <table:table-cell office:value-type="float" office:value="3.8259381535463">
            <text:p>3.8259381535</text:p>
          </table:table-cell>
          <table:table-cell table:number-columns-repeated="3"/>
        </table:table-row>
        <table:table-row table:style-name="ro1">
          <table:table-cell office:value-type="float" office:value="4.6207608487457">
            <text:p>4.6207608487</text:p>
          </table:table-cell>
          <table:table-cell table:number-columns-repeated="3"/>
        </table:table-row>
        <table:table-row table:style-name="ro1">
          <table:table-cell office:value-type="float" office:value="5.21651789359748">
            <text:p>5.2165178936</text:p>
          </table:table-cell>
          <table:table-cell table:number-columns-repeated="3"/>
        </table:table-row>
        <table:table-row table:style-name="ro1">
          <table:table-cell office:value-type="float" office:value="5.25488513428718">
            <text:p>5.2548851343</text:p>
          </table:table-cell>
          <table:table-cell table:number-columns-repeated="3"/>
        </table:table-row>
        <table:table-row table:style-name="ro1">
          <table:table-cell office:value-type="float" office:value="6.56838457565755">
            <text:p>6.5683845757</text:p>
          </table:table-cell>
          <table:table-cell table:number-columns-repeated="3"/>
        </table:table-row>
        <table:table-row table:style-name="ro1">
          <table:table-cell office:value-type="float" office:value="7.04562419233844">
            <text:p>7.0456241923</text:p>
          </table:table-cell>
          <table:table-cell table:number-columns-repeated="3"/>
        </table:table-row>
        <table:table-row table:style-name="ro1">
          <table:table-cell office:value-type="float" office:value="5.47194187482819">
            <text:p>5.4719418748</text:p>
          </table:table-cell>
          <table:table-cell table:number-columns-repeated="3"/>
        </table:table-row>
        <table:table-row table:style-name="ro1">
          <table:table-cell office:value-type="float" office:value="5.4085058895871">
            <text:p>5.4085058896</text:p>
          </table:table-cell>
          <table:table-cell table:number-columns-repeated="3"/>
        </table:table-row>
        <table:table-row table:style-name="ro1">
          <table:table-cell office:value-type="float" office:value="5.66373044950888">
            <text:p>5.6637304495</text:p>
          </table:table-cell>
          <table:table-cell table:number-columns-repeated="3"/>
        </table:table-row>
        <table:table-row table:style-name="ro1">
          <table:table-cell office:value-type="float" office:value="3.74075659550726">
            <text:p>3.7407565955</text:p>
          </table:table-cell>
          <table:table-cell table:number-columns-repeated="3"/>
        </table:table-row>
        <table:table-row table:style-name="ro1">
          <table:table-cell office:value-type="float" office:value="5.85553296189755">
            <text:p>5.8555329619</text:p>
          </table:table-cell>
          <table:table-cell table:number-columns-repeated="3"/>
        </table:table-row>
        <table:table-row table:style-name="ro1">
          <table:table-cell office:value-type="float" office:value="3.65906608197838">
            <text:p>3.659066082</text:p>
          </table:table-cell>
          <table:table-cell table:number-columns-repeated="3"/>
        </table:table-row>
        <table:table-row table:style-name="ro1">
          <table:table-cell office:value-type="float" office:value="5.51470955880359">
            <text:p>5.5147095588</text:p>
          </table:table-cell>
          <table:table-cell table:number-columns-repeated="3"/>
        </table:table-row>
        <table:table-row table:style-name="ro1">
          <table:table-cell office:value-type="float" office:value="5.66774096013978">
            <text:p>5.6677409601</text:p>
          </table:table-cell>
          <table:table-cell table:number-columns-repeated="3"/>
        </table:table-row>
        <table:table-row table:style-name="ro1">
          <table:table-cell office:value-type="float" office:value="4.26794026559219">
            <text:p>4.2679402656</text:p>
          </table:table-cell>
          <table:table-cell table:number-columns-repeated="3"/>
        </table:table-row>
        <table:table-row table:style-name="ro1">
          <table:table-cell office:value-type="float" office:value="5.35743899317458">
            <text:p>5.3574389932</text:p>
          </table:table-cell>
          <table:table-cell table:number-columns-repeated="3"/>
        </table:table-row>
        <table:table-row table:style-name="ro1">
          <table:table-cell office:value-type="float" office:value="4.66929365228862">
            <text:p>4.6692936523</text:p>
          </table:table-cell>
          <table:table-cell table:number-columns-repeated="3"/>
        </table:table-row>
        <table:table-row table:style-name="ro1">
          <table:table-cell office:value-type="float" office:value="5.42335329111666">
            <text:p>5.4233532911</text:p>
          </table:table-cell>
          <table:table-cell table:number-columns-repeated="3"/>
        </table:table-row>
        <table:table-row table:style-name="ro1">
          <table:table-cell office:value-type="float" office:value="3.32391966693103">
            <text:p>3.3239196669</text:p>
          </table:table-cell>
          <table:table-cell table:number-columns-repeated="3"/>
        </table:table-row>
        <table:table-row table:style-name="ro1">
          <table:table-cell office:value-type="float" office:value="4.53994988556951">
            <text:p>4.5399498856</text:p>
          </table:table-cell>
          <table:table-cell table:number-columns-repeated="3"/>
        </table:table-row>
        <table:table-row table:style-name="ro1">
          <table:table-cell office:value-type="float" office:value="6.34097298188135">
            <text:p>6.3409729819</text:p>
          </table:table-cell>
          <table:table-cell table:number-columns-repeated="3"/>
        </table:table-row>
        <table:table-row table:style-name="ro1">
          <table:table-cell office:value-type="float" office:value="6.33602972934023">
            <text:p>6.3360297293</text:p>
          </table:table-cell>
          <table:table-cell table:number-columns-repeated="3"/>
        </table:table-row>
        <table:table-row table:style-name="ro1">
          <table:table-cell office:value-type="float" office:value="5.03913506772369">
            <text:p>5.0391350677</text:p>
          </table:table-cell>
          <table:table-cell table:number-columns-repeated="3"/>
        </table:table-row>
        <table:table-row table:style-name="ro1">
          <table:table-cell office:value-type="float" office:value="3.42549362499267">
            <text:p>3.425493625</text:p>
          </table:table-cell>
          <table:table-cell table:number-columns-repeated="3"/>
        </table:table-row>
        <table:table-row table:style-name="ro1">
          <table:table-cell office:value-type="float" office:value="6.13119333703071">
            <text:p>6.131193337</text:p>
          </table:table-cell>
          <table:table-cell table:number-columns-repeated="3"/>
        </table:table-row>
        <table:table-row table:style-name="ro1">
          <table:table-cell office:value-type="float" office:value="5.6408317075111">
            <text:p>5.6408317075</text:p>
          </table:table-cell>
          <table:table-cell table:number-columns-repeated="3"/>
        </table:table-row>
        <table:table-row table:style-name="ro1">
          <table:table-cell office:value-type="float" office:value="6.27519587008283">
            <text:p>6.2751958701</text:p>
          </table:table-cell>
          <table:table-cell table:number-columns-repeated="3"/>
        </table:table-row>
        <table:table-row table:style-name="ro1">
          <table:table-cell office:value-type="float" office:value="6.22873734170571">
            <text:p>6.2287373417</text:p>
          </table:table-cell>
          <table:table-cell table:number-columns-repeated="3"/>
        </table:table-row>
        <table:table-row table:style-name="ro1">
          <table:table-cell office:value-type="float" office:value="5.02576437080279">
            <text:p>5.0257643708</text:p>
          </table:table-cell>
          <table:table-cell table:number-columns-repeated="3"/>
        </table:table-row>
        <table:table-row table:style-name="ro1">
          <table:table-cell office:value-type="float" office:value="6.18973602028564">
            <text:p>6.1897360203</text:p>
          </table:table-cell>
          <table:table-cell table:number-columns-repeated="3"/>
        </table:table-row>
        <table:table-row table:style-name="ro1">
          <table:table-cell office:value-type="float" office:value="3.72495907125995">
            <text:p>3.7249590713</text:p>
          </table:table-cell>
          <table:table-cell table:number-columns-repeated="3"/>
        </table:table-row>
        <table:table-row table:style-name="ro1">
          <table:table-cell office:value-type="float" office:value="5.79810977261514">
            <text:p>5.7981097726</text:p>
          </table:table-cell>
          <table:table-cell table:number-columns-repeated="3"/>
        </table:table-row>
        <table:table-row table:style-name="ro1">
          <table:table-cell office:value-type="float" office:value="3.86919529922307">
            <text:p>3.8691952992</text:p>
          </table:table-cell>
          <table:table-cell table:number-columns-repeated="3"/>
        </table:table-row>
        <table:table-row table:style-name="ro1">
          <table:table-cell office:value-type="float" office:value="2.67993427533656">
            <text:p>2.6799342753</text:p>
          </table:table-cell>
          <table:table-cell table:number-columns-repeated="3"/>
        </table:table-row>
        <table:table-row table:style-name="ro1">
          <table:table-cell office:value-type="float" office:value="5.56919301440939">
            <text:p>5.5691930144</text:p>
          </table:table-cell>
          <table:table-cell table:number-columns-repeated="3"/>
        </table:table-row>
        <table:table-row table:style-name="ro1">
          <table:table-cell office:value-type="float" office:value="4.29124314151704">
            <text:p>4.2912431415</text:p>
          </table:table-cell>
          <table:table-cell table:number-columns-repeated="3"/>
        </table:table-row>
        <table:table-row table:style-name="ro1">
          <table:table-cell office:value-type="float" office:value="4.42768899304792">
            <text:p>4.427688993</text:p>
          </table:table-cell>
          <table:table-cell table:number-columns-repeated="3"/>
        </table:table-row>
        <table:table-row table:style-name="ro1">
          <table:table-cell office:value-type="float" office:value="5.53060671826825">
            <text:p>5.5306067183</text:p>
          </table:table-cell>
          <table:table-cell table:number-columns-repeated="3"/>
        </table:table-row>
        <table:table-row table:style-name="ro1">
          <table:table-cell office:value-type="float" office:value="5.90308179426938">
            <text:p>5.9030817943</text:p>
          </table:table-cell>
          <table:table-cell table:number-columns-repeated="3"/>
        </table:table-row>
        <table:table-row table:style-name="ro1">
          <table:table-cell office:value-type="float" office:value="6.2239041030407">
            <text:p>6.223904103</text:p>
          </table:table-cell>
          <table:table-cell table:number-columns-repeated="3"/>
        </table:table-row>
        <table:table-row table:style-name="ro1">
          <table:table-cell office:value-type="float" office:value="5.31894125789404">
            <text:p>5.3189412579</text:p>
          </table:table-cell>
          <table:table-cell table:number-columns-repeated="3"/>
        </table:table-row>
        <table:table-row table:style-name="ro1">
          <table:table-cell office:value-type="float" office:value="4.171662657056">
            <text:p>4.1716626571</text:p>
          </table:table-cell>
          <table:table-cell table:number-columns-repeated="3"/>
        </table:table-row>
        <table:table-row table:style-name="ro1">
          <table:table-cell office:value-type="float" office:value="4.81068667722866">
            <text:p>4.8106866772</text:p>
          </table:table-cell>
          <table:table-cell table:number-columns-repeated="3"/>
        </table:table-row>
        <table:table-row table:style-name="ro1">
          <table:table-cell office:value-type="float" office:value="5.73871058505029">
            <text:p>5.7387105851</text:p>
          </table:table-cell>
          <table:table-cell table:number-columns-repeated="3"/>
        </table:table-row>
        <table:table-row table:style-name="ro1">
          <table:table-cell office:value-type="float" office:value="5.415051008109">
            <text:p>5.4150510081</text:p>
          </table:table-cell>
          <table:table-cell table:number-columns-repeated="3"/>
        </table:table-row>
        <table:table-row table:style-name="ro1">
          <table:table-cell office:value-type="float" office:value="3.87250025616959">
            <text:p>3.8725002562</text:p>
          </table:table-cell>
          <table:table-cell table:number-columns-repeated="3"/>
        </table:table-row>
        <table:table-row table:style-name="ro1">
          <table:table-cell office:value-type="float" office:value="4.34655177406967">
            <text:p>4.3465517741</text:p>
          </table:table-cell>
          <table:table-cell table:number-columns-repeated="3"/>
        </table:table-row>
        <table:table-row table:style-name="ro1">
          <table:table-cell office:value-type="float" office:value="5.20094956131652">
            <text:p>5.2009495613</text:p>
          </table:table-cell>
          <table:table-cell table:number-columns-repeated="3"/>
        </table:table-row>
        <table:table-row table:style-name="ro1">
          <table:table-cell office:value-type="float" office:value="5.29150158073753">
            <text:p>5.2915015807</text:p>
          </table:table-cell>
          <table:table-cell table:number-columns-repeated="3"/>
        </table:table-row>
        <table:table-row table:style-name="ro1">
          <table:table-cell office:value-type="float" office:value="5.53852303139865">
            <text:p>5.5385230314</text:p>
          </table:table-cell>
          <table:table-cell table:number-columns-repeated="3"/>
        </table:table-row>
        <table:table-row table:style-name="ro1">
          <table:table-cell office:value-type="float" office:value="3.92879728507251">
            <text:p>3.9287972851</text:p>
          </table:table-cell>
          <table:table-cell table:number-columns-repeated="3"/>
        </table:table-row>
        <table:table-row table:style-name="ro1">
          <table:table-cell office:value-type="float" office:value="5.17410250334069">
            <text:p>5.1741025033</text:p>
          </table:table-cell>
          <table:table-cell table:number-columns-repeated="3"/>
        </table:table-row>
        <table:table-row table:style-name="ro1">
          <table:table-cell office:value-type="float" office:value="5.99348305910826">
            <text:p>5.9934830591</text:p>
          </table:table-cell>
          <table:table-cell table:number-columns-repeated="3"/>
        </table:table-row>
        <table:table-row table:style-name="ro1">
          <table:table-cell office:value-type="float" office:value="5.07566601969302">
            <text:p>5.0756660197</text:p>
          </table:table-cell>
          <table:table-cell table:number-columns-repeated="3"/>
        </table:table-row>
        <table:table-row table:style-name="ro1">
          <table:table-cell office:value-type="float" office:value="4.73402525857091">
            <text:p>4.7340252586</text:p>
          </table:table-cell>
          <table:table-cell table:number-columns-repeated="3"/>
        </table:table-row>
        <table:table-row table:style-name="ro1">
          <table:table-cell office:value-type="float" office:value="3.72413131268695">
            <text:p>3.7241313127</text:p>
          </table:table-cell>
          <table:table-cell table:number-columns-repeated="3"/>
        </table:table-row>
        <table:table-row table:style-name="ro1">
          <table:table-cell office:value-type="float" office:value="4.88630763022229">
            <text:p>4.8863076302</text:p>
          </table:table-cell>
          <table:table-cell table:number-columns-repeated="3"/>
        </table:table-row>
        <table:table-row table:style-name="ro1">
          <table:table-cell office:value-type="float" office:value="5.61462504370138">
            <text:p>5.6146250437</text:p>
          </table:table-cell>
          <table:table-cell table:number-columns-repeated="3"/>
        </table:table-row>
        <table:table-row table:style-name="ro1">
          <table:table-cell office:value-type="float" office:value="4.79388364590704">
            <text:p>4.7938836459</text:p>
          </table:table-cell>
          <table:table-cell table:number-columns-repeated="3"/>
        </table:table-row>
        <table:table-row table:style-name="ro1">
          <table:table-cell office:value-type="float" office:value="6.13308250950649">
            <text:p>6.1330825095</text:p>
          </table:table-cell>
          <table:table-cell table:number-columns-repeated="3"/>
        </table:table-row>
        <table:table-row table:style-name="ro1">
          <table:table-cell office:value-type="float" office:value="4.29716966208071">
            <text:p>4.2971696621</text:p>
          </table:table-cell>
          <table:table-cell table:number-columns-repeated="3"/>
        </table:table-row>
        <table:table-row table:style-name="ro1">
          <table:table-cell office:value-type="float" office:value="5.8867854680866">
            <text:p>5.8867854681</text:p>
          </table:table-cell>
          <table:table-cell table:number-columns-repeated="3"/>
        </table:table-row>
        <table:table-row table:style-name="ro1">
          <table:table-cell office:value-type="float" office:value="5.2571387863718">
            <text:p>5.2571387864</text:p>
          </table:table-cell>
          <table:table-cell table:number-columns-repeated="3"/>
        </table:table-row>
        <table:table-row table:style-name="ro1">
          <table:table-cell office:value-type="float" office:value="6.26488264556974">
            <text:p>6.2648826456</text:p>
          </table:table-cell>
          <table:table-cell table:number-columns-repeated="3"/>
        </table:table-row>
        <table:table-row table:style-name="ro1">
          <table:table-cell office:value-type="float" office:value="5.10513042006642">
            <text:p>5.1051304201</text:p>
          </table:table-cell>
          <table:table-cell table:number-columns-repeated="3"/>
        </table:table-row>
        <table:table-row table:style-name="ro1">
          <table:table-cell office:value-type="float" office:value="4.28199637774378">
            <text:p>4.2819963777</text:p>
          </table:table-cell>
          <table:table-cell table:number-columns-repeated="3"/>
        </table:table-row>
        <table:table-row table:style-name="ro1">
          <table:table-cell office:value-type="float" office:value="7.33846564404666">
            <text:p>7.338465644</text:p>
          </table:table-cell>
          <table:table-cell table:number-columns-repeated="3"/>
        </table:table-row>
        <table:table-row table:style-name="ro1">
          <table:table-cell office:value-type="float" office:value="4.11863685725257">
            <text:p>4.1186368573</text:p>
          </table:table-cell>
          <table:table-cell table:number-columns-repeated="3"/>
        </table:table-row>
        <table:table-row table:style-name="ro1">
          <table:table-cell office:value-type="float" office:value="6.32336796401069">
            <text:p>6.323367964</text:p>
          </table:table-cell>
          <table:table-cell table:number-columns-repeated="3"/>
        </table:table-row>
        <table:table-row table:style-name="ro1">
          <table:table-cell office:value-type="float" office:value="4.91388173401356">
            <text:p>4.913881734</text:p>
          </table:table-cell>
          <table:table-cell table:number-columns-repeated="3"/>
        </table:table-row>
        <table:table-row table:style-name="ro1">
          <table:table-cell office:value-type="float" office:value="3.30208958406001">
            <text:p>3.3020895841</text:p>
          </table:table-cell>
          <table:table-cell table:number-columns-repeated="3"/>
        </table:table-row>
        <table:table-row table:style-name="ro1">
          <table:table-cell office:value-type="float" office:value="5.55581012833864">
            <text:p>5.5558101283</text:p>
          </table:table-cell>
          <table:table-cell table:number-columns-repeated="3"/>
        </table:table-row>
        <table:table-row table:style-name="ro1">
          <table:table-cell office:value-type="float" office:value="3.80556597327814">
            <text:p>3.8055659733</text:p>
          </table:table-cell>
          <table:table-cell table:number-columns-repeated="3"/>
        </table:table-row>
        <table:table-row table:style-name="ro1">
          <table:table-cell office:value-type="float" office:value="4.96452982164919">
            <text:p>4.9645298216</text:p>
          </table:table-cell>
          <table:table-cell table:number-columns-repeated="3"/>
        </table:table-row>
        <table:table-row table:style-name="ro1">
          <table:table-cell office:value-type="float" office:value="5.5721493284218">
            <text:p>5.5721493284</text:p>
          </table:table-cell>
          <table:table-cell table:number-columns-repeated="3"/>
        </table:table-row>
        <table:table-row table:style-name="ro1">
          <table:table-cell office:value-type="float" office:value="4.77206258615479">
            <text:p>4.7720625862</text:p>
          </table:table-cell>
          <table:table-cell table:number-columns-repeated="3"/>
        </table:table-row>
        <table:table-row table:style-name="ro1">
          <table:table-cell office:value-type="float" office:value="5.27065413678065">
            <text:p>5.2706541368</text:p>
          </table:table-cell>
          <table:table-cell table:number-columns-repeated="3"/>
        </table:table-row>
        <table:table-row table:style-name="ro1">
          <table:table-cell office:value-type="float" office:value="5.31968630384654">
            <text:p>5.3196863038</text:p>
          </table:table-cell>
          <table:table-cell table:number-columns-repeated="3"/>
        </table:table-row>
        <table:table-row table:style-name="ro1">
          <table:table-cell office:value-type="float" office:value="5.849718417041">
            <text:p>5.849718417</text:p>
          </table:table-cell>
          <table:table-cell table:number-columns-repeated="3"/>
        </table:table-row>
        <table:table-row table:style-name="ro1">
          <table:table-cell office:value-type="float" office:value="5.0677988040261">
            <text:p>5.067798804</text:p>
          </table:table-cell>
          <table:table-cell table:number-columns-repeated="3"/>
        </table:table-row>
        <table:table-row table:style-name="ro1">
          <table:table-cell office:value-type="float" office:value="4.91578433802351">
            <text:p>4.915784338</text:p>
          </table:table-cell>
          <table:table-cell table:number-columns-repeated="3"/>
        </table:table-row>
        <table:table-row table:style-name="ro1">
          <table:table-cell office:value-type="float" office:value="3.13271648343652">
            <text:p>3.1327164834</text:p>
          </table:table-cell>
          <table:table-cell table:number-columns-repeated="3"/>
        </table:table-row>
        <table:table-row table:style-name="ro1">
          <table:table-cell office:value-type="float" office:value="5.5395783232525">
            <text:p>5.5395783233</text:p>
          </table:table-cell>
          <table:table-cell table:number-columns-repeated="3"/>
        </table:table-row>
        <table:table-row table:style-name="ro1">
          <table:table-cell office:value-type="float" office:value="7.10334224905819">
            <text:p>7.1033422491</text:p>
          </table:table-cell>
          <table:table-cell table:number-columns-repeated="3"/>
        </table:table-row>
        <table:table-row table:style-name="ro1">
          <table:table-cell office:value-type="float" office:value="5.01032865373418">
            <text:p>5.0103286537</text:p>
          </table:table-cell>
          <table:table-cell table:number-columns-repeated="3"/>
        </table:table-row>
        <table:table-row table:style-name="ro1">
          <table:table-cell office:value-type="float" office:value="6.24018561607227">
            <text:p>6.2401856161</text:p>
          </table:table-cell>
          <table:table-cell table:number-columns-repeated="3"/>
        </table:table-row>
        <table:table-row table:style-name="ro1">
          <table:table-cell office:value-type="float" office:value="3.46979379653931">
            <text:p>3.4697937965</text:p>
          </table:table-cell>
          <table:table-cell table:number-columns-repeated="3"/>
        </table:table-row>
        <table:table-row table:style-name="ro1">
          <table:table-cell office:value-type="float" office:value="4.64095292985439">
            <text:p>4.6409529299</text:p>
          </table:table-cell>
          <table:table-cell table:number-columns-repeated="3"/>
        </table:table-row>
        <table:table-row table:style-name="ro1">
          <table:table-cell office:value-type="float" office:value="5.01917351828888">
            <text:p>5.0191735183</text:p>
          </table:table-cell>
          <table:table-cell table:number-columns-repeated="3"/>
        </table:table-row>
        <table:table-row table:style-name="ro1">
          <table:table-cell office:value-type="float" office:value="5.23864034190774">
            <text:p>5.2386403419</text:p>
          </table:table-cell>
          <table:table-cell table:number-columns-repeated="3"/>
        </table:table-row>
        <table:table-row table:style-name="ro1">
          <table:table-cell office:value-type="float" office:value="3.53319545229897">
            <text:p>3.5331954523</text:p>
          </table:table-cell>
          <table:table-cell table:number-columns-repeated="3"/>
        </table:table-row>
        <table:table-row table:style-name="ro1">
          <table:table-cell office:value-type="float" office:value="3.70181521400809">
            <text:p>3.701815214</text:p>
          </table:table-cell>
          <table:table-cell table:number-columns-repeated="3"/>
        </table:table-row>
        <table:table-row table:style-name="ro1">
          <table:table-cell office:value-type="float" office:value="5.42222232511267">
            <text:p>5.4222223251</text:p>
          </table:table-cell>
          <table:table-cell table:number-columns-repeated="3"/>
        </table:table-row>
        <table:table-row table:style-name="ro1">
          <table:table-cell office:value-type="float" office:value="4.56797146936879">
            <text:p>4.5679714694</text:p>
          </table:table-cell>
          <table:table-cell table:number-columns-repeated="3"/>
        </table:table-row>
        <table:table-row table:style-name="ro1">
          <table:table-cell office:value-type="float" office:value="5.26468988601118">
            <text:p>5.264689886</text:p>
          </table:table-cell>
          <table:table-cell table:number-columns-repeated="3"/>
        </table:table-row>
        <table:table-row table:style-name="ro1">
          <table:table-cell office:value-type="float" office:value="5.76540411962196">
            <text:p>5.7654041196</text:p>
          </table:table-cell>
          <table:table-cell table:number-columns-repeated="3"/>
        </table:table-row>
        <table:table-row table:style-name="ro1">
          <table:table-cell office:value-type="float" office:value="5.22523547383025">
            <text:p>5.2252354738</text:p>
          </table:table-cell>
          <table:table-cell table:number-columns-repeated="3"/>
        </table:table-row>
        <table:table-row table:style-name="ro1">
          <table:table-cell office:value-type="float" office:value="3.51367601053789">
            <text:p>3.5136760105</text:p>
          </table:table-cell>
          <table:table-cell table:number-columns-repeated="3"/>
        </table:table-row>
        <table:table-row table:style-name="ro1">
          <table:table-cell office:value-type="float" office:value="4.50962283974513">
            <text:p>4.5096228397</text:p>
          </table:table-cell>
          <table:table-cell table:number-columns-repeated="3"/>
        </table:table-row>
        <table:table-row table:style-name="ro1">
          <table:table-cell office:value-type="float" office:value="5.69628106011078">
            <text:p>5.6962810601</text:p>
          </table:table-cell>
          <table:table-cell table:number-columns-repeated="3"/>
        </table:table-row>
        <table:table-row table:style-name="ro1">
          <table:table-cell office:value-type="float" office:value="5.0742695601657">
            <text:p>5.0742695602</text:p>
          </table:table-cell>
          <table:table-cell table:number-columns-repeated="3"/>
        </table:table-row>
        <table:table-row table:style-name="ro1">
          <table:table-cell office:value-type="float" office:value="4.60688382619992">
            <text:p>4.6068838262</text:p>
          </table:table-cell>
          <table:table-cell table:number-columns-repeated="3"/>
        </table:table-row>
        <table:table-row table:style-name="ro1">
          <table:table-cell office:value-type="float" office:value="5.98219451447949">
            <text:p>5.9821945145</text:p>
          </table:table-cell>
          <table:table-cell table:number-columns-repeated="3"/>
        </table:table-row>
        <table:table-row table:style-name="ro1">
          <table:table-cell office:value-type="float" office:value="5.95822310307995">
            <text:p>5.9582231031</text:p>
          </table:table-cell>
          <table:table-cell table:number-columns-repeated="3"/>
        </table:table-row>
        <table:table-row table:style-name="ro1">
          <table:table-cell office:value-type="float" office:value="5.15864662919194">
            <text:p>5.1586466292</text:p>
          </table:table-cell>
          <table:table-cell table:number-columns-repeated="3"/>
        </table:table-row>
        <table:table-row table:style-name="ro1">
          <table:table-cell office:value-type="float" office:value="4.54536964837462">
            <text:p>4.5453696484</text:p>
          </table:table-cell>
          <table:table-cell table:number-columns-repeated="3"/>
        </table:table-row>
        <table:table-row table:style-name="ro1">
          <table:table-cell office:value-type="float" office:value="4.68774223467335">
            <text:p>4.6877422347</text:p>
          </table:table-cell>
          <table:table-cell table:number-columns-repeated="3"/>
        </table:table-row>
        <table:table-row table:style-name="ro1">
          <table:table-cell office:value-type="float" office:value="4.65281014470384">
            <text:p>4.6528101447</text:p>
          </table:table-cell>
          <table:table-cell table:number-columns-repeated="3"/>
        </table:table-row>
        <table:table-row table:style-name="ro1">
          <table:table-cell office:value-type="float" office:value="4.57415026891977">
            <text:p>4.5741502689</text:p>
          </table:table-cell>
          <table:table-cell table:number-columns-repeated="3"/>
        </table:table-row>
        <table:table-row table:style-name="ro1">
          <table:table-cell office:value-type="float" office:value="5.77276056259871">
            <text:p>5.7727605626</text:p>
          </table:table-cell>
          <table:table-cell table:number-columns-repeated="3"/>
        </table:table-row>
        <table:table-row table:style-name="ro1">
          <table:table-cell office:value-type="float" office:value="5.03469198569655">
            <text:p>5.0346919857</text:p>
          </table:table-cell>
          <table:table-cell table:number-columns-repeated="3"/>
        </table:table-row>
        <table:table-row table:style-name="ro1">
          <table:table-cell office:value-type="float" office:value="5.30104373488575">
            <text:p>5.3010437349</text:p>
          </table:table-cell>
          <table:table-cell table:number-columns-repeated="3"/>
        </table:table-row>
        <table:table-row table:style-name="ro1">
          <table:table-cell office:value-type="float" office:value="4.53706960426644">
            <text:p>4.5370696043</text:p>
          </table:table-cell>
          <table:table-cell table:number-columns-repeated="3"/>
        </table:table-row>
        <table:table-row table:style-name="ro1">
          <table:table-cell office:value-type="float" office:value="4.44669333007187">
            <text:p>4.4466933301</text:p>
          </table:table-cell>
          <table:table-cell table:number-columns-repeated="3"/>
        </table:table-row>
        <table:table-row table:style-name="ro1">
          <table:table-cell office:value-type="float" office:value="4.85684328712523">
            <text:p>4.8568432871</text:p>
          </table:table-cell>
          <table:table-cell table:number-columns-repeated="3"/>
        </table:table-row>
        <table:table-row table:style-name="ro1">
          <table:table-cell office:value-type="float" office:value="6.01950671942905">
            <text:p>6.0195067194</text:p>
          </table:table-cell>
          <table:table-cell table:number-columns-repeated="3"/>
        </table:table-row>
        <table:table-row table:style-name="ro1">
          <table:table-cell office:value-type="float" office:value="4.44035956542939">
            <text:p>4.4403595654</text:p>
          </table:table-cell>
          <table:table-cell table:number-columns-repeated="3"/>
        </table:table-row>
        <table:table-row table:style-name="ro1">
          <table:table-cell office:value-type="float" office:value="4.97090804204345">
            <text:p>4.970908042</text:p>
          </table:table-cell>
          <table:table-cell table:number-columns-repeated="3"/>
        </table:table-row>
        <table:table-row table:style-name="ro1">
          <table:table-cell office:value-type="float" office:value="4.80887637473643">
            <text:p>4.8088763747</text:p>
          </table:table-cell>
          <table:table-cell table:number-columns-repeated="3"/>
        </table:table-row>
        <table:table-row table:style-name="ro1">
          <table:table-cell office:value-type="float" office:value="5.43364928336814">
            <text:p>5.4336492834</text:p>
          </table:table-cell>
          <table:table-cell table:number-columns-repeated="3"/>
        </table:table-row>
        <table:table-row table:style-name="ro1">
          <table:table-cell office:value-type="float" office:value="5.89002825366333">
            <text:p>5.8900282537</text:p>
          </table:table-cell>
          <table:table-cell table:number-columns-repeated="3"/>
        </table:table-row>
        <table:table-row table:style-name="ro1">
          <table:table-cell office:value-type="float" office:value="6.98461291380227">
            <text:p>6.9846129138</text:p>
          </table:table-cell>
          <table:table-cell table:number-columns-repeated="3"/>
        </table:table-row>
        <table:table-row table:style-name="ro1">
          <table:table-cell office:value-type="float" office:value="3.52402793616056">
            <text:p>3.5240279362</text:p>
          </table:table-cell>
          <table:table-cell table:number-columns-repeated="3"/>
        </table:table-row>
        <table:table-row table:style-name="ro1">
          <table:table-cell office:value-type="float" office:value="4.66776502830908">
            <text:p>4.6677650283</text:p>
          </table:table-cell>
          <table:table-cell table:number-columns-repeated="3"/>
        </table:table-row>
        <table:table-row table:style-name="ro1">
          <table:table-cell office:value-type="float" office:value="5.50113229779527">
            <text:p>5.5011322978</text:p>
          </table:table-cell>
          <table:table-cell table:number-columns-repeated="3"/>
        </table:table-row>
        <table:table-row table:style-name="ro1">
          <table:table-cell office:value-type="float" office:value="5.22849803650752">
            <text:p>5.2284980365</text:p>
          </table:table-cell>
          <table:table-cell table:number-columns-repeated="3"/>
        </table:table-row>
        <table:table-row table:style-name="ro1">
          <table:table-cell office:value-type="float" office:value="4.83962362445891">
            <text:p>4.8396236245</text:p>
          </table:table-cell>
          <table:table-cell table:number-columns-repeated="3"/>
        </table:table-row>
        <table:table-row table:style-name="ro1">
          <table:table-cell office:value-type="float" office:value="4.84344146074727">
            <text:p>4.8434414607</text:p>
          </table:table-cell>
          <table:table-cell table:number-columns-repeated="3"/>
        </table:table-row>
        <table:table-row table:style-name="ro1">
          <table:table-cell office:value-type="float" office:value="4.37025106232613">
            <text:p>4.3702510623</text:p>
          </table:table-cell>
          <table:table-cell table:number-columns-repeated="3"/>
        </table:table-row>
        <table:table-row table:style-name="ro1">
          <table:table-cell office:value-type="float" office:value="3.47626296151429">
            <text:p>3.4762629615</text:p>
          </table:table-cell>
          <table:table-cell table:number-columns-repeated="3"/>
        </table:table-row>
        <table:table-row table:style-name="ro1">
          <table:table-cell office:value-type="float" office:value="4.98313017142937">
            <text:p>4.9831301714</text:p>
          </table:table-cell>
          <table:table-cell table:number-columns-repeated="3"/>
        </table:table-row>
        <table:table-row table:style-name="ro1">
          <table:table-cell office:value-type="float" office:value="5.52566140657291">
            <text:p>5.5256614066</text:p>
          </table:table-cell>
          <table:table-cell table:number-columns-repeated="3"/>
        </table:table-row>
        <table:table-row table:style-name="ro1">
          <table:table-cell office:value-type="float" office:value="5.49583837157115">
            <text:p>5.4958383716</text:p>
          </table:table-cell>
          <table:table-cell table:number-columns-repeated="3"/>
        </table:table-row>
        <table:table-row table:style-name="ro1">
          <table:table-cell office:value-type="float" office:value="4.44234661618248">
            <text:p>4.4423466162</text:p>
          </table:table-cell>
          <table:table-cell table:number-columns-repeated="3"/>
        </table:table-row>
        <table:table-row table:style-name="ro1">
          <table:table-cell office:value-type="float" office:value="6.64866684796289">
            <text:p>6.648666848</text:p>
          </table:table-cell>
          <table:table-cell table:number-columns-repeated="3"/>
        </table:table-row>
        <table:table-row table:style-name="ro1">
          <table:table-cell office:value-type="float" office:value="4.44486165093258">
            <text:p>4.4448616509</text:p>
          </table:table-cell>
          <table:table-cell table:number-columns-repeated="3"/>
        </table:table-row>
        <table:table-row table:style-name="ro1">
          <table:table-cell office:value-type="float" office:value="4.52219122461975">
            <text:p>4.5221912246</text:p>
          </table:table-cell>
          <table:table-cell table:number-columns-repeated="3"/>
        </table:table-row>
        <table:table-row table:style-name="ro1">
          <table:table-cell office:value-type="float" office:value="7.11936199804768">
            <text:p>7.119361998</text:p>
          </table:table-cell>
          <table:table-cell table:number-columns-repeated="3"/>
        </table:table-row>
        <table:table-row table:style-name="ro1">
          <table:table-cell office:value-type="float" office:value="3.92266012867913">
            <text:p>3.9226601287</text:p>
          </table:table-cell>
          <table:table-cell table:number-columns-repeated="3"/>
        </table:table-row>
        <table:table-row table:style-name="ro1">
          <table:table-cell office:value-type="float" office:value="5.4077638592571">
            <text:p>5.4077638593</text:p>
          </table:table-cell>
          <table:table-cell table:number-columns-repeated="3"/>
        </table:table-row>
        <table:table-row table:style-name="ro1">
          <table:table-cell office:value-type="float" office:value="5.1867896146141">
            <text:p>5.1867896146</text:p>
          </table:table-cell>
          <table:table-cell table:number-columns-repeated="3"/>
        </table:table-row>
        <table:table-row table:style-name="ro1">
          <table:table-cell office:value-type="float" office:value="4.11080687632784">
            <text:p>4.1108068763</text:p>
          </table:table-cell>
          <table:table-cell table:number-columns-repeated="3"/>
        </table:table-row>
        <table:table-row table:style-name="ro1">
          <table:table-cell office:value-type="float" office:value="3.46925884718075">
            <text:p>3.4692588472</text:p>
          </table:table-cell>
          <table:table-cell table:number-columns-repeated="3"/>
        </table:table-row>
        <table:table-row table:style-name="ro1">
          <table:table-cell office:value-type="float" office:value="3.2322037583217">
            <text:p>3.2322037583</text:p>
          </table:table-cell>
          <table:table-cell table:number-columns-repeated="3"/>
        </table:table-row>
        <table:table-row table:style-name="ro1">
          <table:table-cell office:value-type="float" office:value="4.6612254884094">
            <text:p>4.6612254884</text:p>
          </table:table-cell>
          <table:table-cell table:number-columns-repeated="3"/>
        </table:table-row>
        <table:table-row table:style-name="ro1">
          <table:table-cell office:value-type="float" office:value="4.45785265183076">
            <text:p>4.4578526518</text:p>
          </table:table-cell>
          <table:table-cell table:number-columns-repeated="3"/>
        </table:table-row>
        <table:table-row table:style-name="ro1">
          <table:table-cell office:value-type="float" office:value="5.12691135657951">
            <text:p>5.1269113566</text:p>
          </table:table-cell>
          <table:table-cell table:number-columns-repeated="3"/>
        </table:table-row>
        <table:table-row table:style-name="ro1">
          <table:table-cell office:value-type="float" office:value="3.77507667709142">
            <text:p>3.7750766771</text:p>
          </table:table-cell>
          <table:table-cell table:number-columns-repeated="3"/>
        </table:table-row>
        <table:table-row table:style-name="ro1">
          <table:table-cell office:value-type="float" office:value="5.8082717275247">
            <text:p>5.8082717275</text:p>
          </table:table-cell>
          <table:table-cell table:number-columns-repeated="3"/>
        </table:table-row>
        <table:table-row table:style-name="ro1">
          <table:table-cell office:value-type="float" office:value="4.33308310387656">
            <text:p>4.3330831039</text:p>
          </table:table-cell>
          <table:table-cell table:number-columns-repeated="3"/>
        </table:table-row>
        <table:table-row table:style-name="ro1">
          <table:table-cell office:value-type="float" office:value="7.0102106584236">
            <text:p>7.0102106584</text:p>
          </table:table-cell>
          <table:table-cell table:number-columns-repeated="3"/>
        </table:table-row>
        <table:table-row table:style-name="ro1">
          <table:table-cell office:value-type="float" office:value="5.09247693186626">
            <text:p>5.0924769319</text:p>
          </table:table-cell>
          <table:table-cell table:number-columns-repeated="3"/>
        </table:table-row>
        <table:table-row table:style-name="ro1">
          <table:table-cell office:value-type="float" office:value="5.39715253235772">
            <text:p>5.3971525324</text:p>
          </table:table-cell>
          <table:table-cell table:number-columns-repeated="3"/>
        </table:table-row>
        <table:table-row table:style-name="ro1">
          <table:table-cell office:value-type="float" office:value="3.96801678556949">
            <text:p>3.9680167856</text:p>
          </table:table-cell>
          <table:table-cell table:number-columns-repeated="3"/>
        </table:table-row>
        <table:table-row table:style-name="ro1">
          <table:table-cell office:value-type="float" office:value="4.92595786275342">
            <text:p>4.9259578628</text:p>
          </table:table-cell>
          <table:table-cell table:number-columns-repeated="3"/>
        </table:table-row>
        <table:table-row table:style-name="ro1">
          <table:table-cell office:value-type="float" office:value="4.19716162374243">
            <text:p>4.1971616237</text:p>
          </table:table-cell>
          <table:table-cell table:number-columns-repeated="3"/>
        </table:table-row>
        <table:table-row table:style-name="ro1">
          <table:table-cell office:value-type="float" office:value="4.15125442063436">
            <text:p>4.1512544206</text:p>
          </table:table-cell>
          <table:table-cell table:number-columns-repeated="3"/>
        </table:table-row>
        <table:table-row table:style-name="ro1">
          <table:table-cell office:value-type="float" office:value="5.80233576195315">
            <text:p>5.802335762</text:p>
          </table:table-cell>
          <table:table-cell table:number-columns-repeated="3"/>
        </table:table-row>
        <table:table-row table:style-name="ro1">
          <table:table-cell office:value-type="float" office:value="6.0368641698733">
            <text:p>6.0368641699</text:p>
          </table:table-cell>
          <table:table-cell table:number-columns-repeated="3"/>
        </table:table-row>
        <table:table-row table:style-name="ro1">
          <table:table-cell office:value-type="float" office:value="5.41088936757296">
            <text:p>5.4108893676</text:p>
          </table:table-cell>
          <table:table-cell table:number-columns-repeated="3"/>
        </table:table-row>
        <table:table-row table:style-name="ro1">
          <table:table-cell office:value-type="float" office:value="3.90178070776165">
            <text:p>3.9017807078</text:p>
          </table:table-cell>
          <table:table-cell table:number-columns-repeated="3"/>
        </table:table-row>
        <table:table-row table:style-name="ro1">
          <table:table-cell office:value-type="float" office:value="5.12998299347237">
            <text:p>5.1299829935</text:p>
          </table:table-cell>
          <table:table-cell table:number-columns-repeated="3"/>
        </table:table-row>
        <table:table-row table:style-name="ro1">
          <table:table-cell office:value-type="float" office:value="6.52650360995904">
            <text:p>6.52650361</text:p>
          </table:table-cell>
          <table:table-cell table:number-columns-repeated="3"/>
        </table:table-row>
        <table:table-row table:style-name="ro1">
          <table:table-cell office:value-type="float" office:value="4.16624638112262">
            <text:p>4.1662463811</text:p>
          </table:table-cell>
          <table:table-cell table:number-columns-repeated="3"/>
        </table:table-row>
        <table:table-row table:style-name="ro1">
          <table:table-cell office:value-type="float" office:value="3.87598554836586">
            <text:p>3.8759855484</text:p>
          </table:table-cell>
          <table:table-cell table:number-columns-repeated="3"/>
        </table:table-row>
        <table:table-row table:style-name="ro1">
          <table:table-cell office:value-type="float" office:value="5.30735834361985">
            <text:p>5.3073583436</text:p>
          </table:table-cell>
          <table:table-cell table:number-columns-repeated="3"/>
        </table:table-row>
        <table:table-row table:style-name="ro1">
          <table:table-cell office:value-type="float" office:value="4.80202235979959">
            <text:p>4.8020223598</text:p>
          </table:table-cell>
          <table:table-cell table:number-columns-repeated="3"/>
        </table:table-row>
        <table:table-row table:style-name="ro1">
          <table:table-cell office:value-type="float" office:value="5.64519453514367">
            <text:p>5.6451945351</text:p>
          </table:table-cell>
          <table:table-cell table:number-columns-repeated="3"/>
        </table:table-row>
        <table:table-row table:style-name="ro1">
          <table:table-cell office:value-type="float" office:value="5.04297325620428">
            <text:p>5.0429732562</text:p>
          </table:table-cell>
          <table:table-cell table:number-columns-repeated="3"/>
        </table:table-row>
        <table:table-row table:style-name="ro1">
          <table:table-cell office:value-type="float" office:value="4.17495339177549">
            <text:p>4.1749533918</text:p>
          </table:table-cell>
          <table:table-cell table:number-columns-repeated="3"/>
        </table:table-row>
        <table:table-row table:style-name="ro1">
          <table:table-cell office:value-type="float" office:value="5.25277277594432">
            <text:p>5.2527727759</text:p>
          </table:table-cell>
          <table:table-cell table:number-columns-repeated="3"/>
        </table:table-row>
        <table:table-row table:style-name="ro1">
          <table:table-cell office:value-type="float" office:value="5.29236353840679">
            <text:p>5.2923635384</text:p>
          </table:table-cell>
          <table:table-cell table:number-columns-repeated="3"/>
        </table:table-row>
        <table:table-row table:style-name="ro1">
          <table:table-cell office:value-type="float" office:value="5.34437365457416">
            <text:p>5.3443736546</text:p>
          </table:table-cell>
          <table:table-cell table:number-columns-repeated="3"/>
        </table:table-row>
        <table:table-row table:style-name="ro1">
          <table:table-cell office:value-type="float" office:value="3.63298629457131">
            <text:p>3.6329862946</text:p>
          </table:table-cell>
          <table:table-cell table:number-columns-repeated="3"/>
        </table:table-row>
        <table:table-row table:style-name="ro1">
          <table:table-cell office:value-type="float" office:value="5.8477313737385">
            <text:p>5.8477313737</text:p>
          </table:table-cell>
          <table:table-cell table:number-columns-repeated="3"/>
        </table:table-row>
        <table:table-row table:style-name="ro1">
          <table:table-cell office:value-type="float" office:value="6.16780299320817">
            <text:p>6.1678029932</text:p>
          </table:table-cell>
          <table:table-cell table:number-columns-repeated="3"/>
        </table:table-row>
        <table:table-row table:style-name="ro1">
          <table:table-cell office:value-type="float" office:value="5.12749358033761">
            <text:p>5.1274935803</text:p>
          </table:table-cell>
          <table:table-cell table:number-columns-repeated="3"/>
        </table:table-row>
        <table:table-row table:style-name="ro1">
          <table:table-cell office:value-type="float" office:value="3.35502118431032">
            <text:p>3.3550211843</text:p>
          </table:table-cell>
          <table:table-cell table:number-columns-repeated="3"/>
        </table:table-row>
        <table:table-row table:style-name="ro1">
          <table:table-cell office:value-type="float" office:value="4.08507058396935">
            <text:p>4.085070584</text:p>
          </table:table-cell>
          <table:table-cell table:number-columns-repeated="3"/>
        </table:table-row>
        <table:table-row table:style-name="ro1">
          <table:table-cell office:value-type="float" office:value="4.35526605602354">
            <text:p>4.355266056</text:p>
          </table:table-cell>
          <table:table-cell table:number-columns-repeated="3"/>
        </table:table-row>
        <table:table-row table:style-name="ro1">
          <table:table-cell office:value-type="float" office:value="5.62843314977363">
            <text:p>5.6284331498</text:p>
          </table:table-cell>
          <table:table-cell table:number-columns-repeated="3"/>
        </table:table-row>
        <table:table-row table:style-name="ro1">
          <table:table-cell office:value-type="float" office:value="6.08589486218989">
            <text:p>6.0858948622</text:p>
          </table:table-cell>
          <table:table-cell table:number-columns-repeated="3"/>
        </table:table-row>
        <table:table-row table:style-name="ro1">
          <table:table-cell office:value-type="float" office:value="4.58883683150634">
            <text:p>4.5888368315</text:p>
          </table:table-cell>
          <table:table-cell table:number-columns-repeated="3"/>
        </table:table-row>
        <table:table-row table:style-name="ro1">
          <table:table-cell office:value-type="float" office:value="3.28439543163404">
            <text:p>3.2843954316</text:p>
          </table:table-cell>
          <table:table-cell table:number-columns-repeated="3"/>
        </table:table-row>
        <table:table-row table:style-name="ro1">
          <table:table-cell office:value-type="float" office:value="6.29035310866311">
            <text:p>6.2903531087</text:p>
          </table:table-cell>
          <table:table-cell table:number-columns-repeated="3"/>
        </table:table-row>
        <table:table-row table:style-name="ro1">
          <table:table-cell office:value-type="float" office:value="5.4061772711575">
            <text:p>5.4061772712</text:p>
          </table:table-cell>
          <table:table-cell table:number-columns-repeated="3"/>
        </table:table-row>
        <table:table-row table:style-name="ro1">
          <table:table-cell office:value-type="float" office:value="4.02828628523275">
            <text:p>4.0282862852</text:p>
          </table:table-cell>
          <table:table-cell table:number-columns-repeated="3"/>
        </table:table-row>
        <table:table-row table:style-name="ro1">
          <table:table-cell office:value-type="float" office:value="4.72898436896503">
            <text:p>4.728984369</text:p>
          </table:table-cell>
          <table:table-cell table:number-columns-repeated="3"/>
        </table:table-row>
        <table:table-row table:style-name="ro1">
          <table:table-cell office:value-type="float" office:value="3.48557242518291">
            <text:p>3.4855724252</text:p>
          </table:table-cell>
          <table:table-cell table:number-columns-repeated="3"/>
        </table:table-row>
        <table:table-row table:style-name="ro1">
          <table:table-cell office:value-type="float" office:value="5.16653243964538">
            <text:p>5.1665324396</text:p>
          </table:table-cell>
          <table:table-cell table:number-columns-repeated="3"/>
        </table:table-row>
        <table:table-row table:style-name="ro1">
          <table:table-cell office:value-type="float" office:value="6.16141890827566">
            <text:p>6.1614189083</text:p>
          </table:table-cell>
          <table:table-cell table:number-columns-repeated="3"/>
        </table:table-row>
        <table:table-row table:style-name="ro1">
          <table:table-cell office:value-type="float" office:value="3.98302665678784">
            <text:p>3.9830266568</text:p>
          </table:table-cell>
          <table:table-cell table:number-columns-repeated="3"/>
        </table:table-row>
        <table:table-row table:style-name="ro1">
          <table:table-cell office:value-type="float" office:value="6.54192824056372">
            <text:p>6.5419282406</text:p>
          </table:table-cell>
          <table:table-cell table:number-columns-repeated="3"/>
        </table:table-row>
        <table:table-row table:style-name="ro1">
          <table:table-cell office:value-type="float" office:value="5.15003918344155">
            <text:p>5.1500391834</text:p>
          </table:table-cell>
          <table:table-cell table:number-columns-repeated="3"/>
        </table:table-row>
        <table:table-row table:style-name="ro1">
          <table:table-cell office:value-type="float" office:value="4.6403183657676">
            <text:p>4.6403183658</text:p>
          </table:table-cell>
          <table:table-cell table:number-columns-repeated="3"/>
        </table:table-row>
        <table:table-row table:style-name="ro1">
          <table:table-cell office:value-type="float" office:value="5.53433978091925">
            <text:p>5.5343397809</text:p>
          </table:table-cell>
          <table:table-cell table:number-columns-repeated="3"/>
        </table:table-row>
        <table:table-row table:style-name="ro1">
          <table:table-cell office:value-type="float" office:value="3.89082523388788">
            <text:p>3.8908252339</text:p>
          </table:table-cell>
          <table:table-cell table:number-columns-repeated="3"/>
        </table:table-row>
        <table:table-row table:style-name="ro1">
          <table:table-cell office:value-type="float" office:value="4.63846996054053">
            <text:p>4.6384699605</text:p>
          </table:table-cell>
          <table:table-cell table:number-columns-repeated="3"/>
        </table:table-row>
        <table:table-row table:style-name="ro1">
          <table:table-cell office:value-type="float" office:value="4.76259168377146">
            <text:p>4.7625916838</text:p>
          </table:table-cell>
          <table:table-cell table:number-columns-repeated="3"/>
        </table:table-row>
        <table:table-row table:style-name="ro1">
          <table:table-cell office:value-type="float" office:value="4.96683910163119">
            <text:p>4.9668391016</text:p>
          </table:table-cell>
          <table:table-cell table:number-columns-repeated="3"/>
        </table:table-row>
        <table:table-row table:style-name="ro1">
          <table:table-cell office:value-type="float" office:value="5.23685804568231">
            <text:p>5.2368580457</text:p>
          </table:table-cell>
          <table:table-cell table:number-columns-repeated="3"/>
        </table:table-row>
        <table:table-row table:style-name="ro1">
          <table:table-cell office:value-type="float" office:value="4.42215376673266">
            <text:p>4.4221537667</text:p>
          </table:table-cell>
          <table:table-cell table:number-columns-repeated="3"/>
        </table:table-row>
        <table:table-row table:style-name="ro1">
          <table:table-cell office:value-type="float" office:value="4.54034106759355">
            <text:p>4.5403410676</text:p>
          </table:table-cell>
          <table:table-cell table:number-columns-repeated="3"/>
        </table:table-row>
        <table:table-row table:style-name="ro1">
          <table:table-cell office:value-type="float" office:value="6.18551996489987">
            <text:p>6.1855199649</text:p>
          </table:table-cell>
          <table:table-cell table:number-columns-repeated="3"/>
        </table:table-row>
        <table:table-row table:style-name="ro1">
          <table:table-cell office:value-type="float" office:value="5.98334553232417">
            <text:p>5.9833455323</text:p>
          </table:table-cell>
          <table:table-cell table:number-columns-repeated="3"/>
        </table:table-row>
        <table:table-row table:style-name="ro1">
          <table:table-cell office:value-type="float" office:value="5.39586591301486">
            <text:p>5.395865913</text:p>
          </table:table-cell>
          <table:table-cell table:number-columns-repeated="3"/>
        </table:table-row>
        <table:table-row table:style-name="ro1">
          <table:table-cell office:value-type="float" office:value="5.30543396342546">
            <text:p>5.3054339634</text:p>
          </table:table-cell>
          <table:table-cell table:number-columns-repeated="3"/>
        </table:table-row>
        <table:table-row table:style-name="ro1">
          <table:table-cell office:value-type="float" office:value="5.85602193791419">
            <text:p>5.8560219379</text:p>
          </table:table-cell>
          <table:table-cell table:number-columns-repeated="3"/>
        </table:table-row>
        <table:table-row table:style-name="ro1">
          <table:table-cell office:value-type="float" office:value="4.63888245355338">
            <text:p>4.6388824536</text:p>
          </table:table-cell>
          <table:table-cell table:number-columns-repeated="3"/>
        </table:table-row>
        <table:table-row table:style-name="ro1">
          <table:table-cell office:value-type="float" office:value="4.6611882285215">
            <text:p>4.6611882285</text:p>
          </table:table-cell>
          <table:table-cell table:number-columns-repeated="3"/>
        </table:table-row>
        <table:table-row table:style-name="ro1">
          <table:table-cell office:value-type="float" office:value="5.27806329354644">
            <text:p>5.2780632935</text:p>
          </table:table-cell>
          <table:table-cell table:number-columns-repeated="3"/>
        </table:table-row>
        <table:table-row table:style-name="ro1">
          <table:table-cell office:value-type="float" office:value="7.05548878246918">
            <text:p>7.0554887825</text:p>
          </table:table-cell>
          <table:table-cell table:number-columns-repeated="3"/>
        </table:table-row>
        <table:table-row table:style-name="ro1">
          <table:table-cell office:value-type="float" office:value="5.23957087192684">
            <text:p>5.2395708719</text:p>
          </table:table-cell>
          <table:table-cell table:number-columns-repeated="3"/>
        </table:table-row>
        <table:table-row table:style-name="ro1">
          <table:table-cell office:value-type="float" office:value="6.07416193233803">
            <text:p>6.0741619323</text:p>
          </table:table-cell>
          <table:table-cell table:number-columns-repeated="3"/>
        </table:table-row>
        <table:table-row table:style-name="ro1">
          <table:table-cell office:value-type="float" office:value="5.789074243512">
            <text:p>5.7890742435</text:p>
          </table:table-cell>
          <table:table-cell table:number-columns-repeated="3"/>
        </table:table-row>
        <table:table-row table:style-name="ro1">
          <table:table-cell office:value-type="float" office:value="4.77858466934413">
            <text:p>4.7785846693</text:p>
          </table:table-cell>
          <table:table-cell table:number-columns-repeated="3"/>
        </table:table-row>
        <table:table-row table:style-name="ro1">
          <table:table-cell office:value-type="float" office:value="5.26767214760184">
            <text:p>5.2676721476</text:p>
          </table:table-cell>
          <table:table-cell table:number-columns-repeated="3"/>
        </table:table-row>
        <table:table-row table:style-name="ro1">
          <table:table-cell office:value-type="float" office:value="5.04190867207944">
            <text:p>5.0419086721</text:p>
          </table:table-cell>
          <table:table-cell table:number-columns-repeated="3"/>
        </table:table-row>
        <table:table-row table:style-name="ro1">
          <table:table-cell office:value-type="float" office:value="4.87656978331506">
            <text:p>4.8765697833</text:p>
          </table:table-cell>
          <table:table-cell table:number-columns-repeated="3"/>
        </table:table-row>
        <table:table-row table:style-name="ro1">
          <table:table-cell office:value-type="float" office:value="3.80799039825797">
            <text:p>3.8079903983</text:p>
          </table:table-cell>
          <table:table-cell table:number-columns-repeated="3"/>
        </table:table-row>
        <table:table-row table:style-name="ro1">
          <table:table-cell office:value-type="float" office:value="4.68910475354642">
            <text:p>4.6891047535</text:p>
          </table:table-cell>
          <table:table-cell table:number-columns-repeated="3"/>
        </table:table-row>
        <table:table-row table:style-name="ro1">
          <table:table-cell office:value-type="float" office:value="4.95178988249972">
            <text:p>4.9517898825</text:p>
          </table:table-cell>
          <table:table-cell table:number-columns-repeated="3"/>
        </table:table-row>
        <table:table-row table:style-name="ro1">
          <table:table-cell office:value-type="float" office:value="4.41061927005649">
            <text:p>4.4106192701</text:p>
          </table:table-cell>
          <table:table-cell table:number-columns-repeated="3"/>
        </table:table-row>
        <table:table-row table:style-name="ro1">
          <table:table-cell office:value-type="float" office:value="6.41615492431447">
            <text:p>6.4161549243</text:p>
          </table:table-cell>
          <table:table-cell table:number-columns-repeated="3"/>
        </table:table-row>
        <table:table-row table:style-name="ro1">
          <table:table-cell office:value-type="float" office:value="4.48046853765845">
            <text:p>4.4804685377</text:p>
          </table:table-cell>
          <table:table-cell table:number-columns-repeated="3"/>
        </table:table-row>
        <table:table-row table:style-name="ro1">
          <table:table-cell office:value-type="float" office:value="5.06244278326631">
            <text:p>5.0624427833</text:p>
          </table:table-cell>
          <table:table-cell table:number-columns-repeated="3"/>
        </table:table-row>
        <table:table-row table:style-name="ro1">
          <table:table-cell office:value-type="float" office:value="5.91802078206092">
            <text:p>5.9180207821</text:p>
          </table:table-cell>
          <table:table-cell table:number-columns-repeated="3"/>
        </table:table-row>
        <table:table-row table:style-name="ro1">
          <table:table-cell office:value-type="float" office:value="3.65462886076421">
            <text:p>3.6546288608</text:p>
          </table:table-cell>
          <table:table-cell table:number-columns-repeated="3"/>
        </table:table-row>
        <table:table-row table:style-name="ro1">
          <table:table-cell office:value-type="float" office:value="4.7989607877098">
            <text:p>4.7989607877</text:p>
          </table:table-cell>
          <table:table-cell table:number-columns-repeated="3"/>
        </table:table-row>
        <table:table-row table:style-name="ro1">
          <table:table-cell office:value-type="float" office:value="5.75935690524057">
            <text:p>5.7593569052</text:p>
          </table:table-cell>
          <table:table-cell table:number-columns-repeated="3"/>
        </table:table-row>
        <table:table-row table:style-name="ro1">
          <table:table-cell office:value-type="float" office:value="4.22725196788088">
            <text:p>4.2272519679</text:p>
          </table:table-cell>
          <table:table-cell table:number-columns-repeated="3"/>
        </table:table-row>
        <table:table-row table:style-name="ro1">
          <table:table-cell office:value-type="float" office:value="6.44405895890668">
            <text:p>6.4440589589</text:p>
          </table:table-cell>
          <table:table-cell table:number-columns-repeated="3"/>
        </table:table-row>
        <table:table-row table:style-name="ro1">
          <table:table-cell office:value-type="float" office:value="4.50165275624022">
            <text:p>4.5016527562</text:p>
          </table:table-cell>
          <table:table-cell table:number-columns-repeated="3"/>
        </table:table-row>
        <table:table-row table:style-name="ro1">
          <table:table-cell office:value-type="float" office:value="3.74237135378644">
            <text:p>3.7423713538</text:p>
          </table:table-cell>
          <table:table-cell table:number-columns-repeated="3"/>
        </table:table-row>
        <table:table-row table:style-name="ro1">
          <table:table-cell office:value-type="float" office:value="5.40606004418805">
            <text:p>5.4060600442</text:p>
          </table:table-cell>
          <table:table-cell table:number-columns-repeated="3"/>
        </table:table-row>
        <table:table-row table:style-name="ro1">
          <table:table-cell office:value-type="float" office:value="6.86639564391226">
            <text:p>6.8663956439</text:p>
          </table:table-cell>
          <table:table-cell table:number-columns-repeated="3"/>
        </table:table-row>
        <table:table-row table:style-name="ro1">
          <table:table-cell office:value-type="float" office:value="6.08094939123839">
            <text:p>6.0809493912</text:p>
          </table:table-cell>
          <table:table-cell table:number-columns-repeated="3"/>
        </table:table-row>
        <table:table-row table:style-name="ro1">
          <table:table-cell office:value-type="float" office:value="3.92062364099547">
            <text:p>3.920623641</text:p>
          </table:table-cell>
          <table:table-cell table:number-columns-repeated="3"/>
        </table:table-row>
        <table:table-row table:style-name="ro1">
          <table:table-cell office:value-type="float" office:value="4.51560935517773">
            <text:p>4.5156093552</text:p>
          </table:table-cell>
          <table:table-cell table:number-columns-repeated="3"/>
        </table:table-row>
        <table:table-row table:style-name="ro1">
          <table:table-cell office:value-type="float" office:value="5.91374875837937">
            <text:p>5.9137487584</text:p>
          </table:table-cell>
          <table:table-cell table:number-columns-repeated="3"/>
        </table:table-row>
        <table:table-row table:style-name="ro1">
          <table:table-cell office:value-type="float" office:value="5.83024365687743">
            <text:p>5.8302436569</text:p>
          </table:table-cell>
          <table:table-cell table:number-columns-repeated="3"/>
        </table:table-row>
        <table:table-row table:style-name="ro1">
          <table:table-cell office:value-type="float" office:value="5.87919953977689">
            <text:p>5.8791995398</text:p>
          </table:table-cell>
          <table:table-cell table:number-columns-repeated="3"/>
        </table:table-row>
        <table:table-row table:style-name="ro1">
          <table:table-cell office:value-type="float" office:value="6.03428622893989">
            <text:p>6.0342862289</text:p>
          </table:table-cell>
          <table:table-cell table:number-columns-repeated="3"/>
        </table:table-row>
        <table:table-row table:style-name="ro1">
          <table:table-cell office:value-type="float" office:value="5.24660708196461">
            <text:p>5.246607082</text:p>
          </table:table-cell>
          <table:table-cell table:number-columns-repeated="3"/>
        </table:table-row>
        <table:table-row table:style-name="ro1">
          <table:table-cell office:value-type="float" office:value="5.55848159408197">
            <text:p>5.5584815941</text:p>
          </table:table-cell>
          <table:table-cell table:number-columns-repeated="3"/>
        </table:table-row>
        <table:table-row table:style-name="ro1">
          <table:table-cell office:value-type="float" office:value="4.10679101292044">
            <text:p>4.1067910129</text:p>
          </table:table-cell>
          <table:table-cell table:number-columns-repeated="3"/>
        </table:table-row>
        <table:table-row table:style-name="ro1">
          <table:table-cell office:value-type="float" office:value="5.51659676991403">
            <text:p>5.5165967699</text:p>
          </table:table-cell>
          <table:table-cell table:number-columns-repeated="3"/>
        </table:table-row>
        <table:table-row table:style-name="ro1">
          <table:table-cell office:value-type="float" office:value="4.81642606621608">
            <text:p>4.8164260662</text:p>
          </table:table-cell>
          <table:table-cell table:number-columns-repeated="3"/>
        </table:table-row>
        <table:table-row table:style-name="ro1">
          <table:table-cell office:value-type="float" office:value="4.00807764101774">
            <text:p>4.008077641</text:p>
          </table:table-cell>
          <table:table-cell table:number-columns-repeated="3"/>
        </table:table-row>
        <table:table-row table:style-name="ro1">
          <table:table-cell office:value-type="float" office:value="6.84641252551228">
            <text:p>6.8464125255</text:p>
          </table:table-cell>
          <table:table-cell table:number-columns-repeated="3"/>
        </table:table-row>
        <table:table-row table:style-name="ro1">
          <table:table-cell office:value-type="float" office:value="4.76603238098323">
            <text:p>4.766032381</text:p>
          </table:table-cell>
          <table:table-cell table:number-columns-repeated="3"/>
        </table:table-row>
        <table:table-row table:style-name="ro1">
          <table:table-cell office:value-type="float" office:value="5.45825988473371">
            <text:p>5.4582598847</text:p>
          </table:table-cell>
          <table:table-cell table:number-columns-repeated="3"/>
        </table:table-row>
        <table:table-row table:style-name="ro1">
          <table:table-cell office:value-type="float" office:value="4.35078486194834">
            <text:p>4.3507848619</text:p>
          </table:table-cell>
          <table:table-cell table:number-columns-repeated="3"/>
        </table:table-row>
        <table:table-row table:style-name="ro1">
          <table:table-cell office:value-type="float" office:value="4.39749154029414">
            <text:p>4.3974915403</text:p>
          </table:table-cell>
          <table:table-cell table:number-columns-repeated="3"/>
        </table:table-row>
        <table:table-row table:style-name="ro1">
          <table:table-cell office:value-type="float" office:value="4.62355043785647">
            <text:p>4.6235504379</text:p>
          </table:table-cell>
          <table:table-cell table:number-columns-repeated="3"/>
        </table:table-row>
        <table:table-row table:style-name="ro1">
          <table:table-cell office:value-type="float" office:value="6.47954924963415">
            <text:p>6.4795492496</text:p>
          </table:table-cell>
          <table:table-cell table:number-columns-repeated="3"/>
        </table:table-row>
        <table:table-row table:style-name="ro1">
          <table:table-cell office:value-type="float" office:value="3.89989336533472">
            <text:p>3.8998933653</text:p>
          </table:table-cell>
          <table:table-cell table:number-columns-repeated="3"/>
        </table:table-row>
        <table:table-row table:style-name="ro1">
          <table:table-cell office:value-type="float" office:value="3.10678239353001">
            <text:p>3.1067823935</text:p>
          </table:table-cell>
          <table:table-cell table:number-columns-repeated="3"/>
        </table:table-row>
        <table:table-row table:style-name="ro1">
          <table:table-cell office:value-type="float" office:value="4.11686514597386">
            <text:p>4.116865146</text:p>
          </table:table-cell>
          <table:table-cell table:number-columns-repeated="3"/>
        </table:table-row>
        <table:table-row table:style-name="ro1">
          <table:table-cell office:value-type="float" office:value="4.81017654854804">
            <text:p>4.8101765485</text:p>
          </table:table-cell>
          <table:table-cell table:number-columns-repeated="3"/>
        </table:table-row>
        <table:table-row table:style-name="ro1">
          <table:table-cell office:value-type="float" office:value="4.66325941449031">
            <text:p>4.6632594145</text:p>
          </table:table-cell>
          <table:table-cell table:number-columns-repeated="3"/>
        </table:table-row>
        <table:table-row table:style-name="ro1">
          <table:table-cell office:value-type="float" office:value="5.90595978358761">
            <text:p>5.9059597836</text:p>
          </table:table-cell>
          <table:table-cell table:number-columns-repeated="3"/>
        </table:table-row>
        <table:table-row table:style-name="ro1">
          <table:table-cell office:value-type="float" office:value="4.74596217693761">
            <text:p>4.7459621769</text:p>
          </table:table-cell>
          <table:table-cell table:number-columns-repeated="3"/>
        </table:table-row>
        <table:table-row table:style-name="ro1">
          <table:table-cell office:value-type="float" office:value="5.04943739669398">
            <text:p>5.0494373967</text:p>
          </table:table-cell>
          <table:table-cell table:number-columns-repeated="3"/>
        </table:table-row>
        <table:table-row table:style-name="ro1">
          <table:table-cell office:value-type="float" office:value="4.21473637130111">
            <text:p>4.2147363713</text:p>
          </table:table-cell>
          <table:table-cell table:number-columns-repeated="3"/>
        </table:table-row>
        <table:table-row table:style-name="ro1">
          <table:table-cell office:value-type="float" office:value="3.86173183983192">
            <text:p>3.8617318398</text:p>
          </table:table-cell>
          <table:table-cell table:number-columns-repeated="3"/>
        </table:table-row>
        <table:table-row table:style-name="ro1">
          <table:table-cell office:value-type="float" office:value="3.83740715868771">
            <text:p>3.8374071587</text:p>
          </table:table-cell>
          <table:table-cell table:number-columns-repeated="3"/>
        </table:table-row>
        <table:table-row table:style-name="ro1">
          <table:table-cell office:value-type="float" office:value="5.8261473858729">
            <text:p>5.8261473859</text:p>
          </table:table-cell>
          <table:table-cell table:number-columns-repeated="3"/>
        </table:table-row>
        <table:table-row table:style-name="ro1">
          <table:table-cell office:value-type="float" office:value="4.05204674229026">
            <text:p>4.0520467423</text:p>
          </table:table-cell>
          <table:table-cell table:number-columns-repeated="3"/>
        </table:table-row>
        <table:table-row table:style-name="ro1">
          <table:table-cell office:value-type="float" office:value="2.74410270666704">
            <text:p>2.7441027067</text:p>
          </table:table-cell>
          <table:table-cell table:number-columns-repeated="3"/>
        </table:table-row>
        <table:table-row table:style-name="ro1">
          <table:table-cell office:value-type="float" office:value="6.46985446102917">
            <text:p>6.469854461</text:p>
          </table:table-cell>
          <table:table-cell table:number-columns-repeated="3"/>
        </table:table-row>
        <table:table-row table:style-name="ro1">
          <table:table-cell office:value-type="float" office:value="5.0350581263192">
            <text:p>5.0350581263</text:p>
          </table:table-cell>
          <table:table-cell table:number-columns-repeated="3"/>
        </table:table-row>
        <table:table-row table:style-name="ro1">
          <table:table-cell office:value-type="float" office:value="3.79656014032662">
            <text:p>3.7965601403</text:p>
          </table:table-cell>
          <table:table-cell table:number-columns-repeated="3"/>
        </table:table-row>
        <table:table-row table:style-name="ro1">
          <table:table-cell office:value-type="float" office:value="4.9830611012876">
            <text:p>4.9830611013</text:p>
          </table:table-cell>
          <table:table-cell table:number-columns-repeated="3"/>
        </table:table-row>
        <table:table-row table:style-name="ro1">
          <table:table-cell office:value-type="float" office:value="4.78951046988368">
            <text:p>4.7895104699</text:p>
          </table:table-cell>
          <table:table-cell table:number-columns-repeated="3"/>
        </table:table-row>
        <table:table-row table:style-name="ro1">
          <table:table-cell office:value-type="float" office:value="5.17111234366894">
            <text:p>5.1711123437</text:p>
          </table:table-cell>
          <table:table-cell table:number-columns-repeated="3"/>
        </table:table-row>
        <table:table-row table:style-name="ro1">
          <table:table-cell office:value-type="float" office:value="5.36654481245205">
            <text:p>5.3665448125</text:p>
          </table:table-cell>
          <table:table-cell table:number-columns-repeated="3"/>
        </table:table-row>
        <table:table-row table:style-name="ro1">
          <table:table-cell office:value-type="float" office:value="4.46559831080958">
            <text:p>4.4655983108</text:p>
          </table:table-cell>
          <table:table-cell table:number-columns-repeated="3"/>
        </table:table-row>
        <table:table-row table:style-name="ro1">
          <table:table-cell office:value-type="float" office:value="5.1889754650183">
            <text:p>5.188975465</text:p>
          </table:table-cell>
          <table:table-cell table:number-columns-repeated="3"/>
        </table:table-row>
        <table:table-row table:style-name="ro1">
          <table:table-cell office:value-type="float" office:value="6.0548012945801">
            <text:p>6.0548012946</text:p>
          </table:table-cell>
          <table:table-cell table:number-columns-repeated="3"/>
        </table:table-row>
        <table:table-row table:style-name="ro1">
          <table:table-cell office:value-type="float" office:value="5.95026778848842">
            <text:p>5.9502677885</text:p>
          </table:table-cell>
          <table:table-cell table:number-columns-repeated="3"/>
        </table:table-row>
        <table:table-row table:style-name="ro1">
          <table:table-cell office:value-type="float" office:value="4.69748125178739">
            <text:p>4.6974812518</text:p>
          </table:table-cell>
          <table:table-cell table:number-columns-repeated="3"/>
        </table:table-row>
        <table:table-row table:style-name="ro1">
          <table:table-cell office:value-type="float" office:value="5.5187842999585">
            <text:p>5.5187843</text:p>
          </table:table-cell>
          <table:table-cell table:number-columns-repeated="3"/>
        </table:table-row>
        <table:table-row table:style-name="ro1">
          <table:table-cell office:value-type="float" office:value="3.76315415976569">
            <text:p>3.7631541598</text:p>
          </table:table-cell>
          <table:table-cell table:number-columns-repeated="3"/>
        </table:table-row>
        <table:table-row table:style-name="ro1">
          <table:table-cell office:value-type="float" office:value="5.08784821862355">
            <text:p>5.0878482186</text:p>
          </table:table-cell>
          <table:table-cell table:number-columns-repeated="3"/>
        </table:table-row>
        <table:table-row table:style-name="ro1">
          <table:table-cell office:value-type="float" office:value="5.64564360398799">
            <text:p>5.645643604</text:p>
          </table:table-cell>
          <table:table-cell table:number-columns-repeated="3"/>
        </table:table-row>
        <table:table-row table:style-name="ro1">
          <table:table-cell office:value-type="float" office:value="4.80801112391055">
            <text:p>4.8080111239</text:p>
          </table:table-cell>
          <table:table-cell table:number-columns-repeated="3"/>
        </table:table-row>
        <table:table-row table:style-name="ro1">
          <table:table-cell office:value-type="float" office:value="6.09205286763608">
            <text:p>6.0920528676</text:p>
          </table:table-cell>
          <table:table-cell table:number-columns-repeated="3"/>
        </table:table-row>
        <table:table-row table:style-name="ro1">
          <table:table-cell office:value-type="float" office:value="4.09888781560585">
            <text:p>4.0988878156</text:p>
          </table:table-cell>
          <table:table-cell table:number-columns-repeated="3"/>
        </table:table-row>
        <table:table-row table:style-name="ro1">
          <table:table-cell office:value-type="float" office:value="3.9373080348596">
            <text:p>3.9373080349</text:p>
          </table:table-cell>
          <table:table-cell table:number-columns-repeated="3"/>
        </table:table-row>
        <table:table-row table:style-name="ro1">
          <table:table-cell office:value-type="float" office:value="4.32712359307334">
            <text:p>4.3271235931</text:p>
          </table:table-cell>
          <table:table-cell table:number-columns-repeated="3"/>
        </table:table-row>
        <table:table-row table:style-name="ro1">
          <table:table-cell office:value-type="float" office:value="5.97979817446321">
            <text:p>5.9797981745</text:p>
          </table:table-cell>
          <table:table-cell table:number-columns-repeated="3"/>
        </table:table-row>
        <table:table-row table:style-name="ro1">
          <table:table-cell office:value-type="float" office:value="5.92522439872846">
            <text:p>5.9252243987</text:p>
          </table:table-cell>
          <table:table-cell table:number-columns-repeated="3"/>
        </table:table-row>
        <table:table-row table:style-name="ro1">
          <table:table-cell office:value-type="float" office:value="5.60187771217898">
            <text:p>5.6018777122</text:p>
          </table:table-cell>
          <table:table-cell table:number-columns-repeated="3"/>
        </table:table-row>
        <table:table-row table:style-name="ro1">
          <table:table-cell office:value-type="float" office:value="3.51413400005549">
            <text:p>3.5141340001</text:p>
          </table:table-cell>
          <table:table-cell table:number-columns-repeated="3"/>
        </table:table-row>
        <table:table-row table:style-name="ro1">
          <table:table-cell office:value-type="float" office:value="5.73531897505745">
            <text:p>5.7353189751</text:p>
          </table:table-cell>
          <table:table-cell table:number-columns-repeated="3"/>
        </table:table-row>
        <table:table-row table:style-name="ro1">
          <table:table-cell office:value-type="float" office:value="5.3160976250656">
            <text:p>5.3160976251</text:p>
          </table:table-cell>
          <table:table-cell table:number-columns-repeated="3"/>
        </table:table-row>
        <table:table-row table:style-name="ro1">
          <table:table-cell office:value-type="float" office:value="5.11856227647513">
            <text:p>5.1185622765</text:p>
          </table:table-cell>
          <table:table-cell table:number-columns-repeated="3"/>
        </table:table-row>
        <table:table-row table:style-name="ro1">
          <table:table-cell office:value-type="float" office:value="3.99745323508978">
            <text:p>3.9974532351</text:p>
          </table:table-cell>
          <table:table-cell table:number-columns-repeated="3"/>
        </table:table-row>
        <table:table-row table:style-name="ro1">
          <table:table-cell office:value-type="float" office:value="4.9181913449429">
            <text:p>4.9181913449</text:p>
          </table:table-cell>
          <table:table-cell table:number-columns-repeated="3"/>
        </table:table-row>
        <table:table-row table:style-name="ro1">
          <table:table-cell office:value-type="float" office:value="4.8626599512063">
            <text:p>4.8626599512</text:p>
          </table:table-cell>
          <table:table-cell table:number-columns-repeated="3"/>
        </table:table-row>
        <table:table-row table:style-name="ro1">
          <table:table-cell office:value-type="float" office:value="4.82066958537325">
            <text:p>4.8206695854</text:p>
          </table:table-cell>
          <table:table-cell table:number-columns-repeated="3"/>
        </table:table-row>
        <table:table-row table:style-name="ro1">
          <table:table-cell office:value-type="float" office:value="4.44243783084676">
            <text:p>4.4424378308</text:p>
          </table:table-cell>
          <table:table-cell table:number-columns-repeated="3"/>
        </table:table-row>
        <table:table-row table:style-name="ro1">
          <table:table-cell office:value-type="float" office:value="4.58027353463694">
            <text:p>4.5802735346</text:p>
          </table:table-cell>
          <table:table-cell table:number-columns-repeated="3"/>
        </table:table-row>
        <table:table-row table:style-name="ro1">
          <table:table-cell office:value-type="float" office:value="3.55576896155253">
            <text:p>3.5557689616</text:p>
          </table:table-cell>
          <table:table-cell table:number-columns-repeated="3"/>
        </table:table-row>
        <table:table-row table:style-name="ro1">
          <table:table-cell office:value-type="float" office:value="3.62013725331053">
            <text:p>3.6201372533</text:p>
          </table:table-cell>
          <table:table-cell table:number-columns-repeated="3"/>
        </table:table-row>
        <table:table-row table:style-name="ro1">
          <table:table-cell office:value-type="float" office:value="7.01400676881895">
            <text:p>7.0140067688</text:p>
          </table:table-cell>
          <table:table-cell table:number-columns-repeated="3"/>
        </table:table-row>
        <table:table-row table:style-name="ro1">
          <table:table-cell office:value-type="float" office:value="2.91621220810339">
            <text:p>2.9162122081</text:p>
          </table:table-cell>
          <table:table-cell table:number-columns-repeated="3"/>
        </table:table-row>
        <table:table-row table:style-name="ro1">
          <table:table-cell office:value-type="float" office:value="5.12620791140944">
            <text:p>5.1262079114</text:p>
          </table:table-cell>
          <table:table-cell table:number-columns-repeated="3"/>
        </table:table-row>
        <table:table-row table:style-name="ro1">
          <table:table-cell office:value-type="float" office:value="5.76772911800072">
            <text:p>5.767729118</text:p>
          </table:table-cell>
          <table:table-cell table:number-columns-repeated="3"/>
        </table:table-row>
        <table:table-row table:style-name="ro1">
          <table:table-cell office:value-type="float" office:value="4.63120425166562">
            <text:p>4.6312042517</text:p>
          </table:table-cell>
          <table:table-cell table:number-columns-repeated="3"/>
        </table:table-row>
        <table:table-row table:style-name="ro1">
          <table:table-cell office:value-type="float" office:value="4.87217403016984">
            <text:p>4.8721740302</text:p>
          </table:table-cell>
          <table:table-cell table:number-columns-repeated="3"/>
        </table:table-row>
        <table:table-row table:style-name="ro1">
          <table:table-cell office:value-type="float" office:value="6.08741258783266">
            <text:p>6.0874125878</text:p>
          </table:table-cell>
          <table:table-cell table:number-columns-repeated="3"/>
        </table:table-row>
        <table:table-row table:style-name="ro1">
          <table:table-cell office:value-type="float" office:value="5.52189673949033">
            <text:p>5.5218967395</text:p>
          </table:table-cell>
          <table:table-cell table:number-columns-repeated="3"/>
        </table:table-row>
        <table:table-row table:style-name="ro1">
          <table:table-cell office:value-type="float" office:value="5.74337739450857">
            <text:p>5.7433773945</text:p>
          </table:table-cell>
          <table:table-cell table:number-columns-repeated="3"/>
        </table:table-row>
        <table:table-row table:style-name="ro1">
          <table:table-cell office:value-type="float" office:value="4.22844739537686">
            <text:p>4.2284473954</text:p>
          </table:table-cell>
          <table:table-cell table:number-columns-repeated="3"/>
        </table:table-row>
        <table:table-row table:style-name="ro1">
          <table:table-cell office:value-type="float" office:value="4.63310863915831">
            <text:p>4.6331086392</text:p>
          </table:table-cell>
          <table:table-cell table:number-columns-repeated="3"/>
        </table:table-row>
        <table:table-row table:style-name="ro1">
          <table:table-cell office:value-type="float" office:value="5.22715287329629">
            <text:p>5.2271528733</text:p>
          </table:table-cell>
          <table:table-cell table:number-columns-repeated="3"/>
        </table:table-row>
        <table:table-row table:style-name="ro1">
          <table:table-cell office:value-type="float" office:value="4.59195723477751">
            <text:p>4.5919572348</text:p>
          </table:table-cell>
          <table:table-cell table:number-columns-repeated="3"/>
        </table:table-row>
        <table:table-row table:style-name="ro1">
          <table:table-cell office:value-type="float" office:value="4.35452766623348">
            <text:p>4.3545276662</text:p>
          </table:table-cell>
          <table:table-cell table:number-columns-repeated="3"/>
        </table:table-row>
        <table:table-row table:style-name="ro1">
          <table:table-cell office:value-type="float" office:value="5.22474313247949">
            <text:p>5.2247431325</text:p>
          </table:table-cell>
          <table:table-cell table:number-columns-repeated="3"/>
        </table:table-row>
        <table:table-row table:style-name="ro1">
          <table:table-cell office:value-type="float" office:value="3.81080767465755">
            <text:p>3.8108076747</text:p>
          </table:table-cell>
          <table:table-cell table:number-columns-repeated="3"/>
        </table:table-row>
        <table:table-row table:style-name="ro1">
          <table:table-cell office:value-type="float" office:value="4.16333926841617">
            <text:p>4.1633392684</text:p>
          </table:table-cell>
          <table:table-cell table:number-columns-repeated="3"/>
        </table:table-row>
        <table:table-row table:style-name="ro1">
          <table:table-cell office:value-type="float" office:value="5.28334898408502">
            <text:p>5.2833489841</text:p>
          </table:table-cell>
          <table:table-cell table:number-columns-repeated="3"/>
        </table:table-row>
        <table:table-row table:style-name="ro1">
          <table:table-cell office:value-type="float" office:value="4.22464063065127">
            <text:p>4.2246406307</text:p>
          </table:table-cell>
          <table:table-cell table:number-columns-repeated="3"/>
        </table:table-row>
        <table:table-row table:style-name="ro1">
          <table:table-cell office:value-type="float" office:value="3.61872282903641">
            <text:p>3.618722829</text:p>
          </table:table-cell>
          <table:table-cell table:number-columns-repeated="3"/>
        </table:table-row>
        <table:table-row table:style-name="ro1">
          <table:table-cell office:value-type="float" office:value="6.91326849255711">
            <text:p>6.9132684926</text:p>
          </table:table-cell>
          <table:table-cell table:number-columns-repeated="3"/>
        </table:table-row>
        <table:table-row table:style-name="ro1">
          <table:table-cell office:value-type="float" office:value="7.1045290324837">
            <text:p>7.1045290325</text:p>
          </table:table-cell>
          <table:table-cell table:number-columns-repeated="3"/>
        </table:table-row>
        <table:table-row table:style-name="ro1">
          <table:table-cell office:value-type="float" office:value="5.20814511179924">
            <text:p>5.2081451118</text:p>
          </table:table-cell>
          <table:table-cell table:number-columns-repeated="3"/>
        </table:table-row>
        <table:table-row table:style-name="ro1">
          <table:table-cell office:value-type="float" office:value="4.10049817478284">
            <text:p>4.1004981748</text:p>
          </table:table-cell>
          <table:table-cell table:number-columns-repeated="3"/>
        </table:table-row>
        <table:table-row table:style-name="ro1">
          <table:table-cell office:value-type="float" office:value="5.69001073949039">
            <text:p>5.6900107395</text:p>
          </table:table-cell>
          <table:table-cell table:number-columns-repeated="3"/>
        </table:table-row>
        <table:table-row table:style-name="ro1">
          <table:table-cell office:value-type="float" office:value="3.82883748877794">
            <text:p>3.8288374888</text:p>
          </table:table-cell>
          <table:table-cell table:number-columns-repeated="3"/>
        </table:table-row>
        <table:table-row table:style-name="ro1">
          <table:table-cell office:value-type="float" office:value="5.26513842260465">
            <text:p>5.2651384226</text:p>
          </table:table-cell>
          <table:table-cell table:number-columns-repeated="3"/>
        </table:table-row>
        <table:table-row table:style-name="ro1">
          <table:table-cell office:value-type="float" office:value="6.46312381047756">
            <text:p>6.4631238105</text:p>
          </table:table-cell>
          <table:table-cell table:number-columns-repeated="3"/>
        </table:table-row>
        <table:table-row table:style-name="ro1">
          <table:table-cell office:value-type="float" office:value="4.20881456602365">
            <text:p>4.208814566</text:p>
          </table:table-cell>
          <table:table-cell table:number-columns-repeated="3"/>
        </table:table-row>
        <table:table-row table:style-name="ro1">
          <table:table-cell office:value-type="float" office:value="5.02771040191874">
            <text:p>5.0277104019</text:p>
          </table:table-cell>
          <table:table-cell table:number-columns-repeated="3"/>
        </table:table-row>
        <table:table-row table:style-name="ro1">
          <table:table-cell office:value-type="float" office:value="3.83902254514396">
            <text:p>3.8390225451</text:p>
          </table:table-cell>
          <table:table-cell table:number-columns-repeated="3"/>
        </table:table-row>
        <table:table-row table:style-name="ro1">
          <table:table-cell office:value-type="float" office:value="5.69656287040561">
            <text:p>5.6965628704</text:p>
          </table:table-cell>
          <table:table-cell table:number-columns-repeated="3"/>
        </table:table-row>
        <table:table-row table:style-name="ro1">
          <table:table-cell office:value-type="float" office:value="4.10267968010157">
            <text:p>4.1026796801</text:p>
          </table:table-cell>
          <table:table-cell table:number-columns-repeated="3"/>
        </table:table-row>
        <table:table-row table:style-name="ro1">
          <table:table-cell office:value-type="float" office:value="2.2396917543374">
            <text:p>2.2396917543</text:p>
          </table:table-cell>
          <table:table-cell table:number-columns-repeated="3"/>
        </table:table-row>
        <table:table-row table:style-name="ro1">
          <table:table-cell office:value-type="float" office:value="5.97693725302815">
            <text:p>5.976937253</text:p>
          </table:table-cell>
          <table:table-cell table:number-columns-repeated="3"/>
        </table:table-row>
        <table:table-row table:style-name="ro1">
          <table:table-cell office:value-type="float" office:value="5.95084123173729">
            <text:p>5.9508412317</text:p>
          </table:table-cell>
          <table:table-cell table:number-columns-repeated="3"/>
        </table:table-row>
        <table:table-row table:style-name="ro1">
          <table:table-cell office:value-type="float" office:value="6.00377547834069">
            <text:p>6.0037754783</text:p>
          </table:table-cell>
          <table:table-cell table:number-columns-repeated="3"/>
        </table:table-row>
        <table:table-row table:style-name="ro1">
          <table:table-cell office:value-type="float" office:value="5.23049360420555">
            <text:p>5.2304936042</text:p>
          </table:table-cell>
          <table:table-cell table:number-columns-repeated="3"/>
        </table:table-row>
        <table:table-row table:style-name="ro1">
          <table:table-cell office:value-type="float" office:value="5.22016033576801">
            <text:p>5.2201603358</text:p>
          </table:table-cell>
          <table:table-cell table:number-columns-repeated="3"/>
        </table:table-row>
        <table:table-row table:style-name="ro1">
          <table:table-cell office:value-type="float" office:value="5.6853628330864">
            <text:p>5.6853628331</text:p>
          </table:table-cell>
          <table:table-cell table:number-columns-repeated="3"/>
        </table:table-row>
        <table:table-row table:style-name="ro1">
          <table:table-cell office:value-type="float" office:value="3.98199854558334">
            <text:p>3.9819985456</text:p>
          </table:table-cell>
          <table:table-cell table:number-columns-repeated="3"/>
        </table:table-row>
        <table:table-row table:style-name="ro1">
          <table:table-cell office:value-type="float" office:value="3.35044266004115">
            <text:p>3.35044266</text:p>
          </table:table-cell>
          <table:table-cell table:number-columns-repeated="3"/>
        </table:table-row>
        <table:table-row table:style-name="ro1">
          <table:table-cell office:value-type="float" office:value="6.94318025372922">
            <text:p>6.9431802537</text:p>
          </table:table-cell>
          <table:table-cell table:number-columns-repeated="3"/>
        </table:table-row>
        <table:table-row table:style-name="ro1">
          <table:table-cell office:value-type="float" office:value="6.71609647385776">
            <text:p>6.7160964739</text:p>
          </table:table-cell>
          <table:table-cell table:number-columns-repeated="3"/>
        </table:table-row>
        <table:table-row table:style-name="ro1">
          <table:table-cell office:value-type="float" office:value="4.89009414985776">
            <text:p>4.8900941499</text:p>
          </table:table-cell>
          <table:table-cell table:number-columns-repeated="3"/>
        </table:table-row>
        <table:table-row table:style-name="ro1">
          <table:table-cell office:value-type="float" office:value="5.20454883994535">
            <text:p>5.2045488399</text:p>
          </table:table-cell>
          <table:table-cell table:number-columns-repeated="3"/>
        </table:table-row>
        <table:table-row table:style-name="ro1">
          <table:table-cell office:value-type="float" office:value="4.60412374464795">
            <text:p>4.6041237446</text:p>
          </table:table-cell>
          <table:table-cell table:number-columns-repeated="3"/>
        </table:table-row>
        <table:table-row table:style-name="ro1">
          <table:table-cell office:value-type="float" office:value="4.32380700996146">
            <text:p>4.32380701</text:p>
          </table:table-cell>
          <table:table-cell table:number-columns-repeated="3"/>
        </table:table-row>
        <table:table-row table:style-name="ro1">
          <table:table-cell office:value-type="float" office:value="5.47440194245428">
            <text:p>5.4744019425</text:p>
          </table:table-cell>
          <table:table-cell table:number-columns-repeated="3"/>
        </table:table-row>
        <table:table-row table:style-name="ro1">
          <table:table-cell office:value-type="float" office:value="4.54859733581543">
            <text:p>4.5485973358</text:p>
          </table:table-cell>
          <table:table-cell table:number-columns-repeated="3"/>
        </table:table-row>
        <table:table-row table:style-name="ro1">
          <table:table-cell office:value-type="float" office:value="4.16593279736117">
            <text:p>4.1659327974</text:p>
          </table:table-cell>
          <table:table-cell table:number-columns-repeated="3"/>
        </table:table-row>
        <table:table-row table:style-name="ro1">
          <table:table-cell office:value-type="float" office:value="4.61928038904443">
            <text:p>4.619280389</text:p>
          </table:table-cell>
          <table:table-cell table:number-columns-repeated="3"/>
        </table:table-row>
        <table:table-row table:style-name="ro1">
          <table:table-cell office:value-type="float" office:value="5.4717123308219">
            <text:p>5.4717123308</text:p>
          </table:table-cell>
          <table:table-cell table:number-columns-repeated="3"/>
        </table:table-row>
        <table:table-row table:style-name="ro1">
          <table:table-cell office:value-type="float" office:value="3.31496200850233">
            <text:p>3.3149620085</text:p>
          </table:table-cell>
          <table:table-cell table:number-columns-repeated="3"/>
        </table:table-row>
        <table:table-row table:style-name="ro1">
          <table:table-cell office:value-type="float" office:value="4.56610090984032">
            <text:p>4.5661009098</text:p>
          </table:table-cell>
          <table:table-cell table:number-columns-repeated="3"/>
        </table:table-row>
        <table:table-row table:style-name="ro1">
          <table:table-cell office:value-type="float" office:value="6.91416640626267">
            <text:p>6.9141664063</text:p>
          </table:table-cell>
          <table:table-cell table:number-columns-repeated="3"/>
        </table:table-row>
        <table:table-row table:style-name="ro1">
          <table:table-cell office:value-type="float" office:value="5.78740375908092">
            <text:p>5.7874037591</text:p>
          </table:table-cell>
          <table:table-cell table:number-columns-repeated="3"/>
        </table:table-row>
        <table:table-row table:style-name="ro1">
          <table:table-cell office:value-type="float" office:value="5.4766625543125">
            <text:p>5.4766625543</text:p>
          </table:table-cell>
          <table:table-cell table:number-columns-repeated="3"/>
        </table:table-row>
        <table:table-row table:style-name="ro1">
          <table:table-cell office:value-type="float" office:value="4.40166850108653">
            <text:p>4.4016685011</text:p>
          </table:table-cell>
          <table:table-cell table:number-columns-repeated="3"/>
        </table:table-row>
        <table:table-row table:style-name="ro1">
          <table:table-cell office:value-type="float" office:value="6.14306675642729">
            <text:p>6.1430667564</text:p>
          </table:table-cell>
          <table:table-cell table:number-columns-repeated="3"/>
        </table:table-row>
        <table:table-row table:style-name="ro1">
          <table:table-cell office:value-type="float" office:value="5.03169719967991">
            <text:p>5.0316971997</text:p>
          </table:table-cell>
          <table:table-cell table:number-columns-repeated="3"/>
        </table:table-row>
        <table:table-row table:style-name="ro1">
          <table:table-cell office:value-type="float" office:value="4.77675168868154">
            <text:p>4.7767516887</text:p>
          </table:table-cell>
          <table:table-cell table:number-columns-repeated="3"/>
        </table:table-row>
        <table:table-row table:style-name="ro1">
          <table:table-cell office:value-type="float" office:value="4.30881756311283">
            <text:p>4.3088175631</text:p>
          </table:table-cell>
          <table:table-cell table:number-columns-repeated="3"/>
        </table:table-row>
        <table:table-row table:style-name="ro1">
          <table:table-cell office:value-type="float" office:value="7.71354240737855">
            <text:p>7.7135424074</text:p>
          </table:table-cell>
          <table:table-cell table:number-columns-repeated="3"/>
        </table:table-row>
        <table:table-row table:style-name="ro1">
          <table:table-cell office:value-type="float" office:value="6.08378539560363">
            <text:p>6.0837853956</text:p>
          </table:table-cell>
          <table:table-cell table:number-columns-repeated="3"/>
        </table:table-row>
        <table:table-row table:style-name="ro1">
          <table:table-cell office:value-type="float" office:value="3.8059103214182">
            <text:p>3.8059103214</text:p>
          </table:table-cell>
          <table:table-cell table:number-columns-repeated="3"/>
        </table:table-row>
        <table:table-row table:style-name="ro1">
          <table:table-cell office:value-type="float" office:value="5.5997181609273">
            <text:p>5.5997181609</text:p>
          </table:table-cell>
          <table:table-cell table:number-columns-repeated="3"/>
        </table:table-row>
        <table:table-row table:style-name="ro1">
          <table:table-cell office:value-type="float" office:value="3.60686038667336">
            <text:p>3.6068603867</text:p>
          </table:table-cell>
          <table:table-cell table:number-columns-repeated="3"/>
        </table:table-row>
        <table:table-row table:style-name="ro1">
          <table:table-cell office:value-type="float" office:value="4.53275832766667">
            <text:p>4.5327583277</text:p>
          </table:table-cell>
          <table:table-cell table:number-columns-repeated="3"/>
        </table:table-row>
        <table:table-row table:style-name="ro1">
          <table:table-cell office:value-type="float" office:value="5.09429515944794">
            <text:p>5.0942951594</text:p>
          </table:table-cell>
          <table:table-cell table:number-columns-repeated="3"/>
        </table:table-row>
        <table:table-row table:style-name="ro1">
          <table:table-cell office:value-type="float" office:value="3.94764872221276">
            <text:p>3.9476487222</text:p>
          </table:table-cell>
          <table:table-cell table:number-columns-repeated="3"/>
        </table:table-row>
        <table:table-row table:style-name="ro1">
          <table:table-cell office:value-type="float" office:value="5.54011239437386">
            <text:p>5.5401123944</text:p>
          </table:table-cell>
          <table:table-cell table:number-columns-repeated="3"/>
        </table:table-row>
        <table:table-row table:style-name="ro1">
          <table:table-cell office:value-type="float" office:value="4.5798698910512">
            <text:p>4.5798698911</text:p>
          </table:table-cell>
          <table:table-cell table:number-columns-repeated="3"/>
        </table:table-row>
        <table:table-row table:style-name="ro1">
          <table:table-cell office:value-type="float" office:value="4.30516718467698">
            <text:p>4.3051671847</text:p>
          </table:table-cell>
          <table:table-cell table:number-columns-repeated="3"/>
        </table:table-row>
        <table:table-row table:style-name="ro1">
          <table:table-cell office:value-type="float" office:value="4.8261643499136">
            <text:p>4.8261643499</text:p>
          </table:table-cell>
          <table:table-cell table:number-columns-repeated="3"/>
        </table:table-row>
        <table:table-row table:style-name="ro1">
          <table:table-cell office:value-type="float" office:value="3.4415783919394">
            <text:p>3.4415783919</text:p>
          </table:table-cell>
          <table:table-cell table:number-columns-repeated="3"/>
        </table:table-row>
        <table:table-row table:style-name="ro1">
          <table:table-cell office:value-type="float" office:value="4.10274284193292">
            <text:p>4.1027428419</text:p>
          </table:table-cell>
          <table:table-cell table:number-columns-repeated="3"/>
        </table:table-row>
        <table:table-row table:style-name="ro1">
          <table:table-cell office:value-type="float" office:value="5.36722594173625">
            <text:p>5.3672259417</text:p>
          </table:table-cell>
          <table:table-cell table:number-columns-repeated="3"/>
        </table:table-row>
        <table:table-row table:style-name="ro1">
          <table:table-cell office:value-type="float" office:value="5.38759711897001">
            <text:p>5.387597119</text:p>
          </table:table-cell>
          <table:table-cell table:number-columns-repeated="3"/>
        </table:table-row>
        <table:table-row table:style-name="ro1">
          <table:table-cell office:value-type="float" office:value="5.26845752447844">
            <text:p>5.2684575245</text:p>
          </table:table-cell>
          <table:table-cell table:number-columns-repeated="3"/>
        </table:table-row>
        <table:table-row table:style-name="ro1">
          <table:table-cell office:value-type="float" office:value="4.86048286175355">
            <text:p>4.8604828618</text:p>
          </table:table-cell>
          <table:table-cell table:number-columns-repeated="3"/>
        </table:table-row>
        <table:table-row table:style-name="ro1">
          <table:table-cell office:value-type="float" office:value="5.56547815725207">
            <text:p>5.5654781573</text:p>
          </table:table-cell>
          <table:table-cell table:number-columns-repeated="3"/>
        </table:table-row>
        <table:table-row table:style-name="ro1">
          <table:table-cell office:value-type="float" office:value="5.65741552365944">
            <text:p>5.6574155237</text:p>
          </table:table-cell>
          <table:table-cell table:number-columns-repeated="3"/>
        </table:table-row>
        <table:table-row table:style-name="ro1">
          <table:table-cell office:value-type="float" office:value="3.05126585159451">
            <text:p>3.0512658516</text:p>
          </table:table-cell>
          <table:table-cell table:number-columns-repeated="3"/>
        </table:table-row>
        <table:table-row table:style-name="ro1">
          <table:table-cell office:value-type="float" office:value="4.74883248377591">
            <text:p>4.7488324838</text:p>
          </table:table-cell>
          <table:table-cell table:number-columns-repeated="3"/>
        </table:table-row>
        <table:table-row table:style-name="ro1">
          <table:table-cell office:value-type="float" office:value="6.06759691331536">
            <text:p>6.0675969133</text:p>
          </table:table-cell>
          <table:table-cell table:number-columns-repeated="3"/>
        </table:table-row>
        <table:table-row table:style-name="ro1">
          <table:table-cell office:value-type="float" office:value="2.3812546459958">
            <text:p>2.381254646</text:p>
          </table:table-cell>
          <table:table-cell table:number-columns-repeated="3"/>
        </table:table-row>
        <table:table-row table:style-name="ro1">
          <table:table-cell office:value-type="float" office:value="5.63054133066908">
            <text:p>5.6305413307</text:p>
          </table:table-cell>
          <table:table-cell table:number-columns-repeated="3"/>
        </table:table-row>
        <table:table-row table:style-name="ro1">
          <table:table-cell office:value-type="float" office:value="6.24220761843026">
            <text:p>6.2422076184</text:p>
          </table:table-cell>
          <table:table-cell table:number-columns-repeated="3"/>
        </table:table-row>
        <table:table-row table:style-name="ro1">
          <table:table-cell office:value-type="float" office:value="5.77363465214148">
            <text:p>5.7736346521</text:p>
          </table:table-cell>
          <table:table-cell table:number-columns-repeated="3"/>
        </table:table-row>
        <table:table-row table:style-name="ro1">
          <table:table-cell office:value-type="float" office:value="4.84348790999502">
            <text:p>4.84348791</text:p>
          </table:table-cell>
          <table:table-cell table:number-columns-repeated="3"/>
        </table:table-row>
        <table:table-row table:style-name="ro1">
          <table:table-cell office:value-type="float" office:value="6.09553866460919">
            <text:p>6.0955386646</text:p>
          </table:table-cell>
          <table:table-cell table:number-columns-repeated="3"/>
        </table:table-row>
        <table:table-row table:style-name="ro1">
          <table:table-cell office:value-type="float" office:value="4.81105743860826">
            <text:p>4.8110574386</text:p>
          </table:table-cell>
          <table:table-cell table:number-columns-repeated="3"/>
        </table:table-row>
        <table:table-row table:style-name="ro1">
          <table:table-cell office:value-type="float" office:value="3.99337950814515">
            <text:p>3.9933795081</text:p>
          </table:table-cell>
          <table:table-cell table:number-columns-repeated="3"/>
        </table:table-row>
        <table:table-row table:style-name="ro1">
          <table:table-cell office:value-type="float" office:value="5.19524522172287">
            <text:p>5.1952452217</text:p>
          </table:table-cell>
          <table:table-cell table:number-columns-repeated="3"/>
        </table:table-row>
        <table:table-row table:style-name="ro1">
          <table:table-cell office:value-type="float" office:value="4.65436375932768">
            <text:p>4.6543637593</text:p>
          </table:table-cell>
          <table:table-cell table:number-columns-repeated="3"/>
        </table:table-row>
        <table:table-row table:style-name="ro1">
          <table:table-cell office:value-type="float" office:value="3.35695479111746">
            <text:p>3.3569547911</text:p>
          </table:table-cell>
          <table:table-cell table:number-columns-repeated="3"/>
        </table:table-row>
        <table:table-row table:style-name="ro1">
          <table:table-cell office:value-type="float" office:value="3.98180044535547">
            <text:p>3.9818004454</text:p>
          </table:table-cell>
          <table:table-cell table:number-columns-repeated="3"/>
        </table:table-row>
        <table:table-row table:style-name="ro1">
          <table:table-cell office:value-type="float" office:value="4.40966532519087">
            <text:p>4.4096653252</text:p>
          </table:table-cell>
          <table:table-cell table:number-columns-repeated="3"/>
        </table:table-row>
        <table:table-row table:style-name="ro1">
          <table:table-cell office:value-type="float" office:value="4.51872740546241">
            <text:p>4.5187274055</text:p>
          </table:table-cell>
          <table:table-cell table:number-columns-repeated="3"/>
        </table:table-row>
        <table:table-row table:style-name="ro1">
          <table:table-cell office:value-type="float" office:value="4.22181812208146">
            <text:p>4.2218181221</text:p>
          </table:table-cell>
          <table:table-cell table:number-columns-repeated="3"/>
        </table:table-row>
        <table:table-row table:style-name="ro1">
          <table:table-cell office:value-type="float" office:value="3.51205660123378">
            <text:p>3.5120566012</text:p>
          </table:table-cell>
          <table:table-cell table:number-columns-repeated="3"/>
        </table:table-row>
        <table:table-row table:style-name="ro1">
          <table:table-cell office:value-type="float" office:value="3.30770351318642">
            <text:p>3.3077035132</text:p>
          </table:table-cell>
          <table:table-cell table:number-columns-repeated="3"/>
        </table:table-row>
        <table:table-row table:style-name="ro1">
          <table:table-cell office:value-type="float" office:value="5.67799431830645">
            <text:p>5.6779943183</text:p>
          </table:table-cell>
          <table:table-cell table:number-columns-repeated="3"/>
        </table:table-row>
        <table:table-row table:style-name="ro1">
          <table:table-cell office:value-type="float" office:value="4.9047877159901">
            <text:p>4.904787716</text:p>
          </table:table-cell>
          <table:table-cell table:number-columns-repeated="3"/>
        </table:table-row>
        <table:table-row table:style-name="ro1">
          <table:table-cell office:value-type="float" office:value="3.80093695409596">
            <text:p>3.8009369541</text:p>
          </table:table-cell>
          <table:table-cell table:number-columns-repeated="3"/>
        </table:table-row>
        <table:table-row table:style-name="ro1">
          <table:table-cell office:value-type="float" office:value="5.92170981923118">
            <text:p>5.9217098192</text:p>
          </table:table-cell>
          <table:table-cell table:number-columns-repeated="3"/>
        </table:table-row>
        <table:table-row table:style-name="ro1">
          <table:table-cell office:value-type="float" office:value="5.25063819717616">
            <text:p>5.2506381972</text:p>
          </table:table-cell>
          <table:table-cell table:number-columns-repeated="3"/>
        </table:table-row>
        <table:table-row table:style-name="ro1">
          <table:table-cell office:value-type="float" office:value="4.25148602901027">
            <text:p>4.251486029</text:p>
          </table:table-cell>
          <table:table-cell table:number-columns-repeated="3"/>
        </table:table-row>
        <table:table-row table:style-name="ro1">
          <table:table-cell office:value-type="float" office:value="5.4892254518345">
            <text:p>5.4892254518</text:p>
          </table:table-cell>
          <table:table-cell table:number-columns-repeated="3"/>
        </table:table-row>
        <table:table-row table:style-name="ro1">
          <table:table-cell office:value-type="float" office:value="4.07448757486418">
            <text:p>4.0744875749</text:p>
          </table:table-cell>
          <table:table-cell table:number-columns-repeated="3"/>
        </table:table-row>
        <table:table-row table:style-name="ro1">
          <table:table-cell office:value-type="float" office:value="5.81690623285249">
            <text:p>5.8169062329</text:p>
          </table:table-cell>
          <table:table-cell table:number-columns-repeated="3"/>
        </table:table-row>
        <table:table-row table:style-name="ro1">
          <table:table-cell office:value-type="float" office:value="4.70953995734453">
            <text:p>4.7095399573</text:p>
          </table:table-cell>
          <table:table-cell table:number-columns-repeated="3"/>
        </table:table-row>
        <table:table-row table:style-name="ro1">
          <table:table-cell office:value-type="float" office:value="5.82485264679417">
            <text:p>5.8248526468</text:p>
          </table:table-cell>
          <table:table-cell table:number-columns-repeated="3"/>
        </table:table-row>
        <table:table-row table:style-name="ro1">
          <table:table-cell office:value-type="float" office:value="4.66299088206142">
            <text:p>4.6629908821</text:p>
          </table:table-cell>
          <table:table-cell table:number-columns-repeated="3"/>
        </table:table-row>
        <table:table-row table:style-name="ro1">
          <table:table-cell office:value-type="float" office:value="4.31357541354373">
            <text:p>4.3135754135</text:p>
          </table:table-cell>
          <table:table-cell table:number-columns-repeated="3"/>
        </table:table-row>
        <table:table-row table:style-name="ro1">
          <table:table-cell office:value-type="float" office:value="5.15532372333109">
            <text:p>5.1553237233</text:p>
          </table:table-cell>
          <table:table-cell table:number-columns-repeated="3"/>
        </table:table-row>
        <table:table-row table:style-name="ro1">
          <table:table-cell office:value-type="float" office:value="4.56135700363666">
            <text:p>4.5613570036</text:p>
          </table:table-cell>
          <table:table-cell table:number-columns-repeated="3"/>
        </table:table-row>
        <table:table-row table:style-name="ro1">
          <table:table-cell office:value-type="float" office:value="6.07379693584517">
            <text:p>6.0737969358</text:p>
          </table:table-cell>
          <table:table-cell table:number-columns-repeated="3"/>
        </table:table-row>
        <table:table-row table:style-name="ro1">
          <table:table-cell office:value-type="float" office:value="5.75584897631779">
            <text:p>5.7558489763</text:p>
          </table:table-cell>
          <table:table-cell table:number-columns-repeated="3"/>
        </table:table-row>
        <table:table-row table:style-name="ro1">
          <table:table-cell office:value-type="float" office:value="3.9637263729237">
            <text:p>3.9637263729</text:p>
          </table:table-cell>
          <table:table-cell table:number-columns-repeated="3"/>
        </table:table-row>
        <table:table-row table:style-name="ro1">
          <table:table-cell office:value-type="float" office:value="5.44206544198096">
            <text:p>5.442065442</text:p>
          </table:table-cell>
          <table:table-cell table:number-columns-repeated="3"/>
        </table:table-row>
        <table:table-row table:style-name="ro1">
          <table:table-cell office:value-type="float" office:value="4.69518521940336">
            <text:p>4.6951852194</text:p>
          </table:table-cell>
          <table:table-cell table:number-columns-repeated="3"/>
        </table:table-row>
        <table:table-row table:style-name="ro1">
          <table:table-cell office:value-type="float" office:value="4.45581743260846">
            <text:p>4.4558174326</text:p>
          </table:table-cell>
          <table:table-cell table:number-columns-repeated="3"/>
        </table:table-row>
        <table:table-row table:style-name="ro1">
          <table:table-cell office:value-type="float" office:value="5.74382020998746">
            <text:p>5.74382021</text:p>
          </table:table-cell>
          <table:table-cell table:number-columns-repeated="3"/>
        </table:table-row>
        <table:table-row table:style-name="ro1">
          <table:table-cell office:value-type="float" office:value="3.91214403277263">
            <text:p>3.9121440328</text:p>
          </table:table-cell>
          <table:table-cell table:number-columns-repeated="3"/>
        </table:table-row>
        <table:table-row table:style-name="ro1">
          <table:table-cell office:value-type="float" office:value="5.60272361477837">
            <text:p>5.6027236148</text:p>
          </table:table-cell>
          <table:table-cell table:number-columns-repeated="3"/>
        </table:table-row>
        <table:table-row table:style-name="ro1">
          <table:table-cell office:value-type="float" office:value="5.05433147680014">
            <text:p>5.0543314768</text:p>
          </table:table-cell>
          <table:table-cell table:number-columns-repeated="3"/>
        </table:table-row>
        <table:table-row table:style-name="ro1">
          <table:table-cell office:value-type="float" office:value="5.56654700590298">
            <text:p>5.5665470059</text:p>
          </table:table-cell>
          <table:table-cell table:number-columns-repeated="3"/>
        </table:table-row>
        <table:table-row table:style-name="ro1">
          <table:table-cell office:value-type="float" office:value="5.31140264868736">
            <text:p>5.3114026487</text:p>
          </table:table-cell>
          <table:table-cell table:number-columns-repeated="3"/>
        </table:table-row>
        <table:table-row table:style-name="ro1">
          <table:table-cell office:value-type="float" office:value="4.3710074564442">
            <text:p>4.3710074564</text:p>
          </table:table-cell>
          <table:table-cell table:number-columns-repeated="3"/>
        </table:table-row>
        <table:table-row table:style-name="ro1">
          <table:table-cell office:value-type="float" office:value="5.55757812270895">
            <text:p>5.5575781227</text:p>
          </table:table-cell>
          <table:table-cell table:number-columns-repeated="3"/>
        </table:table-row>
        <table:table-row table:style-name="ro1">
          <table:table-cell office:value-type="float" office:value="5.59987716004252">
            <text:p>5.59987716</text:p>
          </table:table-cell>
          <table:table-cell table:number-columns-repeated="3"/>
        </table:table-row>
        <table:table-row table:style-name="ro1">
          <table:table-cell office:value-type="float" office:value="6.68344610184431">
            <text:p>6.6834461018</text:p>
          </table:table-cell>
          <table:table-cell table:number-columns-repeated="3"/>
        </table:table-row>
        <table:table-row table:style-name="ro1">
          <table:table-cell office:value-type="float" office:value="6.17454244941473">
            <text:p>6.1745424494</text:p>
          </table:table-cell>
          <table:table-cell table:number-columns-repeated="3"/>
        </table:table-row>
        <table:table-row table:style-name="ro1">
          <table:table-cell office:value-type="float" office:value="4.04122479911894">
            <text:p>4.0412247991</text:p>
          </table:table-cell>
          <table:table-cell table:number-columns-repeated="3"/>
        </table:table-row>
        <table:table-row table:style-name="ro1">
          <table:table-cell office:value-type="float" office:value="4.52199220703915">
            <text:p>4.521992207</text:p>
          </table:table-cell>
          <table:table-cell table:number-columns-repeated="3"/>
        </table:table-row>
        <table:table-row table:style-name="ro1">
          <table:table-cell office:value-type="float" office:value="3.91838572081178">
            <text:p>3.9183857208</text:p>
          </table:table-cell>
          <table:table-cell table:number-columns-repeated="3"/>
        </table:table-row>
        <table:table-row table:style-name="ro1">
          <table:table-cell office:value-type="float" office:value="4.71314463298768">
            <text:p>4.713144633</text:p>
          </table:table-cell>
          <table:table-cell table:number-columns-repeated="3"/>
        </table:table-row>
        <table:table-row table:style-name="ro1">
          <table:table-cell office:value-type="float" office:value="5.89408526290208">
            <text:p>5.8940852629</text:p>
          </table:table-cell>
          <table:table-cell table:number-columns-repeated="3"/>
        </table:table-row>
        <table:table-row table:style-name="ro1">
          <table:table-cell office:value-type="float" office:value="4.63726702146232">
            <text:p>4.6372670215</text:p>
          </table:table-cell>
          <table:table-cell table:number-columns-repeated="3"/>
        </table:table-row>
        <table:table-row table:style-name="ro1">
          <table:table-cell office:value-type="float" office:value="5.92960325442255">
            <text:p>5.9296032544</text:p>
          </table:table-cell>
          <table:table-cell table:number-columns-repeated="3"/>
        </table:table-row>
        <table:table-row table:style-name="ro1">
          <table:table-cell office:value-type="float" office:value="4.4709191354923">
            <text:p>4.4709191355</text:p>
          </table:table-cell>
          <table:table-cell table:number-columns-repeated="3"/>
        </table:table-row>
        <table:table-row table:style-name="ro1">
          <table:table-cell office:value-type="float" office:value="4.57057570293546">
            <text:p>4.5705757029</text:p>
          </table:table-cell>
          <table:table-cell table:number-columns-repeated="3"/>
        </table:table-row>
        <table:table-row table:style-name="ro1">
          <table:table-cell office:value-type="float" office:value="4.29721127124503">
            <text:p>4.2972112712</text:p>
          </table:table-cell>
          <table:table-cell table:number-columns-repeated="3"/>
        </table:table-row>
        <table:table-row table:style-name="ro1">
          <table:table-cell office:value-type="float" office:value="6.34235413186252">
            <text:p>6.3423541319</text:p>
          </table:table-cell>
          <table:table-cell table:number-columns-repeated="3"/>
        </table:table-row>
        <table:table-row table:style-name="ro1">
          <table:table-cell office:value-type="float" office:value="5.04333294602111">
            <text:p>5.043332946</text:p>
          </table:table-cell>
          <table:table-cell table:number-columns-repeated="3"/>
        </table:table-row>
        <table:table-row table:style-name="ro1">
          <table:table-cell office:value-type="float" office:value="4.97402960248292">
            <text:p>4.9740296025</text:p>
          </table:table-cell>
          <table:table-cell table:number-columns-repeated="3"/>
        </table:table-row>
        <table:table-row table:style-name="ro1">
          <table:table-cell office:value-type="float" office:value="4.48983093677089">
            <text:p>4.4898309368</text:p>
          </table:table-cell>
          <table:table-cell table:number-columns-repeated="3"/>
        </table:table-row>
        <table:table-row table:style-name="ro1">
          <table:table-cell office:value-type="float" office:value="4.38949667476118">
            <text:p>4.3894966748</text:p>
          </table:table-cell>
          <table:table-cell table:number-columns-repeated="3"/>
        </table:table-row>
        <table:table-row table:style-name="ro1">
          <table:table-cell office:value-type="float" office:value="3.09142631851137">
            <text:p>3.0914263185</text:p>
          </table:table-cell>
          <table:table-cell table:number-columns-repeated="3"/>
        </table:table-row>
        <table:table-row table:style-name="ro1">
          <table:table-cell office:value-type="float" office:value="4.9269450455904">
            <text:p>4.9269450456</text:p>
          </table:table-cell>
          <table:table-cell table:number-columns-repeated="3"/>
        </table:table-row>
        <table:table-row table:style-name="ro1">
          <table:table-cell office:value-type="float" office:value="3.41635817615315">
            <text:p>3.4163581762</text:p>
          </table:table-cell>
          <table:table-cell table:number-columns-repeated="3"/>
        </table:table-row>
        <table:table-row table:style-name="ro1">
          <table:table-cell office:value-type="float" office:value="4.09770753188059">
            <text:p>4.0977075319</text:p>
          </table:table-cell>
          <table:table-cell table:number-columns-repeated="3"/>
        </table:table-row>
        <table:table-row table:style-name="ro1">
          <table:table-cell office:value-type="float" office:value="3.72265592543408">
            <text:p>3.7226559254</text:p>
          </table:table-cell>
          <table:table-cell table:number-columns-repeated="3"/>
        </table:table-row>
        <table:table-row table:style-name="ro1">
          <table:table-cell office:value-type="float" office:value="4.85291352542117">
            <text:p>4.8529135254</text:p>
          </table:table-cell>
          <table:table-cell table:number-columns-repeated="3"/>
        </table:table-row>
        <table:table-row table:style-name="ro1">
          <table:table-cell office:value-type="float" office:value="6.62395690567791">
            <text:p>6.6239569057</text:p>
          </table:table-cell>
          <table:table-cell table:number-columns-repeated="3"/>
        </table:table-row>
        <table:table-row table:style-name="ro1">
          <table:table-cell office:value-type="float" office:value="6.57706861477345">
            <text:p>6.5770686148</text:p>
          </table:table-cell>
          <table:table-cell table:number-columns-repeated="3"/>
        </table:table-row>
        <table:table-row table:style-name="ro1">
          <table:table-cell office:value-type="float" office:value="6.40039138542488">
            <text:p>6.4003913854</text:p>
          </table:table-cell>
          <table:table-cell table:number-columns-repeated="3"/>
        </table:table-row>
        <table:table-row table:style-name="ro1">
          <table:table-cell office:value-type="float" office:value="3.02448265952989">
            <text:p>3.0244826595</text:p>
          </table:table-cell>
          <table:table-cell table:number-columns-repeated="3"/>
        </table:table-row>
        <table:table-row table:style-name="ro1">
          <table:table-cell office:value-type="float" office:value="5.50600552931428">
            <text:p>5.5060055293</text:p>
          </table:table-cell>
          <table:table-cell table:number-columns-repeated="3"/>
        </table:table-row>
        <table:table-row table:style-name="ro1">
          <table:table-cell office:value-type="float" office:value="3.85752062825486">
            <text:p>3.8575206283</text:p>
          </table:table-cell>
          <table:table-cell table:number-columns-repeated="3"/>
        </table:table-row>
        <table:table-row table:style-name="ro1">
          <table:table-cell office:value-type="float" office:value="5.54093113169074">
            <text:p>5.5409311317</text:p>
          </table:table-cell>
          <table:table-cell table:number-columns-repeated="3"/>
        </table:table-row>
        <table:table-row table:style-name="ro1">
          <table:table-cell office:value-type="float" office:value="4.22536285920069">
            <text:p>4.2253628592</text:p>
          </table:table-cell>
          <table:table-cell table:number-columns-repeated="3"/>
        </table:table-row>
        <table:table-row table:style-name="ro1">
          <table:table-cell office:value-type="float" office:value="4.0725451791659">
            <text:p>4.0725451792</text:p>
          </table:table-cell>
          <table:table-cell table:number-columns-repeated="3"/>
        </table:table-row>
        <table:table-row table:style-name="ro1">
          <table:table-cell office:value-type="float" office:value="4.72902397159487">
            <text:p>4.7290239716</text:p>
          </table:table-cell>
          <table:table-cell table:number-columns-repeated="3"/>
        </table:table-row>
        <table:table-row table:style-name="ro1">
          <table:table-cell office:value-type="float" office:value="4.86382259940729">
            <text:p>4.8638225994</text:p>
          </table:table-cell>
          <table:table-cell table:number-columns-repeated="3"/>
        </table:table-row>
        <table:table-row table:style-name="ro1">
          <table:table-cell office:value-type="float" office:value="4.15371823403984">
            <text:p>4.153718234</text:p>
          </table:table-cell>
          <table:table-cell table:number-columns-repeated="3"/>
        </table:table-row>
        <table:table-row table:style-name="ro1">
          <table:table-cell office:value-type="float" office:value="4.3928362717852">
            <text:p>4.3928362718</text:p>
          </table:table-cell>
          <table:table-cell table:number-columns-repeated="3"/>
        </table:table-row>
        <table:table-row table:style-name="ro1">
          <table:table-cell office:value-type="float" office:value="4.17633258085698">
            <text:p>4.1763325809</text:p>
          </table:table-cell>
          <table:table-cell table:number-columns-repeated="3"/>
        </table:table-row>
        <table:table-row table:style-name="ro1">
          <table:table-cell office:value-type="float" office:value="6.09250235697255">
            <text:p>6.092502357</text:p>
          </table:table-cell>
          <table:table-cell table:number-columns-repeated="3"/>
        </table:table-row>
        <table:table-row table:style-name="ro1">
          <table:table-cell office:value-type="float" office:value="5.53690603375435">
            <text:p>5.5369060338</text:p>
          </table:table-cell>
          <table:table-cell table:number-columns-repeated="3"/>
        </table:table-row>
        <table:table-row table:style-name="ro1">
          <table:table-cell office:value-type="float" office:value="3.1782776308246">
            <text:p>3.1782776308</text:p>
          </table:table-cell>
          <table:table-cell table:number-columns-repeated="3"/>
        </table:table-row>
        <table:table-row table:style-name="ro1">
          <table:table-cell office:value-type="float" office:value="4.55889026541263">
            <text:p>4.5588902654</text:p>
          </table:table-cell>
          <table:table-cell table:number-columns-repeated="3"/>
        </table:table-row>
        <table:table-row table:style-name="ro1">
          <table:table-cell office:value-type="float" office:value="4.8309010528028">
            <text:p>4.8309010528</text:p>
          </table:table-cell>
          <table:table-cell table:number-columns-repeated="3"/>
        </table:table-row>
        <table:table-row table:style-name="ro1">
          <table:table-cell office:value-type="float" office:value="3.83991213841364">
            <text:p>3.8399121384</text:p>
          </table:table-cell>
          <table:table-cell table:number-columns-repeated="3"/>
        </table:table-row>
        <table:table-row table:style-name="ro1">
          <table:table-cell office:value-type="float" office:value="4.7010727240704">
            <text:p>4.7010727241</text:p>
          </table:table-cell>
          <table:table-cell table:number-columns-repeated="3"/>
        </table:table-row>
        <table:table-row table:style-name="ro1">
          <table:table-cell office:value-type="float" office:value="6.17292377585545">
            <text:p>6.1729237759</text:p>
          </table:table-cell>
          <table:table-cell table:number-columns-repeated="3"/>
        </table:table-row>
        <table:table-row table:style-name="ro1">
          <table:table-cell office:value-type="float" office:value="4.91562655987218">
            <text:p>4.9156265599</text:p>
          </table:table-cell>
          <table:table-cell table:number-columns-repeated="3"/>
        </table:table-row>
        <table:table-row table:style-name="ro1">
          <table:table-cell office:value-type="float" office:value="5.98454795125872">
            <text:p>5.9845479513</text:p>
          </table:table-cell>
          <table:table-cell table:number-columns-repeated="3"/>
        </table:table-row>
        <table:table-row table:style-name="ro1">
          <table:table-cell office:value-type="float" office:value="4.19657870475203">
            <text:p>4.1965787048</text:p>
          </table:table-cell>
          <table:table-cell table:number-columns-repeated="3"/>
        </table:table-row>
        <table:table-row table:style-name="ro1">
          <table:table-cell office:value-type="float" office:value="3.56376044591889">
            <text:p>3.5637604459</text:p>
          </table:table-cell>
          <table:table-cell table:number-columns-repeated="3"/>
        </table:table-row>
        <table:table-row table:style-name="ro1">
          <table:table-cell office:value-type="float" office:value="4.5306605855003">
            <text:p>4.5306605855</text:p>
          </table:table-cell>
          <table:table-cell table:number-columns-repeated="3"/>
        </table:table-row>
        <table:table-row table:style-name="ro1">
          <table:table-cell office:value-type="float" office:value="5.47514475788921">
            <text:p>5.4751447579</text:p>
          </table:table-cell>
          <table:table-cell table:number-columns-repeated="3"/>
        </table:table-row>
        <table:table-row table:style-name="ro1">
          <table:table-cell office:value-type="float" office:value="4.25056282384321">
            <text:p>4.2505628238</text:p>
          </table:table-cell>
          <table:table-cell table:number-columns-repeated="3"/>
        </table:table-row>
        <table:table-row table:style-name="ro1">
          <table:table-cell office:value-type="float" office:value="4.79330629389733">
            <text:p>4.7933062939</text:p>
          </table:table-cell>
          <table:table-cell table:number-columns-repeated="3"/>
        </table:table-row>
        <table:table-row table:style-name="ro1">
          <table:table-cell office:value-type="float" office:value="3.95063936617225">
            <text:p>3.9506393662</text:p>
          </table:table-cell>
          <table:table-cell table:number-columns-repeated="3"/>
        </table:table-row>
        <table:table-row table:style-name="ro1">
          <table:table-cell office:value-type="float" office:value="5.10551881510764">
            <text:p>5.1055188151</text:p>
          </table:table-cell>
          <table:table-cell table:number-columns-repeated="3"/>
        </table:table-row>
        <table:table-row table:style-name="ro1">
          <table:table-cell office:value-type="float" office:value="5.6371641359292">
            <text:p>5.6371641359</text:p>
          </table:table-cell>
          <table:table-cell table:number-columns-repeated="3"/>
        </table:table-row>
        <table:table-row table:style-name="ro1">
          <table:table-cell office:value-type="float" office:value="5.24824276939034">
            <text:p>5.2482427694</text:p>
          </table:table-cell>
          <table:table-cell table:number-columns-repeated="3"/>
        </table:table-row>
        <table:table-row table:style-name="ro1">
          <table:table-cell office:value-type="float" office:value="5.0457240245305">
            <text:p>5.0457240245</text:p>
          </table:table-cell>
          <table:table-cell table:number-columns-repeated="3"/>
        </table:table-row>
        <table:table-row table:style-name="ro1">
          <table:table-cell office:value-type="float" office:value="5.38697838922963">
            <text:p>5.3869783892</text:p>
          </table:table-cell>
          <table:table-cell table:number-columns-repeated="3"/>
        </table:table-row>
        <table:table-row table:style-name="ro1">
          <table:table-cell office:value-type="float" office:value="4.93750907527283">
            <text:p>4.9375090753</text:p>
          </table:table-cell>
          <table:table-cell table:number-columns-repeated="3"/>
        </table:table-row>
        <table:table-row table:style-name="ro1">
          <table:table-cell office:value-type="float" office:value="5.85516187921166">
            <text:p>5.8551618792</text:p>
          </table:table-cell>
          <table:table-cell table:number-columns-repeated="3"/>
        </table:table-row>
        <table:table-row table:style-name="ro1">
          <table:table-cell office:value-type="float" office:value="6.03262602956966">
            <text:p>6.0326260296</text:p>
          </table:table-cell>
          <table:table-cell table:number-columns-repeated="3"/>
        </table:table-row>
        <table:table-row table:style-name="ro1">
          <table:table-cell office:value-type="float" office:value="5.98372637992725">
            <text:p>5.9837263799</text:p>
          </table:table-cell>
          <table:table-cell table:number-columns-repeated="3"/>
        </table:table-row>
        <table:table-row table:style-name="ro1">
          <table:table-cell office:value-type="float" office:value="5.55853998521343">
            <text:p>5.5585399852</text:p>
          </table:table-cell>
          <table:table-cell table:number-columns-repeated="3"/>
        </table:table-row>
        <table:table-row table:style-name="ro1">
          <table:table-cell office:value-type="float" office:value="4.78077528625727">
            <text:p>4.7807752863</text:p>
          </table:table-cell>
          <table:table-cell table:number-columns-repeated="3"/>
        </table:table-row>
        <table:table-row table:style-name="ro1">
          <table:table-cell office:value-type="float" office:value="4.74875006265938">
            <text:p>4.7487500627</text:p>
          </table:table-cell>
          <table:table-cell table:number-columns-repeated="3"/>
        </table:table-row>
        <table:table-row table:style-name="ro1">
          <table:table-cell office:value-type="float" office:value="6.54050732823089">
            <text:p>6.5405073282</text:p>
          </table:table-cell>
          <table:table-cell table:number-columns-repeated="3"/>
        </table:table-row>
        <table:table-row table:style-name="ro1">
          <table:table-cell office:value-type="float" office:value="5.22439711680636">
            <text:p>5.2243971168</text:p>
          </table:table-cell>
          <table:table-cell table:number-columns-repeated="3"/>
        </table:table-row>
        <table:table-row table:style-name="ro1">
          <table:table-cell office:value-type="float" office:value="4.09728567581624">
            <text:p>4.0972856758</text:p>
          </table:table-cell>
          <table:table-cell table:number-columns-repeated="3"/>
        </table:table-row>
        <table:table-row table:style-name="ro1">
          <table:table-cell office:value-type="float" office:value="4.83399246586487">
            <text:p>4.8339924659</text:p>
          </table:table-cell>
          <table:table-cell table:number-columns-repeated="3"/>
        </table:table-row>
        <table:table-row table:style-name="ro1">
          <table:table-cell office:value-type="float" office:value="4.73383614653721">
            <text:p>4.7338361465</text:p>
          </table:table-cell>
          <table:table-cell table:number-columns-repeated="3"/>
        </table:table-row>
        <table:table-row table:style-name="ro1">
          <table:table-cell office:value-type="float" office:value="5.7141505968757">
            <text:p>5.7141505969</text:p>
          </table:table-cell>
          <table:table-cell table:number-columns-repeated="3"/>
        </table:table-row>
        <table:table-row table:style-name="ro1">
          <table:table-cell office:value-type="float" office:value="4.3896237583831">
            <text:p>4.3896237584</text:p>
          </table:table-cell>
          <table:table-cell table:number-columns-repeated="3"/>
        </table:table-row>
        <table:table-row table:style-name="ro1">
          <table:table-cell office:value-type="float" office:value="5.06358280032873">
            <text:p>5.0635828003</text:p>
          </table:table-cell>
          <table:table-cell table:number-columns-repeated="3"/>
        </table:table-row>
        <table:table-row table:style-name="ro1">
          <table:table-cell office:value-type="float" office:value="3.48613662319258">
            <text:p>3.4861366232</text:p>
          </table:table-cell>
          <table:table-cell table:number-columns-repeated="3"/>
        </table:table-row>
        <table:table-row table:style-name="ro1">
          <table:table-cell office:value-type="float" office:value="6.21160674421117">
            <text:p>6.2116067442</text:p>
          </table:table-cell>
          <table:table-cell table:number-columns-repeated="3"/>
        </table:table-row>
        <table:table-row table:style-name="ro1">
          <table:table-cell office:value-type="float" office:value="6.30986778484657">
            <text:p>6.3098677848</text:p>
          </table:table-cell>
          <table:table-cell table:number-columns-repeated="3"/>
        </table:table-row>
        <table:table-row table:style-name="ro1">
          <table:table-cell office:value-type="float" office:value="5.19797290395945">
            <text:p>5.197972904</text:p>
          </table:table-cell>
          <table:table-cell table:number-columns-repeated="3"/>
        </table:table-row>
        <table:table-row table:style-name="ro1">
          <table:table-cell office:value-type="float" office:value="4.52844085870311">
            <text:p>4.5284408587</text:p>
          </table:table-cell>
          <table:table-cell table:number-columns-repeated="3"/>
        </table:table-row>
        <table:table-row table:style-name="ro1">
          <table:table-cell office:value-type="float" office:value="6.21481295861304">
            <text:p>6.2148129586</text:p>
          </table:table-cell>
          <table:table-cell table:number-columns-repeated="3"/>
        </table:table-row>
        <table:table-row table:style-name="ro1">
          <table:table-cell office:value-type="float" office:value="6.57974677206948">
            <text:p>6.5797467721</text:p>
          </table:table-cell>
          <table:table-cell table:number-columns-repeated="3"/>
        </table:table-row>
        <table:table-row table:style-name="ro1">
          <table:table-cell office:value-type="float" office:value="6.39835590915754">
            <text:p>6.3983559092</text:p>
          </table:table-cell>
          <table:table-cell table:number-columns-repeated="3"/>
        </table:table-row>
        <table:table-row table:style-name="ro1">
          <table:table-cell office:value-type="float" office:value="4.35666562616825">
            <text:p>4.3566656262</text:p>
          </table:table-cell>
          <table:table-cell table:number-columns-repeated="3"/>
        </table:table-row>
        <table:table-row table:style-name="ro1">
          <table:table-cell office:value-type="float" office:value="4.1002601403743">
            <text:p>4.1002601404</text:p>
          </table:table-cell>
          <table:table-cell table:number-columns-repeated="3"/>
        </table:table-row>
        <table:table-row table:style-name="ro1">
          <table:table-cell office:value-type="float" office:value="5.63826922513545">
            <text:p>5.6382692251</text:p>
          </table:table-cell>
          <table:table-cell table:number-columns-repeated="3"/>
        </table:table-row>
        <table:table-row table:style-name="ro1">
          <table:table-cell office:value-type="float" office:value="4.99671518942341">
            <text:p>4.9967151894</text:p>
          </table:table-cell>
          <table:table-cell table:number-columns-repeated="3"/>
        </table:table-row>
        <table:table-row table:style-name="ro1">
          <table:table-cell office:value-type="float" office:value="5.4427755177021">
            <text:p>5.4427755177</text:p>
          </table:table-cell>
          <table:table-cell table:number-columns-repeated="3"/>
        </table:table-row>
        <table:table-row table:style-name="ro1">
          <table:table-cell office:value-type="float" office:value="3.77550756651908">
            <text:p>3.7755075665</text:p>
          </table:table-cell>
          <table:table-cell table:number-columns-repeated="3"/>
        </table:table-row>
        <table:table-row table:style-name="ro1">
          <table:table-cell office:value-type="float" office:value="5.85247300425544">
            <text:p>5.8524730043</text:p>
          </table:table-cell>
          <table:table-cell table:number-columns-repeated="3"/>
        </table:table-row>
        <table:table-row table:style-name="ro1">
          <table:table-cell office:value-type="float" office:value="6.59148050798103">
            <text:p>6.591480508</text:p>
          </table:table-cell>
          <table:table-cell table:number-columns-repeated="3"/>
        </table:table-row>
        <table:table-row table:style-name="ro1">
          <table:table-cell office:value-type="float" office:value="4.84013241296634">
            <text:p>4.840132413</text:p>
          </table:table-cell>
          <table:table-cell table:number-columns-repeated="3"/>
        </table:table-row>
        <table:table-row table:style-name="ro1">
          <table:table-cell office:value-type="float" office:value="5.48202784685418">
            <text:p>5.4820278469</text:p>
          </table:table-cell>
          <table:table-cell table:number-columns-repeated="3"/>
        </table:table-row>
        <table:table-row table:style-name="ro1">
          <table:table-cell office:value-type="float" office:value="3.70669715013355">
            <text:p>3.7066971501</text:p>
          </table:table-cell>
          <table:table-cell table:number-columns-repeated="3"/>
        </table:table-row>
        <table:table-row table:style-name="ro1">
          <table:table-cell office:value-type="float" office:value="5.04284692136571">
            <text:p>5.0428469214</text:p>
          </table:table-cell>
          <table:table-cell table:number-columns-repeated="3"/>
        </table:table-row>
        <table:table-row table:style-name="ro1">
          <table:table-cell office:value-type="float" office:value="4.05134034762159">
            <text:p>4.0513403476</text:p>
          </table:table-cell>
          <table:table-cell table:number-columns-repeated="3"/>
        </table:table-row>
        <table:table-row table:style-name="ro1">
          <table:table-cell office:value-type="float" office:value="6.28448783652857">
            <text:p>6.2844878365</text:p>
          </table:table-cell>
          <table:table-cell table:number-columns-repeated="3"/>
        </table:table-row>
        <table:table-row table:style-name="ro1">
          <table:table-cell office:value-type="float" office:value="4.86896911030635">
            <text:p>4.8689691103</text:p>
          </table:table-cell>
          <table:table-cell table:number-columns-repeated="3"/>
        </table:table-row>
        <table:table-row table:style-name="ro1">
          <table:table-cell office:value-type="float" office:value="5.38040093518794">
            <text:p>5.3804009352</text:p>
          </table:table-cell>
          <table:table-cell table:number-columns-repeated="3"/>
        </table:table-row>
        <table:table-row table:style-name="ro1">
          <table:table-cell office:value-type="float" office:value="4.23357166629285">
            <text:p>4.2335716663</text:p>
          </table:table-cell>
          <table:table-cell table:number-columns-repeated="3"/>
        </table:table-row>
        <table:table-row table:style-name="ro1">
          <table:table-cell office:value-type="float" office:value="5.34316372778267">
            <text:p>5.3431637278</text:p>
          </table:table-cell>
          <table:table-cell table:number-columns-repeated="3"/>
        </table:table-row>
        <table:table-row table:style-name="ro1">
          <table:table-cell office:value-type="float" office:value="5.17624531360343">
            <text:p>5.1762453136</text:p>
          </table:table-cell>
          <table:table-cell table:number-columns-repeated="3"/>
        </table:table-row>
        <table:table-row table:style-name="ro1">
          <table:table-cell office:value-type="float" office:value="5.86520654009655">
            <text:p>5.8652065401</text:p>
          </table:table-cell>
          <table:table-cell table:number-columns-repeated="3"/>
        </table:table-row>
        <table:table-row table:style-name="ro1">
          <table:table-cell office:value-type="float" office:value="6.2008365909569">
            <text:p>6.200836591</text:p>
          </table:table-cell>
          <table:table-cell table:number-columns-repeated="3"/>
        </table:table-row>
        <table:table-row table:style-name="ro1">
          <table:table-cell office:value-type="float" office:value="4.60260927956551">
            <text:p>4.6026092796</text:p>
          </table:table-cell>
          <table:table-cell table:number-columns-repeated="3"/>
        </table:table-row>
        <table:table-row table:style-name="ro1">
          <table:table-cell office:value-type="float" office:value="6.82507343031466">
            <text:p>6.8250734303</text:p>
          </table:table-cell>
          <table:table-cell table:number-columns-repeated="3"/>
        </table:table-row>
        <table:table-row table:style-name="ro1">
          <table:table-cell office:value-type="float" office:value="5.00800077384338">
            <text:p>5.0080007738</text:p>
          </table:table-cell>
          <table:table-cell table:number-columns-repeated="3"/>
        </table:table-row>
        <table:table-row table:style-name="ro1">
          <table:table-cell office:value-type="float" office:value="3.95583326881751">
            <text:p>3.9558332688</text:p>
          </table:table-cell>
          <table:table-cell table:number-columns-repeated="3"/>
        </table:table-row>
        <table:table-row table:style-name="ro1">
          <table:table-cell office:value-type="float" office:value="4.94450354669243">
            <text:p>4.9445035467</text:p>
          </table:table-cell>
          <table:table-cell table:number-columns-repeated="3"/>
        </table:table-row>
        <table:table-row table:style-name="ro1">
          <table:table-cell office:value-type="float" office:value="4.31703512044624">
            <text:p>4.3170351204</text:p>
          </table:table-cell>
          <table:table-cell table:number-columns-repeated="3"/>
        </table:table-row>
        <table:table-row table:style-name="ro1">
          <table:table-cell office:value-type="float" office:value="6.47888152161613">
            <text:p>6.4788815216</text:p>
          </table:table-cell>
          <table:table-cell table:number-columns-repeated="3"/>
        </table:table-row>
        <table:table-row table:style-name="ro1">
          <table:table-cell office:value-type="float" office:value="4.82554764393717">
            <text:p>4.8255476439</text:p>
          </table:table-cell>
          <table:table-cell table:number-columns-repeated="3"/>
        </table:table-row>
        <table:table-row table:style-name="ro1">
          <table:table-cell office:value-type="float" office:value="4.15945561416447">
            <text:p>4.1594556142</text:p>
          </table:table-cell>
          <table:table-cell table:number-columns-repeated="3"/>
        </table:table-row>
        <table:table-row table:style-name="ro1">
          <table:table-cell office:value-type="float" office:value="5.22088021226227">
            <text:p>5.2208802123</text:p>
          </table:table-cell>
          <table:table-cell table:number-columns-repeated="3"/>
        </table:table-row>
        <table:table-row table:style-name="ro1">
          <table:table-cell office:value-type="float" office:value="5.8153664143756">
            <text:p>5.8153664144</text:p>
          </table:table-cell>
          <table:table-cell table:number-columns-repeated="3"/>
        </table:table-row>
        <table:table-row table:style-name="ro1">
          <table:table-cell office:value-type="float" office:value="4.635630057659">
            <text:p>4.6356300577</text:p>
          </table:table-cell>
          <table:table-cell table:number-columns-repeated="3"/>
        </table:table-row>
        <table:table-row table:style-name="ro1">
          <table:table-cell office:value-type="float" office:value="3.20267970906571">
            <text:p>3.2026797091</text:p>
          </table:table-cell>
          <table:table-cell table:number-columns-repeated="3"/>
        </table:table-row>
        <table:table-row table:style-name="ro1">
          <table:table-cell office:value-type="float" office:value="4.53031989419833">
            <text:p>4.5303198942</text:p>
          </table:table-cell>
          <table:table-cell table:number-columns-repeated="3"/>
        </table:table-row>
        <table:table-row table:style-name="ro1">
          <table:table-cell office:value-type="float" office:value="3.87305170390755">
            <text:p>3.8730517039</text:p>
          </table:table-cell>
          <table:table-cell table:number-columns-repeated="3"/>
        </table:table-row>
        <table:table-row table:style-name="ro1">
          <table:table-cell office:value-type="float" office:value="4.57139677833766">
            <text:p>4.5713967783</text:p>
          </table:table-cell>
          <table:table-cell table:number-columns-repeated="3"/>
        </table:table-row>
        <table:table-row table:style-name="ro1">
          <table:table-cell office:value-type="float" office:value="4.11927006812766">
            <text:p>4.1192700681</text:p>
          </table:table-cell>
          <table:table-cell table:number-columns-repeated="3"/>
        </table:table-row>
        <table:table-row table:style-name="ro1">
          <table:table-cell office:value-type="float" office:value="5.6080518886447">
            <text:p>5.6080518886</text:p>
          </table:table-cell>
          <table:table-cell table:number-columns-repeated="3"/>
        </table:table-row>
        <table:table-row table:style-name="ro1">
          <table:table-cell office:value-type="float" office:value="2.9192121932283">
            <text:p>2.9192121932</text:p>
          </table:table-cell>
          <table:table-cell table:number-columns-repeated="3"/>
        </table:table-row>
        <table:table-row table:style-name="ro1">
          <table:table-cell office:value-type="float" office:value="5.53130758414045">
            <text:p>5.5313075841</text:p>
          </table:table-cell>
          <table:table-cell table:number-columns-repeated="3"/>
        </table:table-row>
        <table:table-row table:style-name="ro1">
          <table:table-cell office:value-type="float" office:value="5.66967715648934">
            <text:p>5.6696771565</text:p>
          </table:table-cell>
          <table:table-cell table:number-columns-repeated="3"/>
        </table:table-row>
        <table:table-row table:style-name="ro1">
          <table:table-cell office:value-type="float" office:value="6.97154296981171">
            <text:p>6.9715429698</text:p>
          </table:table-cell>
          <table:table-cell table:number-columns-repeated="3"/>
        </table:table-row>
        <table:table-row table:style-name="ro1">
          <table:table-cell office:value-type="float" office:value="3.86116270208731">
            <text:p>3.8611627021</text:p>
          </table:table-cell>
          <table:table-cell table:number-columns-repeated="3"/>
        </table:table-row>
        <table:table-row table:style-name="ro1">
          <table:table-cell office:value-type="float" office:value="6.28894692147151">
            <text:p>6.2889469215</text:p>
          </table:table-cell>
          <table:table-cell table:number-columns-repeated="3"/>
        </table:table-row>
        <table:table-row table:style-name="ro1">
          <table:table-cell office:value-type="float" office:value="5.37008714070544">
            <text:p>5.3700871407</text:p>
          </table:table-cell>
          <table:table-cell table:number-columns-repeated="3"/>
        </table:table-row>
        <table:table-row table:style-name="ro1">
          <table:table-cell office:value-type="float" office:value="4.78045169310644">
            <text:p>4.7804516931</text:p>
          </table:table-cell>
          <table:table-cell table:number-columns-repeated="3"/>
        </table:table-row>
        <table:table-row table:style-name="ro1">
          <table:table-cell office:value-type="float" office:value="6.49075601017103">
            <text:p>6.4907560102</text:p>
          </table:table-cell>
          <table:table-cell table:number-columns-repeated="3"/>
        </table:table-row>
        <table:table-row table:style-name="ro1">
          <table:table-cell office:value-type="float" office:value="5.26048299111426">
            <text:p>5.2604829911</text:p>
          </table:table-cell>
          <table:table-cell table:number-columns-repeated="3"/>
        </table:table-row>
        <table:table-row table:style-name="ro1">
          <table:table-cell office:value-type="float" office:value="4.95740588987246">
            <text:p>4.9574058899</text:p>
          </table:table-cell>
          <table:table-cell table:number-columns-repeated="3"/>
        </table:table-row>
        <table:table-row table:style-name="ro1">
          <table:table-cell office:value-type="float" office:value="6.22992253489792">
            <text:p>6.2299225349</text:p>
          </table:table-cell>
          <table:table-cell table:number-columns-repeated="3"/>
        </table:table-row>
        <table:table-row table:style-name="ro1">
          <table:table-cell office:value-type="float" office:value="5.30793233169243">
            <text:p>5.3079323317</text:p>
          </table:table-cell>
          <table:table-cell table:number-columns-repeated="3"/>
        </table:table-row>
        <table:table-row table:style-name="ro1">
          <table:table-cell office:value-type="float" office:value="6.76585165411234">
            <text:p>6.7658516541</text:p>
          </table:table-cell>
          <table:table-cell table:number-columns-repeated="3"/>
        </table:table-row>
        <table:table-row table:style-name="ro1">
          <table:table-cell office:value-type="float" office:value="3.65689510339871">
            <text:p>3.6568951034</text:p>
          </table:table-cell>
          <table:table-cell table:number-columns-repeated="3"/>
        </table:table-row>
        <table:table-row table:style-name="ro1">
          <table:table-cell office:value-type="float" office:value="4.24515273049474">
            <text:p>4.2451527305</text:p>
          </table:table-cell>
          <table:table-cell table:number-columns-repeated="3"/>
        </table:table-row>
        <table:table-row table:style-name="ro1">
          <table:table-cell office:value-type="float" office:value="3.97114325035363">
            <text:p>3.9711432504</text:p>
          </table:table-cell>
          <table:table-cell table:number-columns-repeated="3"/>
        </table:table-row>
        <table:table-row table:style-name="ro1">
          <table:table-cell office:value-type="float" office:value="6.02336125308648">
            <text:p>6.0233612531</text:p>
          </table:table-cell>
          <table:table-cell table:number-columns-repeated="3"/>
        </table:table-row>
        <table:table-row table:style-name="ro1">
          <table:table-cell office:value-type="float" office:value="5.78685580426827">
            <text:p>5.7868558043</text:p>
          </table:table-cell>
          <table:table-cell table:number-columns-repeated="3"/>
        </table:table-row>
        <table:table-row table:style-name="ro1">
          <table:table-cell office:value-type="float" office:value="5.75821469398215">
            <text:p>5.758214694</text:p>
          </table:table-cell>
          <table:table-cell table:number-columns-repeated="3"/>
        </table:table-row>
        <table:table-row table:style-name="ro1">
          <table:table-cell office:value-type="float" office:value="3.58843539701775">
            <text:p>3.588435397</text:p>
          </table:table-cell>
          <table:table-cell table:number-columns-repeated="3"/>
        </table:table-row>
        <table:table-row table:style-name="ro1">
          <table:table-cell office:value-type="float" office:value="4.76389373047277">
            <text:p>4.7638937305</text:p>
          </table:table-cell>
          <table:table-cell table:number-columns-repeated="3"/>
        </table:table-row>
        <table:table-row table:style-name="ro1">
          <table:table-cell office:value-type="float" office:value="6.2763169654645">
            <text:p>6.2763169655</text:p>
          </table:table-cell>
          <table:table-cell table:number-columns-repeated="3"/>
        </table:table-row>
        <table:table-row table:style-name="ro1">
          <table:table-cell office:value-type="float" office:value="5.29705520812422">
            <text:p>5.2970552081</text:p>
          </table:table-cell>
          <table:table-cell table:number-columns-repeated="3"/>
        </table:table-row>
        <table:table-row table:style-name="ro1">
          <table:table-cell office:value-type="float" office:value="4.72246737917885">
            <text:p>4.7224673792</text:p>
          </table:table-cell>
          <table:table-cell table:number-columns-repeated="3"/>
        </table:table-row>
        <table:table-row table:style-name="ro1">
          <table:table-cell office:value-type="float" office:value="5.16276525007561">
            <text:p>5.1627652501</text:p>
          </table:table-cell>
          <table:table-cell table:number-columns-repeated="3"/>
        </table:table-row>
        <table:table-row table:style-name="ro1">
          <table:table-cell office:value-type="float" office:value="4.06659208424389">
            <text:p>4.0665920842</text:p>
          </table:table-cell>
          <table:table-cell table:number-columns-repeated="3"/>
        </table:table-row>
        <table:table-row table:style-name="ro1">
          <table:table-cell office:value-type="float" office:value="6.41950936196372">
            <text:p>6.419509362</text:p>
          </table:table-cell>
          <table:table-cell table:number-columns-repeated="3"/>
        </table:table-row>
        <table:table-row table:style-name="ro1">
          <table:table-cell office:value-type="float" office:value="5.42183964932337">
            <text:p>5.4218396493</text:p>
          </table:table-cell>
          <table:table-cell table:number-columns-repeated="3"/>
        </table:table-row>
        <table:table-row table:style-name="ro1">
          <table:table-cell office:value-type="float" office:value="6.0540715851821">
            <text:p>6.0540715852</text:p>
          </table:table-cell>
          <table:table-cell table:number-columns-repeated="3"/>
        </table:table-row>
        <table:table-row table:style-name="ro1">
          <table:table-cell office:value-type="float" office:value="6.57202239474282">
            <text:p>6.5720223947</text:p>
          </table:table-cell>
          <table:table-cell table:number-columns-repeated="3"/>
        </table:table-row>
        <table:table-row table:style-name="ro1">
          <table:table-cell office:value-type="float" office:value="4.67033258313313">
            <text:p>4.6703325831</text:p>
          </table:table-cell>
          <table:table-cell table:number-columns-repeated="3"/>
        </table:table-row>
        <table:table-row table:style-name="ro1">
          <table:table-cell office:value-type="float" office:value="4.9864967497997">
            <text:p>4.9864967498</text:p>
          </table:table-cell>
          <table:table-cell table:number-columns-repeated="3"/>
        </table:table-row>
        <table:table-row table:style-name="ro1">
          <table:table-cell office:value-type="float" office:value="5.2933334573172">
            <text:p>5.2933334573</text:p>
          </table:table-cell>
          <table:table-cell table:number-columns-repeated="3"/>
        </table:table-row>
        <table:table-row table:style-name="ro1">
          <table:table-cell office:value-type="float" office:value="5.58660735143349">
            <text:p>5.5866073514</text:p>
          </table:table-cell>
          <table:table-cell table:number-columns-repeated="3"/>
        </table:table-row>
        <table:table-row table:style-name="ro1">
          <table:table-cell office:value-type="float" office:value="5.39849717542529">
            <text:p>5.3984971754</text:p>
          </table:table-cell>
          <table:table-cell table:number-columns-repeated="3"/>
        </table:table-row>
        <table:table-row table:style-name="ro1">
          <table:table-cell office:value-type="float" office:value="4.63141380995512">
            <text:p>4.63141381</text:p>
          </table:table-cell>
          <table:table-cell table:number-columns-repeated="3"/>
        </table:table-row>
        <table:table-row table:style-name="ro1">
          <table:table-cell office:value-type="float" office:value="4.76903788978234">
            <text:p>4.7690378898</text:p>
          </table:table-cell>
          <table:table-cell table:number-columns-repeated="3"/>
        </table:table-row>
        <table:table-row table:style-name="ro1">
          <table:table-cell office:value-type="float" office:value="5.77303772140294">
            <text:p>5.7730377214</text:p>
          </table:table-cell>
          <table:table-cell table:number-columns-repeated="3"/>
        </table:table-row>
        <table:table-row table:style-name="ro1">
          <table:table-cell office:value-type="float" office:value="4.5032014362514">
            <text:p>4.5032014363</text:p>
          </table:table-cell>
          <table:table-cell table:number-columns-repeated="3"/>
        </table:table-row>
        <table:table-row table:style-name="ro1">
          <table:table-cell office:value-type="float" office:value="5.4966102829203">
            <text:p>5.4966102829</text:p>
          </table:table-cell>
          <table:table-cell table:number-columns-repeated="3"/>
        </table:table-row>
        <table:table-row table:style-name="ro1">
          <table:table-cell office:value-type="float" office:value="4.5938936281018">
            <text:p>4.5938936281</text:p>
          </table:table-cell>
          <table:table-cell table:number-columns-repeated="3"/>
        </table:table-row>
        <table:table-row table:style-name="ro1">
          <table:table-cell office:value-type="float" office:value="3.22606504801661">
            <text:p>3.226065048</text:p>
          </table:table-cell>
          <table:table-cell table:number-columns-repeated="3"/>
        </table:table-row>
        <table:table-row table:style-name="ro1">
          <table:table-cell office:value-type="float" office:value="4.93178070709109">
            <text:p>4.9317807071</text:p>
          </table:table-cell>
          <table:table-cell table:number-columns-repeated="3"/>
        </table:table-row>
        <table:table-row table:style-name="ro1">
          <table:table-cell office:value-type="float" office:value="4.21514395577833">
            <text:p>4.2151439558</text:p>
          </table:table-cell>
          <table:table-cell table:number-columns-repeated="3"/>
        </table:table-row>
        <table:table-row table:style-name="ro1">
          <table:table-cell office:value-type="float" office:value="6.76297824969515">
            <text:p>6.7629782497</text:p>
          </table:table-cell>
          <table:table-cell table:number-columns-repeated="3"/>
        </table:table-row>
        <table:table-row table:style-name="ro1">
          <table:table-cell office:value-type="float" office:value="5.50817151460797">
            <text:p>5.5081715146</text:p>
          </table:table-cell>
          <table:table-cell table:number-columns-repeated="3"/>
        </table:table-row>
        <table:table-row table:style-name="ro1">
          <table:table-cell office:value-type="float" office:value="5.39295384474099">
            <text:p>5.3929538447</text:p>
          </table:table-cell>
          <table:table-cell table:number-columns-repeated="3"/>
        </table:table-row>
        <table:table-row table:style-name="ro1">
          <table:table-cell office:value-type="float" office:value="6.45764024462551">
            <text:p>6.4576402446</text:p>
          </table:table-cell>
          <table:table-cell table:number-columns-repeated="3"/>
        </table:table-row>
        <table:table-row table:style-name="ro1">
          <table:table-cell office:value-type="float" office:value="3.96983781736344">
            <text:p>3.9698378174</text:p>
          </table:table-cell>
          <table:table-cell table:number-columns-repeated="3"/>
        </table:table-row>
        <table:table-row table:style-name="ro1">
          <table:table-cell office:value-type="float" office:value="5.87291864026338">
            <text:p>5.8729186403</text:p>
          </table:table-cell>
          <table:table-cell table:number-columns-repeated="3"/>
        </table:table-row>
        <table:table-row table:style-name="ro1">
          <table:table-cell office:value-type="float" office:value="5.03877710457891">
            <text:p>5.0387771046</text:p>
          </table:table-cell>
          <table:table-cell table:number-columns-repeated="3"/>
        </table:table-row>
        <table:table-row table:style-name="ro1">
          <table:table-cell office:value-type="float" office:value="6.18022890016437">
            <text:p>6.1802289002</text:p>
          </table:table-cell>
          <table:table-cell table:number-columns-repeated="3"/>
        </table:table-row>
        <table:table-row table:style-name="ro1">
          <table:table-cell office:value-type="float" office:value="5.78435059636831">
            <text:p>5.7843505964</text:p>
          </table:table-cell>
          <table:table-cell table:number-columns-repeated="3"/>
        </table:table-row>
        <table:table-row table:style-name="ro1">
          <table:table-cell office:value-type="float" office:value="4.69283001124859">
            <text:p>4.6928300112</text:p>
          </table:table-cell>
          <table:table-cell table:number-columns-repeated="3"/>
        </table:table-row>
        <table:table-row table:style-name="ro1">
          <table:table-cell office:value-type="float" office:value="5.52719590440393">
            <text:p>5.5271959044</text:p>
          </table:table-cell>
          <table:table-cell table:number-columns-repeated="3"/>
        </table:table-row>
        <table:table-row table:style-name="ro1">
          <table:table-cell office:value-type="float" office:value="5.05179528845474">
            <text:p>5.0517952885</text:p>
          </table:table-cell>
          <table:table-cell table:number-columns-repeated="3"/>
        </table:table-row>
        <table:table-row table:style-name="ro1">
          <table:table-cell office:value-type="float" office:value="5.41215204913169">
            <text:p>5.4121520491</text:p>
          </table:table-cell>
          <table:table-cell table:number-columns-repeated="3"/>
        </table:table-row>
        <table:table-row table:style-name="ro1">
          <table:table-cell office:value-type="float" office:value="4.35760740749538">
            <text:p>4.3576074075</text:p>
          </table:table-cell>
          <table:table-cell table:number-columns-repeated="3"/>
        </table:table-row>
        <table:table-row table:style-name="ro1">
          <table:table-cell office:value-type="float" office:value="5.01073430664837">
            <text:p>5.0107343066</text:p>
          </table:table-cell>
          <table:table-cell table:number-columns-repeated="3"/>
        </table:table-row>
        <table:table-row table:style-name="ro1">
          <table:table-cell office:value-type="float" office:value="5.69852780364454">
            <text:p>5.6985278036</text:p>
          </table:table-cell>
          <table:table-cell table:number-columns-repeated="3"/>
        </table:table-row>
        <table:table-row table:style-name="ro1">
          <table:table-cell office:value-type="float" office:value="4.18919975636527">
            <text:p>4.1891997564</text:p>
          </table:table-cell>
          <table:table-cell table:number-columns-repeated="3"/>
        </table:table-row>
        <table:table-row table:style-name="ro1">
          <table:table-cell office:value-type="float" office:value="4.60269560804591">
            <text:p>4.602695608</text:p>
          </table:table-cell>
          <table:table-cell table:number-columns-repeated="3"/>
        </table:table-row>
        <table:table-row table:style-name="ro1">
          <table:table-cell office:value-type="float" office:value="3.6626744158566">
            <text:p>3.6626744159</text:p>
          </table:table-cell>
          <table:table-cell table:number-columns-repeated="3"/>
        </table:table-row>
        <table:table-row table:style-name="ro1">
          <table:table-cell office:value-type="float" office:value="5.70686772745103">
            <text:p>5.7068677275</text:p>
          </table:table-cell>
          <table:table-cell table:number-columns-repeated="3"/>
        </table:table-row>
        <table:table-row table:style-name="ro1">
          <table:table-cell office:value-type="float" office:value="4.63782990025356">
            <text:p>4.6378299003</text:p>
          </table:table-cell>
          <table:table-cell table:number-columns-repeated="3"/>
        </table:table-row>
        <table:table-row table:style-name="ro1">
          <table:table-cell office:value-type="float" office:value="7.42389670852572">
            <text:p>7.4238967085</text:p>
          </table:table-cell>
          <table:table-cell table:number-columns-repeated="3"/>
        </table:table-row>
        <table:table-row table:style-name="ro1">
          <table:table-cell office:value-type="float" office:value="4.50038117682561">
            <text:p>4.5003811768</text:p>
          </table:table-cell>
          <table:table-cell table:number-columns-repeated="3"/>
        </table:table-row>
        <table:table-row table:style-name="ro1">
          <table:table-cell office:value-type="float" office:value="4.33679502084851">
            <text:p>4.3367950208</text:p>
          </table:table-cell>
          <table:table-cell table:number-columns-repeated="3"/>
        </table:table-row>
        <table:table-row table:style-name="ro1">
          <table:table-cell office:value-type="float" office:value="6.32211559591815">
            <text:p>6.3221155959</text:p>
          </table:table-cell>
          <table:table-cell table:number-columns-repeated="3"/>
        </table:table-row>
        <table:table-row table:style-name="ro1">
          <table:table-cell office:value-type="float" office:value="5.65102044166997">
            <text:p>5.6510204417</text:p>
          </table:table-cell>
          <table:table-cell table:number-columns-repeated="3"/>
        </table:table-row>
        <table:table-row table:style-name="ro1">
          <table:table-cell office:value-type="float" office:value="4.92132425587624">
            <text:p>4.9213242559</text:p>
          </table:table-cell>
          <table:table-cell table:number-columns-repeated="3"/>
        </table:table-row>
        <table:table-row table:style-name="ro1">
          <table:table-cell office:value-type="float" office:value="4.73287944123149">
            <text:p>4.7328794412</text:p>
          </table:table-cell>
          <table:table-cell table:number-columns-repeated="3"/>
        </table:table-row>
        <table:table-row table:style-name="ro1">
          <table:table-cell office:value-type="float" office:value="4.48534968635067">
            <text:p>4.4853496864</text:p>
          </table:table-cell>
          <table:table-cell table:number-columns-repeated="3"/>
        </table:table-row>
        <table:table-row table:style-name="ro1">
          <table:table-cell office:value-type="float" office:value="5.36144579714164">
            <text:p>5.3614457971</text:p>
          </table:table-cell>
          <table:table-cell table:number-columns-repeated="3"/>
        </table:table-row>
        <table:table-row table:style-name="ro1">
          <table:table-cell office:value-type="float" office:value="5.28165934281424">
            <text:p>5.2816593428</text:p>
          </table:table-cell>
          <table:table-cell table:number-columns-repeated="3"/>
        </table:table-row>
        <table:table-row table:style-name="ro1">
          <table:table-cell office:value-type="float" office:value="6.04182617040351">
            <text:p>6.0418261704</text:p>
          </table:table-cell>
          <table:table-cell table:number-columns-repeated="3"/>
        </table:table-row>
        <table:table-row table:style-name="ro1">
          <table:table-cell office:value-type="float" office:value="5.23208810435608">
            <text:p>5.2320881044</text:p>
          </table:table-cell>
          <table:table-cell table:number-columns-repeated="3"/>
        </table:table-row>
        <table:table-row table:style-name="ro1">
          <table:table-cell office:value-type="float" office:value="5.36586448457092">
            <text:p>5.3658644846</text:p>
          </table:table-cell>
          <table:table-cell table:number-columns-repeated="3"/>
        </table:table-row>
        <table:table-row table:style-name="ro1">
          <table:table-cell office:value-type="float" office:value="4.42052542697638">
            <text:p>4.420525427</text:p>
          </table:table-cell>
          <table:table-cell table:number-columns-repeated="3"/>
        </table:table-row>
        <table:table-row table:style-name="ro1">
          <table:table-cell office:value-type="float" office:value="5.03794834669679">
            <text:p>5.0379483467</text:p>
          </table:table-cell>
          <table:table-cell table:number-columns-repeated="3"/>
        </table:table-row>
        <table:table-row table:style-name="ro1">
          <table:table-cell office:value-type="float" office:value="6.22037295484915">
            <text:p>6.2203729548</text:p>
          </table:table-cell>
          <table:table-cell table:number-columns-repeated="3"/>
        </table:table-row>
        <table:table-row table:style-name="ro1">
          <table:table-cell office:value-type="float" office:value="5.01008819788694">
            <text:p>5.0100881979</text:p>
          </table:table-cell>
          <table:table-cell table:number-columns-repeated="3"/>
        </table:table-row>
        <table:table-row table:style-name="ro1">
          <table:table-cell office:value-type="float" office:value="4.2138434345834">
            <text:p>4.2138434346</text:p>
          </table:table-cell>
          <table:table-cell table:number-columns-repeated="3"/>
        </table:table-row>
        <table:table-row table:style-name="ro1">
          <table:table-cell office:value-type="float" office:value="4.8176393378526">
            <text:p>4.8176393379</text:p>
          </table:table-cell>
          <table:table-cell table:number-columns-repeated="3"/>
        </table:table-row>
        <table:table-row table:style-name="ro1">
          <table:table-cell office:value-type="float" office:value="4.04764646245167">
            <text:p>4.0476464625</text:p>
          </table:table-cell>
          <table:table-cell table:number-columns-repeated="3"/>
        </table:table-row>
        <table:table-row table:style-name="ro1">
          <table:table-cell office:value-type="float" office:value="4.20060470327735">
            <text:p>4.2006047033</text:p>
          </table:table-cell>
          <table:table-cell table:number-columns-repeated="3"/>
        </table:table-row>
        <table:table-row table:style-name="ro1">
          <table:table-cell office:value-type="float" office:value="5.41647242708132">
            <text:p>5.4164724271</text:p>
          </table:table-cell>
          <table:table-cell table:number-columns-repeated="3"/>
        </table:table-row>
        <table:table-row table:style-name="ro1">
          <table:table-cell office:value-type="float" office:value="5.19006587052718">
            <text:p>5.1900658705</text:p>
          </table:table-cell>
          <table:table-cell table:number-columns-repeated="3"/>
        </table:table-row>
        <table:table-row table:style-name="ro1">
          <table:table-cell office:value-type="float" office:value="5.24430735781789">
            <text:p>5.2443073578</text:p>
          </table:table-cell>
          <table:table-cell table:number-columns-repeated="3"/>
        </table:table-row>
        <table:table-row table:style-name="ro1">
          <table:table-cell office:value-type="float" office:value="5.42278303159401">
            <text:p>5.4227830316</text:p>
          </table:table-cell>
          <table:table-cell table:number-columns-repeated="3"/>
        </table:table-row>
        <table:table-row table:style-name="ro1">
          <table:table-cell office:value-type="float" office:value="3.93632614566013">
            <text:p>3.9363261457</text:p>
          </table:table-cell>
          <table:table-cell table:number-columns-repeated="3"/>
        </table:table-row>
        <table:table-row table:style-name="ro1">
          <table:table-cell office:value-type="float" office:value="4.65623457077891">
            <text:p>4.6562345708</text:p>
          </table:table-cell>
          <table:table-cell table:number-columns-repeated="3"/>
        </table:table-row>
        <table:table-row table:style-name="ro1">
          <table:table-cell office:value-type="float" office:value="5.9994588973932">
            <text:p>5.9994588974</text:p>
          </table:table-cell>
          <table:table-cell table:number-columns-repeated="3"/>
        </table:table-row>
        <table:table-row table:style-name="ro1">
          <table:table-cell office:value-type="float" office:value="2.12005485920236">
            <text:p>2.1200548592</text:p>
          </table:table-cell>
          <table:table-cell table:number-columns-repeated="3"/>
        </table:table-row>
        <table:table-row table:style-name="ro1">
          <table:table-cell office:value-type="float" office:value="5.31670816708356">
            <text:p>5.3167081671</text:p>
          </table:table-cell>
          <table:table-cell table:number-columns-repeated="3"/>
        </table:table-row>
        <table:table-row table:style-name="ro1">
          <table:table-cell office:value-type="float" office:value="5.15024119149894">
            <text:p>5.1502411915</text:p>
          </table:table-cell>
          <table:table-cell table:number-columns-repeated="3"/>
        </table:table-row>
        <table:table-row table:style-name="ro1">
          <table:table-cell office:value-type="float" office:value="3.20740376506001">
            <text:p>3.2074037651</text:p>
          </table:table-cell>
          <table:table-cell table:number-columns-repeated="3"/>
        </table:table-row>
        <table:table-row table:style-name="ro1">
          <table:table-cell office:value-type="float" office:value="5.72606169292703">
            <text:p>5.7260616929</text:p>
          </table:table-cell>
          <table:table-cell table:number-columns-repeated="3"/>
        </table:table-row>
        <table:table-row table:style-name="ro1">
          <table:table-cell office:value-type="float" office:value="5.96540077263489">
            <text:p>5.9654007726</text:p>
          </table:table-cell>
          <table:table-cell table:number-columns-repeated="3"/>
        </table:table-row>
        <table:table-row table:style-name="ro1">
          <table:table-cell office:value-type="float" office:value="5.68655515369028">
            <text:p>5.6865551537</text:p>
          </table:table-cell>
          <table:table-cell table:number-columns-repeated="3"/>
        </table:table-row>
        <table:table-row table:style-name="ro1">
          <table:table-cell office:value-type="float" office:value="6.05141607113183">
            <text:p>6.0514160711</text:p>
          </table:table-cell>
          <table:table-cell table:number-columns-repeated="3"/>
        </table:table-row>
        <table:table-row table:style-name="ro1">
          <table:table-cell office:value-type="float" office:value="4.92897944385186">
            <text:p>4.9289794439</text:p>
          </table:table-cell>
          <table:table-cell table:number-columns-repeated="3"/>
        </table:table-row>
        <table:table-row table:style-name="ro1">
          <table:table-cell office:value-type="float" office:value="5.49733459251002">
            <text:p>5.4973345925</text:p>
          </table:table-cell>
          <table:table-cell table:number-columns-repeated="3"/>
        </table:table-row>
        <table:table-row table:style-name="ro1">
          <table:table-cell office:value-type="float" office:value="5.49067992577329">
            <text:p>5.4906799258</text:p>
          </table:table-cell>
          <table:table-cell table:number-columns-repeated="3"/>
        </table:table-row>
        <table:table-row table:style-name="ro1">
          <table:table-cell office:value-type="float" office:value="5.61795987049118">
            <text:p>5.6179598705</text:p>
          </table:table-cell>
          <table:table-cell table:number-columns-repeated="3"/>
        </table:table-row>
        <table:table-row table:style-name="ro1">
          <table:table-cell office:value-type="float" office:value="3.82934353454038">
            <text:p>3.8293435345</text:p>
          </table:table-cell>
          <table:table-cell table:number-columns-repeated="3"/>
        </table:table-row>
        <table:table-row table:style-name="ro1">
          <table:table-cell office:value-type="float" office:value="3.34824266750365">
            <text:p>3.3482426675</text:p>
          </table:table-cell>
          <table:table-cell table:number-columns-repeated="3"/>
        </table:table-row>
        <table:table-row table:style-name="ro1">
          <table:table-cell office:value-type="float" office:value="5.25492344936356">
            <text:p>5.2549234494</text:p>
          </table:table-cell>
          <table:table-cell table:number-columns-repeated="3"/>
        </table:table-row>
        <table:table-row table:style-name="ro1">
          <table:table-cell office:value-type="float" office:value="3.83678888436407">
            <text:p>3.8367888844</text:p>
          </table:table-cell>
          <table:table-cell table:number-columns-repeated="3"/>
        </table:table-row>
        <table:table-row table:style-name="ro1">
          <table:table-cell office:value-type="float" office:value="5.21218244126067">
            <text:p>5.2121824413</text:p>
          </table:table-cell>
          <table:table-cell table:number-columns-repeated="3"/>
        </table:table-row>
        <table:table-row table:style-name="ro1">
          <table:table-cell office:value-type="float" office:value="4.15000525629148">
            <text:p>4.1500052563</text:p>
          </table:table-cell>
          <table:table-cell table:number-columns-repeated="3"/>
        </table:table-row>
        <table:table-row table:style-name="ro1">
          <table:table-cell office:value-type="float" office:value="4.24246344482526">
            <text:p>4.2424634448</text:p>
          </table:table-cell>
          <table:table-cell table:number-columns-repeated="3"/>
        </table:table-row>
        <table:table-row table:style-name="ro1">
          <table:table-cell office:value-type="float" office:value="5.14838415710256">
            <text:p>5.1483841571</text:p>
          </table:table-cell>
          <table:table-cell table:number-columns-repeated="3"/>
        </table:table-row>
        <table:table-row table:style-name="ro1">
          <table:table-cell office:value-type="float" office:value="5.3080751337111">
            <text:p>5.3080751337</text:p>
          </table:table-cell>
          <table:table-cell table:number-columns-repeated="3"/>
        </table:table-row>
        <table:table-row table:style-name="ro1">
          <table:table-cell office:value-type="float" office:value="5.00771383289248">
            <text:p>5.0077138329</text:p>
          </table:table-cell>
          <table:table-cell table:number-columns-repeated="3"/>
        </table:table-row>
        <table:table-row table:style-name="ro1">
          <table:table-cell office:value-type="float" office:value="5.3615283141844">
            <text:p>5.3615283142</text:p>
          </table:table-cell>
          <table:table-cell table:number-columns-repeated="3"/>
        </table:table-row>
        <table:table-row table:style-name="ro1">
          <table:table-cell office:value-type="float" office:value="6.24787829071283">
            <text:p>6.2478782907</text:p>
          </table:table-cell>
          <table:table-cell table:number-columns-repeated="3"/>
        </table:table-row>
        <table:table-row table:style-name="ro1">
          <table:table-cell office:value-type="float" office:value="3.37644182518125">
            <text:p>3.3764418252</text:p>
          </table:table-cell>
          <table:table-cell table:number-columns-repeated="3"/>
        </table:table-row>
        <table:table-row table:style-name="ro1">
          <table:table-cell office:value-type="float" office:value="5.0442386129871">
            <text:p>5.044238613</text:p>
          </table:table-cell>
          <table:table-cell table:number-columns-repeated="3"/>
        </table:table-row>
        <table:table-row table:style-name="ro1">
          <table:table-cell office:value-type="float" office:value="4.43186995945871">
            <text:p>4.4318699595</text:p>
          </table:table-cell>
          <table:table-cell table:number-columns-repeated="3"/>
        </table:table-row>
        <table:table-row table:style-name="ro1">
          <table:table-cell office:value-type="float" office:value="5.06069924915209">
            <text:p>5.0606992492</text:p>
          </table:table-cell>
          <table:table-cell table:number-columns-repeated="3"/>
        </table:table-row>
        <table:table-row table:style-name="ro1">
          <table:table-cell office:value-type="float" office:value="4.14504944905639">
            <text:p>4.1450494491</text:p>
          </table:table-cell>
          <table:table-cell table:number-columns-repeated="3"/>
        </table:table-row>
        <table:table-row table:style-name="ro1">
          <table:table-cell office:value-type="float" office:value="4.89219200937077">
            <text:p>4.8921920094</text:p>
          </table:table-cell>
          <table:table-cell table:number-columns-repeated="3"/>
        </table:table-row>
        <table:table-row table:style-name="ro1">
          <table:table-cell office:value-type="float" office:value="5.69234423339367">
            <text:p>5.6923442334</text:p>
          </table:table-cell>
          <table:table-cell table:number-columns-repeated="3"/>
        </table:table-row>
        <table:table-row table:style-name="ro1">
          <table:table-cell office:value-type="float" office:value="5.69870143802837">
            <text:p>5.698701438</text:p>
          </table:table-cell>
          <table:table-cell table:number-columns-repeated="3"/>
        </table:table-row>
        <table:table-row table:style-name="ro1">
          <table:table-cell office:value-type="float" office:value="5.30274830525741">
            <text:p>5.3027483053</text:p>
          </table:table-cell>
          <table:table-cell table:number-columns-repeated="3"/>
        </table:table-row>
        <table:table-row table:style-name="ro1">
          <table:table-cell office:value-type="float" office:value="4.40676826564595">
            <text:p>4.4067682656</text:p>
          </table:table-cell>
          <table:table-cell table:number-columns-repeated="3"/>
        </table:table-row>
        <table:table-row table:style-name="ro1">
          <table:table-cell office:value-type="float" office:value="5.13778986921534">
            <text:p>5.1377898692</text:p>
          </table:table-cell>
          <table:table-cell table:number-columns-repeated="3"/>
        </table:table-row>
        <table:table-row table:style-name="ro1">
          <table:table-cell office:value-type="float" office:value="7.11089710285887">
            <text:p>7.1108971029</text:p>
          </table:table-cell>
          <table:table-cell table:number-columns-repeated="3"/>
        </table:table-row>
        <table:table-row table:style-name="ro1">
          <table:table-cell office:value-type="float" office:value="4.26687046140432">
            <text:p>4.2668704614</text:p>
          </table:table-cell>
          <table:table-cell table:number-columns-repeated="3"/>
        </table:table-row>
        <table:table-row table:style-name="ro1">
          <table:table-cell office:value-type="float" office:value="4.90423230547458">
            <text:p>4.9042323055</text:p>
          </table:table-cell>
          <table:table-cell table:number-columns-repeated="3"/>
        </table:table-row>
        <table:table-row table:style-name="ro1">
          <table:table-cell office:value-type="float" office:value="5.39826582092792">
            <text:p>5.3982658209</text:p>
          </table:table-cell>
          <table:table-cell table:number-columns-repeated="3"/>
        </table:table-row>
        <table:table-row table:style-name="ro1">
          <table:table-cell office:value-type="float" office:value="3.84415756491944">
            <text:p>3.8441575649</text:p>
          </table:table-cell>
          <table:table-cell table:number-columns-repeated="3"/>
        </table:table-row>
        <table:table-row table:style-name="ro1">
          <table:table-cell office:value-type="float" office:value="4.96691922098398">
            <text:p>4.966919221</text:p>
          </table:table-cell>
          <table:table-cell table:number-columns-repeated="3"/>
        </table:table-row>
        <table:table-row table:style-name="ro1">
          <table:table-cell office:value-type="float" office:value="4.69270631019026">
            <text:p>4.6927063102</text:p>
          </table:table-cell>
          <table:table-cell table:number-columns-repeated="3"/>
        </table:table-row>
        <table:table-row table:style-name="ro1">
          <table:table-cell office:value-type="float" office:value="4.85195643501356">
            <text:p>4.851956435</text:p>
          </table:table-cell>
          <table:table-cell table:number-columns-repeated="3"/>
        </table:table-row>
        <table:table-row table:style-name="ro1">
          <table:table-cell office:value-type="float" office:value="4.8238659654744">
            <text:p>4.8238659655</text:p>
          </table:table-cell>
          <table:table-cell table:number-columns-repeated="3"/>
        </table:table-row>
        <table:table-row table:style-name="ro1">
          <table:table-cell office:value-type="float" office:value="5.9113018992357">
            <text:p>5.9113018992</text:p>
          </table:table-cell>
          <table:table-cell table:number-columns-repeated="3"/>
        </table:table-row>
        <table:table-row table:style-name="ro1">
          <table:table-cell office:value-type="float" office:value="4.80804787669331">
            <text:p>4.8080478767</text:p>
          </table:table-cell>
          <table:table-cell table:number-columns-repeated="3"/>
        </table:table-row>
        <table:table-row table:style-name="ro1">
          <table:table-cell office:value-type="float" office:value="3.9242408121936">
            <text:p>3.9242408122</text:p>
          </table:table-cell>
          <table:table-cell table:number-columns-repeated="3"/>
        </table:table-row>
        <table:table-row table:style-name="ro1">
          <table:table-cell office:value-type="float" office:value="4.97160188667476">
            <text:p>4.9716018867</text:p>
          </table:table-cell>
          <table:table-cell table:number-columns-repeated="3"/>
        </table:table-row>
        <table:table-row table:style-name="ro1">
          <table:table-cell office:value-type="float" office:value="3.05581389646977">
            <text:p>3.0558138965</text:p>
          </table:table-cell>
          <table:table-cell table:number-columns-repeated="3"/>
        </table:table-row>
        <table:table-row table:style-name="ro1">
          <table:table-cell office:value-type="float" office:value="5.740839056205">
            <text:p>5.7408390562</text:p>
          </table:table-cell>
          <table:table-cell table:number-columns-repeated="3"/>
        </table:table-row>
        <table:table-row table:style-name="ro1">
          <table:table-cell office:value-type="float" office:value="5.45288633694872">
            <text:p>5.4528863369</text:p>
          </table:table-cell>
          <table:table-cell table:number-columns-repeated="3"/>
        </table:table-row>
        <table:table-row table:style-name="ro1">
          <table:table-cell office:value-type="float" office:value="5.87606381671503">
            <text:p>5.8760638167</text:p>
          </table:table-cell>
          <table:table-cell table:number-columns-repeated="3"/>
        </table:table-row>
        <table:table-row table:style-name="ro1">
          <table:table-cell office:value-type="float" office:value="3.88633906655014">
            <text:p>3.8863390666</text:p>
          </table:table-cell>
          <table:table-cell table:number-columns-repeated="3"/>
        </table:table-row>
        <table:table-row table:style-name="ro1">
          <table:table-cell office:value-type="float" office:value="4.79582293564454">
            <text:p>4.7958229356</text:p>
          </table:table-cell>
          <table:table-cell table:number-columns-repeated="3"/>
        </table:table-row>
        <table:table-row table:style-name="ro1">
          <table:table-cell office:value-type="float" office:value="5.94279874395579">
            <text:p>5.942798744</text:p>
          </table:table-cell>
          <table:table-cell table:number-columns-repeated="3"/>
        </table:table-row>
        <table:table-row table:style-name="ro1">
          <table:table-cell office:value-type="float" office:value="5.61251595290378">
            <text:p>5.6125159529</text:p>
          </table:table-cell>
          <table:table-cell table:number-columns-repeated="3"/>
        </table:table-row>
        <table:table-row table:style-name="ro1">
          <table:table-cell office:value-type="float" office:value="4.52910675806925">
            <text:p>4.5291067581</text:p>
          </table:table-cell>
          <table:table-cell table:number-columns-repeated="3"/>
        </table:table-row>
        <table:table-row table:style-name="ro1">
          <table:table-cell office:value-type="float" office:value="5.04566921759397">
            <text:p>5.0456692176</text:p>
          </table:table-cell>
          <table:table-cell table:number-columns-repeated="3"/>
        </table:table-row>
        <table:table-row table:style-name="ro1">
          <table:table-cell office:value-type="float" office:value="5.56322178663686">
            <text:p>5.5632217866</text:p>
          </table:table-cell>
          <table:table-cell table:number-columns-repeated="3"/>
        </table:table-row>
        <table:table-row table:style-name="ro1">
          <table:table-cell office:value-type="float" office:value="5.5106147499755">
            <text:p>5.51061475</text:p>
          </table:table-cell>
          <table:table-cell table:number-columns-repeated="3"/>
        </table:table-row>
        <table:table-row table:style-name="ro1">
          <table:table-cell office:value-type="float" office:value="3.85428017377853">
            <text:p>3.8542801738</text:p>
          </table:table-cell>
          <table:table-cell table:number-columns-repeated="3"/>
        </table:table-row>
        <table:table-row table:style-name="ro1">
          <table:table-cell office:value-type="float" office:value="5.4344410742633">
            <text:p>5.4344410743</text:p>
          </table:table-cell>
          <table:table-cell table:number-columns-repeated="3"/>
        </table:table-row>
        <table:table-row table:style-name="ro1">
          <table:table-cell office:value-type="float" office:value="3.50581731135026">
            <text:p>3.5058173114</text:p>
          </table:table-cell>
          <table:table-cell table:number-columns-repeated="3"/>
        </table:table-row>
        <table:table-row table:style-name="ro1">
          <table:table-cell office:value-type="float" office:value="5.17313985712826">
            <text:p>5.1731398571</text:p>
          </table:table-cell>
          <table:table-cell table:number-columns-repeated="3"/>
        </table:table-row>
        <table:table-row table:style-name="ro1">
          <table:table-cell office:value-type="float" office:value="4.81177327688783">
            <text:p>4.8117732769</text:p>
          </table:table-cell>
          <table:table-cell table:number-columns-repeated="3"/>
        </table:table-row>
        <table:table-row table:style-name="ro1">
          <table:table-cell office:value-type="float" office:value="3.81174380285665">
            <text:p>3.8117438029</text:p>
          </table:table-cell>
          <table:table-cell table:number-columns-repeated="3"/>
        </table:table-row>
        <table:table-row table:style-name="ro1">
          <table:table-cell office:value-type="float" office:value="5.38415382662788">
            <text:p>5.3841538266</text:p>
          </table:table-cell>
          <table:table-cell table:number-columns-repeated="3"/>
        </table:table-row>
        <table:table-row table:style-name="ro1">
          <table:table-cell office:value-type="float" office:value="5.70704114669934">
            <text:p>5.7070411467</text:p>
          </table:table-cell>
          <table:table-cell table:number-columns-repeated="3"/>
        </table:table-row>
        <table:table-row table:style-name="ro1">
          <table:table-cell office:value-type="float" office:value="4.32694089785218">
            <text:p>4.3269408979</text:p>
          </table:table-cell>
          <table:table-cell table:number-columns-repeated="3"/>
        </table:table-row>
        <table:table-row table:style-name="ro1">
          <table:table-cell office:value-type="float" office:value="5.0996075719595">
            <text:p>5.099607572</text:p>
          </table:table-cell>
          <table:table-cell table:number-columns-repeated="3"/>
        </table:table-row>
        <table:table-row table:style-name="ro1">
          <table:table-cell office:value-type="float" office:value="4.09699264541268">
            <text:p>4.0969926454</text:p>
          </table:table-cell>
          <table:table-cell table:number-columns-repeated="3"/>
        </table:table-row>
        <table:table-row table:style-name="ro1">
          <table:table-cell office:value-type="float" office:value="7.1417064704001">
            <text:p>7.1417064704</text:p>
          </table:table-cell>
          <table:table-cell table:number-columns-repeated="3"/>
        </table:table-row>
        <table:table-row table:style-name="ro1">
          <table:table-cell office:value-type="float" office:value="4.40438774926588">
            <text:p>4.4043877493</text:p>
          </table:table-cell>
          <table:table-cell table:number-columns-repeated="3"/>
        </table:table-row>
        <table:table-row table:style-name="ro1">
          <table:table-cell office:value-type="float" office:value="5.94472381845117">
            <text:p>5.9447238185</text:p>
          </table:table-cell>
          <table:table-cell table:number-columns-repeated="3"/>
        </table:table-row>
        <table:table-row table:style-name="ro1">
          <table:table-cell office:value-type="float" office:value="4.98894747905433">
            <text:p>4.9889474791</text:p>
          </table:table-cell>
          <table:table-cell table:number-columns-repeated="3"/>
        </table:table-row>
        <table:table-row table:style-name="ro1">
          <table:table-cell office:value-type="float" office:value="3.85724290879443">
            <text:p>3.8572429088</text:p>
          </table:table-cell>
          <table:table-cell table:number-columns-repeated="3"/>
        </table:table-row>
        <table:table-row table:style-name="ro1">
          <table:table-cell office:value-type="float" office:value="5.6702491347678">
            <text:p>5.6702491348</text:p>
          </table:table-cell>
          <table:table-cell table:number-columns-repeated="3"/>
        </table:table-row>
        <table:table-row table:style-name="ro1">
          <table:table-cell office:value-type="float" office:value="3.99436475709081">
            <text:p>3.9943647571</text:p>
          </table:table-cell>
          <table:table-cell table:number-columns-repeated="3"/>
        </table:table-row>
        <table:table-row table:style-name="ro1">
          <table:table-cell office:value-type="float" office:value="4.71697475202382">
            <text:p>4.716974752</text:p>
          </table:table-cell>
          <table:table-cell table:number-columns-repeated="3"/>
        </table:table-row>
        <table:table-row table:style-name="ro1">
          <table:table-cell office:value-type="float" office:value="4.24506759317592">
            <text:p>4.2450675932</text:p>
          </table:table-cell>
          <table:table-cell table:number-columns-repeated="3"/>
        </table:table-row>
        <table:table-row table:style-name="ro1">
          <table:table-cell office:value-type="float" office:value="5.02640520315617">
            <text:p>5.0264052032</text:p>
          </table:table-cell>
          <table:table-cell table:number-columns-repeated="3"/>
        </table:table-row>
        <table:table-row table:style-name="ro1">
          <table:table-cell office:value-type="float" office:value="5.8458679090254">
            <text:p>5.845867909</text:p>
          </table:table-cell>
          <table:table-cell table:number-columns-repeated="3"/>
        </table:table-row>
        <table:table-row table:style-name="ro1">
          <table:table-cell office:value-type="float" office:value="5.11314541799948">
            <text:p>5.113145418</text:p>
          </table:table-cell>
          <table:table-cell table:number-columns-repeated="3"/>
        </table:table-row>
        <table:table-row table:style-name="ro1">
          <table:table-cell office:value-type="float" office:value="4.04231114406139">
            <text:p>4.0423111441</text:p>
          </table:table-cell>
          <table:table-cell table:number-columns-repeated="3"/>
        </table:table-row>
        <table:table-row table:style-name="ro1">
          <table:table-cell office:value-type="float" office:value="5.86692305328324">
            <text:p>5.8669230533</text:p>
          </table:table-cell>
          <table:table-cell table:number-columns-repeated="3"/>
        </table:table-row>
        <table:table-row table:style-name="ro1">
          <table:table-cell office:value-type="float" office:value="5.09412604616955">
            <text:p>5.0941260462</text:p>
          </table:table-cell>
          <table:table-cell table:number-columns-repeated="3"/>
        </table:table-row>
        <table:table-row table:style-name="ro1">
          <table:table-cell office:value-type="float" office:value="4.96670341910794">
            <text:p>4.9667034191</text:p>
          </table:table-cell>
          <table:table-cell table:number-columns-repeated="3"/>
        </table:table-row>
        <table:table-row table:style-name="ro1">
          <table:table-cell office:value-type="float" office:value="6.17823768500239">
            <text:p>6.178237685</text:p>
          </table:table-cell>
          <table:table-cell table:number-columns-repeated="3"/>
        </table:table-row>
        <table:table-row table:style-name="ro1">
          <table:table-cell office:value-type="float" office:value="4.96897173346952">
            <text:p>4.9689717335</text:p>
          </table:table-cell>
          <table:table-cell table:number-columns-repeated="3"/>
        </table:table-row>
        <table:table-row table:style-name="ro1">
          <table:table-cell office:value-type="float" office:value="6.41858240962029">
            <text:p>6.4185824096</text:p>
          </table:table-cell>
          <table:table-cell table:number-columns-repeated="3"/>
        </table:table-row>
        <table:table-row table:style-name="ro1">
          <table:table-cell office:value-type="float" office:value="4.67668092530221">
            <text:p>4.6766809253</text:p>
          </table:table-cell>
          <table:table-cell table:number-columns-repeated="3"/>
        </table:table-row>
        <table:table-row table:style-name="ro1">
          <table:table-cell office:value-type="float" office:value="4.86930110258982">
            <text:p>4.8693011026</text:p>
          </table:table-cell>
          <table:table-cell table:number-columns-repeated="3"/>
        </table:table-row>
        <table:table-row table:style-name="ro1">
          <table:table-cell office:value-type="float" office:value="5.34999717818573">
            <text:p>5.3499971782</text:p>
          </table:table-cell>
          <table:table-cell table:number-columns-repeated="3"/>
        </table:table-row>
        <table:table-row table:style-name="ro1">
          <table:table-cell office:value-type="float" office:value="4.37412472814322">
            <text:p>4.3741247281</text:p>
          </table:table-cell>
          <table:table-cell table:number-columns-repeated="3"/>
        </table:table-row>
        <table:table-row table:style-name="ro1">
          <table:table-cell office:value-type="float" office:value="3.48800370283425">
            <text:p>3.4880037028</text:p>
          </table:table-cell>
          <table:table-cell table:number-columns-repeated="3"/>
        </table:table-row>
        <table:table-row table:style-name="ro1">
          <table:table-cell office:value-type="float" office:value="4.89103939151391">
            <text:p>4.8910393915</text:p>
          </table:table-cell>
          <table:table-cell table:number-columns-repeated="3"/>
        </table:table-row>
        <table:table-row table:style-name="ro1">
          <table:table-cell office:value-type="float" office:value="6.58865292463452">
            <text:p>6.5886529246</text:p>
          </table:table-cell>
          <table:table-cell table:number-columns-repeated="3"/>
        </table:table-row>
        <table:table-row table:style-name="ro1">
          <table:table-cell office:value-type="float" office:value="3.63298453902826">
            <text:p>3.632984539</text:p>
          </table:table-cell>
          <table:table-cell table:number-columns-repeated="3"/>
        </table:table-row>
        <table:table-row table:style-name="ro1">
          <table:table-cell office:value-type="float" office:value="4.07528205774725">
            <text:p>4.0752820577</text:p>
          </table:table-cell>
          <table:table-cell table:number-columns-repeated="3"/>
        </table:table-row>
        <table:table-row table:style-name="ro1">
          <table:table-cell office:value-type="float" office:value="5.12399511551484">
            <text:p>5.1239951155</text:p>
          </table:table-cell>
          <table:table-cell table:number-columns-repeated="3"/>
        </table:table-row>
        <table:table-row table:style-name="ro1">
          <table:table-cell office:value-type="float" office:value="5.07947564171627">
            <text:p>5.0794756417</text:p>
          </table:table-cell>
          <table:table-cell table:number-columns-repeated="3"/>
        </table:table-row>
        <table:table-row table:style-name="ro1">
          <table:table-cell office:value-type="float" office:value="5.29906459478661">
            <text:p>5.2990645948</text:p>
          </table:table-cell>
          <table:table-cell table:number-columns-repeated="3"/>
        </table:table-row>
        <table:table-row table:style-name="ro1">
          <table:table-cell office:value-type="float" office:value="4.61533102719113">
            <text:p>4.6153310272</text:p>
          </table:table-cell>
          <table:table-cell table:number-columns-repeated="3"/>
        </table:table-row>
        <table:table-row table:style-name="ro1">
          <table:table-cell office:value-type="float" office:value="3.6673327726312">
            <text:p>3.6673327726</text:p>
          </table:table-cell>
          <table:table-cell table:number-columns-repeated="3"/>
        </table:table-row>
        <table:table-row table:style-name="ro1">
          <table:table-cell office:value-type="float" office:value="6.4292081319727">
            <text:p>6.429208132</text:p>
          </table:table-cell>
          <table:table-cell table:number-columns-repeated="3"/>
        </table:table-row>
        <table:table-row table:style-name="ro1">
          <table:table-cell office:value-type="float" office:value="6.21114078676328">
            <text:p>6.2111407868</text:p>
          </table:table-cell>
          <table:table-cell table:number-columns-repeated="3"/>
        </table:table-row>
        <table:table-row table:style-name="ro1">
          <table:table-cell office:value-type="float" office:value="6.40816869260743">
            <text:p>6.4081686926</text:p>
          </table:table-cell>
          <table:table-cell table:number-columns-repeated="3"/>
        </table:table-row>
        <table:table-row table:style-name="ro1">
          <table:table-cell office:value-type="float" office:value="5.40757317561656">
            <text:p>5.4075731756</text:p>
          </table:table-cell>
          <table:table-cell table:number-columns-repeated="3"/>
        </table:table-row>
        <table:table-row table:style-name="ro1">
          <table:table-cell office:value-type="float" office:value="4.98707345779985">
            <text:p>4.9870734578</text:p>
          </table:table-cell>
          <table:table-cell table:number-columns-repeated="3"/>
        </table:table-row>
        <table:table-row table:style-name="ro1">
          <table:table-cell office:value-type="float" office:value="4.94927673367783">
            <text:p>4.9492767337</text:p>
          </table:table-cell>
          <table:table-cell table:number-columns-repeated="3"/>
        </table:table-row>
        <table:table-row table:style-name="ro1">
          <table:table-cell office:value-type="float" office:value="4.76694257790223">
            <text:p>4.7669425779</text:p>
          </table:table-cell>
          <table:table-cell table:number-columns-repeated="3"/>
        </table:table-row>
        <table:table-row table:style-name="ro1">
          <table:table-cell office:value-type="float" office:value="5.12310181651264">
            <text:p>5.1231018165</text:p>
          </table:table-cell>
          <table:table-cell table:number-columns-repeated="3"/>
        </table:table-row>
        <table:table-row table:style-name="ro1">
          <table:table-cell office:value-type="float" office:value="4.87652320321649">
            <text:p>4.8765232032</text:p>
          </table:table-cell>
          <table:table-cell table:number-columns-repeated="3"/>
        </table:table-row>
        <table:table-row table:style-name="ro1">
          <table:table-cell office:value-type="float" office:value="5.06295150145888">
            <text:p>5.0629515015</text:p>
          </table:table-cell>
          <table:table-cell table:number-columns-repeated="3"/>
        </table:table-row>
        <table:table-row table:style-name="ro1">
          <table:table-cell office:value-type="float" office:value="4.95486415084451">
            <text:p>4.9548641508</text:p>
          </table:table-cell>
          <table:table-cell table:number-columns-repeated="3"/>
        </table:table-row>
        <table:table-row table:style-name="ro1">
          <table:table-cell office:value-type="float" office:value="5.1359539157711">
            <text:p>5.1359539158</text:p>
          </table:table-cell>
          <table:table-cell table:number-columns-repeated="3"/>
        </table:table-row>
        <table:table-row table:style-name="ro1">
          <table:table-cell office:value-type="float" office:value="3.92755432380363">
            <text:p>3.9275543238</text:p>
          </table:table-cell>
          <table:table-cell table:number-columns-repeated="3"/>
        </table:table-row>
        <table:table-row table:style-name="ro1">
          <table:table-cell office:value-type="float" office:value="6.11148010008037">
            <text:p>6.1114801001</text:p>
          </table:table-cell>
          <table:table-cell table:number-columns-repeated="3"/>
        </table:table-row>
        <table:table-row table:style-name="ro1">
          <table:table-cell office:value-type="float" office:value="7.12187258480117">
            <text:p>7.1218725848</text:p>
          </table:table-cell>
          <table:table-cell table:number-columns-repeated="3"/>
        </table:table-row>
        <table:table-row table:style-name="ro1">
          <table:table-cell office:value-type="float" office:value="5.17426274158061">
            <text:p>5.1742627416</text:p>
          </table:table-cell>
          <table:table-cell table:number-columns-repeated="3"/>
        </table:table-row>
        <table:table-row table:style-name="ro1">
          <table:table-cell office:value-type="float" office:value="5.93457325687632">
            <text:p>5.9345732569</text:p>
          </table:table-cell>
          <table:table-cell table:number-columns-repeated="3"/>
        </table:table-row>
        <table:table-row table:style-name="ro1">
          <table:table-cell office:value-type="float" office:value="4.74428588524461">
            <text:p>4.7442858852</text:p>
          </table:table-cell>
          <table:table-cell table:number-columns-repeated="3"/>
        </table:table-row>
        <table:table-row table:style-name="ro1">
          <table:table-cell office:value-type="float" office:value="3.88828382408246">
            <text:p>3.8882838241</text:p>
          </table:table-cell>
          <table:table-cell table:number-columns-repeated="3"/>
        </table:table-row>
        <table:table-row table:style-name="ro1">
          <table:table-cell office:value-type="float" office:value="3.96843695174903">
            <text:p>3.9684369517</text:p>
          </table:table-cell>
          <table:table-cell table:number-columns-repeated="3"/>
        </table:table-row>
        <table:table-row table:style-name="ro1">
          <table:table-cell office:value-type="float" office:value="5.59683041041717">
            <text:p>5.5968304104</text:p>
          </table:table-cell>
          <table:table-cell table:number-columns-repeated="3"/>
        </table:table-row>
        <table:table-row table:style-name="ro1">
          <table:table-cell office:value-type="float" office:value="5.70749964145944">
            <text:p>5.7074996415</text:p>
          </table:table-cell>
          <table:table-cell table:number-columns-repeated="3"/>
        </table:table-row>
        <table:table-row table:style-name="ro1">
          <table:table-cell office:value-type="float" office:value="4.67864816682413">
            <text:p>4.6786481668</text:p>
          </table:table-cell>
          <table:table-cell table:number-columns-repeated="3"/>
        </table:table-row>
        <table:table-row table:style-name="ro1">
          <table:table-cell office:value-type="float" office:value="4.77280855923891">
            <text:p>4.7728085592</text:p>
          </table:table-cell>
          <table:table-cell table:number-columns-repeated="3"/>
        </table:table-row>
        <table:table-row table:style-name="ro1">
          <table:table-cell office:value-type="float" office:value="5.01692790258676">
            <text:p>5.0169279026</text:p>
          </table:table-cell>
          <table:table-cell table:number-columns-repeated="3"/>
        </table:table-row>
        <table:table-row table:style-name="ro1">
          <table:table-cell office:value-type="float" office:value="3.68227467080578">
            <text:p>3.6822746708</text:p>
          </table:table-cell>
          <table:table-cell table:number-columns-repeated="3"/>
        </table:table-row>
        <table:table-row table:style-name="ro1">
          <table:table-cell office:value-type="float" office:value="4.14266810612753">
            <text:p>4.1426681061</text:p>
          </table:table-cell>
          <table:table-cell table:number-columns-repeated="3"/>
        </table:table-row>
        <table:table-row table:style-name="ro1">
          <table:table-cell office:value-type="float" office:value="2.74724516924471">
            <text:p>2.7472451692</text:p>
          </table:table-cell>
          <table:table-cell table:number-columns-repeated="3"/>
        </table:table-row>
        <table:table-row table:style-name="ro1">
          <table:table-cell office:value-type="float" office:value="5.49606432905421">
            <text:p>5.4960643291</text:p>
          </table:table-cell>
          <table:table-cell table:number-columns-repeated="3"/>
        </table:table-row>
        <table:table-row table:style-name="ro1">
          <table:table-cell office:value-type="float" office:value="5.41870951792225">
            <text:p>5.4187095179</text:p>
          </table:table-cell>
          <table:table-cell table:number-columns-repeated="3"/>
        </table:table-row>
        <table:table-row table:style-name="ro1">
          <table:table-cell office:value-type="float" office:value="6.25687590101734">
            <text:p>6.256875901</text:p>
          </table:table-cell>
          <table:table-cell table:number-columns-repeated="3"/>
        </table:table-row>
        <table:table-row table:style-name="ro1">
          <table:table-cell office:value-type="float" office:value="3.88595159072429">
            <text:p>3.8859515907</text:p>
          </table:table-cell>
          <table:table-cell table:number-columns-repeated="3"/>
        </table:table-row>
        <table:table-row table:style-name="ro1">
          <table:table-cell office:value-type="float" office:value="5.44466587575153">
            <text:p>5.4446658758</text:p>
          </table:table-cell>
          <table:table-cell table:number-columns-repeated="3"/>
        </table:table-row>
        <table:table-row table:style-name="ro1">
          <table:table-cell office:value-type="float" office:value="5.76746568270028">
            <text:p>5.7674656827</text:p>
          </table:table-cell>
          <table:table-cell table:number-columns-repeated="3"/>
        </table:table-row>
        <table:table-row table:style-name="ro1">
          <table:table-cell office:value-type="float" office:value="5.17386827571318">
            <text:p>5.1738682757</text:p>
          </table:table-cell>
          <table:table-cell table:number-columns-repeated="3"/>
        </table:table-row>
        <table:table-row table:style-name="ro1">
          <table:table-cell office:value-type="float" office:value="4.94015056733042">
            <text:p>4.9401505673</text:p>
          </table:table-cell>
          <table:table-cell table:number-columns-repeated="3"/>
        </table:table-row>
        <table:table-row table:style-name="ro1">
          <table:table-cell office:value-type="float" office:value="5.19824999803677">
            <text:p>5.198249998</text:p>
          </table:table-cell>
          <table:table-cell table:number-columns-repeated="3"/>
        </table:table-row>
        <table:table-row table:style-name="ro1">
          <table:table-cell office:value-type="float" office:value="4.69431075174362">
            <text:p>4.6943107517</text:p>
          </table:table-cell>
          <table:table-cell table:number-columns-repeated="3"/>
        </table:table-row>
        <table:table-row table:style-name="ro1">
          <table:table-cell office:value-type="float" office:value="4.76639529922977">
            <text:p>4.7663952992</text:p>
          </table:table-cell>
          <table:table-cell table:number-columns-repeated="3"/>
        </table:table-row>
        <table:table-row table:style-name="ro1">
          <table:table-cell office:value-type="float" office:value="5.55386288929731">
            <text:p>5.5538628893</text:p>
          </table:table-cell>
          <table:table-cell table:number-columns-repeated="3"/>
        </table:table-row>
        <table:table-row table:style-name="ro1">
          <table:table-cell office:value-type="float" office:value="6.17935872636735">
            <text:p>6.1793587264</text:p>
          </table:table-cell>
          <table:table-cell table:number-columns-repeated="3"/>
        </table:table-row>
        <table:table-row table:style-name="ro1">
          <table:table-cell office:value-type="float" office:value="4.27221530722454">
            <text:p>4.2722153072</text:p>
          </table:table-cell>
          <table:table-cell table:number-columns-repeated="3"/>
        </table:table-row>
        <table:table-row table:style-name="ro1">
          <table:table-cell office:value-type="float" office:value="7.5463371090591">
            <text:p>7.5463371091</text:p>
          </table:table-cell>
          <table:table-cell table:number-columns-repeated="3"/>
        </table:table-row>
        <table:table-row table:style-name="ro1">
          <table:table-cell office:value-type="float" office:value="4.32551362365484">
            <text:p>4.3255136237</text:p>
          </table:table-cell>
          <table:table-cell table:number-columns-repeated="3"/>
        </table:table-row>
        <table:table-row table:style-name="ro1">
          <table:table-cell office:value-type="float" office:value="5.63329452415928">
            <text:p>5.6332945242</text:p>
          </table:table-cell>
          <table:table-cell table:number-columns-repeated="3"/>
        </table:table-row>
        <table:table-row table:style-name="ro1">
          <table:table-cell office:value-type="float" office:value="5.8125626584515">
            <text:p>5.8125626585</text:p>
          </table:table-cell>
          <table:table-cell table:number-columns-repeated="3"/>
        </table:table-row>
        <table:table-row table:style-name="ro1">
          <table:table-cell office:value-type="float" office:value="3.66055815061554">
            <text:p>3.6605581506</text:p>
          </table:table-cell>
          <table:table-cell table:number-columns-repeated="3"/>
        </table:table-row>
        <table:table-row table:style-name="ro1">
          <table:table-cell office:value-type="float" office:value="5.19826612714678">
            <text:p>5.1982661271</text:p>
          </table:table-cell>
          <table:table-cell table:number-columns-repeated="3"/>
        </table:table-row>
        <table:table-row table:style-name="ro1">
          <table:table-cell office:value-type="float" office:value="3.90176135208458">
            <text:p>3.9017613521</text:p>
          </table:table-cell>
          <table:table-cell table:number-columns-repeated="3"/>
        </table:table-row>
        <table:table-row table:style-name="ro1">
          <table:table-cell office:value-type="float" office:value="4.90927238808945">
            <text:p>4.9092723881</text:p>
          </table:table-cell>
          <table:table-cell table:number-columns-repeated="3"/>
        </table:table-row>
        <table:table-row table:style-name="ro1">
          <table:table-cell office:value-type="float" office:value="5.43057144852355">
            <text:p>5.4305714485</text:p>
          </table:table-cell>
          <table:table-cell table:number-columns-repeated="3"/>
        </table:table-row>
        <table:table-row table:style-name="ro1">
          <table:table-cell office:value-type="float" office:value="4.29326293477789">
            <text:p>4.2932629348</text:p>
          </table:table-cell>
          <table:table-cell table:number-columns-repeated="3"/>
        </table:table-row>
        <table:table-row table:style-name="ro1">
          <table:table-cell office:value-type="float" office:value="5.43060008483008">
            <text:p>5.4306000848</text:p>
          </table:table-cell>
          <table:table-cell table:number-columns-repeated="3"/>
        </table:table-row>
        <table:table-row table:style-name="ro1">
          <table:table-cell office:value-type="float" office:value="6.75348772667348">
            <text:p>6.7534877267</text:p>
          </table:table-cell>
          <table:table-cell table:number-columns-repeated="3"/>
        </table:table-row>
        <table:table-row table:style-name="ro1">
          <table:table-cell office:value-type="float" office:value="5.10407669330016">
            <text:p>5.1040766933</text:p>
          </table:table-cell>
          <table:table-cell table:number-columns-repeated="3"/>
        </table:table-row>
        <table:table-row table:style-name="ro1">
          <table:table-cell office:value-type="float" office:value="4.27204061998054">
            <text:p>4.27204062</text:p>
          </table:table-cell>
          <table:table-cell table:number-columns-repeated="3"/>
        </table:table-row>
        <table:table-row table:style-name="ro1">
          <table:table-cell office:value-type="float" office:value="7.19959212373942">
            <text:p>7.1995921237</text:p>
          </table:table-cell>
          <table:table-cell table:number-columns-repeated="3"/>
        </table:table-row>
        <table:table-row table:style-name="ro1">
          <table:table-cell office:value-type="float" office:value="5.7351225069724">
            <text:p>5.735122507</text:p>
          </table:table-cell>
          <table:table-cell table:number-columns-repeated="3"/>
        </table:table-row>
        <table:table-row table:style-name="ro1">
          <table:table-cell office:value-type="float" office:value="5.44247809937224">
            <text:p>5.4424780994</text:p>
          </table:table-cell>
          <table:table-cell table:number-columns-repeated="3"/>
        </table:table-row>
        <table:table-row table:style-name="ro1">
          <table:table-cell office:value-type="float" office:value="4.5668541751802">
            <text:p>4.5668541752</text:p>
          </table:table-cell>
          <table:table-cell table:number-columns-repeated="3"/>
        </table:table-row>
        <table:table-row table:style-name="ro1">
          <table:table-cell office:value-type="float" office:value="3.9623854579404">
            <text:p>3.9623854579</text:p>
          </table:table-cell>
          <table:table-cell table:number-columns-repeated="3"/>
        </table:table-row>
        <table:table-row table:style-name="ro1">
          <table:table-cell office:value-type="float" office:value="5.09751493297517">
            <text:p>5.097514933</text:p>
          </table:table-cell>
          <table:table-cell table:number-columns-repeated="3"/>
        </table:table-row>
        <table:table-row table:style-name="ro1">
          <table:table-cell office:value-type="float" office:value="4.46695868996903">
            <text:p>4.46695869</text:p>
          </table:table-cell>
          <table:table-cell table:number-columns-repeated="3"/>
        </table:table-row>
        <table:table-row table:style-name="ro1">
          <table:table-cell office:value-type="float" office:value="5.80253941426054">
            <text:p>5.8025394143</text:p>
          </table:table-cell>
          <table:table-cell table:number-columns-repeated="3"/>
        </table:table-row>
        <table:table-row table:style-name="ro1">
          <table:table-cell office:value-type="float" office:value="5.68643011385575">
            <text:p>5.6864301139</text:p>
          </table:table-cell>
          <table:table-cell table:number-columns-repeated="3"/>
        </table:table-row>
        <table:table-row table:style-name="ro1">
          <table:table-cell office:value-type="float" office:value="5.41279977746308">
            <text:p>5.4127997775</text:p>
          </table:table-cell>
          <table:table-cell table:number-columns-repeated="3"/>
        </table:table-row>
        <table:table-row table:style-name="ro1">
          <table:table-cell office:value-type="float" office:value="4.76378861768171">
            <text:p>4.7637886177</text:p>
          </table:table-cell>
          <table:table-cell table:number-columns-repeated="3"/>
        </table:table-row>
        <table:table-row table:style-name="ro1">
          <table:table-cell office:value-type="float" office:value="2.99594849906862">
            <text:p>2.9959484991</text:p>
          </table:table-cell>
          <table:table-cell table:number-columns-repeated="3"/>
        </table:table-row>
        <table:table-row table:style-name="ro1">
          <table:table-cell office:value-type="float" office:value="6.52875271392986">
            <text:p>6.5287527139</text:p>
          </table:table-cell>
          <table:table-cell table:number-columns-repeated="3"/>
        </table:table-row>
        <table:table-row table:style-name="ro1">
          <table:table-cell office:value-type="float" office:value="4.02912226272747">
            <text:p>4.0291222627</text:p>
          </table:table-cell>
          <table:table-cell table:number-columns-repeated="3"/>
        </table:table-row>
        <table:table-row table:style-name="ro1">
          <table:table-cell office:value-type="float" office:value="6.08596890000626">
            <text:p>6.0859689</text:p>
          </table:table-cell>
          <table:table-cell table:number-columns-repeated="3"/>
        </table:table-row>
        <table:table-row table:style-name="ro1">
          <table:table-cell office:value-type="float" office:value="5.9923350084573">
            <text:p>5.9923350085</text:p>
          </table:table-cell>
          <table:table-cell table:number-columns-repeated="3"/>
        </table:table-row>
        <table:table-row table:style-name="ro1">
          <table:table-cell office:value-type="float" office:value="5.31356312194839">
            <text:p>5.3135631219</text:p>
          </table:table-cell>
          <table:table-cell table:number-columns-repeated="3"/>
        </table:table-row>
        <table:table-row table:style-name="ro1">
          <table:table-cell office:value-type="float" office:value="5.12298206333071">
            <text:p>5.1229820633</text:p>
          </table:table-cell>
          <table:table-cell table:number-columns-repeated="3"/>
        </table:table-row>
        <table:table-row table:style-name="ro1">
          <table:table-cell office:value-type="float" office:value="3.934827582445">
            <text:p>3.9348275824</text:p>
          </table:table-cell>
          <table:table-cell table:number-columns-repeated="3"/>
        </table:table-row>
        <table:table-row table:style-name="ro1">
          <table:table-cell office:value-type="float" office:value="4.02478099660948">
            <text:p>4.0247809966</text:p>
          </table:table-cell>
          <table:table-cell table:number-columns-repeated="3"/>
        </table:table-row>
        <table:table-row table:style-name="ro1">
          <table:table-cell office:value-type="float" office:value="4.37784591130912">
            <text:p>4.3778459113</text:p>
          </table:table-cell>
          <table:table-cell table:number-columns-repeated="3"/>
        </table:table-row>
        <table:table-row table:style-name="ro1">
          <table:table-cell office:value-type="float" office:value="5.19430242618546">
            <text:p>5.1943024262</text:p>
          </table:table-cell>
          <table:table-cell table:number-columns-repeated="3"/>
        </table:table-row>
        <table:table-row table:style-name="ro1">
          <table:table-cell office:value-type="float" office:value="5.79273503972217">
            <text:p>5.7927350397</text:p>
          </table:table-cell>
          <table:table-cell table:number-columns-repeated="3"/>
        </table:table-row>
        <table:table-row table:style-name="ro1">
          <table:table-cell office:value-type="float" office:value="3.02225004369393">
            <text:p>3.0222500437</text:p>
          </table:table-cell>
          <table:table-cell table:number-columns-repeated="3"/>
        </table:table-row>
        <table:table-row table:style-name="ro1">
          <table:table-cell office:value-type="float" office:value="5.10715941339731">
            <text:p>5.1071594134</text:p>
          </table:table-cell>
          <table:table-cell table:number-columns-repeated="3"/>
        </table:table-row>
        <table:table-row table:style-name="ro1">
          <table:table-cell office:value-type="float" office:value="5.58181966654956">
            <text:p>5.5818196665</text:p>
          </table:table-cell>
          <table:table-cell table:number-columns-repeated="3"/>
        </table:table-row>
        <table:table-row table:style-name="ro1">
          <table:table-cell office:value-type="float" office:value="3.39796040765941">
            <text:p>3.3979604077</text:p>
          </table:table-cell>
          <table:table-cell table:number-columns-repeated="3"/>
        </table:table-row>
        <table:table-row table:style-name="ro1">
          <table:table-cell office:value-type="float" office:value="5.04049408156425">
            <text:p>5.0404940816</text:p>
          </table:table-cell>
          <table:table-cell table:number-columns-repeated="3"/>
        </table:table-row>
        <table:table-row table:style-name="ro1">
          <table:table-cell office:value-type="float" office:value="6.20907200640067">
            <text:p>6.2090720064</text:p>
          </table:table-cell>
          <table:table-cell table:number-columns-repeated="3"/>
        </table:table-row>
        <table:table-row table:style-name="ro1">
          <table:table-cell office:value-type="float" office:value="6.32767503941432">
            <text:p>6.3276750394</text:p>
          </table:table-cell>
          <table:table-cell table:number-columns-repeated="3"/>
        </table:table-row>
        <table:table-row table:style-name="ro1">
          <table:table-cell office:value-type="float" office:value="4.39821046125144">
            <text:p>4.3982104613</text:p>
          </table:table-cell>
          <table:table-cell table:number-columns-repeated="3"/>
        </table:table-row>
        <table:table-row table:style-name="ro1">
          <table:table-cell office:value-type="float" office:value="4.15047944709659">
            <text:p>4.1504794471</text:p>
          </table:table-cell>
          <table:table-cell table:number-columns-repeated="3"/>
        </table:table-row>
        <table:table-row table:style-name="ro1">
          <table:table-cell office:value-type="float" office:value="3.78820755286142">
            <text:p>3.7882075529</text:p>
          </table:table-cell>
          <table:table-cell table:number-columns-repeated="3"/>
        </table:table-row>
        <table:table-row table:style-name="ro1">
          <table:table-cell office:value-type="float" office:value="4.42290299152955">
            <text:p>4.4229029915</text:p>
          </table:table-cell>
          <table:table-cell table:number-columns-repeated="3"/>
        </table:table-row>
        <table:table-row table:style-name="ro1">
          <table:table-cell office:value-type="float" office:value="4.12108407961205">
            <text:p>4.1210840796</text:p>
          </table:table-cell>
          <table:table-cell table:number-columns-repeated="3"/>
        </table:table-row>
        <table:table-row table:style-name="ro1">
          <table:table-cell office:value-type="float" office:value="5.62723009567708">
            <text:p>5.6272300957</text:p>
          </table:table-cell>
          <table:table-cell table:number-columns-repeated="3"/>
        </table:table-row>
        <table:table-row table:style-name="ro1">
          <table:table-cell office:value-type="float" office:value="5.73191549256444">
            <text:p>5.7319154926</text:p>
          </table:table-cell>
          <table:table-cell table:number-columns-repeated="3"/>
        </table:table-row>
        <table:table-row table:style-name="ro1">
          <table:table-cell office:value-type="float" office:value="5.25997436977923">
            <text:p>5.2599743698</text:p>
          </table:table-cell>
          <table:table-cell table:number-columns-repeated="3"/>
        </table:table-row>
        <table:table-row table:style-name="ro1">
          <table:table-cell office:value-type="float" office:value="5.73718117503449">
            <text:p>5.737181175</text:p>
          </table:table-cell>
          <table:table-cell table:number-columns-repeated="3"/>
        </table:table-row>
        <table:table-row table:style-name="ro1">
          <table:table-cell office:value-type="float" office:value="4.19775580009446">
            <text:p>4.1977558001</text:p>
          </table:table-cell>
          <table:table-cell table:number-columns-repeated="3"/>
        </table:table-row>
        <table:table-row table:style-name="ro1">
          <table:table-cell office:value-type="float" office:value="4.5739437812008">
            <text:p>4.5739437812</text:p>
          </table:table-cell>
          <table:table-cell table:number-columns-repeated="3"/>
        </table:table-row>
        <table:table-row table:style-name="ro1">
          <table:table-cell office:value-type="float" office:value="4.44609760632739">
            <text:p>4.4460976063</text:p>
          </table:table-cell>
          <table:table-cell table:number-columns-repeated="3"/>
        </table:table-row>
        <table:table-row table:style-name="ro1">
          <table:table-cell office:value-type="float" office:value="5.88322932925075">
            <text:p>5.8832293293</text:p>
          </table:table-cell>
          <table:table-cell table:number-columns-repeated="3"/>
        </table:table-row>
        <table:table-row table:style-name="ro1">
          <table:table-cell office:value-type="float" office:value="4.36600969126448">
            <text:p>4.3660096913</text:p>
          </table:table-cell>
          <table:table-cell table:number-columns-repeated="3"/>
        </table:table-row>
        <table:table-row table:style-name="ro1">
          <table:table-cell office:value-type="float" office:value="4.00625006761402">
            <text:p>4.0062500676</text:p>
          </table:table-cell>
          <table:table-cell table:number-columns-repeated="3"/>
        </table:table-row>
        <table:table-row table:style-name="ro1">
          <table:table-cell office:value-type="float" office:value="6.87639204692096">
            <text:p>6.8763920469</text:p>
          </table:table-cell>
          <table:table-cell table:number-columns-repeated="3"/>
        </table:table-row>
        <table:table-row table:style-name="ro1">
          <table:table-cell office:value-type="float" office:value="5.43243940919638">
            <text:p>5.4324394092</text:p>
          </table:table-cell>
          <table:table-cell table:number-columns-repeated="3"/>
        </table:table-row>
        <table:table-row table:style-name="ro1">
          <table:table-cell office:value-type="float" office:value="4.65529270563275">
            <text:p>4.6552927056</text:p>
          </table:table-cell>
          <table:table-cell table:number-columns-repeated="3"/>
        </table:table-row>
        <table:table-row table:style-name="ro1">
          <table:table-cell office:value-type="float" office:value="5.41403349349275">
            <text:p>5.4140334935</text:p>
          </table:table-cell>
          <table:table-cell table:number-columns-repeated="3"/>
        </table:table-row>
        <table:table-row table:style-name="ro1">
          <table:table-cell office:value-type="float" office:value="6.71896666195244">
            <text:p>6.718966662</text:p>
          </table:table-cell>
          <table:table-cell table:number-columns-repeated="3"/>
        </table:table-row>
        <table:table-row table:style-name="ro1">
          <table:table-cell office:value-type="float" office:value="5.1919131949544">
            <text:p>5.191913195</text:p>
          </table:table-cell>
          <table:table-cell table:number-columns-repeated="3"/>
        </table:table-row>
        <table:table-row table:style-name="ro1">
          <table:table-cell office:value-type="float" office:value="5.80310906050727">
            <text:p>5.8031090605</text:p>
          </table:table-cell>
          <table:table-cell table:number-columns-repeated="3"/>
        </table:table-row>
        <table:table-row table:style-name="ro1">
          <table:table-cell office:value-type="float" office:value="6.14031284116209">
            <text:p>6.1403128412</text:p>
          </table:table-cell>
          <table:table-cell table:number-columns-repeated="3"/>
        </table:table-row>
        <table:table-row table:style-name="ro1">
          <table:table-cell office:value-type="float" office:value="4.34565416816622">
            <text:p>4.3456541682</text:p>
          </table:table-cell>
          <table:table-cell table:number-columns-repeated="3"/>
        </table:table-row>
        <table:table-row table:style-name="ro1">
          <table:table-cell office:value-type="float" office:value="3.81236436357722">
            <text:p>3.8123643636</text:p>
          </table:table-cell>
          <table:table-cell table:number-columns-repeated="3"/>
        </table:table-row>
        <table:table-row table:style-name="ro1">
          <table:table-cell office:value-type="float" office:value="5.23329779878259">
            <text:p>5.2332977988</text:p>
          </table:table-cell>
          <table:table-cell table:number-columns-repeated="3"/>
        </table:table-row>
        <table:table-row table:style-name="ro1">
          <table:table-cell office:value-type="float" office:value="3.87669455353171">
            <text:p>3.8766945535</text:p>
          </table:table-cell>
          <table:table-cell table:number-columns-repeated="3"/>
        </table:table-row>
        <table:table-row table:style-name="ro1">
          <table:table-cell office:value-type="float" office:value="4.45880678016692">
            <text:p>4.4588067802</text:p>
          </table:table-cell>
          <table:table-cell table:number-columns-repeated="3"/>
        </table:table-row>
        <table:table-row table:style-name="ro1">
          <table:table-cell office:value-type="float" office:value="4.63988895621151">
            <text:p>4.6398889562</text:p>
          </table:table-cell>
          <table:table-cell table:number-columns-repeated="3"/>
        </table:table-row>
        <table:table-row table:style-name="ro1">
          <table:table-cell office:value-type="float" office:value="5.54929627105594">
            <text:p>5.5492962711</text:p>
          </table:table-cell>
          <table:table-cell table:number-columns-repeated="3"/>
        </table:table-row>
        <table:table-row table:style-name="ro1">
          <table:table-cell office:value-type="float" office:value="5.93488355260342">
            <text:p>5.9348835526</text:p>
          </table:table-cell>
          <table:table-cell table:number-columns-repeated="3"/>
        </table:table-row>
        <table:table-row table:style-name="ro1">
          <table:table-cell office:value-type="float" office:value="3.78225020552054">
            <text:p>3.7822502055</text:p>
          </table:table-cell>
          <table:table-cell table:number-columns-repeated="3"/>
        </table:table-row>
        <table:table-row table:style-name="ro1">
          <table:table-cell office:value-type="float" office:value="5.37958831340075">
            <text:p>5.3795883134</text:p>
          </table:table-cell>
          <table:table-cell table:number-columns-repeated="3"/>
        </table:table-row>
        <table:table-row table:style-name="ro1">
          <table:table-cell office:value-type="float" office:value="4.84027163125575">
            <text:p>4.8402716313</text:p>
          </table:table-cell>
          <table:table-cell table:number-columns-repeated="3"/>
        </table:table-row>
        <table:table-row table:style-name="ro1">
          <table:table-cell office:value-type="float" office:value="4.62417567148805">
            <text:p>4.6241756715</text:p>
          </table:table-cell>
          <table:table-cell table:number-columns-repeated="3"/>
        </table:table-row>
        <table:table-row table:style-name="ro1">
          <table:table-cell office:value-type="float" office:value="6.43705769861117">
            <text:p>6.4370576986</text:p>
          </table:table-cell>
          <table:table-cell table:number-columns-repeated="3"/>
        </table:table-row>
        <table:table-row table:style-name="ro1">
          <table:table-cell office:value-type="float" office:value="4.80683877691627">
            <text:p>4.8068387769</text:p>
          </table:table-cell>
          <table:table-cell table:number-columns-repeated="3"/>
        </table:table-row>
        <table:table-row table:style-name="ro1">
          <table:table-cell office:value-type="float" office:value="3.97621941240504">
            <text:p>3.9762194124</text:p>
          </table:table-cell>
          <table:table-cell table:number-columns-repeated="3"/>
        </table:table-row>
        <table:table-row table:style-name="ro1">
          <table:table-cell office:value-type="float" office:value="5.67859269632027">
            <text:p>5.6785926963</text:p>
          </table:table-cell>
          <table:table-cell table:number-columns-repeated="3"/>
        </table:table-row>
        <table:table-row table:style-name="ro1">
          <table:table-cell office:value-type="float" office:value="5.93176048761234">
            <text:p>5.9317604876</text:p>
          </table:table-cell>
          <table:table-cell table:number-columns-repeated="3"/>
        </table:table-row>
        <table:table-row table:style-name="ro1">
          <table:table-cell office:value-type="float" office:value="2.85035109706223">
            <text:p>2.8503510971</text:p>
          </table:table-cell>
          <table:table-cell table:number-columns-repeated="3"/>
        </table:table-row>
        <table:table-row table:style-name="ro1">
          <table:table-cell office:value-type="float" office:value="6.22227540658787">
            <text:p>6.2222754066</text:p>
          </table:table-cell>
          <table:table-cell table:number-columns-repeated="3"/>
        </table:table-row>
        <table:table-row table:style-name="ro1">
          <table:table-cell office:value-type="float" office:value="3.91928435396403">
            <text:p>3.919284354</text:p>
          </table:table-cell>
          <table:table-cell table:number-columns-repeated="3"/>
        </table:table-row>
        <table:table-row table:style-name="ro1">
          <table:table-cell office:value-type="float" office:value="5.65188839379698">
            <text:p>5.6518883938</text:p>
          </table:table-cell>
          <table:table-cell table:number-columns-repeated="3"/>
        </table:table-row>
        <table:table-row table:style-name="ro1">
          <table:table-cell office:value-type="float" office:value="4.86621155077592">
            <text:p>4.8662115508</text:p>
          </table:table-cell>
          <table:table-cell table:number-columns-repeated="3"/>
        </table:table-row>
        <table:table-row table:style-name="ro1">
          <table:table-cell office:value-type="float" office:value="5.73102477425709">
            <text:p>5.7310247743</text:p>
          </table:table-cell>
          <table:table-cell table:number-columns-repeated="3"/>
        </table:table-row>
        <table:table-row table:style-name="ro1">
          <table:table-cell office:value-type="float" office:value="4.77126052882522">
            <text:p>4.7712605288</text:p>
          </table:table-cell>
          <table:table-cell table:number-columns-repeated="3"/>
        </table:table-row>
        <table:table-row table:style-name="ro1">
          <table:table-cell office:value-type="float" office:value="5.6482644896023">
            <text:p>5.6482644896</text:p>
          </table:table-cell>
          <table:table-cell table:number-columns-repeated="3"/>
        </table:table-row>
        <table:table-row table:style-name="ro1">
          <table:table-cell office:value-type="float" office:value="6.55105498386547">
            <text:p>6.5510549839</text:p>
          </table:table-cell>
          <table:table-cell table:number-columns-repeated="3"/>
        </table:table-row>
        <table:table-row table:style-name="ro1">
          <table:table-cell office:value-type="float" office:value="4.67962456215173">
            <text:p>4.6796245622</text:p>
          </table:table-cell>
          <table:table-cell table:number-columns-repeated="3"/>
        </table:table-row>
        <table:table-row table:style-name="ro1">
          <table:table-cell office:value-type="float" office:value="5.77548928884789">
            <text:p>5.7754892888</text:p>
          </table:table-cell>
          <table:table-cell table:number-columns-repeated="3"/>
        </table:table-row>
        <table:table-row table:style-name="ro1">
          <table:table-cell office:value-type="float" office:value="5.15341867646202">
            <text:p>5.1534186765</text:p>
          </table:table-cell>
          <table:table-cell table:number-columns-repeated="3"/>
        </table:table-row>
        <table:table-row table:style-name="ro1">
          <table:table-cell office:value-type="float" office:value="5.5170733621344">
            <text:p>5.5170733621</text:p>
          </table:table-cell>
          <table:table-cell table:number-columns-repeated="3"/>
        </table:table-row>
        <table:table-row table:style-name="ro1">
          <table:table-cell office:value-type="float" office:value="3.44163321377709">
            <text:p>3.4416332138</text:p>
          </table:table-cell>
          <table:table-cell table:number-columns-repeated="3"/>
        </table:table-row>
        <table:table-row table:style-name="ro1">
          <table:table-cell office:value-type="float" office:value="5.99026495963335">
            <text:p>5.9902649596</text:p>
          </table:table-cell>
          <table:table-cell table:number-columns-repeated="3"/>
        </table:table-row>
        <table:table-row table:style-name="ro1">
          <table:table-cell office:value-type="float" office:value="3.88166773552075">
            <text:p>3.8816677355</text:p>
          </table:table-cell>
          <table:table-cell table:number-columns-repeated="3"/>
        </table:table-row>
        <table:table-row table:style-name="ro1">
          <table:table-cell office:value-type="float" office:value="2.9823274537921">
            <text:p>2.9823274538</text:p>
          </table:table-cell>
          <table:table-cell table:number-columns-repeated="3"/>
        </table:table-row>
        <table:table-row table:style-name="ro1">
          <table:table-cell office:value-type="float" office:value="5.81549119995907">
            <text:p>5.8154912</text:p>
          </table:table-cell>
          <table:table-cell table:number-columns-repeated="3"/>
        </table:table-row>
        <table:table-row table:style-name="ro1">
          <table:table-cell office:value-type="float" office:value="5.39934276742861">
            <text:p>5.3993427674</text:p>
          </table:table-cell>
          <table:table-cell table:number-columns-repeated="3"/>
        </table:table-row>
        <table:table-row table:style-name="ro1">
          <table:table-cell office:value-type="float" office:value="4.01988970953971">
            <text:p>4.0198897095</text:p>
          </table:table-cell>
          <table:table-cell table:number-columns-repeated="3"/>
        </table:table-row>
        <table:table-row table:style-name="ro1">
          <table:table-cell office:value-type="float" office:value="4.72827760549262">
            <text:p>4.7282776055</text:p>
          </table:table-cell>
          <table:table-cell table:number-columns-repeated="3"/>
        </table:table-row>
        <table:table-row table:style-name="ro1">
          <table:table-cell office:value-type="float" office:value="4.69104270683602">
            <text:p>4.6910427068</text:p>
          </table:table-cell>
          <table:table-cell table:number-columns-repeated="3"/>
        </table:table-row>
        <table:table-row table:style-name="ro1">
          <table:table-cell office:value-type="float" office:value="5.89776783017442">
            <text:p>5.8977678302</text:p>
          </table:table-cell>
          <table:table-cell table:number-columns-repeated="3"/>
        </table:table-row>
        <table:table-row table:style-name="ro1">
          <table:table-cell office:value-type="float" office:value="4.23425435600802">
            <text:p>4.234254356</text:p>
          </table:table-cell>
          <table:table-cell table:number-columns-repeated="3"/>
        </table:table-row>
        <table:table-row table:style-name="ro1">
          <table:table-cell office:value-type="float" office:value="4.40401805238798">
            <text:p>4.4040180524</text:p>
          </table:table-cell>
          <table:table-cell table:number-columns-repeated="3"/>
        </table:table-row>
        <table:table-row table:style-name="ro1">
          <table:table-cell office:value-type="float" office:value="4.74783058324829">
            <text:p>4.7478305832</text:p>
          </table:table-cell>
          <table:table-cell table:number-columns-repeated="3"/>
        </table:table-row>
        <table:table-row table:style-name="ro1">
          <table:table-cell office:value-type="float" office:value="2.7210438544862">
            <text:p>2.7210438545</text:p>
          </table:table-cell>
          <table:table-cell table:number-columns-repeated="3"/>
        </table:table-row>
        <table:table-row table:style-name="ro1">
          <table:table-cell office:value-type="float" office:value="5.87290508998558">
            <text:p>5.87290509</text:p>
          </table:table-cell>
          <table:table-cell table:number-columns-repeated="3"/>
        </table:table-row>
        <table:table-row table:style-name="ro1">
          <table:table-cell office:value-type="float" office:value="5.90120249474421">
            <text:p>5.9012024947</text:p>
          </table:table-cell>
          <table:table-cell table:number-columns-repeated="3"/>
        </table:table-row>
        <table:table-row table:style-name="ro1">
          <table:table-cell office:value-type="float" office:value="6.58727977983654">
            <text:p>6.5872797798</text:p>
          </table:table-cell>
          <table:table-cell table:number-columns-repeated="3"/>
        </table:table-row>
        <table:table-row table:style-name="ro1">
          <table:table-cell office:value-type="float" office:value="5.32968295319006">
            <text:p>5.3296829532</text:p>
          </table:table-cell>
          <table:table-cell table:number-columns-repeated="3"/>
        </table:table-row>
        <table:table-row table:style-name="ro1">
          <table:table-cell office:value-type="float" office:value="3.72713392507285">
            <text:p>3.7271339251</text:p>
          </table:table-cell>
          <table:table-cell table:number-columns-repeated="3"/>
        </table:table-row>
        <table:table-row table:style-name="ro1">
          <table:table-cell office:value-type="float" office:value="5.7767804870382">
            <text:p>5.776780487</text:p>
          </table:table-cell>
          <table:table-cell table:number-columns-repeated="3"/>
        </table:table-row>
        <table:table-row table:style-name="ro1">
          <table:table-cell office:value-type="float" office:value="4.61008823569864">
            <text:p>4.6100882357</text:p>
          </table:table-cell>
          <table:table-cell table:number-columns-repeated="3"/>
        </table:table-row>
        <table:table-row table:style-name="ro1">
          <table:table-cell office:value-type="float" office:value="5.93797777034342">
            <text:p>5.9379777703</text:p>
          </table:table-cell>
          <table:table-cell table:number-columns-repeated="3"/>
        </table:table-row>
        <table:table-row table:style-name="ro1">
          <table:table-cell office:value-type="float" office:value="5.47996837738901">
            <text:p>5.4799683774</text:p>
          </table:table-cell>
          <table:table-cell table:number-columns-repeated="3"/>
        </table:table-row>
        <table:table-row table:style-name="ro1">
          <table:table-cell office:value-type="float" office:value="5.38966841250658">
            <text:p>5.3896684125</text:p>
          </table:table-cell>
          <table:table-cell table:number-columns-repeated="3"/>
        </table:table-row>
        <table:table-row table:style-name="ro1">
          <table:table-cell office:value-type="float" office:value="5.37460787035525">
            <text:p>5.3746078704</text:p>
          </table:table-cell>
          <table:table-cell table:number-columns-repeated="3"/>
        </table:table-row>
        <table:table-row table:style-name="ro1">
          <table:table-cell office:value-type="float" office:value="4.46389082726091">
            <text:p>4.4638908273</text:p>
          </table:table-cell>
          <table:table-cell table:number-columns-repeated="3"/>
        </table:table-row>
        <table:table-row table:style-name="ro1">
          <table:table-cell office:value-type="float" office:value="3.80994235305116">
            <text:p>3.8099423531</text:p>
          </table:table-cell>
          <table:table-cell table:number-columns-repeated="3"/>
        </table:table-row>
        <table:table-row table:style-name="ro1">
          <table:table-cell office:value-type="float" office:value="6.58377293637022">
            <text:p>6.5837729364</text:p>
          </table:table-cell>
          <table:table-cell table:number-columns-repeated="3"/>
        </table:table-row>
        <table:table-row table:style-name="ro1">
          <table:table-cell office:value-type="float" office:value="5.37113091023639">
            <text:p>5.3711309102</text:p>
          </table:table-cell>
          <table:table-cell table:number-columns-repeated="3"/>
        </table:table-row>
        <table:table-row table:style-name="ro1">
          <table:table-cell office:value-type="float" office:value="5.99303451925516">
            <text:p>5.9930345193</text:p>
          </table:table-cell>
          <table:table-cell table:number-columns-repeated="3"/>
        </table:table-row>
        <table:table-row table:style-name="ro1">
          <table:table-cell office:value-type="float" office:value="4.59533281764016">
            <text:p>4.5953328176</text:p>
          </table:table-cell>
          <table:table-cell table:number-columns-repeated="3"/>
        </table:table-row>
        <table:table-row table:style-name="ro1">
          <table:table-cell office:value-type="float" office:value="4.70730393053964">
            <text:p>4.7073039305</text:p>
          </table:table-cell>
          <table:table-cell table:number-columns-repeated="3"/>
        </table:table-row>
        <table:table-row table:style-name="ro1">
          <table:table-cell office:value-type="float" office:value="5.63995129941031">
            <text:p>5.6399512994</text:p>
          </table:table-cell>
          <table:table-cell table:number-columns-repeated="3"/>
        </table:table-row>
        <table:table-row table:style-name="ro1">
          <table:table-cell office:value-type="float" office:value="4.91592935100198">
            <text:p>4.915929351</text:p>
          </table:table-cell>
          <table:table-cell table:number-columns-repeated="3"/>
        </table:table-row>
        <table:table-row table:style-name="ro1">
          <table:table-cell office:value-type="float" office:value="4.08094028849155">
            <text:p>4.0809402885</text:p>
          </table:table-cell>
          <table:table-cell table:number-columns-repeated="3"/>
        </table:table-row>
        <table:table-row table:style-name="ro1">
          <table:table-cell office:value-type="float" office:value="6.43580364529043">
            <text:p>6.4358036453</text:p>
          </table:table-cell>
          <table:table-cell table:number-columns-repeated="3"/>
        </table:table-row>
        <table:table-row table:style-name="ro1">
          <table:table-cell office:value-type="float" office:value="5.17214368283749">
            <text:p>5.1721436828</text:p>
          </table:table-cell>
          <table:table-cell table:number-columns-repeated="3"/>
        </table:table-row>
        <table:table-row table:style-name="ro1">
          <table:table-cell office:value-type="float" office:value="5.16796213993803">
            <text:p>5.1679621399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5:18:47</meta:creation-date>
    <dc:date>2016-07-04T16:00:12</dc:date>
    <meta:editing-duration>PT26M21S</meta:editing-duration>
    <meta:editing-cycles>4</meta:editing-cycles>
    <meta:generator>LibreOffice/3.5$Linux_X86_64 LibreOffice_project/350m1$Build-2</meta:generator>
    <meta:document-statistic meta:table-count="3" meta:cell-count="70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05cm" chart:symbol-height="0.05cm">
        <chart:symbol-image xlink:href="Pictures/20000011000000DF000000DF8BA826E0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rizontal-bar" chart:symbol-width="0.05cm" chart:symbol-height="0.0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926cm" svg:height="20.677cm" xlink:href=".." xlink:type="simple" chart:class="chart:line" chart:style-name="ch1">
        <chart:legend chart:legend-position="end" svg:x="27.123cm" svg:y="9.79cm" style:legend-expansion="high" chart:style-name="ch2"/>
        <chart:plot-area chart:style-name="ch3" table:cell-range-address="Sheet1.A1:Sheet1.B4000" chart:data-source-has-labels="row" svg:x="1.088cm" svg:y="1.787cm" svg:width="24.759cm" svg:height="18.057cm">
          <chartooo:coordinate-region svg:x="1.524cm" svg:y="1.986cm" svg:width="24.089cm" svg:height="16.8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4000" chart:label-cell-address="Sheet1.A1:Sheet1.A1" chart:class="chart:line">
            <chart:data-point chart:repeated="3999"/>
          </chart:series>
          <chart:series chart:style-name="ch8" chart:values-cell-range-address="Sheet1.B2:Sheet1.B4000" chart:label-cell-address="Sheet1.B1:Sheet1.B1" chart:class="chart:line">
            <chart:data-point chart:repeated="3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servation</text:p>
                <draw:g>
                  <svg:desc>Sheet1.A1:Sheet1.A1</svg:desc>
                </draw:g>
              </table:table-cell>
              <table:table-cell office:value-type="string">
                <text:p>Theoretical 90th percentil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4260404575616">
                <text:p>0.834260404575616</text:p>
                <draw:g>
                  <svg:desc>Sheet1.A2:Sheet1.A4000</svg:desc>
                </draw:g>
              </table:table-cell>
              <table:table-cell office:value-type="float" office:value="0.9">
                <text:p>0.9</text:p>
                <draw:g>
                  <svg:desc>Sheet1.B2:Sheet1.B4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0213867276907">
                <text:p>0.74021386727690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084199782461">
                <text:p>0.1780841997824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0042062699795">
                <text:p>0.9800420626997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2673219721764">
                <text:p>0.3226732197217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5619584154338">
                <text:p>0.7956195841543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1271137483418">
                <text:p>0.4812711374834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1839224845171">
                <text:p>0.6418392248451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9245623834431">
                <text:p>0.5092456238344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5497342795134">
                <text:p>0.6354973427951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9381374642253">
                <text:p>0.3293813746422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8833373058587">
                <text:p>0.3588333730585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0334744732827">
                <text:p>0.1703347447328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1693691834807">
                <text:p>0.51169369183480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9509000815451">
                <text:p>0.3895090008154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7111435327679">
                <text:p>0.79711143532767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377508321777">
                <text:p>0.993775083217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0798186399043">
                <text:p>0.8707981863990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98187031131238">
                <text:p>0.4981870311312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7335882317275">
                <text:p>0.9173358823172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3489160835743">
                <text:p>0.06734891608357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1615836825222">
                <text:p>0.8316158368252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384496267885">
                <text:p>0.493844962678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6321936827153">
                <text:p>0.236321936827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6175634432584">
                <text:p>0.2361756344325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9070868510753">
                <text:p>0.4090708685107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2733713388443">
                <text:p>0.4027337133884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9142426494509">
                <text:p>0.7091424264945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4454794637859">
                <text:p>0.5744547946378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5740417912602">
                <text:p>0.8057404179126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8159666415304">
                <text:p>0.8581596664153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8715199213475">
                <text:p>0.4087151992134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5954285189509">
                <text:p>0.5459542851895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2438666634262">
                <text:p>0.03624386666342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875726191327">
                <text:p>0.388757261913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8627504911274">
                <text:p>0.8686275049112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31863450817764">
                <text:p>0.8318634508177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0028399862349">
                <text:p>0.8700283998623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0466729756445">
                <text:p>0.5104667297564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1109075117856">
                <text:p>0.3411090751178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5525742657483">
                <text:p>0.5055257426574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9848104398698">
                <text:p>0.8398481043986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9942448176444">
                <text:p>0.6999424481764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586048739031">
                <text:p>0.675860487390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1541796699166">
                <text:p>0.3515417966991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9451449457556">
                <text:p>0.0894514494575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2971922717989">
                <text:p>0.4729719227179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5316879916936">
                <text:p>0.3453168799169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249635856599">
                <text:p>0.9602496358565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1158953849226">
                <text:p>0.9711589538492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62652762234211">
                <text:p>0.2626527622342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75985519401729">
                <text:p>0.02759855194017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2774790674448">
                <text:p>0.8027747906744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56497725378722">
                <text:p>0.7564977253787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3920489232987">
                <text:p>0.2639204892329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89504251070321">
                <text:p>0.038950425107032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5568593889475">
                <text:p>0.1655685938894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665420262143">
                <text:p>0.666654202621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8092851601541">
                <text:p>0.7480928516015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0023388527334">
                <text:p>0.7400233885273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2394620534033">
                <text:p>0.4723946205340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6252518482506">
                <text:p>0.6062525184825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8738587740809">
                <text:p>0.1487385877408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8348905723542">
                <text:p>0.0183489057235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2496385145932">
                <text:p>0.6424963851459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7495849654079">
                <text:p>0.53749584965407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86976410634816">
                <text:p>0.8869764106348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4359835963696">
                <text:p>0.4743598359636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7524249516428">
                <text:p>0.407524249516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9744314039126">
                <text:p>0.397443140391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15468911081553">
                <text:p>0.8154689110815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1304999217391">
                <text:p>0.913049992173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7291245255619">
                <text:p>0.2372912452556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15411359723657">
                <text:p>0.5154113597236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891047956422">
                <text:p>0.588910479564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8833041954786">
                <text:p>0.5888330419547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04862809181213">
                <text:p>0.6048628091812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18824022822082">
                <text:p>0.06188240228220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4149921871722">
                <text:p>0.9341499218717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5112445037812">
                <text:p>0.5651124450378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30413561314344">
                <text:p>0.03304135613143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6802684105933">
                <text:p>0.1968026841059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2710996977985">
                <text:p>0.5927109969779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5816147271544">
                <text:p>0.8358161472715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3300409484655">
                <text:p>0.9533004094846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6631486210972">
                <text:p>0.8566314862109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4766572378576">
                <text:p>0.8747665723785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886900337413">
                <text:p>0.118869003374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3285689298064">
                <text:p>0.5232856892980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2859424445778">
                <text:p>0.6228594244457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8892391901463">
                <text:p>0.8588923919014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5680309832096">
                <text:p>0.9956803098320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29111942928284">
                <text:p>0.2291119429282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7630979642272">
                <text:p>0.0076309796422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0292160212994">
                <text:p>0.01402921602129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71608328074217">
                <text:p>0.8716083280742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45126829762012">
                <text:p>0.5451268297620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01005626656115">
                <text:p>0.9010056266561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45968164037913">
                <text:p>0.3459681640379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52651079278439">
                <text:p>0.9526510792784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98448767513037">
                <text:p>0.29844876751303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1437075585127">
                <text:p>0.1614370755851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5701071918011">
                <text:p>0.8657010719180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5740012768656">
                <text:p>0.5357400127686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76848435308784">
                <text:p>0.6768484353087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5461155148223">
                <text:p>0.4546115514822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4573054723442">
                <text:p>0.1245730547234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81711244489998">
                <text:p>0.2817112444899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64939542301">
                <text:p>0.51649395423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87229765951633">
                <text:p>0.05872297659516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682368952781">
                <text:p>0.846823689527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9535310361534">
                <text:p>0.5495353103615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55525660701096">
                <text:p>0.2555256607010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39534686505795">
                <text:p>0.4395346865057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85351457633078">
                <text:p>0.3853514576330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8826070651412">
                <text:p>0.2088260706514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6166173182428">
                <text:p>0.296166173182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60118030477315">
                <text:p>0.2601180304773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27695074025542">
                <text:p>0.3276950740255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19451862480491">
                <text:p>0.8194518624804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82977454923093">
                <text:p>0.8829774549230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86587466392666">
                <text:p>0.1865874663926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15132172312588">
                <text:p>0.8151321723125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12089397851378">
                <text:p>0.1120893978513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4218446034938">
                <text:p>0.1942184460349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29161388333887">
                <text:p>0.8291613883338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3697725925595">
                <text:p>0.9836977259255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934527579695">
                <text:p>0.739345275796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30167015455663">
                <text:p>0.7301670154556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9665889963508">
                <text:p>0.3296658899635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9199635554105">
                <text:p>0.691996355541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86157829686999">
                <text:p>0.02861578296869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91102965548635">
                <text:p>0.4911029655486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7697427459061">
                <text:p>0.5576974274590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4355795737356">
                <text:p>0.5643557957373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67951400857419">
                <text:p>0.1679514008574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23089789412916">
                <text:p>0.01230897894129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8928850460798">
                <text:p>0.6889288504607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49662645347416">
                <text:p>0.4496626453474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28802933171392">
                <text:p>0.5288029331713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47651827055961">
                <text:p>0.7476518270559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96486334875226">
                <text:p>0.2964863348752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83382439985871">
                <text:p>0.07833824399858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17748775705695">
                <text:p>0.003177487757056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36021021846682">
                <text:p>0.7360210218466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63689701631665">
                <text:p>0.4636897016316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12003558408469">
                <text:p>0.2120035584084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21871950291097">
                <text:p>0.03218719502910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2380773210898">
                <text:p>0.723807732108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39698632899672">
                <text:p>0.5396986328996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51639057509601">
                <text:p>0.8516390575096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06785187032074">
                <text:p>0.6067851870320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26286099292338">
                <text:p>0.7262860992923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66771229822189">
                <text:p>0.6667712298221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18874584883451">
                <text:p>0.7188745848834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20504545327276">
                <text:p>0.9205045453272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95932618621737">
                <text:p>0.49593261862173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02572310809046">
                <text:p>0.7025723108090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59849821589887">
                <text:p>0.6598498215898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60996340774">
                <text:p>0.22609963407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2238201238215">
                <text:p>0.0322382012382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51846177130938">
                <text:p>0.3518461771309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47154170461">
                <text:p>0.25471541704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2334116678685">
                <text:p>0.523341166786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09543604589999">
                <text:p>0.9095436045899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19071212783456">
                <text:p>0.8190712127834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129256810993">
                <text:p>0.691292568109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2185258353129">
                <text:p>0.921852583531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08000063244253">
                <text:p>0.5080000632442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0955213457346">
                <text:p>0.1409552134573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50655517168343">
                <text:p>0.4506555171683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55651890300214">
                <text:p>0.2556518903002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37441548798233">
                <text:p>0.4374415487982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2899376116693">
                <text:p>0.528993761166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58829378057271">
                <text:p>0.2588293780572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3462570644915">
                <text:p>0.1734625706449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2683462798595">
                <text:p>0.9926834627985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70832936931402">
                <text:p>0.4708329369314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05649765674025">
                <text:p>0.2056497656740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16491195373237">
                <text:p>0.71649119537323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05315698310733">
                <text:p>0.01053156983107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72888231836259">
                <text:p>0.05728882318362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23276382405311">
                <text:p>0.3232763824053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36817669123411">
                <text:p>0.7368176691234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24060053005815">
                <text:p>0.7240600530058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21509677544236">
                <text:p>0.04215096775442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57322214450687">
                <text:p>0.6573222144506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19992671627551">
                <text:p>0.2199926716275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4472327856347">
                <text:p>0.744723278563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17172036040574">
                <text:p>0.3171720360405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46092305704951">
                <text:p>0.4460923057049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76961479801685">
                <text:p>0.7769614798016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69018213171512">
                <text:p>0.6690182131715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00807722751051">
                <text:p>0.7008077227510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0302647054195">
                <text:p>0.3003026470541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78561817761511">
                <text:p>0.5785618177615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19878935534507">
                <text:p>0.51987893553450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1595215164125">
                <text:p>0.9915952151641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00414401758462">
                <text:p>0.5004144017584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78789987787604">
                <text:p>0.02787899877876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2550428621471">
                <text:p>0.1325504286214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51069918926805">
                <text:p>0.9510699189268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83530889078975">
                <text:p>0.2835308890789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69991977419704">
                <text:p>0.5699919774197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80063680093735">
                <text:p>0.4800636800937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42360267601907">
                <text:p>0.54236026760190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43454548064619">
                <text:p>0.7434545480646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72747142892331">
                <text:p>0.4727471428923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31932045333087">
                <text:p>0.01319320453330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49104313738644">
                <text:p>0.9491043137386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89238338265568">
                <text:p>0.1892383382655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3724774364382">
                <text:p>0.0237247743643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639313692227006">
                <text:p>0.006393136922270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1251472113654">
                <text:p>0.512514721136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60542443487793">
                <text:p>0.7605424434877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30453190393746">
                <text:p>0.7304531903937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54665688890964">
                <text:p>0.5546656888909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1786465793848">
                <text:p>0.417864657938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50445862021297">
                <text:p>0.9504458620212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99388967454433">
                <text:p>0.2993889674544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35036694444716">
                <text:p>0.7350366944447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9653816819191">
                <text:p>0.396538168191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763504477217793">
                <text:p>0.07635044772177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04054907616228">
                <text:p>0.4040549076162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97345890942961">
                <text:p>0.0973458909429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76653094775975">
                <text:p>0.3766530947759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826167258434">
                <text:p>0.98261672584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17224826943129">
                <text:p>0.6172248269431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682483099401">
                <text:p>0.36824830994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83031127601862">
                <text:p>0.4830311276018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4510382572189">
                <text:p>0.645103825721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00798738561571">
                <text:p>0.5007987385615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34101046528667">
                <text:p>0.434101046528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28634715266526">
                <text:p>0.9286347152665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07907164469361">
                <text:p>0.07079071644693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14164726622403">
                <text:p>0.9141647266224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0994982868433">
                <text:p>0.4709949828684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4245264511555">
                <text:p>0.8142452645115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86911869514734">
                <text:p>0.3869118695147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84188187401742">
                <text:p>0.4841881874017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63349578715861">
                <text:p>0.7633495787158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76150208245963">
                <text:p>0.5761502082459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07912961766124">
                <text:p>0.5079129617661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69742715638131">
                <text:p>0.7697427156381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8664929382503">
                <text:p>0.0886649293825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68455405253917">
                <text:p>0.2684554052539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00195906031877">
                <text:p>0.5001959060318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43330618273467">
                <text:p>0.6433306182734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86320063192397">
                <text:p>0.6863200631923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50641768518835">
                <text:p>0.4506417685188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427195857279">
                <text:p>0.942719585727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1356757637113">
                <text:p>0.4213567576371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47179936710745">
                <text:p>0.8471799367107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90700334496796">
                <text:p>0.01907003344967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25411665719003">
                <text:p>0.8254116657190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44525827653706">
                <text:p>0.9445258276537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95723128225654">
                <text:p>0.3957231282256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08028391562402">
                <text:p>0.8080283915624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61750654596835">
                <text:p>0.5617506545968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63971438165754">
                <text:p>0.7639714381657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91059519164264">
                <text:p>0.2910595191642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06854480784386">
                <text:p>0.2068544807843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4770177192986">
                <text:p>0.2647701771929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25160565692931">
                <text:p>0.7251605656929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35489196050912">
                <text:p>0.1354891960509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35560893639922">
                <text:p>0.3355608936399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39325292315334">
                <text:p>0.6393252923153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06484178919345">
                <text:p>0.606484178919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49806158151478">
                <text:p>0.1498061581514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62371618300676">
                <text:p>0.02623716183006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906723663210869">
                <text:p>0.09067236632108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13155736867338">
                <text:p>0.9131557368673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02387370076031">
                <text:p>0.6023873700760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98585328087211">
                <text:p>0.5985853280872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82898452971131">
                <text:p>0.6828984529711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91052299458534">
                <text:p>0.6910522994585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67040733341128">
                <text:p>0.8670407333411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83094359003007">
                <text:p>0.18309435900300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34382917732">
                <text:p>0.3343829177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3360796533525">
                <text:p>0.5533607965335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33736127521843">
                <text:p>0.6337361275218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77102503925562">
                <text:p>0.2771025039255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747175546363">
                <text:p>0.97471755463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80916064232588">
                <text:p>0.4809160642325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96172537375242">
                <text:p>0.2961725373752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00129220355302">
                <text:p>0.8001292203553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25441892351955">
                <text:p>0.4254418923519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91895666066557">
                <text:p>0.6918956660665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08157611917704">
                <text:p>0.6081576119177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87192546948791">
                <text:p>0.9871925469487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55867104232311">
                <text:p>0.4558671042323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99217131081969">
                <text:p>0.8992171310819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94047027733177">
                <text:p>0.1940470277331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20637281425297">
                <text:p>0.7206372814252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243776967749">
                <text:p>0.62437769677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29536223784089">
                <text:p>0.3295362237840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561981750652194">
                <text:p>0.05619817506521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63702989090234">
                <text:p>0.2637029890902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36020402703434">
                <text:p>0.9360204027034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06004333682358">
                <text:p>0.2060043336823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89940150920302">
                <text:p>0.2899401509203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66927690245211">
                <text:p>0.02669276902452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19160070549697">
                <text:p>0.1191600705496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92327521461993">
                <text:p>0.8923275214619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25278097111732">
                <text:p>0.6252780971117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02058523520827">
                <text:p>0.8020585235208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83379820920527">
                <text:p>0.5833798209205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92318830452859">
                <text:p>0.4923188304528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85152882989496">
                <text:p>0.9851528829894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17762739118189">
                <text:p>0.9177627391181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56796274520457">
                <text:p>0.04567962745204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18889010511339">
                <text:p>0.6188890105113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94865243043751">
                <text:p>0.1948652430437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03971820883453">
                <text:p>0.02039718208834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98050752095878">
                <text:p>0.09980507520958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91037780418992">
                <text:p>0.4910377804189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20526402443647">
                <text:p>0.8205264024436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25246967561543">
                <text:p>0.5252469675615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82933446485549">
                <text:p>0.1829334464855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28684014361352">
                <text:p>0.4286840143613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12439514510334">
                <text:p>0.5124395145103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38800551183522">
                <text:p>0.6388005511835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790114544332">
                <text:p>0.327901145443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06486542709172">
                <text:p>0.7064865427091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59437832608819">
                <text:p>0.3594378326088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5227884221822">
                <text:p>0.952278842218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60227664932609">
                <text:p>0.03602276649326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156360081397">
                <text:p>0.41563600813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15981831308454">
                <text:p>0.2159818313084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72043169662356">
                <text:p>0.9720431696623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21640341822058">
                <text:p>0.6216403418220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05921982228756">
                <text:p>0.5059219822287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8735938686878">
                <text:p>0.9987359386868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40800412371755">
                <text:p>0.7408004123717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98249503690749">
                <text:p>0.3982495036907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24014036264271">
                <text:p>0.6240140362642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42858936358243">
                <text:p>0.5428589363582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81629325076938">
                <text:p>0.9816293250769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1633286671713">
                <text:p>0.116332866717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28011819347739">
                <text:p>0.5280118193477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99392064195126">
                <text:p>0.8993920641951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62012494169176">
                <text:p>0.1620124941691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46900829859078">
                <text:p>0.1469008298590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942573072388768">
                <text:p>0.09425730723887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82409676257521">
                <text:p>0.18240967625752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46705905068666">
                <text:p>0.2467059050686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85295087657869">
                <text:p>0.5852950876578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360787011683">
                <text:p>0.00293607870116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71952872630209">
                <text:p>0.7719528726302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68228534609079">
                <text:p>0.76822853460907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3162009306252">
                <text:p>0.431620093062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84392387606204">
                <text:p>0.2843923876062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07029085792601">
                <text:p>0.4070290857926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5952123850584">
                <text:p>0.759521238505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0878930315375">
                <text:p>0.990878930315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6646691840142">
                <text:p>0.766466918401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11800080724061">
                <text:p>0.7118000807240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69016968086362">
                <text:p>0.02690169680863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8210292654112">
                <text:p>0.18210292654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27781912032515">
                <text:p>0.9277819120325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8944866470993">
                <text:p>0.9989448664709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03743268363178">
                <text:p>0.8037432683631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33703894726932">
                <text:p>0.4337038947269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97680805623531">
                <text:p>0.9976808056235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44543681200594">
                <text:p>0.5445436812005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31953398417681">
                <text:p>0.8319533984176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21694841887802">
                <text:p>0.6216948418878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874026175588369">
                <text:p>0.08740261755883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13582723494619">
                <text:p>0.8135827234946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38027708604932">
                <text:p>0.7380277086049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15414436906576">
                <text:p>0.6154144369065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12974787689745">
                <text:p>0.7129747876897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00040203239769">
                <text:p>0.9000402032397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762315266765654">
                <text:p>0.7623152667656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07232094928622">
                <text:p>0.8072320949286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824498794972897">
                <text:p>0.08244987949728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902117229998112">
                <text:p>0.00902117229998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92527183052152">
                <text:p>0.3925271830521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853859586641192">
                <text:p>0.08538595866411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8097404493019">
                <text:p>0.780974044930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60755717661232">
                <text:p>0.1607557176612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17006051726639">
                <text:p>0.5170060517266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653664325363934">
                <text:p>0.06536643253639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67784803453833">
                <text:p>0.5677848034538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76527290698141">
                <text:p>0.2765272906981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62453628517687">
                <text:p>0.05624536285176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34251721855253">
                <text:p>0.3342517218552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88327371422201">
                <text:p>0.9883273714222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831470601260662">
                <text:p>0.08314706012606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16354648862034">
                <text:p>0.5163546488620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16109283920378">
                <text:p>0.9161092839203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820919265970588">
                <text:p>0.08209192659705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20097917225212">
                <text:p>0.3200979172252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4981317864731">
                <text:p>0.349813178647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97727322205901">
                <text:p>0.07977273222059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64641598425806">
                <text:p>0.8646415984258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81766577064991">
                <text:p>0.1817665770649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01467574108392">
                <text:p>0.7014675741083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52044215984643">
                <text:p>0.9520442159846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349301025271">
                <text:p>0.9953493010252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39495283178985">
                <text:p>0.4394952831789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67458652891219">
                <text:p>0.5674586528912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08324088715017">
                <text:p>0.7083240887150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39535486418754">
                <text:p>0.3395354864187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29773920122534">
                <text:p>0.3297739201225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155561841093">
                <text:p>0.51555618410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21985365916044">
                <text:p>0.4219853659160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38795092422515">
                <text:p>0.3387950924225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08083367161453">
                <text:p>0.9080833671614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07371324580163">
                <text:p>0.5073713245801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19769137352705">
                <text:p>0.1197691373527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88390848226845">
                <text:p>0.06883908482268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43773767724633">
                <text:p>0.02437737677246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513557035476">
                <text:p>0.185135570354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36623888276517">
                <text:p>0.6366238882765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00904667470604">
                <text:p>0.3009046674706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41380933206528">
                <text:p>0.2413809332065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7087561013177">
                <text:p>0.970875610131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89232038892806">
                <text:p>0.2892320388928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24527993332595">
                <text:p>0.3245279933325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87230258993804">
                <text:p>0.4872302589938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05341322813183">
                <text:p>0.2053413228131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06619920395315">
                <text:p>0.4066199203953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07328176684678">
                <text:p>0.8073281766846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55154501460493">
                <text:p>0.5551545014604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86392652615905">
                <text:p>0.4863926526159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71969775110483">
                <text:p>0.6719697751104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36921078991145">
                <text:p>0.7369210789911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87860227189958">
                <text:p>0.1878602271899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24013991560787">
                <text:p>0.6240139915607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32270380016416">
                <text:p>0.7322703800164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27355510368943">
                <text:p>0.6273555103689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91472644452006">
                <text:p>0.1914726444520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40594468731433">
                <text:p>0.4405944687314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66890996787697">
                <text:p>0.9668909967876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2124656457454">
                <text:p>0.521246564574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56150652840734">
                <text:p>0.9561506528407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88876362703741">
                <text:p>0.3888763627037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60041656997055">
                <text:p>0.8600416569970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64234020002186">
                <text:p>0.8642340200021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96247687749565">
                <text:p>0.8962476877495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79810794815421">
                <text:p>0.97981079481542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33073104824871">
                <text:p>0.9330731048248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20625064522028">
                <text:p>0.9206250645220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64946365170181">
                <text:p>0.1649463651701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69696993101388">
                <text:p>0.5696969931013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21529731992632">
                <text:p>0.2215297319926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06327298376709">
                <text:p>0.4063272983767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4057260369882">
                <text:p>0.540572603698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10761770885438">
                <text:p>0.5107617708854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30855292174965">
                <text:p>0.7308552921749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78028626926243">
                <text:p>0.02780286269262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16103094164282">
                <text:p>0.7161030941642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3747521257028">
                <text:p>0.137475212570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35131039377302">
                <text:p>0.8351310393773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71257595624775">
                <text:p>0.2712575956247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23867865186185">
                <text:p>0.6238678651861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07100814953446">
                <text:p>0.5071008149534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817867461591959">
                <text:p>0.008178674615919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11728092376143">
                <text:p>0.8117280923761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31114806514233">
                <text:p>0.1311148065142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40449054632336">
                <text:p>0.7404490546323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39083602745086">
                <text:p>0.4390836027450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22587450966239">
                <text:p>0.3225874509662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104352382943">
                <text:p>0.181043523829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05974599532783">
                <text:p>0.4059745995327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4383401600644">
                <text:p>0.843834016006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37194176670164">
                <text:p>0.1371941766701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94850962702185">
                <text:p>0.7948509627021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03875673003495">
                <text:p>0.7038756730034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142819713801146">
                <text:p>0.001428197138011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9109865045175">
                <text:p>0.691098650451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83686467818916">
                <text:p>0.6836864678189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34501301962882">
                <text:p>0.9345013019628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11723714973778">
                <text:p>0.6117237149737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48632832989097">
                <text:p>0.8486328329890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04198295529932">
                <text:p>0.5041982955299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3325344696641">
                <text:p>0.833253446966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54960131831467">
                <text:p>0.2549601318314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47708992287517">
                <text:p>0.04477089922875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44015217851847">
                <text:p>0.3440152178518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85815424006432">
                <text:p>0.985815424006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72573761921376">
                <text:p>0.0725737619213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601183120161295">
                <text:p>0.06011831201612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23290636576712">
                <text:p>0.1232906365767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07704801764339">
                <text:p>0.9077048017643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31375908106565">
                <text:p>0.3313759081065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47158501762897">
                <text:p>0.7471585017628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14805616717786">
                <text:p>0.4148056167177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39554582722485">
                <text:p>0.3395545827224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58886594604701">
                <text:p>0.5588865946047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45920423232019">
                <text:p>0.5459204232320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800036378204823">
                <text:p>0.080003637820482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97970197349787">
                <text:p>0.9979701973497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68507874198258">
                <text:p>0.8685078741982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61047161649913">
                <text:p>0.2610471616499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03944797348231">
                <text:p>0.4039447973482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12341890204698">
                <text:p>0.7123418902046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98241338320076">
                <text:p>0.3982413383200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8795760050416">
                <text:p>0.1987957600504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16217563673854">
                <text:p>0.4162175636738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99669535458088">
                <text:p>0.3996695354580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89894410502166">
                <text:p>0.8898944105021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999040314927697">
                <text:p>0.09990403149276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34170837886631">
                <text:p>0.3341708378866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1618125475943">
                <text:p>0.5016181254759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48536864947528">
                <text:p>0.9485368649475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838369133416563">
                <text:p>0.8383691334165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34871572442353">
                <text:p>0.3348715724423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03496996778995">
                <text:p>0.2034969967789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83140032645315">
                <text:p>0.8831400326453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788867902942">
                <text:p>0.67888679029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89312420785427">
                <text:p>0.1893124207854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55713794566691">
                <text:p>0.9557137945666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39005102775991">
                <text:p>0.7390051027759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12603057362139">
                <text:p>0.3126030573621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6341859633103">
                <text:p>0.863418596331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703810108825564">
                <text:p>0.07038101088255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59761559125036">
                <text:p>0.0597615591250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78224213048816">
                <text:p>0.2782242130488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09935593605042">
                <text:p>0.4099355936050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18648153729737">
                <text:p>0.61864815372973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24144636280835">
                <text:p>0.8241446362808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89939231425524">
                <text:p>0.4899392314255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16618351545185">
                <text:p>0.6166183515451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92652510944754">
                <text:p>0.6926525109447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50986393075436">
                <text:p>0.750986393075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205631488934159">
                <text:p>0.02056314889341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04994401149452">
                <text:p>0.4049944011494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49227731861174">
                <text:p>0.1492277318611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9358908943832">
                <text:p>0.2193589089438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21211964823306">
                <text:p>0.8212119648233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48897267319262">
                <text:p>0.5488972673192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09253319445997">
                <text:p>0.1092533194459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21115996781737">
                <text:p>0.92111599678173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83068105205894">
                <text:p>0.8830681052058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10871444921941">
                <text:p>0.6108714449219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69652861729264">
                <text:p>0.8696528617292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21437238622457">
                <text:p>0.7214372386224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45743017364293">
                <text:p>0.9457430173642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731498585082591">
                <text:p>0.07314985850825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04577271267772">
                <text:p>0.6045772712677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24629807658494">
                <text:p>0.6246298076584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62462279293686">
                <text:p>0.2624622792936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60291066300124">
                <text:p>0.5602910663001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63634910434484">
                <text:p>0.3636349104344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75065336655825">
                <text:p>0.5750653366558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23709662631154">
                <text:p>0.4237096626311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34015921317041">
                <text:p>0.4340159213170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34826895780861">
                <text:p>0.6348268957808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01933876145631">
                <text:p>0.7019338761456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43951515387744">
                <text:p>0.8439515153877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53475049976259">
                <text:p>0.2534750499762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26078512426466">
                <text:p>0.5260785124264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33890746813267">
                <text:p>0.3338907468132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70093401521444">
                <text:p>0.8700934015214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1873102337122">
                <text:p>0.218731023371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48771403543651">
                <text:p>0.08487714035436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9065655041486">
                <text:p>0.890656550414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623725424986333">
                <text:p>0.6237254249863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34104872215539">
                <text:p>0.2341048722155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10015459358692">
                <text:p>0.1100154593586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44937389809638">
                <text:p>0.4449373898096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83002139534801">
                <text:p>0.7830021395348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1926877880469">
                <text:p>0.219268778804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66053386591375">
                <text:p>0.366053386591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66070245206356">
                <text:p>0.6660702452063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3014022372663">
                <text:p>0.830140223726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35706248320639">
                <text:p>0.2357062483206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87507483828813">
                <text:p>0.3875074838288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775883241090924">
                <text:p>0.7758832410909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08856106828898">
                <text:p>0.3088561068288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92084755562246">
                <text:p>0.9920847555622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00513048749417">
                <text:p>0.4005130487494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1318386122584">
                <text:p>0.5713183861225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5237582186237">
                <text:p>0.5523758218623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764147959649563">
                <text:p>0.7641479596495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4638372277841">
                <text:p>0.146383722778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76085484493524">
                <text:p>0.9760854844935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8163880966604">
                <text:p>0.1981638809666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781210619024932">
                <text:p>0.7812106190249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678019360639155">
                <text:p>0.6780193606391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421153963543475">
                <text:p>0.04211539635434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346856690011919">
                <text:p>0.03468566900119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04097873531282">
                <text:p>0.2040978735312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76006143633276">
                <text:p>0.3760061436332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04779070522636">
                <text:p>0.9047790705226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22828896902502">
                <text:p>0.4228288969025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60883283987641">
                <text:p>0.4608832839876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95435620937496">
                <text:p>0.7954356209374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465543218888342">
                <text:p>0.04655432188883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694988156203181">
                <text:p>0.6949881562031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05451080296189">
                <text:p>0.9054510802961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91491712164134">
                <text:p>0.4914917121641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77990295737982">
                <text:p>0.4779902957379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24719859100878">
                <text:p>0.1247198591008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57545098755509">
                <text:p>0.8575450987555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44060540944338">
                <text:p>0.1440605409443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54860082827508">
                <text:p>0.9548600828275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932513475418091">
                <text:p>0.09325134754180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31568025238812">
                <text:p>0.5315680252388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730743323918432">
                <text:p>0.730743323918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02107454370707">
                <text:p>0.40210745437070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23652780801058">
                <text:p>0.5236527808010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31256372667849">
                <text:p>0.1312563726678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73425840958953">
                <text:p>0.9734258409589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760286026634276">
                <text:p>0.07602860266342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95404332317412">
                <text:p>0.8954043323174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19809563737363">
                <text:p>0.1198095637373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521140871569514">
                <text:p>0.05211408715695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935682137496769">
                <text:p>0.09356821374967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01020182762295">
                <text:p>0.9010201827622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730133448261768">
                <text:p>0.7301334482617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35683610104024">
                <text:p>0.1356836101040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35705851763487">
                <text:p>0.9357058517634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3423132179305">
                <text:p>0.934231321793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511689753737301">
                <text:p>0.5116897537373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40484922286123">
                <text:p>0.84048492228612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57060218695551">
                <text:p>0.3570602186955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72573037724942">
                <text:p>0.9725730377249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35920543223619">
                <text:p>0.6359205432236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03614541050047">
                <text:p>0.4036145410500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67561193928123">
                <text:p>0.66756119392812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41371623519808">
                <text:p>0.5413716235198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95106253214181">
                <text:p>0.8951062532141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45551490131766">
                <text:p>0.1455514901317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66091482620686">
                <text:p>0.6660914826206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752651351969689">
                <text:p>0.7526513519696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89612031076103">
                <text:p>0.2896120310761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20951565448195">
                <text:p>0.6209515654481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5902699511498">
                <text:p>0.8459026995114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21180056314915">
                <text:p>0.8211800563149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1694889366627">
                <text:p>0.3516948893666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48010154347867">
                <text:p>0.2480101543478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44832837115973">
                <text:p>0.3448328371159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82951262500137">
                <text:p>0.48295126250013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2143599530682">
                <text:p>0.221435995306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20861439779401">
                <text:p>0.4208614397794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78355594817549">
                <text:p>0.3783555948175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41245559044182">
                <text:p>0.3412455590441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72975527402014">
                <text:p>0.4729755274020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71923808567226">
                <text:p>0.4719238085672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42265742272139">
                <text:p>0.2422657422721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03108975663781">
                <text:p>0.2031089756637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07607419136912">
                <text:p>0.6076074191369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77971594035625">
                <text:p>0.1779715940356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37340297456831">
                <text:p>0.1373402974568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19297172874212">
                <text:p>0.1192971728742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84565167874098">
                <text:p>0.01845651678740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94400516152382">
                <text:p>0.4944005161523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918702110648155">
                <text:p>0.09187021106481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4377060011029">
                <text:p>0.6543770600110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898015057202429">
                <text:p>0.8980150572024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759431404992938">
                <text:p>0.7594314049929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95748683996499">
                <text:p>0.1957486839964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93121310416609">
                <text:p>0.7931213104166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04982895124704">
                <text:p>0.9049828951247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861840166617185">
                <text:p>0.8618401666171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545772662851959">
                <text:p>0.5457726628519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94594926666468">
                <text:p>0.1945949266664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82791732531041">
                <text:p>0.4827917325310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91675362363458">
                <text:p>0.3916753623634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57749829813838">
                <text:p>0.01577498298138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34486621897668">
                <text:p>0.8344866218976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39685516711324">
                <text:p>0.6396855167113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60607820563018">
                <text:p>0.3606078205630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17437884397805">
                <text:p>0.3174378843978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61121512018144">
                <text:p>0.8611215120181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81469260342419">
                <text:p>0.7814692603424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95793479681015">
                <text:p>0.6957934796810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02367071527988">
                <text:p>0.2023670715279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54444787744433">
                <text:p>0.2544447877444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67717288248241">
                <text:p>0.1677172882482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44632813800126">
                <text:p>0.4446328138001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57553763408214">
                <text:p>0.4575537634082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775324707385153">
                <text:p>0.7753247073851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22604407835752">
                <text:p>0.6226044078357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594894060865045">
                <text:p>0.5948940608650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894621880725026">
                <text:p>0.8946218807250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41060924623162">
                <text:p>0.6410609246231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892945774830878">
                <text:p>0.08929457748308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86492091789842">
                <text:p>0.9864920917898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95437985099852">
                <text:p>0.2954379850998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87309634685516">
                <text:p>0.9873096346855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74592349678278">
                <text:p>0.745923496782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91186669096351">
                <text:p>0.4911866690963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780430945567787">
                <text:p>0.7804309455677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50906392373145">
                <text:p>0.6509063923731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353026835713536">
                <text:p>0.3530268357135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326203608419746">
                <text:p>0.3262036084197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45501319039613">
                <text:p>0.8455013190396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35818568244576">
                <text:p>0.8358185682445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717878970783204">
                <text:p>0.7178789707832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61276302020997">
                <text:p>0.8612763020209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70305190607905">
                <text:p>0.6703051906079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5756448796019">
                <text:p>0.357564487960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21884122584015">
                <text:p>0.2218841225840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8774307500571">
                <text:p>0.987743075005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18685999978334">
                <text:p>0.2186859999783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335338339209557">
                <text:p>0.003353383392095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83536554686725">
                <text:p>0.6835365546867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421053071506321">
                <text:p>0.42105307150632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57798171136528">
                <text:p>0.2577981711365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51253843400627">
                <text:p>0.8512538434006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865685885306448">
                <text:p>0.8656858853064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15351935010403">
                <text:p>0.7153519350104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2657855078578">
                <text:p>0.626578550785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88290293607861">
                <text:p>0.4882902936078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310245995875448">
                <text:p>0.3102459958754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521200431510806">
                <text:p>0.5212004315108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29351218231022">
                <text:p>0.1293512182310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399540573358536">
                <text:p>0.3995405733585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507692523300648">
                <text:p>0.5076925233006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24789203330874">
                <text:p>0.4247892033308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86850208509713">
                <text:p>0.3868502085097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53616020549089">
                <text:p>0.2536160205490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15975872427225">
                <text:p>0.9159758724272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672811540775">
                <text:p>0.16728115407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04522412922233">
                <text:p>0.9045224129222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69002708606422">
                <text:p>0.2690027086064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493484762497246">
                <text:p>0.4934847624972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50023731961846">
                <text:p>0.7500237319618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04821276850998">
                <text:p>0.1048212768509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1136373328045">
                <text:p>0.211363733280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611300033982843">
                <text:p>0.6113000339828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75126467458904">
                <text:p>0.7751264674589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6892822124064">
                <text:p>0.568928221240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3318415703252">
                <text:p>0.833184157032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62869542930275">
                <text:p>0.7628695429302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87614221684635">
                <text:p>0.7876142216846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36537540424615">
                <text:p>0.8365375404246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446406097617">
                <text:p>0.4464060976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08667293190956">
                <text:p>0.2086672931909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943357115611434">
                <text:p>0.09433571156114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97659941017628">
                <text:p>0.2976599410176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743531789630652">
                <text:p>0.07435317896306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09687646571547">
                <text:p>0.8096876465715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24238492269069">
                <text:p>0.9242384922690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562643472570926">
                <text:p>0.5626434725709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19933642912656">
                <text:p>0.1199336429126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45438923779875">
                <text:p>0.4454389237798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91994690801948">
                <text:p>0.6919946908019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19474216271192">
                <text:p>0.5194742162711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53131447546184">
                <text:p>0.9531314475461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16783894598484">
                <text:p>0.1167838945984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06324424780905">
                <text:p>0.9063244247809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06747468095273">
                <text:p>0.2067474680952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327597670257092">
                <text:p>0.03275976702570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736055788584054">
                <text:p>0.07360557885840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11269881017506">
                <text:p>0.1112698810175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01762475632131">
                <text:p>0.3017624756321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67090341355652">
                <text:p>0.5670903413556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861293612979353">
                <text:p>0.8612936129793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406583752948791">
                <text:p>0.4065837529487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78454075101763">
                <text:p>0.7784540751017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472593646962196">
                <text:p>0.4725936469621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81710220407695">
                <text:p>0.1817102204076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47382296342403">
                <text:p>0.3473822963424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05777803994715">
                <text:p>0.3057778039947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94457976333797">
                <text:p>0.944579763337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34996518027037">
                <text:p>0.13499651802703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4231534441933">
                <text:p>0.142315344419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90985861420631">
                <text:p>0.3909858614206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43663811683655">
                <text:p>0.3436638116836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36651056446135">
                <text:p>0.2366510564461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88645802438259">
                <text:p>0.6886458024382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1801699064672">
                <text:p>0.418016990646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463387030176818">
                <text:p>0.04633870301768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612884294707328">
                <text:p>0.6128842947073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80660463217646">
                <text:p>0.9806604632176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66272345930338">
                <text:p>0.1662723459303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583232189528644">
                <text:p>0.05832321895286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72655154019594">
                <text:p>0.6726551540195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85746562667191">
                <text:p>0.6857465626671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14546664990485">
                <text:p>0.01145466649904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89439048618078">
                <text:p>0.7894390486180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592070987448096">
                <text:p>0.5920709874480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18202134594321">
                <text:p>0.21820213459432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822198816109449">
                <text:p>0.8221988161094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665676566772163">
                <text:p>0.6656765667721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29472015611827">
                <text:p>0.3294720156118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2396129174158">
                <text:p>0.123961291741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32766908127815">
                <text:p>0.2327669081278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9076562859118">
                <text:p>0.190765628591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30545044690371">
                <text:p>0.5305450446903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12209832295775">
                <text:p>0.01122098322957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663359275553376">
                <text:p>0.6633592755533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12255265563726">
                <text:p>0.7122552655637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58603280037642">
                <text:p>0.3586032800376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69137080013752">
                <text:p>0.9691370800137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656835028901696">
                <text:p>0.6568350289016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93599798064679">
                <text:p>0.49359979806467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11452424433082">
                <text:p>0.1114524244330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478208903223276">
                <text:p>0.04782089032232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37263609748334">
                <text:p>0.8372636097483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48103480879217">
                <text:p>0.3481034808792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36466693226248">
                <text:p>0.7364666932262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55280600395054">
                <text:p>0.2552806003950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94442184362561">
                <text:p>0.3944421843625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49350987933576">
                <text:p>0.3493509879335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35941063612699">
                <text:p>0.2359410636126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560714530292898">
                <text:p>0.5607145302928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07674206886441">
                <text:p>0.4076742068864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08596218097955">
                <text:p>0.9085962180979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46461092960089">
                <text:p>0.2464610929600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19128873385489">
                <text:p>0.4191288733854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698035266716033">
                <text:p>0.6980352667160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38532080873847">
                <text:p>0.8385320808738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63733100797981">
                <text:p>0.637331007979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520234082825482">
                <text:p>0.5202340828254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50420864764601">
                <text:p>0.504208647646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66803023591638">
                <text:p>0.9668030235916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644195375032723">
                <text:p>0.64419537503272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736975555773824">
                <text:p>0.7369755557738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57568652182817">
                <text:p>0.1575686521828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74740419723094">
                <text:p>0.1747404197230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48196539469063">
                <text:p>0.7481965394690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20927928201854">
                <text:p>0.8209279282018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8699568528682">
                <text:p>0.886995685286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06799819506705">
                <text:p>0.1067998195067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90065008215606">
                <text:p>0.7900650082156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543830714654177">
                <text:p>0.5438307146541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600399617571384">
                <text:p>0.6003996175713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01517432648689">
                <text:p>0.9015174326486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591651604976505">
                <text:p>0.5916516049765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37663227785379">
                <text:p>0.43766322778537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49620913993567">
                <text:p>0.2496209139935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28118298202753">
                <text:p>0.3281182982027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92943828180432">
                <text:p>0.692943828180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44063098356128">
                <text:p>0.6440630983561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67746928660199">
                <text:p>0.677469286601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28884892258793">
                <text:p>0.9288848922587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04777628649026">
                <text:p>0.2047776286490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85143493488431">
                <text:p>0.0851434934884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7481110356748">
                <text:p>0.8374811103567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451238722074777">
                <text:p>0.4512387220747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504272367339581">
                <text:p>0.5042723673395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535516377072781">
                <text:p>0.5355163770727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89770802948624">
                <text:p>0.2897708029486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41603375319392">
                <text:p>0.1416033753193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557504603639245">
                <text:p>0.05575046036392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93979450594634">
                <text:p>0.7939794505946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0840639937669">
                <text:p>0.108406399376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699945835396647">
                <text:p>0.6999458353966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530955006368458">
                <text:p>0.5309550063684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65975051559508">
                <text:p>0.2659750515595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74686255119741">
                <text:p>0.8746862551197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79151545837522">
                <text:p>0.2791515458375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869029797613621">
                <text:p>0.086902979761362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761681940872222">
                <text:p>0.7616819408722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85951365344226">
                <text:p>0.3859513653442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76967987976968">
                <text:p>0.8769679879769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055126555264">
                <text:p>0.30551265552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86350983381271">
                <text:p>0.9863509833812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78485421091318">
                <text:p>0.7784854210913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97164260502905">
                <text:p>0.8971642605029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2401421116665">
                <text:p>0.424014211166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281063350848854">
                <text:p>0.02810633508488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25282559171319">
                <text:p>0.2252825591713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16958039347082">
                <text:p>0.1169580393470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672169433441013">
                <text:p>0.6721694334410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0275184577331">
                <text:p>0.902751845773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458429316058755">
                <text:p>0.04584293160587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76947062090039">
                <text:p>0.8769470620900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98789533926174">
                <text:p>0.987895339261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83324041962624">
                <text:p>0.8833240419626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28185784164816">
                <text:p>0.3281857841648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92167706601322">
                <text:p>0.4921677066013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418840419501066">
                <text:p>0.4188404195010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1795658711344">
                <text:p>0.617956587113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633771082386375">
                <text:p>0.633771082386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74590879864991">
                <text:p>0.4745908798649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411936037708074">
                <text:p>0.4119360377080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742177481763065">
                <text:p>0.7421774817630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74536715261638">
                <text:p>0.1745367152616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42891044542193">
                <text:p>0.9428910445421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815253332257271">
                <text:p>0.008152533322572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492229703813791">
                <text:p>0.04922297038137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222042590379715">
                <text:p>0.2220425903797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950555135495961">
                <text:p>0.09505551354959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10904911253601">
                <text:p>0.8109049112536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607993956189603">
                <text:p>0.6079939561896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72023501526564">
                <text:p>0.9720235015265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16417566780001">
                <text:p>0.1164175667800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594344939570874">
                <text:p>0.5943449395708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750508922617883">
                <text:p>0.7505089226178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135818277485669">
                <text:p>0.01358182774856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18359150737524">
                <text:p>0.0183591507375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778615257702768">
                <text:p>0.7786152577027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238864386919886">
                <text:p>0.2388643869198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35317190084606">
                <text:p>0.1353171900846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50784691143781">
                <text:p>0.4507846911437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41616232693195">
                <text:p>0.1416162326931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81160122156143">
                <text:p>0.1811601221561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27731753699481">
                <text:p>0.3277317536994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29511571954936">
                <text:p>0.1295115719549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644841641187668">
                <text:p>0.06448416411876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655917537864298">
                <text:p>0.6559175378642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621679279021919">
                <text:p>0.6216792790219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483324583619833">
                <text:p>0.4833245836198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73874125443399">
                <text:p>0.2738741254433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55450361408293">
                <text:p>0.2554503614082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57915463484824">
                <text:p>0.9579154634848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685810163151473">
                <text:p>0.6858101631514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97627843171358">
                <text:p>0.9976278431713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32452178746462">
                <text:p>0.1324521787464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628701207693666">
                <text:p>0.6287012076936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578037649393082">
                <text:p>0.005780376493930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81675149593502">
                <text:p>0.1816751495935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50743798539043">
                <text:p>0.8507437985390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00835890043527">
                <text:p>0.1008358900435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92580060847104">
                <text:p>0.9925800608471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458737754728645">
                <text:p>0.4587377547286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728593920357525">
                <text:p>0.07285939203575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08997628092766">
                <text:p>0.1089976280927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530826942995191">
                <text:p>0.05308269429951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23368314653635">
                <text:p>0.8233683146536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22579455841333">
                <text:p>0.1225794558413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714418450370431">
                <text:p>0.07144184503704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601983572822064">
                <text:p>0.6019835728220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61443842761219">
                <text:p>0.3614438427612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06759035121649">
                <text:p>0.2067590351216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527682639658451">
                <text:p>0.05276826396584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503060075454414">
                <text:p>0.5030600754544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87919157277793">
                <text:p>0.3879191572777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80500017665327">
                <text:p>0.3805000176653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63257164740935">
                <text:p>0.632571647409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452403321862221">
                <text:p>0.45240332186222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364175559952855">
                <text:p>0.03641755599528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54250926431268">
                <text:p>0.2542509264312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5727905482054">
                <text:p>0.9357279054820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10291681438684">
                <text:p>0.3102916814386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509701287839562">
                <text:p>0.5097012878395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93643369432539">
                <text:p>0.8936433694325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96101844590157">
                <text:p>0.9961018445901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50732913101092">
                <text:p>0.507329131010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260955481790006">
                <text:p>0.02609554817900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624803052749485">
                <text:p>0.6248030527494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513109507970512">
                <text:p>0.5131095079705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207770697772503">
                <text:p>0.2077706977725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75546851288527">
                <text:p>0.4755468512885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13945398014039">
                <text:p>0.6139453980140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00350759085268">
                <text:p>0.2003507590852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34284606017172">
                <text:p>0.9342846060171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686804790049791">
                <text:p>0.6868047900497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09348387178034">
                <text:p>0.3093483871780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87367300316691">
                <text:p>0.9873673003166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510173105169088">
                <text:p>0.5101731051690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31927843019366">
                <text:p>0.4319278430193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588091453537345">
                <text:p>0.05880914535373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12156677991152">
                <text:p>0.1121566779911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793371685780585">
                <text:p>0.7933716857805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65568180475384">
                <text:p>0.2655681804753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64924941956997">
                <text:p>0.1649249419569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96431761234999">
                <text:p>0.2964317612349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653487338218838">
                <text:p>0.6534873382188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545424960087985">
                <text:p>0.5454249600879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29003408644348">
                <text:p>0.9290034086443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05890660081059">
                <text:p>0.1058906600810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58184251608327">
                <text:p>0.581842516083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83254335541278">
                <text:p>0.1832543355412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416185655631125">
                <text:p>0.04161856556311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92134197521955">
                <text:p>0.8921341975219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69295562338084">
                <text:p>0.692955623380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35261934995651">
                <text:p>0.9352619349956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888236042112112">
                <text:p>0.8882360421121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200284754857421">
                <text:p>0.20028475485742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1357483640313">
                <text:p>0.9613574836403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513039094861597">
                <text:p>0.5130390948615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13394262827933">
                <text:p>0.7133942628279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69128181412816">
                <text:p>0.1691281814128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88585946150124">
                <text:p>0.9885859461501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27339660841972">
                <text:p>0.3273396608419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69478940498084">
                <text:p>0.3694789404980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22870552167296">
                <text:p>0.9228705521672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41444513574243">
                <text:p>0.01414445135742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678827327676117">
                <text:p>0.6788273276761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10237852483988">
                <text:p>0.9102378524839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524317556526512">
                <text:p>0.5243175565265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10755170695484">
                <text:p>0.1107551706954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69046997837722">
                <text:p>0.9690469978377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636474234517664">
                <text:p>0.6364742345176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04126856476069">
                <text:p>0.9041268564760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34615178778768">
                <text:p>0.2346151787787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01399176474661">
                <text:p>0.8013991764746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200558617711067">
                <text:p>0.2005586177110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88102516997606">
                <text:p>0.8881025169976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46824136562645">
                <text:p>0.3468241365626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29562026821077">
                <text:p>0.1295620268210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93993177078664">
                <text:p>0.9939931770786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28666652645916">
                <text:p>0.9286666526459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12816362362355">
                <text:p>0.3128163623623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356117426417768">
                <text:p>0.03561174264177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820800850167871">
                <text:p>0.8208008501678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577198574319482">
                <text:p>0.005771985743194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70873678103089">
                <text:p>0.9708736781030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709036892745644">
                <text:p>0.7090368927456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206056740600616">
                <text:p>0.2060567406006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32231161743403">
                <text:p>0.9322311617434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22075987607241">
                <text:p>0.2220759876072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.8389020068571">
                <text:p>2.83890200685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20271868631244">
                <text:p>1.2027186863124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42132386844605">
                <text:p>1.421323868446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49358132947236">
                <text:p>1.493581329472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94167656823993">
                <text:p>1.941676568239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26706497278065">
                <text:p>1.267064972780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52187023218721">
                <text:p>1.521870232187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29933122359216">
                <text:p>1.2993312235921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08754067867994">
                <text:p>1.0875406786799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.57050534524024">
                <text:p>2.5705053452402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52084156591445">
                <text:p>1.520841565914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02563467435539">
                <text:p>1.025634674355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84345381427556">
                <text:p>1.843453814275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32909527886659">
                <text:p>1.329095278866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49486503191292">
                <text:p>1.4948650319129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44625216722488">
                <text:p>1.446252167224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73021251522005">
                <text:p>1.730212515220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27107006590813">
                <text:p>1.271070065908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.1399004412815">
                <text:p>2.13990044128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9893365688622">
                <text:p>1.98933656886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25905642006546">
                <text:p>1.259056420065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99723374657333">
                <text:p>1.997233746573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.61496929358691">
                <text:p>2.614969293586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33027990628034">
                <text:p>1.330279906280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63883544784039">
                <text:p>1.638835447840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.6265132650733">
                <text:p>2.62651326507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27202726248652">
                <text:p>1.2720272624865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05690923333168">
                <text:p>1.056909233331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03862674720585">
                <text:p>1.038626747205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13648958597332">
                <text:p>1.136489585973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50106120854616">
                <text:p>1.5010612085461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.87752875406295">
                <text:p>2.877528754062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33920827228576">
                <text:p>1.339208272285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92238507699221">
                <text:p>1.922385076992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37111008353531">
                <text:p>1.3711100835353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.28088484052569">
                <text:p>2.2808848405256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.18945005070418">
                <text:p>2.1894500507041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89298031572253">
                <text:p>1.892980315722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.58021606504917">
                <text:p>2.580216065049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.27699072938412">
                <text:p>2.2769907293841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46348566096276">
                <text:p>1.463485660962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10105763096362">
                <text:p>1.1010576309636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.30262540373951">
                <text:p>2.302625403739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.30693947523832">
                <text:p>2.306939475238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43015290983021">
                <text:p>1.430152909830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.79749043658376">
                <text:p>2.797490436583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.75319164339453">
                <text:p>2.753191643394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.16036542505026">
                <text:p>2.160365425050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06856050249189">
                <text:p>1.0685605024918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89309208467603">
                <text:p>1.8930920846760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14970199391246">
                <text:p>1.149701993912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32761692348868">
                <text:p>1.327616923488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.89032583124936">
                <text:p>2.890325831249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.76467128749937">
                <text:p>2.764671287499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65789682976902">
                <text:p>1.657896829769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52916127908975">
                <text:p>1.529161279089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.39118455350399">
                <text:p>2.391184553503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92992409225553">
                <text:p>1.929924092255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58607051242143">
                <text:p>1.586070512421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.42981130070984">
                <text:p>2.429811300709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.06641367822886">
                <text:p>2.066413678228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.08713172189891">
                <text:p>2.087131721898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.30734005477279">
                <text:p>2.307340054772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.40562195051461">
                <text:p>2.405621950514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00951679889113">
                <text:p>1.009516798891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.67845013923943">
                <text:p>2.678450139239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68650679197162">
                <text:p>1.6865067919716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.19896684959531">
                <text:p>2.1989668495953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57143045496196">
                <text:p>1.5714304549619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2667228570208">
                <text:p>1.26672285702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47595757897943">
                <text:p>1.475957578979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.03491611685604">
                <text:p>2.034916116856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36778048798442">
                <text:p>1.3677804879844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.77858298365027">
                <text:p>2.778582983650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34185559209436">
                <text:p>1.341855592094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79793339781463">
                <text:p>1.797933397814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.57607342023402">
                <text:p>2.576073420234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09504723548889">
                <text:p>1.0950472354888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.95829882379621">
                <text:p>2.958298823796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.64463392272592">
                <text:p>2.6446339227259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98813932016492">
                <text:p>1.9881393201649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10800081770867">
                <text:p>1.108000817708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.97225084621459">
                <text:p>2.972250846214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8784651523456">
                <text:p>1.87846515234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.87267210613936">
                <text:p>2.872672106139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63014767598361">
                <text:p>1.630147675983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.40762643143535">
                <text:p>2.4076264314353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.26385665964335">
                <text:p>2.2638566596433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.56007176823914">
                <text:p>2.560071768239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.9936969447881">
                <text:p>2.993696944788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6936679603532">
                <text:p>1.69366796035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626485446468">
                <text:p>1.6264854464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.08082866668701">
                <text:p>2.0808286666870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00100801512599">
                <text:p>1.001008015125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03210739791393">
                <text:p>1.032107397913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.09034546557814">
                <text:p>2.090345465578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.67945815436542">
                <text:p>2.6794581543654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71861418988556">
                <text:p>1.718614189885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28931231610477">
                <text:p>1.2893123161047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2508886102587">
                <text:p>1.250888610258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98533704690635">
                <text:p>1.9853370469063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7652698950842">
                <text:p>1.765269895084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.28580472711474">
                <text:p>2.285804727114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.35311753489077">
                <text:p>2.3531175348907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54385287873447">
                <text:p>1.543852878734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.6276603192091">
                <text:p>2.62766031920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1510509327054">
                <text:p>1.15105093270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11992629896849">
                <text:p>1.119926298968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.72270755562931">
                <text:p>2.7227075556293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10934975650162">
                <text:p>1.1093497565016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.76456022262573">
                <text:p>2.764560222625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71084687579423">
                <text:p>1.7108468757942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21735057514161">
                <text:p>1.217350575141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.73681106884032">
                <text:p>2.736811068840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.58931202813983">
                <text:p>2.5893120281398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09002268128097">
                <text:p>1.0900226812809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36695874575526">
                <text:p>1.366958745755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9969384605065">
                <text:p>1.99693846050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.35387934092432">
                <text:p>2.353879340924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.9270305139944">
                <text:p>2.927030513994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9906354052946">
                <text:p>1.99063540529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04754730127752">
                <text:p>1.0475473012775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55351596139371">
                <text:p>1.553515961393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07146407198161">
                <text:p>1.071464071981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04855531640351">
                <text:p>1.048555316403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58562335930765">
                <text:p>1.585623359307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.16180953755975">
                <text:p>2.161809537559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.72801347170025">
                <text:p>2.728013471700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.3042375491932">
                <text:p>2.30423754919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.45112185366452">
                <text:p>2.4511218536645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.97890208195895">
                <text:p>2.978902081958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28957459609956">
                <text:p>1.289574596099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21639174968004">
                <text:p>1.216391749680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.26470680907369">
                <text:p>2.2647068090736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.64269213099033">
                <text:p>2.642692130990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76024462841451">
                <text:p>1.760244628414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89236712828279">
                <text:p>1.892367128282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.79374306369573">
                <text:p>2.793743063695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88017092831433">
                <text:p>1.880170928314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6150746839121">
                <text:p>1.61507468391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.90309282112867">
                <text:p>2.903092821128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64473115094006">
                <text:p>1.644731150940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.32592156063765">
                <text:p>2.325921560637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12044339627028">
                <text:p>1.1204433962702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38154221978039">
                <text:p>1.381542219780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91523358877748">
                <text:p>1.915233588777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21046607755125">
                <text:p>1.210466077551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74850096553564">
                <text:p>1.748500965535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.91217204928398">
                <text:p>2.912172049283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.56434541847557">
                <text:p>2.5643454184755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67553148046136">
                <text:p>1.675531480461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90280745457858">
                <text:p>1.902807454578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.61189271975309">
                <text:p>2.611892719753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.22904744185507">
                <text:p>2.229047441855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97427152656019">
                <text:p>1.9742715265601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.66044803615659">
                <text:p>2.660448036156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.81467080116272">
                <text:p>2.814670801162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13608106505126">
                <text:p>1.136081065051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.38846150785685">
                <text:p>2.388461507856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.11890835035592">
                <text:p>2.1189083503559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.58720291871577">
                <text:p>2.5872029187157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.3673635898158">
                <text:p>2.36736358981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.40848294645548">
                <text:p>2.408482946455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.80359466839582">
                <text:p>2.803594668395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63207039888948">
                <text:p>1.632070398889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.0511750774458">
                <text:p>2.05117507744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56383929774165">
                <text:p>1.563839297741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.52443752810359">
                <text:p>2.524437528103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84491814114153">
                <text:p>1.844918141141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.44401022605598">
                <text:p>2.444010226055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13951221201569">
                <text:p>1.1395122120156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7480109622702">
                <text:p>1.74801096227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08874137699604">
                <text:p>1.088741376996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46543377265334">
                <text:p>2.465433772653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86845435854048">
                <text:p>1.868454358540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47028359677643">
                <text:p>1.470283596776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38066736236215">
                <text:p>1.380667362362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07892043609172">
                <text:p>2.078920436091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21878456324339">
                <text:p>2.218784563243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29283941164613">
                <text:p>1.292839411646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64326585456729">
                <text:p>1.643265854567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.89431604370475">
                <text:p>2.894316043704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19564686715603">
                <text:p>2.1956468671560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25515857432038">
                <text:p>1.255158574320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.12336348555982">
                <text:p>2.123363485559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16991839371622">
                <text:p>1.169918393716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.91560661140829">
                <text:p>2.915606611408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93803428672254">
                <text:p>1.938034286722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30599945876747">
                <text:p>1.305999458767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.30406811926514">
                <text:p>2.304068119265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05694263707846">
                <text:p>1.056942637078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.89320237841457">
                <text:p>2.8932023784145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67143171001226">
                <text:p>1.671431710012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.46542558353394">
                <text:p>2.4654255835339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.69679704681039">
                <text:p>2.696797046810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.30350210890174">
                <text:p>2.303502108901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51660066097975">
                <text:p>1.516600660979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26063634455204">
                <text:p>1.260636344552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82793963700533">
                <text:p>1.827939637005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.36151880212128">
                <text:p>2.3615188021212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.70464657060802">
                <text:p>2.704646570608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96745184995234">
                <text:p>1.967451849952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1095297653228">
                <text:p>1.109529765322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79338794760406">
                <text:p>2.793387947604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43288562260568">
                <text:p>1.432885622605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97798412386328">
                <text:p>1.9779841238632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26367154531181">
                <text:p>1.2636715453118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81355298496783">
                <text:p>1.8135529849678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05690456088632">
                <text:p>1.056904560886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4824561085552">
                <text:p>2.482456108555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10639239754528">
                <text:p>2.1063923975452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70017041545361">
                <text:p>1.700170415453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.37677215225995">
                <text:p>2.376772152259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30203926470131">
                <text:p>1.3020392647013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95532899070531">
                <text:p>1.9553289907053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50013563781977">
                <text:p>1.5001356378197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47195765841752">
                <text:p>1.4719576584175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8709356021136">
                <text:p>1.87093560211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.43816992454231">
                <text:p>2.4381699245423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77795711811632">
                <text:p>1.777957118116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17500372137874">
                <text:p>1.175003721378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.49511256162077">
                <text:p>2.4951125616207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67115949653089">
                <text:p>1.6711594965308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846435431391">
                <text:p>1.8464354313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96053814515471">
                <text:p>1.960538145154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36795654334128">
                <text:p>1.3679565433412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14993754122406">
                <text:p>1.149937541224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.47713880613446">
                <text:p>2.477138806134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62859288882464">
                <text:p>1.628592888824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97787717822939">
                <text:p>1.977877178229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83865760825574">
                <text:p>1.838657608255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33323945943266">
                <text:p>1.333239459432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.94532902818173">
                <text:p>2.945329028181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94818737357855">
                <text:p>1.9481873735785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12662740796804">
                <text:p>1.126627407968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37821465171874">
                <text:p>1.378214651718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.92617149837315">
                <text:p>2.926171498373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39029895327985">
                <text:p>1.390298953279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.19176763668656">
                <text:p>2.191767636686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98307605925947">
                <text:p>2.983076059259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.87275506183505">
                <text:p>2.872755061835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29816003423184">
                <text:p>1.298160034231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68324647471309">
                <text:p>1.683246474713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.249527214095">
                <text:p>2.2495272140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60019929893315">
                <text:p>1.600199298933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.6385754654184">
                <text:p>2.63857546541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.74966285191476">
                <text:p>2.749662851914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.07215695828199">
                <text:p>2.072156958281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509511067532">
                <text:p>1.5095110675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18783277645707">
                <text:p>2.187832776457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.85011407639831">
                <text:p>2.8501140763983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68451478984207">
                <text:p>1.684514789842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68294533807784">
                <text:p>1.682945338077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5212735729292">
                <text:p>1.521273572929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.53095022123307">
                <text:p>2.530950221233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.64348348323256">
                <text:p>2.643483483232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88923011627048">
                <text:p>1.889230116270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.68088776245713">
                <text:p>2.680887762457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.12062228936702">
                <text:p>2.120622289367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.51782300509512">
                <text:p>2.5178230050951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65876494161785">
                <text:p>1.658764941617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.95927989762276">
                <text:p>2.959279897622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.85106246545911">
                <text:p>2.851062465459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.60409396979958">
                <text:p>1.604093969799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90746727213264">
                <text:p>1.907467272132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.97768987342715">
                <text:p>2.977689873427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98230862151831">
                <text:p>1.9823086215183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83363877050579">
                <text:p>1.833638770505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.36798882670701">
                <text:p>1.3679888267070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1740762591362">
                <text:p>1.174076259136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81671482976526">
                <text:p>1.816714829765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24074388854206">
                <text:p>1.240743888542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47223629336804">
                <text:p>1.472236293368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.49996130447835">
                <text:p>2.4999613044783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.49027110263705">
                <text:p>2.490271102637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.07243559323251">
                <text:p>2.072435593232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.13853677082807">
                <text:p>2.138536770828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.23993395455182">
                <text:p>2.239933954551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14459255151451">
                <text:p>1.144592551514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.64804783836007">
                <text:p>2.648047838360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42776673100889">
                <text:p>1.4277667310088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.99470662791282">
                <text:p>2.994706627912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.33256262820214">
                <text:p>1.332562628202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11071206908673">
                <text:p>2.110712069086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51598020084202">
                <text:p>1.515980200842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.86351285036653">
                <text:p>2.863512850366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.75419555231929">
                <text:p>1.754195552319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.40521031711251">
                <text:p>2.405210317112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.54440061282367">
                <text:p>2.544400612823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.87481784168631">
                <text:p>2.8748178416863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.92303332313895">
                <text:p>1.923033323138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20316555444151">
                <text:p>1.203165554441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.83409773930907">
                <text:p>2.834097739309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77409578859806">
                <text:p>1.774095788598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.80725952517241">
                <text:p>1.807259525172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.74156501144171">
                <text:p>1.741565011441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.75178566202521">
                <text:p>1.751785662025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78956814669073">
                <text:p>2.789568146690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57520378194749">
                <text:p>2.575203781947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11977448873222">
                <text:p>2.119774488732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.96364440582693">
                <text:p>2.963644405826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.39191861171275">
                <text:p>1.391918611712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.36051837727427">
                <text:p>2.360518377274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.43588070012629">
                <text:p>1.435880700126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.89187991712242">
                <text:p>2.8918799171224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85078947991133">
                <text:p>1.850789479911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.5083162933588">
                <text:p>2.50831629335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.03041668795049">
                <text:p>2.030416687950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.09072343446314">
                <text:p>1.090723434463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.65290884487331">
                <text:p>2.6529088448733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67846452631056">
                <text:p>1.678464526310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.51849016547203">
                <text:p>1.5184901654720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.64761547278613">
                <text:p>2.647615472786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01102715544403">
                <text:p>2.0110271554440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.62920223455876">
                <text:p>2.629202234558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.16359567362815">
                <text:p>1.163595673628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.87454000581056">
                <text:p>1.874540005810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38339778687805">
                <text:p>1.383397786878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.56880599074066">
                <text:p>2.568805990740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41894061863422">
                <text:p>1.418940618634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.25821562856436">
                <text:p>1.258215628564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.49183931387961">
                <text:p>1.491839313879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.62210617400706">
                <text:p>1.622106174007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.09231336787343">
                <text:p>1.092313367873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.26593510247767">
                <text:p>2.265935102477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.42936569917947">
                <text:p>2.429365699179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.83387838024646">
                <text:p>1.833878380246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.01772076450288">
                <text:p>1.017720764502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.2189338458702">
                <text:p>2.21893384587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.40908216219395">
                <text:p>1.409082162193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.1374952532351">
                <text:p>2.13749525323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.18257825262845">
                <text:p>2.182578252628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.80100077483803">
                <text:p>1.8010007748380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.49801363050938">
                <text:p>1.498013630509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.61845895275474">
                <text:p>2.618458952754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.69288069196045">
                <text:p>1.692880691960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.3488031104207">
                <text:p>2.34880311042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.12677524611354">
                <text:p>2.126775246113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.72329737991095">
                <text:p>2.723297379910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.43952654488385">
                <text:p>2.439526544883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.77968409098685">
                <text:p>1.779684090986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.40176190622151">
                <text:p>1.401761906221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.95801671035588">
                <text:p>2.958016710355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.42729956377298">
                <text:p>1.427299563772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.41278906166553">
                <text:p>2.412789061665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.58721894491464">
                <text:p>2.587218944914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59089523740113">
                <text:p>1.590895237401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.28732906747609">
                <text:p>1.287329067476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.97061673179269">
                <text:p>2.9706167317926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.15970122814178">
                <text:p>1.159701228141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.70626968704164">
                <text:p>1.706269687041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.22883236035705">
                <text:p>1.228832360357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.65154054295272">
                <text:p>1.651540542952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.3283758610487">
                <text:p>2.328375861048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.3211457291618">
                <text:p>1.321145729161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.91747564543039">
                <text:p>2.917475645430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.75774156022817">
                <text:p>1.757741560228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15502410940826">
                <text:p>2.155024109408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.93519641086459">
                <text:p>2.935196410864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.97667540609837">
                <text:p>2.976675406098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.56410627160221">
                <text:p>2.564106271602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.07269166409969">
                <text:p>2.0726916640996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.15925365872681">
                <text:p>2.1592536587268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.36510704644024">
                <text:p>1.3651070464402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.57070529554039">
                <text:p>2.570705295540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.77771261148155">
                <text:p>1.7777126114815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.0579877384007">
                <text:p>2.05798773840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.9195084059611">
                <text:p>1.91950840596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.90448785759509">
                <text:p>2.904487857595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.78128511831164">
                <text:p>1.781285118311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.35903495177627">
                <text:p>1.359034951776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.68417194858193">
                <text:p>1.684171948581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.18304702546448">
                <text:p>2.183047025464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.31705166213214">
                <text:p>1.317051662132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.11147151235491">
                <text:p>2.111471512354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.59583608713001">
                <text:p>1.5958360871300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.90427060797811">
                <text:p>2.904270607978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.70236674975604">
                <text:p>2.702366749756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.88316515553743">
                <text:p>1.883165155537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.87488733977079">
                <text:p>2.874887339770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.86206797882915">
                <text:p>2.862067978829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.58943484257907">
                <text:p>2.589434842579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.10371970105916">
                <text:p>1.1037197010591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.51360852178186">
                <text:p>1.513608521781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.91781070362777">
                <text:p>1.9178107036277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.42486543022096">
                <text:p>1.4248654302209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.43108416721225">
                <text:p>1.431084167212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67555226385593">
                <text:p>2.675552263855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.57988953962922">
                <text:p>2.579889539629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.36628057807684">
                <text:p>1.366280578076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.6522276699543">
                <text:p>2.65222766995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.14399581123143">
                <text:p>2.143995811231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.43897224310786">
                <text:p>2.438972243107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81148132961243">
                <text:p>1.811481329612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.509102858603">
                <text:p>2.50910285860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.00967753864825">
                <text:p>2.009677538648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.58919394109398">
                <text:p>2.589193941093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.5670905970037">
                <text:p>1.56709059700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.92918594460934">
                <text:p>2.929185944609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.49368179962039">
                <text:p>2.493681799620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.34837571624666">
                <text:p>2.348375716246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.28822089638561">
                <text:p>1.288220896385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.17785374820232">
                <text:p>1.177853748202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.53142274171114">
                <text:p>1.531422741711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.60527255944908">
                <text:p>1.605272559449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.28932526148856">
                <text:p>2.289325261488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.12725882884115">
                <text:p>2.127258828841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.50954316742718">
                <text:p>1.5095431674271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.9916920112446">
                <text:p>1.99169201124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.01042398437858">
                <text:p>1.010423984378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.38443050719798">
                <text:p>1.384430507197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.85375999007374">
                <text:p>1.853759990073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.59985882695764">
                <text:p>2.599858826957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.48815020825714">
                <text:p>1.488150208257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.3673685118556">
                <text:p>2.36736851185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.51766953058541">
                <text:p>1.517669530585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.9130156384781">
                <text:p>1.913015638478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.79845267999917">
                <text:p>2.798452679999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.19322179444134">
                <text:p>1.193221794441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.49290517810732">
                <text:p>1.492905178107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.16473325807601">
                <text:p>1.1647332580760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.84544946532696">
                <text:p>2.8454494653269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.63690099027008">
                <text:p>2.636900990270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.60370550118387">
                <text:p>2.6037055011838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.6569307949394">
                <text:p>1.656930794939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.14600384887308">
                <text:p>2.146003848873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.61338303983212">
                <text:p>1.6133830398321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.24612473603338">
                <text:p>1.246124736033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.71309444587678">
                <text:p>2.713094445876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.54256898537278">
                <text:p>1.542568985372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.73980653565377">
                <text:p>2.7398065356537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.06147016212344">
                <text:p>2.0614701621234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.83078988175839">
                <text:p>1.830789881758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.91766028478742">
                <text:p>2.9176602847874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.59289290383458">
                <text:p>2.592892903834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.43606244120747">
                <text:p>2.436062441207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.20698554627597">
                <text:p>2.2069855462759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.72015173360705">
                <text:p>1.720151733607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.94560560863465">
                <text:p>2.945605608634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.19867755752057">
                <text:p>1.1986775575205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.73057571798563">
                <text:p>1.730575717985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.33003611676395">
                <text:p>1.330036116763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.05243754852563">
                <text:p>2.052437548525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.3304345458746">
                <text:p>1.33043454587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.81818632502109">
                <text:p>1.818186325021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.41980606038123">
                <text:p>1.4198060603812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.84810407646">
                <text:p>1.848104076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.73120196443051">
                <text:p>2.731201964430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.21825874038041">
                <text:p>1.218258740380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.04132587183267">
                <text:p>2.041325871832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.22410714253783">
                <text:p>1.2241071425378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.38299199938774">
                <text:p>1.382991999387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.88677533715963">
                <text:p>1.886775337159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.86100813280791">
                <text:p>2.861008132807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.98669750057161">
                <text:p>2.986697500571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.54370613209903">
                <text:p>2.5437061320990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.00701198168099">
                <text:p>2.007011981680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.60008054133505">
                <text:p>1.600080541335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.78983086813241">
                <text:p>2.789830868132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.72010642848909">
                <text:p>1.720106428489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.14264952670783">
                <text:p>2.1426495267078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.5296374047175">
                <text:p>2.52963740471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.78157659061253">
                <text:p>2.781576590612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.97343940846622">
                <text:p>2.973439408466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.44729768950492">
                <text:p>2.4472976895049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.37446949537843">
                <text:p>2.374469495378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.40950185060501">
                <text:p>2.4095018506050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.65428323578089">
                <text:p>1.6542832357808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.09462122898549">
                <text:p>1.094621228985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.35510745923966">
                <text:p>2.355107459239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.85296079330146">
                <text:p>1.852960793301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.82519694697112">
                <text:p>1.8251969469711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.68514357600361">
                <text:p>2.685143576003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.90539834182709">
                <text:p>2.905398341827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.15563149284571">
                <text:p>2.155631492845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.50332990195602">
                <text:p>1.503329901956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.32520440313965">
                <text:p>1.325204403139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.00373557023704">
                <text:p>1.003735570237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.23453186638653">
                <text:p>1.234531866386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.54346314352006">
                <text:p>1.543463143520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.04506144206971">
                <text:p>2.045061442069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.45863900892437">
                <text:p>1.458639008924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.9264551429078">
                <text:p>1.92645514290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.93183677922934">
                <text:p>2.931836779229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.3196471426636">
                <text:p>1.31964714266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.91315264441073">
                <text:p>1.913152644410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.47554291132838">
                <text:p>2.475542911328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.32665912434459">
                <text:p>2.326659124344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.51323318574578">
                <text:p>2.513233185745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.26537377946079">
                <text:p>2.265373779460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.04676555283368">
                <text:p>1.046765552833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.6558827124536">
                <text:p>1.65588271245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.79501118417829">
                <text:p>1.795011184178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.82834214437753">
                <text:p>2.828342144377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.62932212091982">
                <text:p>1.629322120919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.24230887368321">
                <text:p>1.242308873683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.20281163975596">
                <text:p>2.2028116397559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.03882397152483">
                <text:p>1.0388239715248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.89659210946411">
                <text:p>1.896592109464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.29743286874145">
                <text:p>2.297432868741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.39393143169582">
                <text:p>2.393931431695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.74955290369689">
                <text:p>2.7495529036968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.12262981571257">
                <text:p>1.1226298157125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.07907500769943">
                <text:p>2.079075007699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.65495124552399">
                <text:p>2.654951245523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.27826130948961">
                <text:p>2.278261309489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.58240490965545">
                <text:p>2.582404909655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.98015564866364">
                <text:p>2.980155648663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.28199687972665">
                <text:p>2.281996879726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.81693677604198">
                <text:p>2.816936776041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.52361879311502">
                <text:p>1.523618793115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.32705832179636">
                <text:p>1.327058321796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.27557578589767">
                <text:p>1.275575785897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.45007393602282">
                <text:p>2.450073936022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.2588951010257">
                <text:p>1.258895101025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.59522292856127">
                <text:p>1.595222928561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.36322658043355">
                <text:p>1.3632265804335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.73443801235408">
                <text:p>2.734438012354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.92188205290586">
                <text:p>2.921882052905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.87645976617932">
                <text:p>2.876459766179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.99981179181486">
                <text:p>1.999811791814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.96864760667086">
                <text:p>2.968647606670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.53234247863293">
                <text:p>1.532342478632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.79482297692448">
                <text:p>2.794822976924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.79698975104839">
                <text:p>2.796989751048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.16166460048407">
                <text:p>2.161664600484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.03713185060769">
                <text:p>1.0371318506076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.99980139080435">
                <text:p>1.9998013908043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.20048857200891">
                <text:p>2.200488572008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.93372396100312">
                <text:p>1.9337239610031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.2972342595458">
                <text:p>1.29723425954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.59442000370473">
                <text:p>1.594420003704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.68327686470002">
                <text:p>1.683276864700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.41986407525837">
                <text:p>1.419864075258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.67349501233548">
                <text:p>2.673495012335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.33822811022401">
                <text:p>1.3382281102240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.69812538474798">
                <text:p>2.698125384747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.25589992199093">
                <text:p>2.255899921990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.31838375981897">
                <text:p>1.3183837598189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.98012226447463">
                <text:p>1.980122264474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.07283669896424">
                <text:p>2.0728366989642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.84200255293399">
                <text:p>1.842002552933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.30718058627099">
                <text:p>2.307180586270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.34841248486191">
                <text:p>2.348412484861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.29207648895681">
                <text:p>1.2920764889568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.56607568729669">
                <text:p>2.5660756872966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.94363541342318">
                <text:p>2.9436354134231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.65530307032168">
                <text:p>1.655303070321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.30051369965076">
                <text:p>2.300513699650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.86551746632904">
                <text:p>2.865517466329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.531762836501">
                <text:p>1.53176283650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.30032549239695">
                <text:p>1.300325492396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.83416507299989">
                <text:p>2.8341650729998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.06410531606525">
                <text:p>2.064105316065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.09514846932143">
                <text:p>1.095148469321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.63115482404828">
                <text:p>2.6311548240482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.22576991654933">
                <text:p>1.225769916549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.13228031992912">
                <text:p>1.1322803199291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.63095621485263">
                <text:p>1.630956214852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.42625848855823">
                <text:p>2.4262584885582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.06600428093225">
                <text:p>2.066004280932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.92819047439843">
                <text:p>1.928190474398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.02067849319428">
                <text:p>1.0206784931942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.74928114563227">
                <text:p>2.749281145632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.34805455058813">
                <text:p>2.348054550588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.69417350552976">
                <text:p>2.694173505529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.0875092567876">
                <text:p>1.08750925678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.04617993533611">
                <text:p>2.046179935336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.95007342752069">
                <text:p>1.9500734275206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.40589301660657">
                <text:p>1.4058930166065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.02630220074207">
                <text:p>1.026302200742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.02291012648493">
                <text:p>1.022910126484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.24789556954056">
                <text:p>2.247895569540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.33348278701305">
                <text:p>2.333482787013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.37132261134684">
                <text:p>2.371322611346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.53997205849737">
                <text:p>2.539972058497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.89955847524107">
                <text:p>1.899558475241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.31495802477002">
                <text:p>2.314958024770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.19527512881905">
                <text:p>1.195275128819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.20007217489183">
                <text:p>1.2000721748918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.18047549203038">
                <text:p>2.180475492030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.72703796625137">
                <text:p>1.727037966251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.50039766728878">
                <text:p>1.500397667288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.01464056503028">
                <text:p>2.0146405650302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.79114328231663">
                <text:p>2.791143282316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.59554613661021">
                <text:p>1.595546136610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.64579539000988">
                <text:p>1.645795390009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.01691319886595">
                <text:p>1.016913198865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.72782645747066">
                <text:p>1.727826457470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.27675160486251">
                <text:p>2.276751604862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.44317168742418">
                <text:p>2.4431716874241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.7938307384029">
                <text:p>2.79383073840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.20494208019227">
                <text:p>1.204942080192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.46385018061846">
                <text:p>2.463850180618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54311188496649">
                <text:p>2.543111884966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.5529966307804">
                <text:p>2.55299663078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.15802368614823">
                <text:p>2.1580236861482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.63062114175409">
                <text:p>2.630621141754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.59917656611651">
                <text:p>1.599176566116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.10809711460024">
                <text:p>1.1080971146002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.03651415836066">
                <text:p>1.036514158360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.62547876685858">
                <text:p>1.625478766858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.13100724108517">
                <text:p>1.131007241085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.28440972790122">
                <text:p>2.284409727901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.95896155480295">
                <text:p>2.958961554802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.50232985336334">
                <text:p>2.502329853363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.82438178639859">
                <text:p>1.824381786398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.85852003004402">
                <text:p>1.858520030044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.81728787813336">
                <text:p>1.817287878133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.01965691614896">
                <text:p>2.0196569161489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.05859220493585">
                <text:p>2.058592204935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.99776337016374">
                <text:p>2.997763370163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.74669488240033">
                <text:p>2.746694882400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.55898987315595">
                <text:p>2.558989873155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.01240393612534">
                <text:p>2.012403936125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.53783816471696">
                <text:p>2.5378381647169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.15453600976616">
                <text:p>1.1545360097661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.65819932613522">
                <text:p>2.658199326135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.55475136358291">
                <text:p>2.554751363582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.88236246723682">
                <text:p>1.882362467236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.93495093099773">
                <text:p>1.934950930997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.99792305100709">
                <text:p>1.997923051007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.67619320657104">
                <text:p>1.676193206571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.13989301119">
                <text:p>2.1398930111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.46177323255688">
                <text:p>1.461773232556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.21930509153754">
                <text:p>1.219305091537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.6928896419704">
                <text:p>1.69288964197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.61979691870511">
                <text:p>2.619796918705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.84992623329163">
                <text:p>2.849926233291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.29206620901823">
                <text:p>2.2920662090182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.72789403330535">
                <text:p>2.7278940333053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.88644039165229">
                <text:p>2.886440391652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.91754497587681">
                <text:p>2.9175449758768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.85890127532184">
                <text:p>2.858901275321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.17085011955351">
                <text:p>2.170850119553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.87650653067976">
                <text:p>2.876506530679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.36123112868518">
                <text:p>2.3612311286851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.9952319059521">
                <text:p>2.99523190595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.73502656072378">
                <text:p>1.735026560723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.17851900681853">
                <text:p>1.178519006818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.01488882210106">
                <text:p>2.014888822101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.79361876659095">
                <text:p>2.793618766590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.17628237791359">
                <text:p>1.176282377913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.76158370450139">
                <text:p>1.761583704501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.3526086397469">
                <text:p>2.352608639746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.18868631403893">
                <text:p>2.188686314038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.29942186921835">
                <text:p>1.2994218692183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.50714464951307">
                <text:p>2.507144649513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.84688564017415">
                <text:p>1.846885640174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.85417323280126">
                <text:p>2.854173232801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.38950711768121">
                <text:p>1.389507117681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.78183657117188">
                <text:p>2.781836571171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.85209628473967">
                <text:p>1.852096284739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.06570032425225">
                <text:p>2.065700324252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.9217295832932">
                <text:p>1.92172958329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.31386951729655">
                <text:p>2.3138695172965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.28500541578978">
                <text:p>2.285005415789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.6146192252636">
                <text:p>2.61461922526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.93366643600166">
                <text:p>1.933666436001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.13493164908141">
                <text:p>2.134931649081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.90668543428183">
                <text:p>1.9066854342818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.66156047023833">
                <text:p>1.661560470238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.02137204073369">
                <text:p>2.0213720407336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.82423041108996">
                <text:p>1.8242304110899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.52046174556017">
                <text:p>1.520461745560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.1922221602872">
                <text:p>1.19222216028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.70073694176972">
                <text:p>1.700736941769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.88169287424535">
                <text:p>2.8816928742453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.1874540662393">
                <text:p>1.18745406623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.43576350342482">
                <text:p>2.435763503424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.06021188106388">
                <text:p>1.060211881063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.20234288927168">
                <text:p>2.202342889271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.22938227001578">
                <text:p>2.229382270015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.23649425897747">
                <text:p>1.236494258977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.96392659377307">
                <text:p>2.963926593773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.58199090976268">
                <text:p>1.581990909762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.4251805730164">
                <text:p>2.42518057301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.26334846392274">
                <text:p>1.263348463922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.08913555927575">
                <text:p>1.089135559275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.27206621319056">
                <text:p>1.272066213190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.117521696724">
                <text:p>1.11752169672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.47864267695695">
                <text:p>1.478642676956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.05390278529376">
                <text:p>1.053902785293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.96961798146367">
                <text:p>1.969617981463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.5443430012092">
                <text:p>2.544343001209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.97563236858696">
                <text:p>1.9756323685869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.28348749876022">
                <text:p>1.283487498760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.82934841699898">
                <text:p>1.829348416998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.59025159385055">
                <text:p>1.5902515938505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.2171539356932">
                <text:p>2.21715393569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.96428006608039">
                <text:p>2.964280066080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.4969370290637">
                <text:p>2.49693702906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.87871440593153">
                <text:p>2.878714405931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.98565210681409">
                <text:p>1.985652106814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.32116744015366">
                <text:p>1.321167440153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.3991761514917">
                <text:p>1.39917615149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.17787426710129">
                <text:p>2.177874267101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.02190438192338">
                <text:p>2.021904381923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.28086902573705">
                <text:p>1.280869025737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.36532833427191">
                <text:p>2.365328334271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.4576678853482">
                <text:p>1.45766788534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.34108090680093">
                <text:p>1.341080906800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.56767122354358">
                <text:p>1.567671223543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.68705015536398">
                <text:p>2.687050155363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.57757516670972">
                <text:p>1.577575166709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.53159781731665">
                <text:p>1.531597817316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.26904106512666">
                <text:p>1.269041065126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.00275573972613">
                <text:p>1.002755739726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.79494628123939">
                <text:p>1.794946281239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.35817662533373">
                <text:p>1.358176625333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.274821953848">
                <text:p>1.2748219538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.91246797889471">
                <text:p>1.912467978894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.83681930229068">
                <text:p>1.836819302290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.32872473914176">
                <text:p>1.328724739141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.88208596035838">
                <text:p>2.882085960358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.3811623044312">
                <text:p>1.381162304431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.30435710772872">
                <text:p>2.304357107728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.16557346004993">
                <text:p>1.165573460049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.21051072143018">
                <text:p>2.2105107214301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.89460870157927">
                <text:p>2.894608701579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.38272739574313">
                <text:p>2.382727395743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.1747907884419">
                <text:p>2.174790788441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.39154573064297">
                <text:p>2.3915457306429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.26144180167466">
                <text:p>2.261441801674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.16044289525598">
                <text:p>1.160442895255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.71271317079663">
                <text:p>2.712713170796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.66061795316637">
                <text:p>2.660617953166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.33831716328859">
                <text:p>2.338317163288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.73461755365133">
                <text:p>1.734617553651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.94148697890341">
                <text:p>2.941486978903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.7036454975605">
                <text:p>1.70364549756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.19228543899953">
                <text:p>2.192285438999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.28256788570434">
                <text:p>1.282567885704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.27131672110409">
                <text:p>2.271316721104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.87933559529483">
                <text:p>1.8793355952948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.86014305241406">
                <text:p>1.860143052414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.80291453842074">
                <text:p>2.802914538420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.14837666042149">
                <text:p>2.148376660421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.86289879307151">
                <text:p>1.862898793071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.59786082059145">
                <text:p>1.597860820591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.50655328575522">
                <text:p>2.506553285755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.13772074691951">
                <text:p>2.137720746919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.51032879948616">
                <text:p>2.5103287994861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.34337258897722">
                <text:p>1.343372588977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.46644548606127">
                <text:p>2.466445486061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.39241475984454">
                <text:p>2.392414759844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.72453489340842">
                <text:p>1.7245348934084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.77080259378999">
                <text:p>1.770802593789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.55798821989447">
                <text:p>2.557988219894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.9350456148386">
                <text:p>2.93504561483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.66541129536927">
                <text:p>1.665411295369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.9407156156376">
                <text:p>1.94071561563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.1098364032805">
                <text:p>2.10983640328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.05695702694356">
                <text:p>1.056957026943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.20215741731226">
                <text:p>1.202157417312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.2702792994678">
                <text:p>2.27027929946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.7696701977402">
                <text:p>2.76967019774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.86277537047863">
                <text:p>2.862775370478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.6085964627564">
                <text:p>1.60859646275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.50428775139153">
                <text:p>1.504287751391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.80426234938204">
                <text:p>2.804262349382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.3122419603169">
                <text:p>2.312241960316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.69657319132239">
                <text:p>2.696573191322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.0868302360177">
                <text:p>1.086830236017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.58355868142098">
                <text:p>1.583558681420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.57590878661722">
                <text:p>1.575908786617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.94697328843176">
                <text:p>1.946973288431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.38647321984172">
                <text:p>1.386473219841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.72428544703871">
                <text:p>2.724285447038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.80987208150327">
                <text:p>2.809872081503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.98433404043317">
                <text:p>1.984334040433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.23083873372525">
                <text:p>2.230838733725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.94759282842278">
                <text:p>1.947592828422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.49466283991933">
                <text:p>1.494662839919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.57421132270247">
                <text:p>2.574211322702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.41403831448406">
                <text:p>1.414038314484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.88707760069519">
                <text:p>2.8870776006951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.29874621611089">
                <text:p>1.2987462161108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.18484090827405">
                <text:p>2.184840908274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.44506582058966">
                <text:p>2.445065820589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.23379183094949">
                <text:p>1.233791830949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.85025220457464">
                <text:p>2.850252204574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.38578143715858">
                <text:p>1.385781437158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.3436282351613">
                <text:p>2.34362823516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.90720923151821">
                <text:p>2.907209231518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.58793885447085">
                <text:p>1.587938854470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.61390753462911">
                <text:p>1.613907534629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.67687942925841">
                <text:p>2.676879429258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.4507142258808">
                <text:p>1.45071422588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.2225039973855">
                <text:p>2.222503997385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.18116718158126">
                <text:p>1.181167181581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.25497657526284">
                <text:p>1.254976575262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.5347459577024">
                <text:p>1.534745957702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.87774037290365">
                <text:p>2.877740372903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.34180681128055">
                <text:p>1.3418068112805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.11830463912338">
                <text:p>2.118304639123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.45364915952086">
                <text:p>1.453649159520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.28878010064363">
                <text:p>2.288780100643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.5047778589651">
                <text:p>2.50477785896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.17793460655957">
                <text:p>1.1779346065595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.09865218214691">
                <text:p>2.098652182146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.48911190032959">
                <text:p>1.489111900329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.40877334028482">
                <text:p>2.408773340284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.04624501150101">
                <text:p>1.0462450115010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.98377474024892">
                <text:p>1.9837747402489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.98298466298729">
                <text:p>1.982984662987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.46028332598507">
                <text:p>1.460283325985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.87085234094411">
                <text:p>1.870852340944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.28173087909818">
                <text:p>2.2817308790981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.64512423519045">
                <text:p>2.645124235190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.3159181624651">
                <text:p>1.31591816246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.51552271097898">
                <text:p>2.515522710978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.4953764397651">
                <text:p>2.49537643976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.70169959962368">
                <text:p>1.701699599623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.85915094614029">
                <text:p>1.859150946140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.4025856712833">
                <text:p>2.40258567128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.28963845409453">
                <text:p>2.289638454094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.4730584807694">
                <text:p>2.473058480769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.07946510054171">
                <text:p>2.079465100541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.74035267997533">
                <text:p>2.740352679975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.6955624781549">
                <text:p>1.69556247815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.26063228212297">
                <text:p>2.2606322821229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.9953292561695">
                <text:p>2.99532925616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.2303084358573">
                <text:p>2.23030843585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.13837265502661">
                <text:p>2.138372655026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.33713606745005">
                <text:p>1.337136067450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.34861307498068">
                <text:p>1.348613074980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.59202181454748">
                <text:p>2.592021814547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.62591616809368">
                <text:p>2.625916168093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.85339093394578">
                <text:p>2.8533909339457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.76995642203838">
                <text:p>2.769956422038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.72456835117191">
                <text:p>1.724568351171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.34250283427536">
                <text:p>1.342502834275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.1787297623232">
                <text:p>2.178729762323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.77081336267293">
                <text:p>1.770813362672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.32627757545561">
                <text:p>2.326277575455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.16171442624182">
                <text:p>1.1617144262418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.231096688658">
                <text:p>2.23109668865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.19712991639972">
                <text:p>1.197129916399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.44344530533999">
                <text:p>2.443445305339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.87622092384845">
                <text:p>1.876220923848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.51304807886481">
                <text:p>1.5130480788648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.95896801631898">
                <text:p>1.958968016318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.37159736361355">
                <text:p>1.3715973636135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.21474767848849">
                <text:p>2.214747678488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.81811896245927">
                <text:p>2.818118962459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.77418303489685">
                <text:p>2.774183034896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.50438613351434">
                <text:p>1.504386133514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.29117744322866">
                <text:p>2.291177443228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.85364813636988">
                <text:p>1.853648136369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.24473881348968">
                <text:p>1.244738813489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.98673992138356">
                <text:p>2.986739921383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.11428041849285">
                <text:p>1.114280418492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.24006806965917">
                <text:p>1.240068069659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.21704835724086">
                <text:p>2.217048357240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.25265307445079">
                <text:p>2.252653074450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.57720413804054">
                <text:p>1.577204138040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.56566143222153">
                <text:p>2.565661432221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.84467488899827">
                <text:p>1.844674888998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.20312030613422">
                <text:p>1.203120306134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.41905236709863">
                <text:p>2.419052367098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.61463131103665">
                <text:p>1.614631311036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.92768865730613">
                <text:p>1.927688657306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.76155520137399">
                <text:p>2.761555201373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.79336107429117">
                <text:p>2.793361074291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.69850201997906">
                <text:p>2.698502019979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.0878327768296">
                <text:p>2.087832776829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.95507550053298">
                <text:p>2.955075500532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.92959870956838">
                <text:p>1.929598709568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.28496269416064">
                <text:p>2.284962694160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.39852080587298">
                <text:p>2.398520805872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.80581963341683">
                <text:p>2.8058196334168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.79801077302545">
                <text:p>2.798010773025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.35748882312328">
                <text:p>1.3574888231232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.1774169979617">
                <text:p>1.17741699796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.01275845244527">
                <text:p>2.012758452445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.17560778558254">
                <text:p>1.175607785582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.95160003285855">
                <text:p>2.9516000328585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.51714458595961">
                <text:p>2.517144585959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.46678522974253">
                <text:p>2.466785229742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.80524816922843">
                <text:p>1.805248169228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.76188339944929">
                <text:p>2.761883399449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.45352515112609">
                <text:p>2.4535251511260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.91952858865261">
                <text:p>1.919528588652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.00195147003979">
                <text:p>1.001951470039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.67057350929827">
                <text:p>1.670573509298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.1721816631034">
                <text:p>1.17218166310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.57915560808033">
                <text:p>1.579155608080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.2362349415198">
                <text:p>1.23623494151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.01685655210167">
                <text:p>2.016856552101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.78227591421455">
                <text:p>1.7822759142145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.65528730861843">
                <text:p>2.655287308618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.63148786406964">
                <text:p>2.631487864069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.70996457245201">
                <text:p>2.7099645724520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.41684251092374">
                <text:p>2.416842510923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.42484893836081">
                <text:p>2.4248489383608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.40846659243107">
                <text:p>2.4084665924310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.50467528775334">
                <text:p>1.504675287753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.37992443889379">
                <text:p>2.379924438893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.33806530199945">
                <text:p>1.3380653019994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.78963798191398">
                <text:p>2.789637981913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.77844524476677">
                <text:p>1.7784452447667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.1438849363476">
                <text:p>1.14388493634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.58764875587076">
                <text:p>2.587648755870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.13593406789005">
                <text:p>2.135934067890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.3213019343093">
                <text:p>1.32130193430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.60040720831603">
                <text:p>1.6004072083160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.31154185440391">
                <text:p>2.311541854403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.27290196716785">
                <text:p>1.272901967167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.11755179427564">
                <text:p>1.117551794275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.77832708414644">
                <text:p>1.7783270841464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.07815013732761">
                <text:p>2.078150137327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.87943519372493">
                <text:p>2.879435193724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.23185223527253">
                <text:p>1.231852235272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.99767872598022">
                <text:p>2.997678725980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.88138666376472">
                <text:p>2.881386663764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.90242574457079">
                <text:p>1.902425744570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.16986038908362">
                <text:p>1.1698603890836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.46054227184504">
                <text:p>1.460542271845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.13866068702191">
                <text:p>2.1386606870219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.1867169411853">
                <text:p>2.18671694118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.24281818699092">
                <text:p>2.2428181869909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.79394799564034">
                <text:p>1.793947995640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.81820480525494">
                <text:p>1.8182048052549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.95278275944293">
                <text:p>1.952782759442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.21079050656408">
                <text:p>1.210790506564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.24305374361575">
                <text:p>1.243053743615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.36124935187399">
                <text:p>1.361249351873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.71546579524875">
                <text:p>1.715465795248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.62297818250954">
                <text:p>2.622978182509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.69931465480477">
                <text:p>1.6993146548047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.50510377716273">
                <text:p>1.505103777162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.40142342820764">
                <text:p>1.401423428207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.84319959115237">
                <text:p>1.843199591152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.09275253303349">
                <text:p>1.092752533033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.53735749609768">
                <text:p>2.537357496097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.16450152546167">
                <text:p>2.164501525461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.69315974134952">
                <text:p>1.6931597413495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.8488993505016">
                <text:p>1.848899350501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.43740349262953">
                <text:p>2.437403492629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.81071153562516">
                <text:p>1.8107115356251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.62722643464804">
                <text:p>2.6272264346480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.51555362995714">
                <text:p>1.515553629957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.69014673028141">
                <text:p>1.690146730281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.85907867085189">
                <text:p>2.8590786708518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.51323235593736">
                <text:p>1.5132323559373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.57153339404613">
                <text:p>1.571533394046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.76150441542268">
                <text:p>1.761504415422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.68309274502099">
                <text:p>1.683092745020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.03207566682249">
                <text:p>2.032075666822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.90016510244459">
                <text:p>2.9001651024445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.8698096871376">
                <text:p>2.86980968713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.27489385381341">
                <text:p>1.274893853813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.69411309901625">
                <text:p>1.6941130990162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.68801449239254">
                <text:p>1.688014492392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.22767661325634">
                <text:p>2.2276766132563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.90490360558033">
                <text:p>1.904903605580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.93106823693961">
                <text:p>1.931068236939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.58892596513033">
                <text:p>2.588925965130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.62036940082908">
                <text:p>2.6203694008290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.55404641944915">
                <text:p>1.554046419449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.2882406199351">
                <text:p>1.288240619935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.12547317892313">
                <text:p>1.125473178923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.95546984765679">
                <text:p>1.955469847656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.13144021108747">
                <text:p>2.131440211087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.21822571195662">
                <text:p>1.2182257119566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.49282734468579">
                <text:p>1.492827344685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.29594173654914">
                <text:p>1.2959417365491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.91138545423746">
                <text:p>1.9113854542374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.34172669518739">
                <text:p>2.341726695187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.73334523010999">
                <text:p>2.733345230109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.72209698986262">
                <text:p>2.7220969898626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.96895313076675">
                <text:p>1.9689531307667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.24889886006713">
                <text:p>1.248898860067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.41224372014403">
                <text:p>1.4122437201440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.82803180161864">
                <text:p>1.828031801618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.76213121693581">
                <text:p>1.7621312169358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.98377711512148">
                <text:p>1.983777115121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.58953621704131">
                <text:p>2.5895362170413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.4452239619568">
                <text:p>2.44522396195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.01585278194398">
                <text:p>1.015852781943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.48970132041723">
                <text:p>2.4897013204172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.3150336490944">
                <text:p>2.315033649094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.29074663575739">
                <text:p>1.2907466357573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.18381441943347">
                <text:p>1.183814419433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.00304814241827">
                <text:p>1.0030481424182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.51842324901372">
                <text:p>2.518423249013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.0887180250138">
                <text:p>2.088718025013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.93411637935787">
                <text:p>1.9341163793578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.10734921414405">
                <text:p>2.107349214144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.7090874267742">
                <text:p>1.709087426774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.48816279880702">
                <text:p>2.488162798807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.39558983501047">
                <text:p>2.395589835010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.83456060569733">
                <text:p>1.834560605697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.44363264739513">
                <text:p>1.4436326473951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.52703004609793">
                <text:p>1.527030046097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.05278631765395">
                <text:p>2.0527863176539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.93645999208093">
                <text:p>1.9364599920809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.8229717835784">
                <text:p>1.82297178357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.96417177189142">
                <text:p>2.9641717718914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.62356990901753">
                <text:p>3.623569909017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.54114479897544">
                <text:p>3.5411447989754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.50628552678972">
                <text:p>3.5062855267897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.57720457902178">
                <text:p>3.5772045790217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.66911178873852">
                <text:p>3.6691117887385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.00733073987067">
                <text:p>3.0073307398706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.37646601209417">
                <text:p>3.376466012094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.98529481748119">
                <text:p>3.985294817481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.96864068042487">
                <text:p>3.9686406804248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.0665123318322">
                <text:p>3.06651233183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.33690824406221">
                <text:p>3.3369082440622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.06089301640168">
                <text:p>3.0608930164016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.84456656174734">
                <text:p>3.8445665617473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.69911531358957">
                <text:p>3.699115313589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.17082498315722">
                <text:p>3.170824983157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.67998086288571">
                <text:p>3.679980862885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.15890248306096">
                <text:p>3.1589024830609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.72691699769348">
                <text:p>3.7269169976934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3.33693751320243">
                <text:p>3.336937513202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.28711382346228">
                <text:p>3.2871138234622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.71767365513369">
                <text:p>3.7176736551336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.34398984536529">
                <text:p>3.343989845365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.60030151251703">
                <text:p>3.600301512517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.23060401761904">
                <text:p>3.2306040176190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.63974224543199">
                <text:p>3.6397422454319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.60849161446095">
                <text:p>3.608491614460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.08324760291725">
                <text:p>3.083247602917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3.9979667882435">
                <text:p>3.99796678824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3.7156404433772">
                <text:p>3.715640443377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3.94376442022622">
                <text:p>3.943764420226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.38451300514862">
                <text:p>3.3845130051486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3.59809670597315">
                <text:p>3.598096705973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3.5939659406431">
                <text:p>3.593965940643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3.31335417181253">
                <text:p>3.313354171812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.17146601574495">
                <text:p>3.171466015744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3.16943280398846">
                <text:p>3.1694328039884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.47235401906073">
                <text:p>3.4723540190607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.52795400982723">
                <text:p>3.527954009827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3.91246701497585">
                <text:p>3.912467014975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.86626431997865">
                <text:p>3.866264319978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.36286242771894">
                <text:p>3.3628624277189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.86874926509336">
                <text:p>3.868749265093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.87461481895298">
                <text:p>3.8746148189529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3.98290580697358">
                <text:p>3.9829058069735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3.70423324825242">
                <text:p>3.7042332482524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3.87569926399738">
                <text:p>3.8756992639973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3.04513206845149">
                <text:p>3.0451320684514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3.03939598333091">
                <text:p>3.0393959833309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3.36500323936343">
                <text:p>3.365003239363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3.27747025433928">
                <text:p>3.2774702543392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3.58314257254824">
                <text:p>3.5831425725482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3.97573385760188">
                <text:p>3.9757338576018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3.94641858804971">
                <text:p>3.946418588049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3.00192384561524">
                <text:p>3.0019238456152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3.41064907936379">
                <text:p>3.4106490793637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3.80447571678087">
                <text:p>3.8044757167808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3.45666638016701">
                <text:p>3.4566663801670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3.55289911851287">
                <text:p>3.5528991185128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.9179023578763">
                <text:p>3.917902357876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.36531400866806">
                <text:p>3.3653140086680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.02499169809744">
                <text:p>3.0249916980974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3.7141331830062">
                <text:p>3.714133183006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3.47993639530614">
                <text:p>3.479936395306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3.91842076135799">
                <text:p>3.9184207613579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3.86485311994329">
                <text:p>3.864853119943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3.01241956232116">
                <text:p>3.012419562321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.09720587544143">
                <text:p>3.09720587544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.2472665081732">
                <text:p>3.247266508173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.67225627880543">
                <text:p>3.672256278805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3.04993461957201">
                <text:p>3.0499346195720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.00151140615344">
                <text:p>3.0015114061534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.91344059770927">
                <text:p>3.9134405977092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.93843229580671">
                <text:p>3.938432295806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3.3485958087258">
                <text:p>3.348595808725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3.82777056423947">
                <text:p>3.8277705642394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3.88630199572071">
                <text:p>3.886301995720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3.38174275262281">
                <text:p>3.3817427526228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3.66653593303636">
                <text:p>3.666535933036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3.78730347333476">
                <text:p>3.7873034733347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3.85872421739623">
                <text:p>3.858724217396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3.68137271143496">
                <text:p>3.6813727114349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3.2528219060041">
                <text:p>3.252821906004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3.08422021334991">
                <text:p>3.0842202133499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.99766081105918">
                <text:p>3.997660811059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.40600411128253">
                <text:p>3.406004111282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.87525095883757">
                <text:p>3.875250958837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3.97996600158513">
                <text:p>3.9799660015851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.51270807115361">
                <text:p>3.5127080711536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3.21057746745646">
                <text:p>3.2105774674564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3.21198372915387">
                <text:p>3.2119837291538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.51127089234069">
                <text:p>3.5112708923406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3.31851210258901">
                <text:p>3.3185121025890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3.24698543129489">
                <text:p>3.2469854312948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.06684932438657">
                <text:p>3.066849324386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3.37111725704744">
                <text:p>3.3711172570474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3.76654535531998">
                <text:p>3.7665453553199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3.93330994900316">
                <text:p>3.933309949003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.25475763808936">
                <text:p>3.254757638089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.57788942148909">
                <text:p>3.5778894214890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.33944237651303">
                <text:p>3.339442376513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.85215044766665">
                <text:p>3.852150447666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.81343640619889">
                <text:p>3.8134364061988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.08880009688437">
                <text:p>3.0888000968843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.30450759455562">
                <text:p>3.3045075945556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.07339213928208">
                <text:p>3.073392139282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3.28618492605165">
                <text:p>3.286184926051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3.37552020559087">
                <text:p>3.3755202055908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.63027784414589">
                <text:p>3.6302778441458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.12046537920833">
                <text:p>3.1204653792083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.45990775572136">
                <text:p>3.459907755721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.52360525960103">
                <text:p>3.523605259601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.52472042338923">
                <text:p>3.524720423389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.2511143842712">
                <text:p>3.25111438427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.55244554532692">
                <text:p>3.5524455453269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.24561198242009">
                <text:p>3.2456119824200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.80334754334763">
                <text:p>3.8033475433476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.41376690706238">
                <text:p>3.4137669070623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.43408032599837">
                <text:p>3.4340803259983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3.39012603787705">
                <text:p>3.390126037877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3.9194467086345">
                <text:p>3.91944670863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.43987837573513">
                <text:p>3.4398783757351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3.05316737433895">
                <text:p>3.053167374338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3.41145929135382">
                <text:p>3.4114592913538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3.14599700830877">
                <text:p>3.145997008308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3.82513333437964">
                <text:p>3.8251333343796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.45978497434407">
                <text:p>3.4597849743440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3.27746335044503">
                <text:p>3.277463350445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3.46080593252555">
                <text:p>3.460805932525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3.82415447197855">
                <text:p>3.824154471978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.8511394187808">
                <text:p>3.85113941878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3.44014161685482">
                <text:p>3.4401416168548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.03798005357385">
                <text:p>3.037980053573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.50802858173847">
                <text:p>3.5080285817384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.35633431514725">
                <text:p>3.356334315147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.90794478962198">
                <text:p>3.9079447896219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.18540814006701">
                <text:p>3.1854081400670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.93177456827834">
                <text:p>3.9317745682783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.08386486349627">
                <text:p>3.0838648634962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.21523774974048">
                <text:p>3.2152377497404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.49909777240828">
                <text:p>3.4990977724082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.72623259946704">
                <text:p>3.7262325994670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.06224547373131">
                <text:p>3.0622454737313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.83811130840331">
                <text:p>3.8381113084033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.12513877823949">
                <text:p>3.1251387782394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.03630552254617">
                <text:p>3.036305522546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.87750597344711">
                <text:p>3.8775059734471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.11023141769692">
                <text:p>3.1102314176969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.64362473320216">
                <text:p>3.643624733202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.85886248294264">
                <text:p>3.8588624829426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.12887692824006">
                <text:p>3.1288769282400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.80283331219107">
                <text:p>3.8028333121910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.55548953032121">
                <text:p>3.5554895303212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.18251601746306">
                <text:p>3.1825160174630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.30765479570255">
                <text:p>3.307654795702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.81610220810398">
                <text:p>3.8161022081039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.16791449626908">
                <text:p>3.167914496269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.95501735620201">
                <text:p>3.9550173562020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3.17688913457096">
                <text:p>3.1768891345709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3.51229286380112">
                <text:p>3.512292863801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3.86015184689313">
                <text:p>3.8601518468931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3.71444011107087">
                <text:p>3.7144401110708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.45899708475918">
                <text:p>3.458997084759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.10121627058834">
                <text:p>3.1012162705883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.77668036613613">
                <text:p>3.7766803661361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.91278199478984">
                <text:p>3.9127819947898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.50323357153684">
                <text:p>3.5032335715368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3.90483406884596">
                <text:p>3.9048340688459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3.88762692222372">
                <text:p>3.8876269222237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.71975874714553">
                <text:p>3.719758747145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3.81349108368158">
                <text:p>3.8134910836815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3.47507190471515">
                <text:p>3.475071904715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3.65821627946571">
                <text:p>3.658216279465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3.90630675805733">
                <text:p>3.9063067580573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.60406560543925">
                <text:p>3.604065605439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.41613835096359">
                <text:p>3.4161383509635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.67088023852557">
                <text:p>3.670880238525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.61214561294764">
                <text:p>3.6121456129476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.20240218006074">
                <text:p>3.2024021800607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.30153464572504">
                <text:p>3.3015346457250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.64520411286503">
                <text:p>3.645204112865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.11336377868429">
                <text:p>3.113363778684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.7906459257938">
                <text:p>3.790645925793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.74398516258225">
                <text:p>3.743985162582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3.70632857922465">
                <text:p>3.706328579224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.51595851127058">
                <text:p>3.5159585112705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.42226526932791">
                <text:p>3.4222652693279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3.88803298771381">
                <text:p>3.8880329877138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.45948768313974">
                <text:p>3.4594876831397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3.48423004243523">
                <text:p>3.484230042435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3.51527702249587">
                <text:p>3.5152770224958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.07460529869422">
                <text:p>3.074605298694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3.53200611658394">
                <text:p>3.5320061165839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3.99998232815415">
                <text:p>3.999982328154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3.35796121461317">
                <text:p>3.357961214613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3.25571572920308">
                <text:p>3.255715729203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.95813178783283">
                <text:p>3.9581317878328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.74423799710348">
                <text:p>3.7442379971034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3.28435375727713">
                <text:p>3.2843537572771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3.71752876415849">
                <text:p>3.7175287641584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3.40573130361736">
                <text:p>3.405731303617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.49538016365841">
                <text:p>3.4953801636584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.78293536556885">
                <text:p>3.782935365568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.80928178271279">
                <text:p>3.8092817827127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.05463659204543">
                <text:p>3.054636592045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.6169738243334">
                <text:p>3.616973824333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3.2019755654037">
                <text:p>3.201975565403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3.60770686948672">
                <text:p>3.6077068694867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3.97686268249527">
                <text:p>3.9768626824952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3.83114698389545">
                <text:p>3.831146983895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3.23187229922041">
                <text:p>3.2318722992204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3.39228976238519">
                <text:p>3.392289762385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3.46404832275584">
                <text:p>3.4640483227558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3.43799569457769">
                <text:p>3.4379956945776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3.20222177822143">
                <text:p>3.20222177822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3.26302825892344">
                <text:p>3.2630282589234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3.11021768907085">
                <text:p>3.110217689070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3.86233146907762">
                <text:p>3.8623314690776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3.47003833856434">
                <text:p>3.4700383385643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3.4563423730433">
                <text:p>3.456342373043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.54362816363573">
                <text:p>3.5436281636357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.22474112082273">
                <text:p>3.2247411208227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3.72960689710453">
                <text:p>3.729606897104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3.12590837199241">
                <text:p>3.1259083719924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.12833118345588">
                <text:p>3.1283311834558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.2195250284858">
                <text:p>3.219525028485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3.08185649756342">
                <text:p>3.0818564975634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3.36775836767629">
                <text:p>3.367758367676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3.28061582706869">
                <text:p>3.2806158270686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3.99879585718736">
                <text:p>3.998795857187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3.111590098124">
                <text:p>3.11159009812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3.75048570893705">
                <text:p>3.750485708937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3.56953968945891">
                <text:p>3.5695396894589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.69544806145132">
                <text:p>3.6954480614513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.18284741789103">
                <text:p>3.182847417891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.19239395763725">
                <text:p>3.192393957637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.37083934945986">
                <text:p>3.3708393494598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3.55927401408553">
                <text:p>3.559274014085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3.10431583924219">
                <text:p>3.104315839242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.59423403348774">
                <text:p>3.5942340334877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3.93643724825233">
                <text:p>3.9364372482523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3.11706101708114">
                <text:p>3.117061017081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3.56210652040318">
                <text:p>3.562106520403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3.20072003919631">
                <text:p>3.2007200391963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3.38345411838964">
                <text:p>3.3834541183896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3.71383913839236">
                <text:p>3.713839138392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3.34465784579515">
                <text:p>3.344657845795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3.0168787217699">
                <text:p>3.016878721769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3.62431819597259">
                <text:p>3.6243181959725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3.02557779988274">
                <text:p>3.0255777998827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3.52367898914963">
                <text:p>3.5236789891496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.17389731155708">
                <text:p>3.173897311557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.48137675225735">
                <text:p>3.481376752257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.11751302517951">
                <text:p>3.1175130251795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.31164489779621">
                <text:p>3.3116448977962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.64631180092692">
                <text:p>3.6463118009269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3.10446531698108">
                <text:p>3.104465316981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.67318146582693">
                <text:p>3.6731814658269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3.91417590016499">
                <text:p>3.9141759001649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3.58199207764119">
                <text:p>3.581992077641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3.12348998105153">
                <text:p>3.123489981051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3.87059509614483">
                <text:p>3.8705950961448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3.12416398152709">
                <text:p>3.1241639815270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3.89950070995837">
                <text:p>3.8995007099583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3.08839466189966">
                <text:p>3.0883946618996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3.96343693556264">
                <text:p>3.9634369355626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3.79742819909006">
                <text:p>3.7974281990900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3.42479978175834">
                <text:p>3.4247997817583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3.1251404620707">
                <text:p>3.125140462070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3.01215714775026">
                <text:p>3.0121571477502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3.44953948957846">
                <text:p>3.4495394895784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3.94947590166703">
                <text:p>3.949475901667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.41070963162929">
                <text:p>3.410709631629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3.47513882396743">
                <text:p>3.475138823967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3.13195297168568">
                <text:p>3.1319529716856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3.15930372150615">
                <text:p>3.159303721506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3.070755998604">
                <text:p>3.07075599860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3.61433216417208">
                <text:p>3.614332164172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3.77007771423087">
                <text:p>3.7700777142308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3.90743392892182">
                <text:p>3.9074339289218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3.91959107667208">
                <text:p>3.919591076672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3.16419299412519">
                <text:p>3.164192994125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3.11366889579222">
                <text:p>3.113668895792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3.64513687556609">
                <text:p>3.6451368755660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3.49908962799236">
                <text:p>3.499089627992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3.9095628936775">
                <text:p>3.90956289367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3.0332068009302">
                <text:p>3.033206800930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3.91819636104628">
                <text:p>3.9181963610462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3.53435222292319">
                <text:p>3.534352222923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3.91900512296706">
                <text:p>3.9190051229670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3.72845780430362">
                <text:p>3.7284578043036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3.26184943411499">
                <text:p>3.2618494341149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3.00077021447942">
                <text:p>3.0007702144794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.55548281036317">
                <text:p>3.555482810363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3.14069593325257">
                <text:p>3.140695933252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.33685893099755">
                <text:p>3.336858930997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.30174894584343">
                <text:p>3.301748945843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3.51783206313848">
                <text:p>3.5178320631384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3.67659155232832">
                <text:p>3.6765915523283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3.70979835325852">
                <text:p>3.7097983532585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3.19317089673132">
                <text:p>3.1931708967313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3.13315484113991">
                <text:p>3.1331548411399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3.6597427255474">
                <text:p>3.659742725547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3.8854417828843">
                <text:p>3.88544178288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3.86194472154602">
                <text:p>3.8619447215460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3.76350827841088">
                <text:p>3.7635082784108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3.10036720940843">
                <text:p>3.100367209408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3.40211615525186">
                <text:p>3.4021161552518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3.61566031863913">
                <text:p>3.6156603186391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3.54289709450677">
                <text:p>3.542897094506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3.24061351781711">
                <text:p>3.2406135178171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3.82334878575057">
                <text:p>3.823348785750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3.56012444989756">
                <text:p>3.5601244498975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3.13955542165786">
                <text:p>3.1395554216578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3.57073529064655">
                <text:p>3.5707352906465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.30446245893836">
                <text:p>3.304462458938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.70710290083662">
                <text:p>3.7071029008366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.37753619952127">
                <text:p>3.3775361995212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3.98688861913979">
                <text:p>3.9868886191397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3.00990055361763">
                <text:p>3.0099005536176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3.18146188044921">
                <text:p>3.1814618804492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3.36288445536047">
                <text:p>3.3628844553604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.18537277681753">
                <text:p>3.185372776817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3.20847800048068">
                <text:p>3.2084780004806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3.43374795233831">
                <text:p>3.4337479523383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3.4880038597621">
                <text:p>3.488003859762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3.89176123542711">
                <text:p>3.8917612354271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3.39775827620178">
                <text:p>3.3977582762017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3.07486130669713">
                <text:p>3.0748613066971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3.25632318714634">
                <text:p>3.2563231871463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.52852784423158">
                <text:p>3.5285278442315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3.90981024038047">
                <text:p>3.9098102403804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3.12213505944237">
                <text:p>3.1221350594423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3.01789326081052">
                <text:p>3.0178932608105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3.06217136792839">
                <text:p>3.0621713679283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3.19369491329417">
                <text:p>3.193694913294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3.48054852988571">
                <text:p>3.480548529885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3.19244677340612">
                <text:p>3.192446773406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3.60010560369119">
                <text:p>3.600105603691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3.11935727111995">
                <text:p>3.119357271119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3.93434560950845">
                <text:p>3.934345609508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3.43333494476974">
                <text:p>3.4333349447697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3.81927912309766">
                <text:p>3.8192791230976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3.94141418254003">
                <text:p>3.941414182540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.88189043710008">
                <text:p>3.881890437100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.18489868054166">
                <text:p>3.1848986805416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3.5082253003493">
                <text:p>3.508225300349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3.5775611246936">
                <text:p>3.57756112469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3.92113558622077">
                <text:p>3.921135586220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3.99459510995075">
                <text:p>3.994595109950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3.47125154780224">
                <text:p>3.4712515478022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3.99800869869068">
                <text:p>3.9980086986906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3.99848432885483">
                <text:p>3.9984843288548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3.62541663646698">
                <text:p>3.6254166364669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3.95357458759099">
                <text:p>3.9535745875909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3.48752744076774">
                <text:p>3.4875274407677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3.58454003557563">
                <text:p>3.5845400355756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3.52720831800252">
                <text:p>3.5272083180025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3.61800333159044">
                <text:p>3.6180033315904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3.30890394933522">
                <text:p>3.308903949335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3.78015549713746">
                <text:p>3.7801554971374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3.22520331759006">
                <text:p>3.2252033175900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3.28665400110185">
                <text:p>3.286654001101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3.26595614198595">
                <text:p>3.2659561419859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3.24800916388631">
                <text:p>3.2480091638863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3.33802361879498">
                <text:p>3.3380236187949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3.30392641853541">
                <text:p>3.3039264185354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3.67434798181057">
                <text:p>3.674347981810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3.59898544987664">
                <text:p>3.5989854498766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3.04155233176425">
                <text:p>3.041552331764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3.03486083447933">
                <text:p>3.0348608344793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3.66489263018593">
                <text:p>3.6648926301859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3.75868257042021">
                <text:p>3.7586825704202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3.17702715983614">
                <text:p>3.177027159836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3.05405626166612">
                <text:p>3.054056261666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3.19824737776071">
                <text:p>3.198247377760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3.25767167937011">
                <text:p>3.2576716793701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3.61782300611958">
                <text:p>3.6178230061195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3.41043512988836">
                <text:p>3.410435129888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3.03978812508285">
                <text:p>3.039788125082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3.07464896002784">
                <text:p>3.0746489600278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3.04520377703011">
                <text:p>3.0452037770301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.45447417488322">
                <text:p>3.454474174883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.6622880701907">
                <text:p>3.662288070190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.73552338778973">
                <text:p>3.7355233877897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.84226356400177">
                <text:p>3.842263564001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3.28107400052249">
                <text:p>3.2810740005224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3.2245490248315">
                <text:p>3.22454902483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3.84237203095108">
                <text:p>3.842372030951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3.84060782426968">
                <text:p>3.8406078242696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3.88626330485567">
                <text:p>3.8862633048556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3.29005974903703">
                <text:p>3.290059749037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3.95504490984604">
                <text:p>3.9550449098460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3.8211153135635">
                <text:p>3.82111531356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3.27558948844671">
                <text:p>3.275589488446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3.13657511211932">
                <text:p>3.1365751121193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3.02833074191585">
                <text:p>3.028330741915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3.25534848077223">
                <text:p>3.255348480772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.11483897641301">
                <text:p>3.1148389764130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.39343783771619">
                <text:p>3.393437837716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.60334353707731">
                <text:p>3.6033435370773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.86697388533503">
                <text:p>3.866973885335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3.7532371901907">
                <text:p>3.753237190190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3.27939222101122">
                <text:p>3.279392221011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.35026403982192">
                <text:p>3.3502640398219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3.90308192372322">
                <text:p>3.903081923723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3.76544003561139">
                <text:p>3.7654400356113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3.76242864085361">
                <text:p>3.7624286408536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3.53877276740968">
                <text:p>3.5387727674096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3.45953754335642">
                <text:p>3.4595375433564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3.88307030871511">
                <text:p>3.8830703087151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3.33054372947663">
                <text:p>3.3305437294766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3.30160796269774">
                <text:p>3.3016079626977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3.24298525275663">
                <text:p>3.2429852527566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3.89232845744118">
                <text:p>3.892328457441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3.42147718369961">
                <text:p>3.4214771836996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3.9316019974649">
                <text:p>3.931601997464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3.31759611843154">
                <text:p>3.3175961184315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3.39759475225583">
                <text:p>3.3975947522558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3.88389871362597">
                <text:p>3.8838987136259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3.23393070558086">
                <text:p>3.2339307055808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.83225221605971">
                <text:p>3.832252216059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.46574407117441">
                <text:p>3.4657440711744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3.79493769956753">
                <text:p>3.794937699567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3.93374783406034">
                <text:p>3.9337478340603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3.39690527971834">
                <text:p>3.3969052797183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3.45705106528476">
                <text:p>3.4570510652847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3.51275665173307">
                <text:p>3.5127566517330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3.31448038201779">
                <text:p>3.3144803820177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3.07467532763258">
                <text:p>3.0746753276325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3.08323901891708">
                <text:p>3.0832390189170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3.97825564583763">
                <text:p>3.9782556458376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3.79310544161126">
                <text:p>3.7931054416112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.24546854011714">
                <text:p>3.245468540117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.30890875961632">
                <text:p>3.3089087596163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.75314498133957">
                <text:p>3.753144981339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3.71564456727356">
                <text:p>3.7156445672735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3.14739081636071">
                <text:p>3.147390816360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3.59585663769394">
                <text:p>3.5958566376939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.05680283345282">
                <text:p>3.0568028334528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3.11538464622572">
                <text:p>3.1153846462257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3.90849008783698">
                <text:p>3.9084900878369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3.47087670769542">
                <text:p>3.4708767076954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3.56164119718596">
                <text:p>3.5616411971859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3.93966625677422">
                <text:p>3.939666256774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3.68879212485626">
                <text:p>3.6887921248562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3.15646585589275">
                <text:p>3.156465855892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.4648593175225">
                <text:p>3.46485931752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.04312621010467">
                <text:p>3.0431262101046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.54154769983143">
                <text:p>3.54154769983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3.14997289516032">
                <text:p>3.1499728951603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3.5262636677362">
                <text:p>3.526263667736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3.81455792067572">
                <text:p>3.8145579206757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3.17978334287181">
                <text:p>3.1797833428718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3.40380503190681">
                <text:p>3.4038050319068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3.35887645138428">
                <text:p>3.3588764513842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3.11815259512514">
                <text:p>3.118152595125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3.96125848265365">
                <text:p>3.961258482653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3.64655632944778">
                <text:p>3.6465563294477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3.91191777540371">
                <text:p>3.911917775403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3.23123023938388">
                <text:p>3.2312302393838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3.96302627352998">
                <text:p>3.9630262735299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3.39736622292548">
                <text:p>3.3973662229254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.10627285810187">
                <text:p>3.1062728581018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.28605620097369">
                <text:p>3.2860562009736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3.20336985215545">
                <text:p>3.203369852155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.17293644882739">
                <text:p>3.1729364488273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3.05300373211503">
                <text:p>3.0530037321150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.00890355510637">
                <text:p>3.0089035551063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.75616695964709">
                <text:p>3.7561669596470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.68533227778971">
                <text:p>3.6853322777897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3.9298163340427">
                <text:p>3.929816334042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3.55423774477094">
                <text:p>3.5542377447709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3.0215365528129">
                <text:p>3.02153655281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3.32538441522047">
                <text:p>3.3253844152204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3.07197723630816">
                <text:p>3.071977236308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3.21392966061831">
                <text:p>3.2139296606183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3.79517525341362">
                <text:p>3.7951752534136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3.5497271916829">
                <text:p>3.54972719168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3.31193193187937">
                <text:p>3.3119319318793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3.30192467756569">
                <text:p>3.3019246775656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.63731922954321">
                <text:p>3.6373192295432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.94918708642945">
                <text:p>3.949187086429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.73510812176391">
                <text:p>3.7351081217639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3.88804051745683">
                <text:p>3.8880405174568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3.55748002091423">
                <text:p>3.557480020914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.56892382819206">
                <text:p>3.5689238281920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3.38969083176926">
                <text:p>3.3896908317692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3.8354150862433">
                <text:p>3.835415086243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3.74779840838164">
                <text:p>3.7477984083816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3.65983272530138">
                <text:p>3.6598327253013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3.83232649182901">
                <text:p>3.8323264918290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3.56549021741375">
                <text:p>3.5654902174137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.63921156246215">
                <text:p>3.6392115624621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.78421621304005">
                <text:p>3.784216213040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.82783424295485">
                <text:p>3.827834242954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.34680076595396">
                <text:p>3.3468007659539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.3264096933417">
                <text:p>3.32640969334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.71284506982192">
                <text:p>3.7128450698219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.67569046886638">
                <text:p>3.6756904688663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3.81090312823653">
                <text:p>3.810903128236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3.39024665625766">
                <text:p>3.3902466562576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3.26638239715248">
                <text:p>3.2663823971524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3.84461565874517">
                <text:p>3.844615658745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3.48898739973083">
                <text:p>3.4889873997308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3.24513500323519">
                <text:p>3.245135003235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3.26625805208459">
                <text:p>3.2662580520845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3.27277275500819">
                <text:p>3.272772755008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.87508524488658">
                <text:p>3.8750852448865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3.77041876642033">
                <text:p>3.7704187664203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3.79751378437504">
                <text:p>3.7975137843750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3.84075023652986">
                <text:p>3.8407502365298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3.35147562623024">
                <text:p>3.3514756262302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3.60619716159999">
                <text:p>3.6061971615999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3.40685071842745">
                <text:p>3.4068507184274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.8190909367986">
                <text:p>3.819090936798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3.88068338157609">
                <text:p>3.8806833815760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3.11153257964179">
                <text:p>3.1115325796417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2.35549369268119">
                <text:p>2.35549369268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5.74014432821423">
                <text:p>5.7401443282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3.63512854883447">
                <text:p>3.63512854883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4.72258279239759">
                <text:p>4.72258279239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6.28832074254751">
                <text:p>6.28832074254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6.84434582153335">
                <text:p>6.84434582153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3.72758120298386">
                <text:p>3.72758120298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5.10981759382412">
                <text:p>5.10981759382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6.0537318601273">
                <text:p>6.053731860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5.73989115701988">
                <text:p>5.73989115701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6.05598683468998">
                <text:p>6.05598683468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.59715180005878">
                <text:p>4.59715180005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.37737186579034">
                <text:p>5.37737186579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3.1909669265151">
                <text:p>3.1909669265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.79708783235401">
                <text:p>4.79708783235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5.6132548302412">
                <text:p>5.6132548302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.86336406646296">
                <text:p>4.8633640664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.43076324323192">
                <text:p>4.4307632432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6.20960967149586">
                <text:p>6.20960967149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6.09995893854648">
                <text:p>6.09995893854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5.35931139159948">
                <text:p>5.35931139159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4.01070510270074">
                <text:p>4.0107051027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5.33048841962591">
                <text:p>5.33048841962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5.03296673530713">
                <text:p>5.03296673530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.60111510939896">
                <text:p>5.60111510939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3.61133242305368">
                <text:p>3.61133242305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5.34659855440259">
                <text:p>5.34659855440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5.78578914096579">
                <text:p>5.78578914096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6.0445564026013">
                <text:p>6.0445564026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4.77409064630047">
                <text:p>4.77409064630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6.4015982048586">
                <text:p>6.4015982048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5.99676954606548">
                <text:p>5.99676954606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6.22842386132106">
                <text:p>6.2284238613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.28867782838643">
                <text:p>5.28867782838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.43922880804166">
                <text:p>5.43922880804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3.28870210191235">
                <text:p>3.2887021019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.74388084653765">
                <text:p>4.74388084653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6.32127747265622">
                <text:p>6.32127747265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2.70519619528204">
                <text:p>2.70519619528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5.36666372139007">
                <text:p>5.3666637213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5.88037792127579">
                <text:p>5.88037792127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4.95952003775165">
                <text:p>4.95952003775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6.59539029281586">
                <text:p>6.59539029281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5.43405877519399">
                <text:p>5.43405877519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4.59175465768203">
                <text:p>4.59175465768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6.29789313767105">
                <text:p>6.29789313767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5.1995517546311">
                <text:p>5.1995517546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5.19299156358466">
                <text:p>5.19299156358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6.11761137098074">
                <text:p>6.11761137098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6.90705257002264">
                <text:p>6.9070525700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5.4124701730907">
                <text:p>5.4124701730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5.14522575028241">
                <text:p>5.14522575028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.9775308361277">
                <text:p>4.977530836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5.80999245960265">
                <text:p>5.80999245960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.22441241610795">
                <text:p>4.22441241610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.31795804621652">
                <text:p>3.31795804621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5.40954764885828">
                <text:p>5.40954764885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6.5067903585732">
                <text:p>6.5067903585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4.96599576761946">
                <text:p>4.96599576761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4.84764746762812">
                <text:p>4.84764746762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5.45826358674094">
                <text:p>5.45826358674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5.07604150520638">
                <text:p>5.07604150520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5.21406823629513">
                <text:p>5.21406823629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5.69984965864569">
                <text:p>5.69984965864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5.77467030705884">
                <text:p>5.77467030705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3.8259381535463">
                <text:p>3.8259381535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.6207608487457">
                <text:p>4.6207608487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5.21651789359748">
                <text:p>5.21651789359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5.25488513428718">
                <text:p>5.25488513428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6.56838457565755">
                <text:p>6.56838457565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7.04562419233844">
                <text:p>7.04562419233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5.47194187482819">
                <text:p>5.47194187482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5.4085058895871">
                <text:p>5.4085058895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5.66373044950888">
                <text:p>5.66373044950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3.74075659550726">
                <text:p>3.74075659550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5.85553296189755">
                <text:p>5.85553296189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.65906608197838">
                <text:p>3.65906608197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5.51470955880359">
                <text:p>5.51470955880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5.66774096013978">
                <text:p>5.66774096013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4.26794026559219">
                <text:p>4.26794026559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5.35743899317458">
                <text:p>5.35743899317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4.66929365228862">
                <text:p>4.66929365228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5.42335329111666">
                <text:p>5.42335329111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3.32391966693103">
                <text:p>3.32391966693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4.53994988556951">
                <text:p>4.53994988556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6.34097298188135">
                <text:p>6.34097298188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6.33602972934023">
                <text:p>6.33602972934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5.03913506772369">
                <text:p>5.0391350677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3.42549362499267">
                <text:p>3.42549362499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6.13119333703071">
                <text:p>6.13119333703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5.6408317075111">
                <text:p>5.6408317075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6.27519587008283">
                <text:p>6.27519587008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6.22873734170571">
                <text:p>6.2287373417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5.02576437080279">
                <text:p>5.02576437080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6.18973602028564">
                <text:p>6.18973602028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.72495907125995">
                <text:p>3.72495907125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5.79810977261514">
                <text:p>5.79810977261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3.86919529922307">
                <text:p>3.8691952992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.67993427533656">
                <text:p>2.67993427533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5.56919301440939">
                <text:p>5.56919301440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4.29124314151704">
                <text:p>4.29124314151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4.42768899304792">
                <text:p>4.42768899304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5.53060671826825">
                <text:p>5.53060671826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5.90308179426938">
                <text:p>5.90308179426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6.2239041030407">
                <text:p>6.2239041030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5.31894125789404">
                <text:p>5.31894125789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4.171662657056">
                <text:p>4.17166265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4.81068667722866">
                <text:p>4.81068667722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5.73871058505029">
                <text:p>5.73871058505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5.415051008109">
                <text:p>5.415051008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3.87250025616959">
                <text:p>3.8725002561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4.34655177406967">
                <text:p>4.34655177406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5.20094956131652">
                <text:p>5.20094956131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5.29150158073753">
                <text:p>5.29150158073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5.53852303139865">
                <text:p>5.53852303139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3.92879728507251">
                <text:p>3.92879728507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5.17410250334069">
                <text:p>5.17410250334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5.99348305910826">
                <text:p>5.99348305910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5.07566601969302">
                <text:p>5.0756660196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4.73402525857091">
                <text:p>4.73402525857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.72413131268695">
                <text:p>3.72413131268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.88630763022229">
                <text:p>4.88630763022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5.61462504370138">
                <text:p>5.61462504370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4.79388364590704">
                <text:p>4.79388364590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6.13308250950649">
                <text:p>6.13308250950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4.29716966208071">
                <text:p>4.2971696620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5.8867854680866">
                <text:p>5.8867854680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5.2571387863718">
                <text:p>5.2571387863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6.26488264556974">
                <text:p>6.264882645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5.10513042006642">
                <text:p>5.10513042006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4.28199637774378">
                <text:p>4.28199637774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7.33846564404666">
                <text:p>7.33846564404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4.11863685725257">
                <text:p>4.11863685725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6.32336796401069">
                <text:p>6.3233679640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4.91388173401356">
                <text:p>4.9138817340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3.30208958406001">
                <text:p>3.30208958406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5.55581012833864">
                <text:p>5.55581012833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3.80556597327814">
                <text:p>3.80556597327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4.96452982164919">
                <text:p>4.96452982164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5.5721493284218">
                <text:p>5.5721493284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4.77206258615479">
                <text:p>4.77206258615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5.27065413678065">
                <text:p>5.2706541367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5.31968630384654">
                <text:p>5.31968630384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5.849718417041">
                <text:p>5.849718417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5.0677988040261">
                <text:p>5.0677988040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4.91578433802351">
                <text:p>4.91578433802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.13271648343652">
                <text:p>3.13271648343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5.5395783232525">
                <text:p>5.5395783232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7.10334224905819">
                <text:p>7.10334224905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5.01032865373418">
                <text:p>5.01032865373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6.24018561607227">
                <text:p>6.24018561607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3.46979379653931">
                <text:p>3.46979379653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4.64095292985439">
                <text:p>4.6409529298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5.01917351828888">
                <text:p>5.01917351828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5.23864034190774">
                <text:p>5.2386403419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3.53319545229897">
                <text:p>3.53319545229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3.70181521400809">
                <text:p>3.70181521400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5.42222232511267">
                <text:p>5.4222223251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4.56797146936879">
                <text:p>4.56797146936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5.26468988601118">
                <text:p>5.2646898860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5.76540411962196">
                <text:p>5.7654041196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5.22523547383025">
                <text:p>5.22523547383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3.51367601053789">
                <text:p>3.5136760105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4.50962283974513">
                <text:p>4.50962283974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5.69628106011078">
                <text:p>5.6962810601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5.0742695601657">
                <text:p>5.074269560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4.60688382619992">
                <text:p>4.6068838261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5.98219451447949">
                <text:p>5.98219451447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.95822310307995">
                <text:p>5.95822310307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5.15864662919194">
                <text:p>5.15864662919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4.54536964837462">
                <text:p>4.54536964837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4.68774223467335">
                <text:p>4.68774223467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4.65281014470384">
                <text:p>4.65281014470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4.57415026891977">
                <text:p>4.57415026891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5.77276056259871">
                <text:p>5.77276056259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5.03469198569655">
                <text:p>5.03469198569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5.30104373488575">
                <text:p>5.30104373488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.53706960426644">
                <text:p>4.53706960426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4.44669333007187">
                <text:p>4.44669333007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4.85684328712523">
                <text:p>4.8568432871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6.01950671942905">
                <text:p>6.01950671942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.44035956542939">
                <text:p>4.44035956542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.97090804204345">
                <text:p>4.97090804204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.80887637473643">
                <text:p>4.8088763747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5.43364928336814">
                <text:p>5.43364928336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5.89002825366333">
                <text:p>5.89002825366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6.98461291380227">
                <text:p>6.98461291380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.52402793616056">
                <text:p>3.52402793616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4.66776502830908">
                <text:p>4.66776502830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5.50113229779527">
                <text:p>5.50113229779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5.22849803650752">
                <text:p>5.2284980365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4.83962362445891">
                <text:p>4.83962362445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4.84344146074727">
                <text:p>4.84344146074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4.37025106232613">
                <text:p>4.37025106232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3.47626296151429">
                <text:p>3.4762629615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4.98313017142937">
                <text:p>4.98313017142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5.52566140657291">
                <text:p>5.52566140657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5.49583837157115">
                <text:p>5.49583837157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4.44234661618248">
                <text:p>4.44234661618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6.64866684796289">
                <text:p>6.64866684796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4.44486165093258">
                <text:p>4.44486165093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4.52219122461975">
                <text:p>4.52219122461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7.11936199804768">
                <text:p>7.1193619980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3.92266012867913">
                <text:p>3.92266012867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.4077638592571">
                <text:p>5.4077638592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5.1867896146141">
                <text:p>5.186789614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4.11080687632784">
                <text:p>4.1108068763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3.46925884718075">
                <text:p>3.46925884718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3.2322037583217">
                <text:p>3.2322037583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4.6612254884094">
                <text:p>4.6612254884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4.45785265183076">
                <text:p>4.45785265183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5.12691135657951">
                <text:p>5.12691135657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3.77507667709142">
                <text:p>3.77507667709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5.8082717275247">
                <text:p>5.8082717275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4.33308310387656">
                <text:p>4.33308310387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7.0102106584236">
                <text:p>7.0102106584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5.09247693186626">
                <text:p>5.09247693186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5.39715253235772">
                <text:p>5.39715253235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.96801678556949">
                <text:p>3.96801678556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.92595786275342">
                <text:p>4.92595786275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4.19716162374243">
                <text:p>4.19716162374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4.15125442063436">
                <text:p>4.15125442063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5.80233576195315">
                <text:p>5.80233576195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6.0368641698733">
                <text:p>6.0368641698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5.41088936757296">
                <text:p>5.41088936757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.90178070776165">
                <text:p>3.90178070776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5.12998299347237">
                <text:p>5.12998299347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6.52650360995904">
                <text:p>6.5265036099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4.16624638112262">
                <text:p>4.16624638112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3.87598554836586">
                <text:p>3.87598554836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5.30735834361985">
                <text:p>5.30735834361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4.80202235979959">
                <text:p>4.80202235979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5.64519453514367">
                <text:p>5.64519453514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5.04297325620428">
                <text:p>5.04297325620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4.17495339177549">
                <text:p>4.17495339177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5.25277277594432">
                <text:p>5.25277277594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5.29236353840679">
                <text:p>5.29236353840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5.34437365457416">
                <text:p>5.34437365457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3.63298629457131">
                <text:p>3.63298629457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5.8477313737385">
                <text:p>5.8477313737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6.16780299320817">
                <text:p>6.16780299320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5.12749358033761">
                <text:p>5.12749358033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3.35502118431032">
                <text:p>3.3550211843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4.08507058396935">
                <text:p>4.08507058396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4.35526605602354">
                <text:p>4.35526605602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5.62843314977363">
                <text:p>5.62843314977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6.08589486218989">
                <text:p>6.08589486218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4.58883683150634">
                <text:p>4.58883683150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3.28439543163404">
                <text:p>3.28439543163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.29035310866311">
                <text:p>6.29035310866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5.4061772711575">
                <text:p>5.4061772711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4.02828628523275">
                <text:p>4.02828628523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4.72898436896503">
                <text:p>4.72898436896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3.48557242518291">
                <text:p>3.48557242518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5.16653243964538">
                <text:p>5.16653243964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6.16141890827566">
                <text:p>6.16141890827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3.98302665678784">
                <text:p>3.98302665678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6.54192824056372">
                <text:p>6.54192824056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5.15003918344155">
                <text:p>5.15003918344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4.6403183657676">
                <text:p>4.6403183657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5.53433978091925">
                <text:p>5.53433978091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3.89082523388788">
                <text:p>3.89082523388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4.63846996054053">
                <text:p>4.63846996054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4.76259168377146">
                <text:p>4.76259168377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4.96683910163119">
                <text:p>4.96683910163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5.23685804568231">
                <text:p>5.23685804568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.42215376673266">
                <text:p>4.42215376673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4.54034106759355">
                <text:p>4.5403410675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6.18551996489987">
                <text:p>6.18551996489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.98334553232417">
                <text:p>5.98334553232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5.39586591301486">
                <text:p>5.3958659130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5.30543396342546">
                <text:p>5.30543396342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5.85602193791419">
                <text:p>5.8560219379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4.63888245355338">
                <text:p>4.63888245355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4.6611882285215">
                <text:p>4.6611882285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5.27806329354644">
                <text:p>5.2780632935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7.05548878246918">
                <text:p>7.05548878246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5.23957087192684">
                <text:p>5.2395708719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6.07416193233803">
                <text:p>6.0741619323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5.789074243512">
                <text:p>5.789074243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4.77858466934413">
                <text:p>4.77858466934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5.26767214760184">
                <text:p>5.26767214760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5.04190867207944">
                <text:p>5.04190867207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4.87656978331506">
                <text:p>4.87656978331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3.80799039825797">
                <text:p>3.80799039825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4.68910475354642">
                <text:p>4.68910475354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4.95178988249972">
                <text:p>4.95178988249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4.41061927005649">
                <text:p>4.41061927005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6.41615492431447">
                <text:p>6.4161549243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4.48046853765845">
                <text:p>4.48046853765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5.06244278326631">
                <text:p>5.06244278326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5.91802078206092">
                <text:p>5.9180207820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3.65462886076421">
                <text:p>3.65462886076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4.7989607877098">
                <text:p>4.7989607877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5.75935690524057">
                <text:p>5.75935690524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4.22725196788088">
                <text:p>4.22725196788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6.44405895890668">
                <text:p>6.44405895890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4.50165275624022">
                <text:p>4.50165275624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3.74237135378644">
                <text:p>3.74237135378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5.40606004418805">
                <text:p>5.4060600441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6.86639564391226">
                <text:p>6.8663956439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6.08094939123839">
                <text:p>6.08094939123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.92062364099547">
                <text:p>3.92062364099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4.51560935517773">
                <text:p>4.5156093551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5.91374875837937">
                <text:p>5.91374875837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5.83024365687743">
                <text:p>5.83024365687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.87919953977689">
                <text:p>5.87919953977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6.03428622893989">
                <text:p>6.03428622893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.24660708196461">
                <text:p>5.24660708196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5.55848159408197">
                <text:p>5.55848159408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4.10679101292044">
                <text:p>4.10679101292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5.51659676991403">
                <text:p>5.5165967699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4.81642606621608">
                <text:p>4.8164260662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4.00807764101774">
                <text:p>4.0080776410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6.84641252551228">
                <text:p>6.8464125255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4.76603238098323">
                <text:p>4.76603238098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5.45825988473371">
                <text:p>5.45825988473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4.35078486194834">
                <text:p>4.35078486194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4.39749154029414">
                <text:p>4.39749154029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4.62355043785647">
                <text:p>4.62355043785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6.47954924963415">
                <text:p>6.47954924963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3.89989336533472">
                <text:p>3.8998933653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3.10678239353001">
                <text:p>3.10678239353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4.11686514597386">
                <text:p>4.11686514597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4.81017654854804">
                <text:p>4.81017654854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4.66325941449031">
                <text:p>4.66325941449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.90595978358761">
                <text:p>5.90595978358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4.74596217693761">
                <text:p>4.74596217693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5.04943739669398">
                <text:p>5.04943739669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.21473637130111">
                <text:p>4.21473637130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.86173183983192">
                <text:p>3.8617318398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.83740715868771">
                <text:p>3.83740715868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5.8261473858729">
                <text:p>5.8261473858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4.05204674229026">
                <text:p>4.05204674229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2.74410270666704">
                <text:p>2.74410270666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6.46985446102917">
                <text:p>6.46985446102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5.0350581263192">
                <text:p>5.035058126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.79656014032662">
                <text:p>3.7965601403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4.9830611012876">
                <text:p>4.9830611012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4.78951046988368">
                <text:p>4.7895104698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5.17111234366894">
                <text:p>5.1711123436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5.36654481245205">
                <text:p>5.36654481245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4.46559831080958">
                <text:p>4.46559831080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5.1889754650183">
                <text:p>5.1889754650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6.0548012945801">
                <text:p>6.0548012945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5.95026778848842">
                <text:p>5.95026778848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4.69748125178739">
                <text:p>4.69748125178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5.5187842999585">
                <text:p>5.518784299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3.76315415976569">
                <text:p>3.76315415976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5.08784821862355">
                <text:p>5.08784821862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5.64564360398799">
                <text:p>5.64564360398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4.80801112391055">
                <text:p>4.8080111239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6.09205286763608">
                <text:p>6.09205286763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4.09888781560585">
                <text:p>4.09888781560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3.9373080348596">
                <text:p>3.9373080348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4.32712359307334">
                <text:p>4.32712359307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5.97979817446321">
                <text:p>5.97979817446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5.92522439872846">
                <text:p>5.92522439872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5.60187771217898">
                <text:p>5.60187771217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3.51413400005549">
                <text:p>3.51413400005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5.73531897505745">
                <text:p>5.7353189750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5.3160976250656">
                <text:p>5.316097625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5.11856227647513">
                <text:p>5.1185622764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3.99745323508978">
                <text:p>3.99745323508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.9181913449429">
                <text:p>4.9181913449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.8626599512063">
                <text:p>4.8626599512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4.82066958537325">
                <text:p>4.82066958537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4.44243783084676">
                <text:p>4.44243783084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4.58027353463694">
                <text:p>4.58027353463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.55576896155253">
                <text:p>3.55576896155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.62013725331053">
                <text:p>3.6201372533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7.01400676881895">
                <text:p>7.01400676881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2.91621220810339">
                <text:p>2.91621220810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5.12620791140944">
                <text:p>5.1262079114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5.76772911800072">
                <text:p>5.76772911800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4.63120425166562">
                <text:p>4.63120425166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4.87217403016984">
                <text:p>4.87217403016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6.08741258783266">
                <text:p>6.08741258783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5.52189673949033">
                <text:p>5.52189673949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5.74337739450857">
                <text:p>5.74337739450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4.22844739537686">
                <text:p>4.22844739537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4.63310863915831">
                <text:p>4.63310863915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5.22715287329629">
                <text:p>5.22715287329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4.59195723477751">
                <text:p>4.59195723477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4.35452766623348">
                <text:p>4.35452766623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5.22474313247949">
                <text:p>5.22474313247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3.81080767465755">
                <text:p>3.81080767465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4.16333926841617">
                <text:p>4.16333926841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5.28334898408502">
                <text:p>5.28334898408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4.22464063065127">
                <text:p>4.22464063065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3.61872282903641">
                <text:p>3.6187228290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6.91326849255711">
                <text:p>6.91326849255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7.1045290324837">
                <text:p>7.1045290324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5.20814511179924">
                <text:p>5.20814511179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4.10049817478284">
                <text:p>4.10049817478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5.69001073949039">
                <text:p>5.69001073949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.82883748877794">
                <text:p>3.8288374887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5.26513842260465">
                <text:p>5.26513842260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6.46312381047756">
                <text:p>6.46312381047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4.20881456602365">
                <text:p>4.20881456602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5.02771040191874">
                <text:p>5.02771040191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3.83902254514396">
                <text:p>3.8390225451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5.69656287040561">
                <text:p>5.69656287040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4.10267968010157">
                <text:p>4.10267968010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2.2396917543374">
                <text:p>2.2396917543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5.97693725302815">
                <text:p>5.97693725302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5.95084123173729">
                <text:p>5.95084123173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6.00377547834069">
                <text:p>6.00377547834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5.23049360420555">
                <text:p>5.23049360420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5.22016033576801">
                <text:p>5.2201603357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5.6853628330864">
                <text:p>5.6853628330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.98199854558334">
                <text:p>3.98199854558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.35044266004115">
                <text:p>3.35044266004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6.94318025372922">
                <text:p>6.9431802537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6.71609647385776">
                <text:p>6.71609647385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4.89009414985776">
                <text:p>4.89009414985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5.20454883994535">
                <text:p>5.20454883994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4.60412374464795">
                <text:p>4.60412374464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4.32380700996146">
                <text:p>4.32380700996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5.47440194245428">
                <text:p>5.47440194245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4.54859733581543">
                <text:p>4.54859733581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4.16593279736117">
                <text:p>4.16593279736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4.61928038904443">
                <text:p>4.61928038904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5.4717123308219">
                <text:p>5.4717123308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3.31496200850233">
                <text:p>3.31496200850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4.56610090984032">
                <text:p>4.5661009098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6.91416640626267">
                <text:p>6.91416640626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5.78740375908092">
                <text:p>5.78740375908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5.4766625543125">
                <text:p>5.476662554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4.40166850108653">
                <text:p>4.40166850108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6.14306675642729">
                <text:p>6.14306675642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5.03169719967991">
                <text:p>5.03169719967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4.77675168868154">
                <text:p>4.77675168868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4.30881756311283">
                <text:p>4.3088175631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7.71354240737855">
                <text:p>7.71354240737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6.08378539560363">
                <text:p>6.08378539560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3.8059103214182">
                <text:p>3.8059103214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5.5997181609273">
                <text:p>5.5997181609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.60686038667336">
                <text:p>3.60686038667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4.53275832766667">
                <text:p>4.532758327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5.09429515944794">
                <text:p>5.09429515944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.94764872221276">
                <text:p>3.9476487222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5.54011239437386">
                <text:p>5.54011239437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4.5798698910512">
                <text:p>4.5798698910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4.30516718467698">
                <text:p>4.30516718467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4.8261643499136">
                <text:p>4.826164349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3.4415783919394">
                <text:p>3.4415783919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4.10274284193292">
                <text:p>4.10274284193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5.36722594173625">
                <text:p>5.3672259417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5.38759711897001">
                <text:p>5.38759711897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5.26845752447844">
                <text:p>5.26845752447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4.86048286175355">
                <text:p>4.86048286175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5.56547815725207">
                <text:p>5.56547815725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5.65741552365944">
                <text:p>5.6574155236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3.05126585159451">
                <text:p>3.05126585159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4.74883248377591">
                <text:p>4.74883248377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6.06759691331536">
                <text:p>6.0675969133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2.3812546459958">
                <text:p>2.3812546459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5.63054133066908">
                <text:p>5.63054133066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6.24220761843026">
                <text:p>6.24220761843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5.77363465214148">
                <text:p>5.77363465214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4.84348790999502">
                <text:p>4.84348790999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6.09553866460919">
                <text:p>6.09553866460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4.81105743860826">
                <text:p>4.81105743860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3.99337950814515">
                <text:p>3.99337950814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5.19524522172287">
                <text:p>5.19524522172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4.65436375932768">
                <text:p>4.6543637593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3.35695479111746">
                <text:p>3.35695479111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3.98180044535547">
                <text:p>3.98180044535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4.40966532519087">
                <text:p>4.40966532519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4.51872740546241">
                <text:p>4.51872740546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4.22181812208146">
                <text:p>4.22181812208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3.51205660123378">
                <text:p>3.51205660123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3.30770351318642">
                <text:p>3.30770351318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5.67799431830645">
                <text:p>5.6779943183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4.9047877159901">
                <text:p>4.9047877159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.80093695409596">
                <text:p>3.80093695409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5.92170981923118">
                <text:p>5.9217098192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5.25063819717616">
                <text:p>5.25063819717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4.25148602901027">
                <text:p>4.2514860290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5.4892254518345">
                <text:p>5.4892254518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4.07448757486418">
                <text:p>4.07448757486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5.81690623285249">
                <text:p>5.81690623285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4.70953995734453">
                <text:p>4.70953995734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5.82485264679417">
                <text:p>5.82485264679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4.66299088206142">
                <text:p>4.66299088206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4.31357541354373">
                <text:p>4.31357541354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5.15532372333109">
                <text:p>5.15532372333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4.56135700363666">
                <text:p>4.56135700363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6.07379693584517">
                <text:p>6.07379693584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5.75584897631779">
                <text:p>5.75584897631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3.9637263729237">
                <text:p>3.9637263729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5.44206544198096">
                <text:p>5.4420654419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4.69518521940336">
                <text:p>4.69518521940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4.45581743260846">
                <text:p>4.45581743260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5.74382020998746">
                <text:p>5.74382020998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.91214403277263">
                <text:p>3.91214403277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5.60272361477837">
                <text:p>5.60272361477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5.05433147680014">
                <text:p>5.0543314768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5.56654700590298">
                <text:p>5.56654700590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5.31140264868736">
                <text:p>5.31140264868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4.3710074564442">
                <text:p>4.3710074564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5.55757812270895">
                <text:p>5.55757812270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5.59987716004252">
                <text:p>5.5998771600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6.68344610184431">
                <text:p>6.68344610184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6.17454244941473">
                <text:p>6.1745424494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4.04122479911894">
                <text:p>4.0412247991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4.52199220703915">
                <text:p>4.52199220703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3.91838572081178">
                <text:p>3.9183857208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4.71314463298768">
                <text:p>4.71314463298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5.89408526290208">
                <text:p>5.8940852629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4.63726702146232">
                <text:p>4.63726702146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5.92960325442255">
                <text:p>5.92960325442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4.4709191354923">
                <text:p>4.4709191354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4.57057570293546">
                <text:p>4.57057570293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4.29721127124503">
                <text:p>4.29721127124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6.34235413186252">
                <text:p>6.34235413186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5.04333294602111">
                <text:p>5.04333294602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4.97402960248292">
                <text:p>4.9740296024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4.48983093677089">
                <text:p>4.48983093677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4.38949667476118">
                <text:p>4.38949667476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3.09142631851137">
                <text:p>3.0914263185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4.9269450455904">
                <text:p>4.926945045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3.41635817615315">
                <text:p>3.41635817615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4.09770753188059">
                <text:p>4.09770753188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3.72265592543408">
                <text:p>3.7226559254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4.85291352542117">
                <text:p>4.85291352542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.62395690567791">
                <text:p>6.6239569056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6.57706861477345">
                <text:p>6.57706861477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6.40039138542488">
                <text:p>6.4003913854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3.02448265952989">
                <text:p>3.02448265952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5.50600552931428">
                <text:p>5.5060055293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3.85752062825486">
                <text:p>3.85752062825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5.54093113169074">
                <text:p>5.54093113169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4.22536285920069">
                <text:p>4.22536285920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4.0725451791659">
                <text:p>4.0725451791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4.72902397159487">
                <text:p>4.72902397159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4.86382259940729">
                <text:p>4.86382259940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4.15371823403984">
                <text:p>4.1537182340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4.3928362717852">
                <text:p>4.3928362717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4.17633258085698">
                <text:p>4.17633258085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6.09250235697255">
                <text:p>6.09250235697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5.53690603375435">
                <text:p>5.53690603375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3.1782776308246">
                <text:p>3.178277630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4.55889026541263">
                <text:p>4.5588902654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4.8309010528028">
                <text:p>4.830901052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3.83991213841364">
                <text:p>3.8399121384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4.7010727240704">
                <text:p>4.7010727240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6.17292377585545">
                <text:p>6.17292377585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.91562655987218">
                <text:p>4.91562655987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5.98454795125872">
                <text:p>5.98454795125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4.19657870475203">
                <text:p>4.1965787047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.56376044591889">
                <text:p>3.56376044591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4.5306605855003">
                <text:p>4.530660585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5.47514475788921">
                <text:p>5.47514475788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4.25056282384321">
                <text:p>4.25056282384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4.79330629389733">
                <text:p>4.79330629389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3.95063936617225">
                <text:p>3.9506393661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5.10551881510764">
                <text:p>5.10551881510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5.6371641359292">
                <text:p>5.6371641359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5.24824276939034">
                <text:p>5.24824276939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5.0457240245305">
                <text:p>5.0457240245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5.38697838922963">
                <text:p>5.3869783892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.93750907527283">
                <text:p>4.93750907527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5.85516187921166">
                <text:p>5.8551618792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6.03262602956966">
                <text:p>6.03262602956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5.98372637992725">
                <text:p>5.9837263799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5.55853998521343">
                <text:p>5.5585399852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4.78077528625727">
                <text:p>4.78077528625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4.74875006265938">
                <text:p>4.74875006265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6.54050732823089">
                <text:p>6.54050732823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5.22439711680636">
                <text:p>5.22439711680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4.09728567581624">
                <text:p>4.0972856758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4.83399246586487">
                <text:p>4.8339924658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4.73383614653721">
                <text:p>4.73383614653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.7141505968757">
                <text:p>5.7141505968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4.3896237583831">
                <text:p>4.389623758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.06358280032873">
                <text:p>5.06358280032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3.48613662319258">
                <text:p>3.48613662319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6.21160674421117">
                <text:p>6.2116067442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6.30986778484657">
                <text:p>6.30986778484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5.19797290395945">
                <text:p>5.19797290395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4.52844085870311">
                <text:p>4.52844085870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6.21481295861304">
                <text:p>6.2148129586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6.57974677206948">
                <text:p>6.57974677206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6.39835590915754">
                <text:p>6.39835590915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4.35666562616825">
                <text:p>4.35666562616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4.1002601403743">
                <text:p>4.1002601403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5.63826922513545">
                <text:p>5.63826922513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4.99671518942341">
                <text:p>4.9967151894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5.4427755177021">
                <text:p>5.4427755177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.77550756651908">
                <text:p>3.77550756651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5.85247300425544">
                <text:p>5.85247300425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6.59148050798103">
                <text:p>6.59148050798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4.84013241296634">
                <text:p>4.84013241296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5.48202784685418">
                <text:p>5.48202784685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3.70669715013355">
                <text:p>3.70669715013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5.04284692136571">
                <text:p>5.04284692136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4.05134034762159">
                <text:p>4.05134034762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6.28448783652857">
                <text:p>6.2844878365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4.86896911030635">
                <text:p>4.8689691103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5.38040093518794">
                <text:p>5.38040093518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4.23357166629285">
                <text:p>4.23357166629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5.34316372778267">
                <text:p>5.34316372778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5.17624531360343">
                <text:p>5.1762453136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5.86520654009655">
                <text:p>5.86520654009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6.2008365909569">
                <text:p>6.2008365909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4.60260927956551">
                <text:p>4.60260927956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6.82507343031466">
                <text:p>6.8250734303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5.00800077384338">
                <text:p>5.00800077384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3.95583326881751">
                <text:p>3.9558332688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4.94450354669243">
                <text:p>4.94450354669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4.31703512044624">
                <text:p>4.31703512044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6.47888152161613">
                <text:p>6.4788815216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4.82554764393717">
                <text:p>4.82554764393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4.15945561416447">
                <text:p>4.15945561416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5.22088021226227">
                <text:p>5.22088021226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5.8153664143756">
                <text:p>5.8153664143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4.635630057659">
                <text:p>4.635630057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3.20267970906571">
                <text:p>3.20267970906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4.53031989419833">
                <text:p>4.53031989419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3.87305170390755">
                <text:p>3.87305170390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4.57139677833766">
                <text:p>4.57139677833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4.11927006812766">
                <text:p>4.119270068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.6080518886447">
                <text:p>5.6080518886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2.9192121932283">
                <text:p>2.9192121932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.53130758414045">
                <text:p>5.53130758414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.66967715648934">
                <text:p>5.6696771564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6.97154296981171">
                <text:p>6.9715429698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3.86116270208731">
                <text:p>3.86116270208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6.28894692147151">
                <text:p>6.28894692147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.37008714070544">
                <text:p>5.37008714070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4.78045169310644">
                <text:p>4.78045169310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6.49075601017103">
                <text:p>6.49075601017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5.26048299111426">
                <text:p>5.2604829911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4.95740588987246">
                <text:p>4.95740588987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6.22992253489792">
                <text:p>6.22992253489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5.30793233169243">
                <text:p>5.30793233169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6.76585165411234">
                <text:p>6.7658516541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3.65689510339871">
                <text:p>3.65689510339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4.24515273049474">
                <text:p>4.2451527304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3.97114325035363">
                <text:p>3.97114325035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6.02336125308648">
                <text:p>6.02336125308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5.78685580426827">
                <text:p>5.78685580426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5.75821469398215">
                <text:p>5.7582146939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3.58843539701775">
                <text:p>3.58843539701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4.76389373047277">
                <text:p>4.76389373047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6.2763169654645">
                <text:p>6.2763169654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5.29705520812422">
                <text:p>5.29705520812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4.72246737917885">
                <text:p>4.72246737917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5.16276525007561">
                <text:p>5.162765250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4.06659208424389">
                <text:p>4.06659208424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6.41950936196372">
                <text:p>6.41950936196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5.42183964932337">
                <text:p>5.42183964932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6.0540715851821">
                <text:p>6.0540715851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6.57202239474282">
                <text:p>6.57202239474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4.67033258313313">
                <text:p>4.67033258313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4.9864967497997">
                <text:p>4.9864967497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5.2933334573172">
                <text:p>5.2933334573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5.58660735143349">
                <text:p>5.58660735143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5.39849717542529">
                <text:p>5.39849717542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4.63141380995512">
                <text:p>4.63141380995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4.76903788978234">
                <text:p>4.76903788978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5.77303772140294">
                <text:p>5.77303772140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4.5032014362514">
                <text:p>4.503201436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5.4966102829203">
                <text:p>5.4966102829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4.5938936281018">
                <text:p>4.593893628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3.22606504801661">
                <text:p>3.22606504801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4.93178070709109">
                <text:p>4.93178070709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4.21514395577833">
                <text:p>4.21514395577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6.76297824969515">
                <text:p>6.76297824969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5.50817151460797">
                <text:p>5.50817151460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5.39295384474099">
                <text:p>5.3929538447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.45764024462551">
                <text:p>6.45764024462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3.96983781736344">
                <text:p>3.96983781736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5.87291864026338">
                <text:p>5.87291864026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5.03877710457891">
                <text:p>5.0387771045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6.18022890016437">
                <text:p>6.18022890016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.78435059636831">
                <text:p>5.78435059636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4.69283001124859">
                <text:p>4.69283001124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.52719590440393">
                <text:p>5.5271959044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.05179528845474">
                <text:p>5.05179528845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.41215204913169">
                <text:p>5.41215204913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4.35760740749538">
                <text:p>4.3576074074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.01073430664837">
                <text:p>5.01073430664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.69852780364454">
                <text:p>5.69852780364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4.18919975636527">
                <text:p>4.18919975636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.60269560804591">
                <text:p>4.60269560804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3.6626744158566">
                <text:p>3.6626744158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5.70686772745103">
                <text:p>5.70686772745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4.63782990025356">
                <text:p>4.63782990025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7.42389670852572">
                <text:p>7.42389670852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4.50038117682561">
                <text:p>4.50038117682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4.33679502084851">
                <text:p>4.33679502084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6.32211559591815">
                <text:p>6.3221155959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5.65102044166997">
                <text:p>5.65102044166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4.92132425587624">
                <text:p>4.92132425587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4.73287944123149">
                <text:p>4.73287944123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4.48534968635067">
                <text:p>4.48534968635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5.36144579714164">
                <text:p>5.36144579714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5.28165934281424">
                <text:p>5.2816593428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6.04182617040351">
                <text:p>6.04182617040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5.23208810435608">
                <text:p>5.23208810435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5.36586448457092">
                <text:p>5.36586448457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4.42052542697638">
                <text:p>4.42052542697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5.03794834669679">
                <text:p>5.03794834669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6.22037295484915">
                <text:p>6.2203729548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5.01008819788694">
                <text:p>5.01008819788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4.2138434345834">
                <text:p>4.2138434345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4.8176393378526">
                <text:p>4.8176393378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4.04764646245167">
                <text:p>4.04764646245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4.20060470327735">
                <text:p>4.20060470327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5.41647242708132">
                <text:p>5.41647242708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5.19006587052718">
                <text:p>5.19006587052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5.24430735781789">
                <text:p>5.24430735781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5.42278303159401">
                <text:p>5.42278303159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.93632614566013">
                <text:p>3.93632614566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4.65623457077891">
                <text:p>4.6562345707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5.9994588973932">
                <text:p>5.9994588973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2.12005485920236">
                <text:p>2.12005485920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5.31670816708356">
                <text:p>5.31670816708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5.15024119149894">
                <text:p>5.15024119149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3.20740376506001">
                <text:p>3.20740376506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5.72606169292703">
                <text:p>5.72606169292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5.96540077263489">
                <text:p>5.96540077263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5.68655515369028">
                <text:p>5.68655515369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6.05141607113183">
                <text:p>6.0514160711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4.92897944385186">
                <text:p>4.92897944385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5.49733459251002">
                <text:p>5.4973345925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5.49067992577329">
                <text:p>5.49067992577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5.61795987049118">
                <text:p>5.6179598704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3.82934353454038">
                <text:p>3.82934353454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3.34824266750365">
                <text:p>3.34824266750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5.25492344936356">
                <text:p>5.25492344936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3.83678888436407">
                <text:p>3.83678888436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5.21218244126067">
                <text:p>5.21218244126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4.15000525629148">
                <text:p>4.15000525629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4.24246344482526">
                <text:p>4.24246344482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5.14838415710256">
                <text:p>5.14838415710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5.3080751337111">
                <text:p>5.3080751337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5.00771383289248">
                <text:p>5.0077138328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5.3615283141844">
                <text:p>5.3615283141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6.24787829071283">
                <text:p>6.2478782907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3.37644182518125">
                <text:p>3.3764418251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5.0442386129871">
                <text:p>5.0442386129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4.43186995945871">
                <text:p>4.43186995945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5.06069924915209">
                <text:p>5.06069924915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4.14504944905639">
                <text:p>4.1450494490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4.89219200937077">
                <text:p>4.89219200937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5.69234423339367">
                <text:p>5.69234423339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.69870143802837">
                <text:p>5.69870143802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.30274830525741">
                <text:p>5.30274830525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4.40676826564595">
                <text:p>4.40676826564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.13778986921534">
                <text:p>5.1377898692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7.11089710285887">
                <text:p>7.11089710285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4.26687046140432">
                <text:p>4.26687046140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4.90423230547458">
                <text:p>4.90423230547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.39826582092792">
                <text:p>5.3982658209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3.84415756491944">
                <text:p>3.84415756491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.96691922098398">
                <text:p>4.96691922098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.69270631019026">
                <text:p>4.69270631019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4.85195643501356">
                <text:p>4.8519564350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4.8238659654744">
                <text:p>4.8238659654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5.9113018992357">
                <text:p>5.9113018992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4.80804787669331">
                <text:p>4.80804787669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.9242408121936">
                <text:p>3.924240812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4.97160188667476">
                <text:p>4.97160188667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3.05581389646977">
                <text:p>3.05581389646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5.740839056205">
                <text:p>5.740839056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5.45288633694872">
                <text:p>5.45288633694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5.87606381671503">
                <text:p>5.87606381671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3.88633906655014">
                <text:p>3.88633906655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4.79582293564454">
                <text:p>4.79582293564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5.94279874395579">
                <text:p>5.94279874395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5.61251595290378">
                <text:p>5.61251595290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4.52910675806925">
                <text:p>4.52910675806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5.04566921759397">
                <text:p>5.04566921759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5.56322178663686">
                <text:p>5.56322178663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5.5106147499755">
                <text:p>5.5106147499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3.85428017377853">
                <text:p>3.8542801737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5.4344410742633">
                <text:p>5.4344410742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3.50581731135026">
                <text:p>3.50581731135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5.17313985712826">
                <text:p>5.1731398571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4.81177327688783">
                <text:p>4.81177327688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3.81174380285665">
                <text:p>3.81174380285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.38415382662788">
                <text:p>5.3841538266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.70704114669934">
                <text:p>5.70704114669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4.32694089785218">
                <text:p>4.32694089785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.0996075719595">
                <text:p>5.099607571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4.09699264541268">
                <text:p>4.0969926454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7.1417064704001">
                <text:p>7.1417064704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4.40438774926588">
                <text:p>4.4043877492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.94472381845117">
                <text:p>5.94472381845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4.98894747905433">
                <text:p>4.98894747905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3.85724290879443">
                <text:p>3.85724290879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5.6702491347678">
                <text:p>5.6702491347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3.99436475709081">
                <text:p>3.99436475709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4.71697475202382">
                <text:p>4.71697475202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4.24506759317592">
                <text:p>4.24506759317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5.02640520315617">
                <text:p>5.02640520315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5.8458679090254">
                <text:p>5.8458679090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5.11314541799948">
                <text:p>5.11314541799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4.04231114406139">
                <text:p>4.0423111440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5.86692305328324">
                <text:p>5.8669230532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5.09412604616955">
                <text:p>5.09412604616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.96670341910794">
                <text:p>4.96670341910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6.17823768500239">
                <text:p>6.17823768500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4.96897173346952">
                <text:p>4.96897173346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6.41858240962029">
                <text:p>6.41858240962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4.67668092530221">
                <text:p>4.6766809253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4.86930110258982">
                <text:p>4.86930110258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5.34999717818573">
                <text:p>5.34999717818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4.37412472814322">
                <text:p>4.37412472814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3.48800370283425">
                <text:p>3.48800370283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4.89103939151391">
                <text:p>4.8910393915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6.58865292463452">
                <text:p>6.58865292463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.63298453902826">
                <text:p>3.6329845390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4.07528205774725">
                <text:p>4.07528205774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5.12399511551484">
                <text:p>5.1239951155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5.07947564171627">
                <text:p>5.07947564171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5.29906459478661">
                <text:p>5.29906459478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4.61533102719113">
                <text:p>4.61533102719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3.6673327726312">
                <text:p>3.6673327726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6.4292081319727">
                <text:p>6.429208131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6.21114078676328">
                <text:p>6.21114078676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6.40816869260743">
                <text:p>6.40816869260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5.40757317561656">
                <text:p>5.40757317561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4.98707345779985">
                <text:p>4.9870734577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4.94927673367783">
                <text:p>4.94927673367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4.76694257790223">
                <text:p>4.76694257790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5.12310181651264">
                <text:p>5.1231018165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4.87652320321649">
                <text:p>4.8765232032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5.06295150145888">
                <text:p>5.06295150145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4.95486415084451">
                <text:p>4.95486415084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5.1359539157711">
                <text:p>5.1359539157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3.92755432380363">
                <text:p>3.92755432380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6.11148010008037">
                <text:p>6.11148010008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7.12187258480117">
                <text:p>7.12187258480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5.17426274158061">
                <text:p>5.17426274158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5.93457325687632">
                <text:p>5.93457325687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4.74428588524461">
                <text:p>4.74428588524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3.88828382408246">
                <text:p>3.8882838240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3.96843695174903">
                <text:p>3.96843695174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5.59683041041717">
                <text:p>5.5968304104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5.70749964145944">
                <text:p>5.7074996414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4.67864816682413">
                <text:p>4.67864816682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4.77280855923891">
                <text:p>4.77280855923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5.01692790258676">
                <text:p>5.01692790258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3.68227467080578">
                <text:p>3.68227467080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4.14266810612753">
                <text:p>4.14266810612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2.74724516924471">
                <text:p>2.74724516924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5.49606432905421">
                <text:p>5.4960643290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5.41870951792225">
                <text:p>5.4187095179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6.25687590101734">
                <text:p>6.2568759010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3.88595159072429">
                <text:p>3.88595159072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5.44466587575153">
                <text:p>5.44466587575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5.76746568270028">
                <text:p>5.7674656827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5.17386827571318">
                <text:p>5.1738682757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4.94015056733042">
                <text:p>4.94015056733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5.19824999803677">
                <text:p>5.19824999803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4.69431075174362">
                <text:p>4.69431075174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4.76639529922977">
                <text:p>4.76639529922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5.55386288929731">
                <text:p>5.55386288929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6.17935872636735">
                <text:p>6.17935872636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4.27221530722454">
                <text:p>4.27221530722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7.5463371090591">
                <text:p>7.5463371090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4.32551362365484">
                <text:p>4.3255136236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5.63329452415928">
                <text:p>5.6332945241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5.8125626584515">
                <text:p>5.8125626584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3.66055815061554">
                <text:p>3.66055815061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5.19826612714678">
                <text:p>5.19826612714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3.90176135208458">
                <text:p>3.9017613520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4.90927238808945">
                <text:p>4.90927238808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5.43057144852355">
                <text:p>5.43057144852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4.29326293477789">
                <text:p>4.29326293477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5.43060008483008">
                <text:p>5.4306000848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6.75348772667348">
                <text:p>6.75348772667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5.10407669330016">
                <text:p>5.1040766933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4.27204061998054">
                <text:p>4.27204061998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7.19959212373942">
                <text:p>7.19959212373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5.7351225069724">
                <text:p>5.7351225069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5.44247809937224">
                <text:p>5.4424780993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4.5668541751802">
                <text:p>4.5668541751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3.9623854579404">
                <text:p>3.9623854579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5.09751493297517">
                <text:p>5.09751493297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4.46695868996903">
                <text:p>4.46695868996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5.80253941426054">
                <text:p>5.80253941426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5.68643011385575">
                <text:p>5.68643011385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5.41279977746308">
                <text:p>5.41279977746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4.76378861768171">
                <text:p>4.76378861768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2.99594849906862">
                <text:p>2.99594849906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6.52875271392986">
                <text:p>6.52875271392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4.02912226272747">
                <text:p>4.02912226272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6.08596890000626">
                <text:p>6.08596890000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5.9923350084573">
                <text:p>5.992335008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5.31356312194839">
                <text:p>5.3135631219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5.12298206333071">
                <text:p>5.12298206333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3.934827582445">
                <text:p>3.934827582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4.02478099660948">
                <text:p>4.0247809966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4.37784591130912">
                <text:p>4.3778459113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5.19430242618546">
                <text:p>5.19430242618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5.79273503972217">
                <text:p>5.7927350397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3.02225004369393">
                <text:p>3.02225004369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5.10715941339731">
                <text:p>5.10715941339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5.58181966654956">
                <text:p>5.58181966654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3.39796040765941">
                <text:p>3.39796040765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5.04049408156425">
                <text:p>5.04049408156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6.20907200640067">
                <text:p>6.2090720064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6.32767503941432">
                <text:p>6.3276750394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4.39821046125144">
                <text:p>4.39821046125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4.15047944709659">
                <text:p>4.15047944709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3.78820755286142">
                <text:p>3.78820755286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4.42290299152955">
                <text:p>4.42290299152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4.12108407961205">
                <text:p>4.1210840796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5.62723009567708">
                <text:p>5.62723009567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5.73191549256444">
                <text:p>5.7319154925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5.25997436977923">
                <text:p>5.25997436977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5.73718117503449">
                <text:p>5.73718117503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4.19775580009446">
                <text:p>4.19775580009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4.5739437812008">
                <text:p>4.573943781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4.44609760632739">
                <text:p>4.44609760632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5.88322932925075">
                <text:p>5.88322932925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4.36600969126448">
                <text:p>4.36600969126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4.00625006761402">
                <text:p>4.0062500676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6.87639204692096">
                <text:p>6.8763920469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5.43243940919638">
                <text:p>5.43243940919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4.65529270563275">
                <text:p>4.65529270563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5.41403349349275">
                <text:p>5.41403349349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6.71896666195244">
                <text:p>6.71896666195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5.1919131949544">
                <text:p>5.191913194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5.80310906050727">
                <text:p>5.80310906050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6.14031284116209">
                <text:p>6.14031284116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4.34565416816622">
                <text:p>4.34565416816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3.81236436357722">
                <text:p>3.81236436357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5.23329779878259">
                <text:p>5.23329779878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3.87669455353171">
                <text:p>3.87669455353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4.45880678016692">
                <text:p>4.45880678016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4.63988895621151">
                <text:p>4.6398889562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5.54929627105594">
                <text:p>5.54929627105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5.93488355260342">
                <text:p>5.93488355260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3.78225020552054">
                <text:p>3.78225020552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5.37958831340075">
                <text:p>5.37958831340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4.84027163125575">
                <text:p>4.84027163125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4.62417567148805">
                <text:p>4.6241756714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6.43705769861117">
                <text:p>6.4370576986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4.80683877691627">
                <text:p>4.80683877691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3.97621941240504">
                <text:p>3.9762194124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5.67859269632027">
                <text:p>5.6785926963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5.93176048761234">
                <text:p>5.9317604876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2.85035109706223">
                <text:p>2.85035109706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6.22227540658787">
                <text:p>6.22227540658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3.91928435396403">
                <text:p>3.91928435396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5.65188839379698">
                <text:p>5.65188839379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4.86621155077592">
                <text:p>4.86621155077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5.73102477425709">
                <text:p>5.73102477425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4.77126052882522">
                <text:p>4.77126052882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5.6482644896023">
                <text:p>5.6482644896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6.55105498386547">
                <text:p>6.55105498386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4.67962456215173">
                <text:p>4.67962456215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5.77548928884789">
                <text:p>5.77548928884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5.15341867646202">
                <text:p>5.15341867646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5.5170733621344">
                <text:p>5.517073362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3.44163321377709">
                <text:p>3.44163321377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5.99026495963335">
                <text:p>5.99026495963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3.88166773552075">
                <text:p>3.88166773552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2.9823274537921">
                <text:p>2.9823274537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5.81549119995907">
                <text:p>5.81549119995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5.39934276742861">
                <text:p>5.39934276742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4.01988970953971">
                <text:p>4.01988970953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4.72827760549262">
                <text:p>4.72827760549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4.69104270683602">
                <text:p>4.69104270683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5.89776783017442">
                <text:p>5.89776783017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4.23425435600802">
                <text:p>4.23425435600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4.40401805238798">
                <text:p>4.40401805238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4.74783058324829">
                <text:p>4.74783058324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2.7210438544862">
                <text:p>2.7210438544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5.87290508998558">
                <text:p>5.87290508998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5.90120249474421">
                <text:p>5.90120249474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6.58727977983654">
                <text:p>6.58727977983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5.32968295319006">
                <text:p>5.32968295319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3.72713392507285">
                <text:p>3.72713392507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5.7767804870382">
                <text:p>5.7767804870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4.61008823569864">
                <text:p>4.61008823569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5.93797777034342">
                <text:p>5.93797777034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5.47996837738901">
                <text:p>5.47996837738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5.38966841250658">
                <text:p>5.38966841250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5.37460787035525">
                <text:p>5.37460787035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4.46389082726091">
                <text:p>4.46389082726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3.80994235305116">
                <text:p>3.80994235305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6.58377293637022">
                <text:p>6.58377293637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5.37113091023639">
                <text:p>5.37113091023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5.99303451925516">
                <text:p>5.99303451925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4.59533281764016">
                <text:p>4.5953328176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4.70730393053964">
                <text:p>4.70730393053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5.63995129941031">
                <text:p>5.6399512994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4.91592935100198">
                <text:p>4.91592935100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4.08094028849155">
                <text:p>4.08094028849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6.43580364529043">
                <text:p>6.43580364529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5.17214368283749">
                <text:p>5.1721436828374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